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style:font-size-asian="11pt" style:font-name-complex="Times New Roman1" style:font-size-complex="11pt"/>
    </style:style>
    <style:style style:name="P2"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fo:font-weight="normal" style:font-size-asian="11pt" style:font-weight-asian="normal" style:font-name-complex="Times New Roman1" style:font-size-complex="11pt" style:font-weight-complex="normal"/>
    </style:style>
    <style:style style:name="P3"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style:font-name="Lato" fo:language="tr" fo:country="TR"/>
    </style:style>
    <style:style style:name="P4"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5"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name-complex="Times New Roman1" style:font-size-complex="11pt"/>
    </style:style>
    <style:style style:name="P6" style:family="paragraph" style:parent-style-name="_30_0_20_ANA_20_METIN">
      <style:paragraph-properties fo:margin-left="0cm" fo:margin-right="0.3cm" fo:line-height="0.564cm" fo:text-indent="1cm" style:auto-text-indent="false" style:writing-mode="lr-tb"/>
      <style:text-properties style:font-name="Lato"/>
    </style:style>
    <style:style style:name="P7"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style:font-name="Lato"/>
    </style:style>
    <style:style style:name="P8"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fo:color="#000000" style:font-name="Lato" fo:font-size="11pt" fo:language="tr" fo:country="TR" style:font-size-asian="11pt" style:font-name-complex="Times New Roman1"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style:font-size-asian="11pt" style:font-name-complex="Times New Roman1"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13"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7"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18cm" fo:language="tr" fo:country="TR" style:text-underline-style="solid" style:text-underline-width="auto" style:text-underline-color="font-color" style:font-size-asian="11pt" style:font-name-complex="Times New Roman1"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style:font-size-asian="11pt" style:font-name-complex="Times New Roman1"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style:font-size-asian="11pt" style:font-name-complex="Times New Roman1" style:font-size-complex="11pt"/>
    </style:style>
    <style:style style:name="P20"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26pt" fo:language="tr" fo:country="TR" fo:font-weight="bold" style:font-size-asian="26pt" style:font-weight-asian="bold" style:font-name-complex="Times New Roman1" style:font-size-complex="26pt" style:font-weight-complex="bold"/>
    </style:style>
    <style:style style:name="P21"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26pt" fo:language="tr" fo:country="TR" style:font-size-asian="26pt" style:font-name-complex="Times New Roman1" style:font-size-complex="26pt"/>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fo:font-weight="bold" style:font-size-asian="11pt" style:font-weight-asian="bold" style:font-name-complex="Times New Roman1" style:font-size-complex="11pt" style:font-weight-complex="bold"/>
    </style:style>
    <style:style style:name="P23"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25"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26"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27"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28"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style:font-name="Lato"/>
    </style:style>
    <style:style style:name="P3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style:font-name="Lato"/>
    </style:style>
    <style:style style:name="P31"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32" style:family="paragraph" style:parent-style-name="Standard">
      <style:paragraph-properties fo:margin-left="0cm" fo:margin-right="0.3cm" fo:line-height="0.564cm" fo:text-align="justify" style:justify-single-word="false" fo:text-indent="1cm" style:auto-text-indent="false" style:writing-mode="lr-tb">
        <style:tab-stops>
          <style:tab-stop style:position="1.884cm"/>
        </style:tab-stops>
      </style:paragraph-properties>
      <style:text-properties style:font-name="Lato"/>
    </style:style>
    <style:style style:name="P33"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style:font-name="Lato"/>
    </style:style>
    <style:style style:name="P34"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font-name-complex="Times New Roman1" style:font-size-complex="11pt"/>
    </style:style>
    <style:style style:name="P35"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style:font-size-asian="11pt" style:font-name-complex="Times New Roman1" style:font-size-complex="11pt"/>
    </style:style>
    <style:style style:name="P36"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37" style:family="paragraph" style:parent-style-name="Heading_20_1">
      <style:paragraph-properties fo:margin-left="0cm" fo:margin-right="0.3cm" fo:margin-top="0cm" fo:margin-bottom="0cm" loext:contextual-spacing="false" fo:text-indent="1cm" style:auto-text-indent="false" style:writing-mode="lr-tb"/>
      <style:text-properties style:font-name="Lato" fo:font-size="36pt" fo:language="tr" fo:country="TR" style:font-size-asian="36pt" style:font-name-complex="Times New Roman1" style:font-size-complex="36pt"/>
    </style:style>
    <style:style style:name="P38" style:family="paragraph" style:parent-style-name="Standard">
      <style:paragraph-properties fo:margin-left="0cm" fo:margin-right="0.3cm" fo:line-height="0.564cm" fo:text-align="justify" style:justify-single-word="false" fo:text-indent="0cm" style:auto-text-indent="false" style:writing-mode="lr-tb"/>
      <style:text-properties fo:color="#000000" style:font-name="Lato" fo:font-size="11pt" fo:language="tr" fo:country="TR" style:font-size-asian="11pt" style:font-name-complex="Times New Roman1" style:font-size-complex="11pt"/>
    </style:style>
    <style:style style:name="P39"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anguage="tr" fo:country="TR" style:font-size-asian="11pt" style:font-name-complex="Times New Roman1" style:font-size-complex="11pt"/>
    </style:style>
    <style:style style:name="P40"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41"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4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writing-mode="lr-tb">
        <style:tab-stops>
          <style:tab-stop style:position="5.082cm"/>
          <style:tab-stop style:position="10.162cm"/>
          <style:tab-stop style:position="15.242cm"/>
        </style:tab-stops>
      </style:paragraph-properties>
      <style:text-properties fo:color="#000000" style:font-name="Lato" fo:font-size="11pt" fo:language="tr" fo:country="TR" style:font-size-asian="11pt" style:font-name-complex="Times New Roman1"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884cm"/>
        </style:tab-stops>
      </style:paragraph-properties>
      <style:text-properties fo:color="#000000" style:font-name="Lato" fo:font-size="11pt" fo:language="tr" fo:country="TR" style:font-size-asian="11pt" style:font-name-complex="Times New Roman1"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writing-mode="lr-tb">
        <style:tab-stops>
          <style:tab-stop style:position="1.879cm"/>
        </style:tab-stops>
      </style:paragraph-properties>
      <style:text-properties fo:color="#000000" style:font-name="Lato" fo:font-size="11pt" fo:language="tr" fo:country="TR" style:font-size-asian="11pt" style:font-name-complex="Times New Roman1"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style:font-size-asian="11pt" style:font-name-complex="Times New Roman1" style:font-size-complex="11pt"/>
    </style:style>
    <style:style style:name="P52"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5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font-size-asian="11pt" style:font-style-asian="italic" style:font-name-complex="Times New Roman1" style:font-size-complex="11pt" style:font-style-complex="italic"/>
    </style:style>
    <style:style style:name="P5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style:font-size-asian="11pt" style:font-name-complex="Times New Roman1"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style:font-size-asian="11pt" style:font-name-complex="Times New Roman1" style:font-size-complex="11pt"/>
    </style:style>
    <style:style style:name="P56"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fo:font-weight="bold" style:font-size-asian="11pt" style:font-weight-asian="bold" style:font-name-complex="Times New Roman1" style:font-size-complex="11pt" style:font-weight-complex="bold"/>
    </style:style>
    <style:style style:name="P57"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P58"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59"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0" style:family="paragraph" style:parent-style-name="Heading_20_1">
      <style:paragraph-properties fo:margin-left="0cm" fo:margin-right="0.3cm" fo:margin-top="0cm" fo:margin-bottom="0cm" loext:contextual-spacing="false" fo:text-indent="1cm" style:auto-text-indent="false" style:writing-mode="lr-tb"/>
      <style:text-properties style:font-name="Lato" fo:font-size="36pt" fo:language="tr" fo:country="TR" style:font-size-asian="36pt" style:font-name-complex="Times New Roman1" style:font-size-complex="36pt"/>
    </style:style>
    <style:style style:name="P61"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62" style:family="paragraph" style:parent-style-name="_30_0_20_KONU_20_GIRISI2">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63"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style:font-size-asian="11pt" style:font-name-complex="Times New Roman1" style:font-size-complex="11pt"/>
    </style:style>
    <style:style style:name="P64"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text-transform="uppercase" fo:color="#000000" style:font-name="Lato" fo:font-size="11pt" fo:language="tr" fo:country="TR" style:font-size-asian="11pt" style:font-name-complex="Times New Roman1" style:font-size-complex="11pt"/>
    </style:style>
    <style:style style:name="P65" style:family="paragraph" style:parent-style-name="_30__20_KELIMELER">
      <style:paragraph-properties fo:margin-left="0cm" fo:margin-right="0.3cm" fo:line-height="0.564cm" fo:text-align="justify" style:justify-single-word="false" fo:text-indent="1cm" style:auto-text-indent="false" fo:break-before="page" style:writing-mode="lr-tb">
        <style:tab-stops>
          <style:tab-stop style:position="1.588cm"/>
        </style:tab-stops>
      </style:paragraph-properties>
      <style:text-properties fo:color="#000000" style:font-name="Lato" fo:font-size="11pt" fo:language="tr" fo:country="TR" style:font-size-asian="11pt" style:font-name-complex="Times New Roman1" style:font-size-complex="11pt"/>
    </style:style>
    <style:style style:name="P66"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67"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name-complex="Times New Roman1" style:font-size-complex="11pt"/>
    </style:style>
    <style:style style:name="T1" style:family="text">
      <style:text-properties fo:color="#000000" style:text-position="27% 100%" fo:font-size="11pt" fo:language="tr" fo:country="TR" fo:font-weight="bold" style:font-size-asian="11pt" style:font-weight-asian="bold" style:font-name-complex="Times New Roman1" style:font-size-complex="11pt" style:font-weight-complex="bold"/>
    </style:style>
    <style:style style:name="T2" style:family="text">
      <style:text-properties fo:color="#000000" style:text-position="18% 100%" fo:font-size="11pt" fo:language="tr" fo:country="TR" style:font-size-asian="11pt" style:font-name-complex="Times New Roman1" style:font-size-complex="11pt"/>
    </style:style>
    <style:style style:name="T3" style:family="text">
      <style:text-properties fo:color="#000000" fo:font-size="11pt" fo:language="tr" fo:country="TR" fo:font-weight="bold" style:font-size-asian="11pt" style:font-weight-asian="bold" style:font-name-complex="Times New Roman1" style:font-size-complex="11pt" style:font-weight-complex="bold"/>
    </style:style>
    <style:style style:name="T4" style:family="text">
      <style:text-properties fo:color="#000000" fo:font-size="11pt" fo:language="tr" fo:country="TR" style:font-size-asian="11pt" style:font-name-complex="Times New Roman1" style:font-size-complex="11pt"/>
    </style:style>
    <style:style style:name="T5" style:family="text">
      <style:text-properties fo:color="#000000" fo:font-size="11pt" fo:language="tr" fo:country="TR" fo:font-style="italic" style:font-size-asian="11pt" style:font-style-asian="italic" style:font-name-complex="Times New Roman1" style:font-size-complex="11pt" style:font-style-complex="italic"/>
    </style:style>
    <style:style style:name="T6" style:family="text">
      <style:text-properties fo:color="#000000"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T7"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8" style:family="text">
      <style:text-properties fo:color="#000000" fo:font-size="11pt" fo:language="tr" fo:country="TR" style:text-underline-style="solid" style:text-underline-width="auto" style:text-underline-color="font-color" style:font-size-asian="11pt" style:font-name-complex="Times New Roman1" style:font-size-complex="11pt"/>
    </style:style>
    <style:style style:name="T9" style:family="text">
      <style:text-properties fo:color="#000000" fo:font-size="11pt" fo:letter-spacing="-0.009cm" fo:language="tr" fo:country="TR" style:font-size-asian="11pt" style:font-name-complex="Times New Roman1" style:font-size-complex="11pt"/>
    </style:style>
    <style:style style:name="T10" style:family="text">
      <style:text-properties fo:color="#000000" fo:font-size="11pt" fo:letter-spacing="-0.009cm" fo:language="tr" fo:country="TR" fo:font-weight="bold" style:font-size-asian="11pt" style:font-weight-asian="bold" style:font-name-complex="Times New Roman1" style:font-size-complex="11pt" style:font-weight-complex="bold"/>
    </style:style>
    <style:style style:name="T11" style:family="text">
      <style:text-properties fo:color="#000000" fo:font-size="11pt" fo:letter-spacing="-0.009cm" fo:language="tr" fo:country="TR" fo:font-style="italic" style:font-size-asian="11pt" style:font-style-asian="italic" style:font-name-complex="Times New Roman1" style:font-size-complex="11pt" style:font-style-complex="italic"/>
    </style:style>
    <style:style style:name="T12" style:family="text">
      <style:text-properties fo:color="#000000" fo:font-size="11pt" fo:letter-spacing="-0.009cm"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13" style:family="text">
      <style:text-properties fo:color="#000000" fo:font-size="11pt" fo:letter-spacing="0.009cm" fo:language="tr" fo:country="TR" fo:font-weight="bold" style:font-size-asian="11pt" style:font-weight-asian="bold" style:font-name-complex="Times New Roman1" style:font-size-complex="11pt" style:font-weight-complex="bold"/>
    </style:style>
    <style:style style:name="T14" style:family="text">
      <style:text-properties fo:color="#000000" fo:font-size="11pt" fo:letter-spacing="-0.018cm" fo:language="tr" fo:country="TR" style:font-size-asian="11pt" style:font-name-complex="Times New Roman1" style:font-size-complex="11pt"/>
    </style:style>
    <style:style style:name="T15" style:family="text">
      <style:text-properties fo:color="#000000" fo:font-size="11pt" fo:letter-spacing="-0.018cm" fo:language="tr" fo:country="TR" fo:font-weight="bold" style:font-size-asian="11pt" style:font-weight-asian="bold" style:font-name-complex="Times New Roman1" style:font-size-complex="11pt" style:font-weight-complex="bold"/>
    </style:style>
    <style:style style:name="T16" style:family="text">
      <style:text-properties fo:color="#000000" fo:font-size="11pt" fo:letter-spacing="-0.018cm" fo:language="tr" fo:country="TR" fo:font-style="italic" style:font-size-asian="11pt" style:font-style-asian="italic" style:font-name-complex="Times New Roman1" style:font-size-complex="11pt" style:font-style-complex="italic"/>
    </style:style>
    <style:style style:name="T17" style:family="text">
      <style:text-properties fo:text-transform="uppercase" fo:color="#000000" fo:font-size="11pt" fo:language="tr" fo:country="TR" fo:font-weight="bold" style:font-size-asian="11pt" style:font-weight-asian="bold" style:font-name-complex="Times New Roman1" style:font-size-complex="11pt" style:font-weight-complex="bold"/>
    </style:style>
    <style:style style:name="T18" style:family="text">
      <style:text-properties fo:text-transform="uppercase" fo:color="#000000"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19" style:family="text">
      <style:text-properties fo:text-transform="uppercase" fo:color="#000000" fo:font-size="11pt" fo:language="tr" fo:country="TR" style:text-underline-style="solid" style:text-underline-width="auto" style:text-underline-color="font-color" style:font-size-asian="11pt" style:font-name-complex="Times New Roman1" style:font-size-complex="11pt"/>
    </style:style>
    <style:style style:name="T20" style:family="text">
      <style:text-properties fo:text-transform="uppercase" fo:color="#000000" fo:font-size="11pt" fo:language="tr" fo:country="TR" style:font-size-asian="11pt"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9"/>
      <text:p text:style-name="P9"/>
      <text:h text:style-name="P37" text:outline-level="1"/>
      <text:h text:style-name="P37" text:outline-level="1"/>
      <text:h text:style-name="P37" text:outline-level="1"/>
      <text:h text:style-name="P37" text:outline-level="1">BEDİÜZZAMAN </text:h>
      <text:h text:style-name="P37" text:outline-level="1">AHİR ZAMAN’I ANLATIYOR</text:h>
      <text:p text:style-name="P20"/>
      <text:p text:style-name="P20"/>
      <text:p text:style-name="P21"/>
      <text:p text:style-name="P40">BEDİÜZZAMAN’A GÖRE</text:p>
      <text:p text:style-name="P40">HENÜZ KİMSENİN </text:p>
      <text:p text:style-name="P40">İCRA ETMEDİĞİ</text:p>
      <text:p text:style-name="P40">HZ.MEHDİ’NİN </text:p>
      <text:p text:style-name="P40">3 BÜYÜK VAZİFESİ</text:p>
      <text:p text:style-name="P13"/>
      <text:p text:style-name="P14"/>
      <text:p text:style-name="P14"/>
      <text:p text:style-name="P24"/>
      <text:p text:style-name="P34"/>
      <text:p text:style-name="P9"/>
      <text:p text:style-name="P9"/>
      <text:p text:style-name="P9"/>
      <text:p text:style-name="P9"/>
      <text:p text:style-name="P9"/>
      <text:p text:style-name="P9"/>
      <text:p text:style-name="P9"/>
      <text:p text:style-name="P9"/>
      <text:p text:style-name="P9"/>
      <text:p text:style-name="P16">Birinci baskı:Haziran 2005</text:p>
      <text:p text:style-name="P16"/>
      <text:p text:style-name="P16"/>
      <text:p text:style-name="P16">GÜNEŞ</text:p>
      <text:p text:style-name="P16">YAYINCILIK</text:p>
      <text:p text:style-name="P12"/>
      <text:p text:style-name="P12"/>
      <text:p text:style-name="P12">Darülaceze Caddesi No: 9</text:p>
      <text:p text:style-name="P12">Ekşioğlu İş Merkezi B Blok D: 5</text:p>
      <text:p text:style-name="P12">Okmeydanı - İstanbul</text:p>
      <text:p text:style-name="P12">Tel:(0212) 220 15 60</text:p>
      <text:p text:style-name="P12"/>
      <text:p text:style-name="P12"/>
      <text:p text:style-name="P12">Baskı: Tavaslı Matbaacılık</text:p>
      <text:p text:style-name="P12">Sanayi Cd. No:17 Yenibosna-İstanbul</text:p>
      <text:p text:style-name="P12">Tel:(0 212) 451 31 32</text:p>
      <text:p text:style-name="P9"/>
      <text:p text:style-name="P17"/>
      <text:p text:style-name="P9"/>
      <text:p text:style-name="P9"/>
      <text:p text:style-name="P9"/>
      <text:p text:style-name="P26"/>
      <text:p text:style-name="P36"/>
      <text:p text:style-name="P41">İÇİNDEKİLER</text:p>
      <text:p text:style-name="P9"/>
      <text:p text:style-name="P9"/>
      <text:p text:style-name="P9">Hz. Mehdi’nin Üç Büyük Görevi</text:p>
      <text:p text:style-name="P9"/>
      <text:p text:style-name="P9">Bediüzzaman Hz. Mehdi’nin Siyaset </text:p>
      <text:p text:style-name="P9">Ve Saltanat Alanlarındaki </text:p>
      <text:p text:style-name="P9">Görevlerini Nasıl Açıklamıştır?</text:p>
      <text:p text:style-name="P9"/>
      <text:p text:style-name="P9">Bediüzzaman, Kendisine Mehdilik </text:p>
      <text:p text:style-name="P9">Zannında Bulunan Nur Talebeleri’nin </text:p>
      <text:p text:style-name="P9">Yanıldıklarını Nasıl Açıklıyor?</text:p>
      <text:p text:style-name="P9"/>
      <text:p text:style-name="P9">Bediüzzaman Eserlerinde, </text:p>
      <text:p text:style-name="P9">Kendisinin “Son Müceddid” </text:p>
      <text:p text:style-name="P9">Ve “Mehdi” Olmadığını </text:p>
      <text:p text:style-name="P9">Delilleriyle Birlikte Açıklamıştır</text:p>
      <text:p text:style-name="P9"/>
      <text:p text:style-name="P61">EK BÖLÜM: </text:p>
      <text:p text:style-name="P61">Evrim Teorisinin Sonu</text:p>
      <text:p text:style-name="P9"/>
      <text:p text:style-name="P27"/>
      <text:p text:style-name="P58">Hz. Mehdi’nin Üç Büyük Görevi</text:p>
      <text:p text:style-name="P9"/>
      <text:p text:style-name="P9"/>
      <text:p text:style-name="P9">Bediüzzaman Said Nursi, Hz. Mehdi'nin üç görevi olduğunu belirtmekte, bu üç görevin birarada yerine getirilmesinin Hz. Mehdi'nin en önemli alametlerinden biri olduğuna dikkat çekmektedir. </text:p>
      <text:p text:style-name="P28"><text:span text:style-name="T4">Çok defa mektuplarımda işaret ettiğim gibi, </text:span><text:span text:style-name="T3">HZ. MEHDİ AL-İ RESUL'ÜN</text:span><text:span text:style-name="T4"> (Peygamberimiz (sav)'in soyundan gelen Hz. Mehdi'nin) </text:span><text:span text:style-name="T3">TEMSİL ETTİĞİ KUDSİ</text:span><text:span text:style-name="T4"> (mukaddes, kutsal) </text:span><text:span text:style-name="T3">CEMAATİNİN ŞAHS-I MANEVİSİNİN ÜÇ VAZİFESİ</text:span><text:span text:style-name="T4"> var. Eğer çabuk kıyamet kopmazsa ve beşer (insanlar) bütün bütün yoldan çıkmazsa, o vazifeleri onun cemiyeti ve seyyidler cemaati (Peygamberimiz (sav)'in soyundan gelenlerin) yapacağını rahmet-i İlahiyeden (Allah'ın rahmetinden) bekliyoruz. Ve </text:span><text:span text:style-name="T3">ONUN ÜÇ BÜYÜK VAZİFESİ OLACAK.</text:span><text:span text:style-name="T4"> </text:span><text:span text:style-name="T5">(Emirdağ Lahikası, s. 259)</text:span></text:p>
      <text:p text:style-name="P62">Bediüzzaman, bu sözünde Hz. Mehdi'nin ahir zamanda muhakkak geleceğini ve Hz. Mehdi ile mukaddes cemaatinin birlikte yerine getirecekleri üç büyük vazife olacağını açıklamaktadır:</text:p>
      <text:p text:style-name="P9"/>
      <text:p text:style-name="P9"/>
      <text:p text:style-name="P1">HZ. MEHDİ AL-İ RESUL'ÜN (PEYGAMBERİMİZ (SAV)'İN S</text:p>
      <text:p text:style-name="P1">OYUNDAN GELEN HZ. MEHDİ'NİN) TEMSİL ETTİĞİ KUDSİ </text:p>
      <text:p text:style-name="P1">(MUKADDES, KUTSAL) CEMAATİNİN ŞAHS-I MANEVİSİNİN:</text:p>
      <text:p text:style-name="P9"/>
      <text:p text:style-name="P28"><text:span text:style-name="T4">Bediüzzaman bu sözünde Hz. Mehdi ile ilgili önemli birkaç konuyu birden açıklamıştır. Bediüzzaman öncelikle </text:span><text:span text:style-name="T3">"HZ. MEHDİ AL-İ RESUL'ÜN TEMSİL ETTİĞİ"</text:span><text:span text:style-name="T4"> sözleriyle, Hz. Mehdi'nin Peygamberimiz (sav)'in soyundan gelecek bir şahıs olduğunu hatırlatmıştır. Bir şahs-ı manevinin herhangi bir soydan gelmesi kuşkusuz ki mümkün değildir. Ancak bir insanın bir başkasının soyundan gelebilmesi söz konusu olabilir. Bediüzzaman da burada bu gerçeği vurgulamış, Hz. Mehdi'nin manevi bir kişilik olmadığını, </text:span><text:span text:style-name="T3">"BİR ŞAHIS" </text:span><text:span text:style-name="T4">olduğunu açıkça ifade etmiştir.</text:span></text:p>
      <text:p text:style-name="P28"><text:span text:style-name="T9">Bediüzzaman bu sözünde ayrıca Hz. Mehdi'nin ve cemaatinin iki ayrı kavram olduğunu hatırlatarak, Hz. Mehdi'nin bir "şahs-ı manevi" olduğu iddiasının geçersizliğini bir kez daha ortaya koymuştur. Bediüzzaman </text:span><text:span text:style-name="T10">"HZ. MEHDİ AL-İ RESUL'ÜN TEMSİL ETTİĞİ kudsi cemaatin şahs-ı manevisi" </text:span><text:span text:style-name="T9">sözleriyle "Hz. Mehdi'nin bir cemaati" olacağını ve </text:span><text:span text:style-name="T10">"bu cemaatin başında da onu temsil eden Hz. Mehdi'nin bizzat bulunacağını" </text:span><text:span text:style-name="T9">ifade etmiştir. Hz. Mehdi'nin bir cemaatinin olabilmesi için, öncelikle Hz. Mehdi'nin bir şahıs olarak var olması gerekmektedir. Çünkü bir şahs-ı manevinin kendine ait bir cemaatinin olabilmesi elbette ki söz konusu değildir. Bediüzzaman da bu sözünde bu gerçeği dile getirmiştir. Bediüzzaman'ın belirttiği bu durumu birkaç soru sorarak da anlayabiliriz:</text:span></text:p>
      <text:p text:style-name="P14">1- Bediüzzaman Hz. Mehdi Al-i Resul'ün neyi temsil ettiğini bildirmiştir?</text:p>
      <text:p text:style-name="P14">Kudsi cemaatinin şahs-ı manevisini.</text:p>
      <text:p text:style-name="P14">2- Bediüzzaman kudsi cemaatin şahs-ı manevisini kimin temsil ettiğini bildirmiştir?</text:p>
      <text:p text:style-name="P14">Hz. Mehdi'nin.</text:p>
      <text:p text:style-name="P18">Bu soruların cevapları Hz. Mehdi ve onun mukaddes cemaatinin birbirinden ayrı kavramlar olduğunu bir kez daha ortaya koymaktadır.</text:p>
      <text:p text:style-name="P28"><text:soft-page-break/><text:span text:style-name="T4">Bediüzzaman ahir zamanda Hz. Mehdi'nin yanında bulunan mümin topluluğunun mukaddes bir cemaat olduğunu, bu cemaatin önderliğini yapan Hz. Mehdi'nin de Hz. Peygamber (sav) soyundan gelen mukaddes biri olacağını belirtmiştir. Nitekim Bediüzzaman bu sözünün son cümlesinde </text:span><text:span text:style-name="T3">"ONUN ÜÇ GÖREVİ OLACAK"</text:span><text:span text:style-name="T4"> cümlesiyle bu konuya açıklık getirmekte, bu üç görevi, yanındaki kutsal toplulukla birlikte, Hz. Mehdi'nin de bizzat başlarında bulunarak yerine getireceğini ifade etmektedir.</text:span></text:p>
      <text:p text:style-name="P28"><text:span text:style-name="T4">Nitekim Hz. İsa ve Hz. Mehdi'nin manevi birer şahıs, ruh ya da mana gibi görünmez birer güç olarak tanımlanması, Kuran ayetlerinde bildirilen Allah'ın adetullahı </text:span><text:span text:style-name="T5">(Allah'ın kanunu)</text:span><text:span text:style-name="T4"> ile tamamen çelişmektedir. Tarih boyunca hiçbir elçi veya peygamber, bir şahs-ı manevi olarak gelmemiştir. 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span></text:p>
      <text:p text:style-name="P28"><text:span text:style-name="T9">Yüzyıllardır süregelen bu adetullah</text:span><text:span text:style-name="T11"> (Allah'ın kanunu)</text:span><text:span text:style-name="T9">, tüm İslam tarihinde olduğu gibi ahir zamanda gelecek olan Hz. İsa ve Hz. Mehdi için de söz konusudur. Ancak elbette ki tüm peygamber ve elçilerin olduğu gibi Hz. İsa ve Hz. Mehdi'nin de kendilerinden ayrı olarak şahs-ı manevileri de olacaktır. Kuran'da, gönderilmiş olan tüm peygamber ve elçilerin çevresinde, onlara inanan ve onların gösterdikleri hak yolu izleyen birer topluluk olduğu haber verilmiştir. Elçilere iman eden bu kimseler ve onların elçileriyle birlikte yapmış oldukları faaliyetlerin tümü, bu elçilerin şahs-ı manevilerini oluşturur. Kuran'da peygamberlerin hayatlarını anlatan kıssalarda bu durum açıkça görülmektedir. Örneğin Peygamberimiz (sav)'in ashabı, onun şahs-ı manevisini oluşturmuştur. Fakat bu, Peygamber Efendimiz (sav)'in varlığı şartı ile oluşmuştur. Bu durum ahir zamanda da değişmeyecek, Bediüzzaman'ın da dile getirdiği gibi, Hz. İsa ve Hz. Mehdi beraberlerindeki mümin topluluklarının başında bizzat birer hidayet önderi olarak bulunacaklardır.</text:span></text:p>
      <text:p text:style-name="P9"/>
      <text:p text:style-name="P1">ONUN:</text:p>
      <text:p text:style-name="P28"><text:span text:style-name="T4">Bediüzzaman, Hz. Mehdi'den bahsederken, </text:span><text:span text:style-name="T3">"ONUN"</text:span><text:span text:style-name="T4"> zamirini kullanarak, bir kez daha Hz. Mehdi'nin </text:span><text:span text:style-name="T3">"BİR ŞAHIS"</text:span><text:span text:style-name="T4"> olduğunu belirtmektedir. </text:span></text:p>
      <text:p text:style-name="P28"><text:span text:style-name="T4">Bediüzzaman'ın da ifade ettiği gibi, Hz. Mehdi'nin üç büyük görevi olacaktır. Hz. Mehdi bu görevlerini yerine getirirken, etrafında bir de kendisine destek olan mübarek bir topluluk bulunacaktır. Bu büyük görevler "Hz. Mehdi ve onun kutsal cemaatinin" birarada gerçekleştireceği görevlerdir. Ancak Bediüzzaman'ın </text:span><text:span text:style-name="T3">"ONUN üç görevi olacak"</text:span><text:span text:style-name="T4"> sözleriyle açıkça vurguladığı gibi, Hz. Mehdi bu topluluğun başında bizzat bulunarak bu görevleri yerine getirecektir.</text:span></text:p>
      <text:p text:style-name="P9"/>
      <text:p text:style-name="P9"/>
      <text:p text:style-name="P1">ÜÇ BÜYÜK VAZİFESİ OLACAK:</text:p>
      <text:p text:style-name="P9"/>
      <text:p text:style-name="P28"><text:span text:style-name="T4">Bediüzzaman, Hz. Mehdi'nin </text:span><text:span text:style-name="T12">"bir veya iki görevi değil, tam olarak ÜÇ BÜYÜK VAZİFESİ OLACAĞINI"</text:span><text:span text:style-name="T4"> bildirmektedir. Bediüzzaman, Hz. Mehdi'nin temsil ettiği cemaatiyle birlikte bu üç görevin </text:span><text:soft-page-break/><text:span text:style-name="T4">üçünü birden yerine getireceğinden bahsetmiştir. Bediüzzaman bunun, Hz. Mehdi'yi kendisinden önce gelen müceddidlerden ayıran ve tanıtan en önemli alametlerinden olduğunu bildirmiştir.</text:span></text:p>
      <text:p text:style-name="P9">Bu üç büyük sorumluluk diğer İslam alimlerinin dönemlerinde tam olarak yerine getirilmiş değildir. Bediüzzaman eserlerinde Hz. Mehdi'den önce gelen müceddidlerin, onun üç vazifesinden yalnızca birisini yerine getirdiklerini söylemiştir. Ancak ahir zamanda gelecek Hz. Mehdi'nin her üç görevi de birarada yapacağını ve bu özelliği nedeniyle de ahir zamanın "Büyük Mehdisi" ünvanını alacağını belirtmiştir.</text:p>
      <text:p text:style-name="P28"><text:span text:style-name="T4">Birincisi: </text:span><text:span text:style-name="T3">FEN VE FELSEFENİN </text:span><text:span text:style-name="T4">tasallutiyle (etkisiyle) ve </text:span><text:span text:style-name="T3">MADDİYYUN VE TABİİYYUN TAUNU, </text:span><text:span text:style-name="T4">(materyalizm, Darwinizm ve ateizm hastalığı) beşer içine intişar etmesiyle (insanlar arasında yayılmasıyla), herşeyden evvel </text:span><text:span text:style-name="T3">FELSEFEYİ VE MADDİYYUN FİKRİNİ </text:span><text:span text:style-name="T4">(materyalizm, Darwinizm ve ateizm gibi Allah'ı inkar eden dinsiz akımları) </text:span><text:span text:style-name="T3">TAM SUSTURACAK TARZDA</text:span><text:span text:style-name="T4"> imanı kurtarmaktır. Ehl-i imanı dalâletten muhafaza etmek (iman edenleri sapkınlıktan korumak)... </text:span><text:span text:style-name="T5">(Emirdağ Lahikası, s. 259)</text:span></text:p>
      <text:p text:style-name="P28"><text:span text:style-name="T4">Bediüzzaman bu sözünde, Hz. Mehdi'nin üç büyük görevinden birincisini açıklamaktadır. Buna göre Hz. Mehdi'nin birinci görevi, </text:span><text:span text:style-name="T3">"materyalist ve ateist felsefeleri tamamen susturacak bir şekilde insanların imanlarını kazanmasına vesile olmak"</text:span><text:span text:style-name="T4">tır:</text:span></text:p>
      <text:p text:style-name="P9"/>
      <text:p text:style-name="P9"/>
      <text:p text:style-name="P1">FELSEFEYİ VE MADDİYYUN FİKRİNİ </text:p>
      <text:p text:style-name="P1">(MATERYALİZM, DARWINİZM VE ATEİZM </text:p>
      <text:p text:style-name="P1">GİBİ ALLAH'I İNKAR EDEN AKIMLARI) </text:p>
      <text:p text:style-name="P1">TAM SUSTURACAK TARZDA:</text:p>
      <text:p text:style-name="P9"/>
      <text:p text:style-name="P52">1-Fen ve Felsefe:</text:p>
      <text:p text:style-name="P9">Bediüzzaman bu sözlerinde, fen ve felsefenin etkisiyle materyalizm, Darwinizm ve ateizm gibi Allah'ı inkar eden dinsiz akımların insanlar arasında yayıldığına dikkat çekmiştir. Bediüzzaman bu akımların etkisiz hale getirilerek tam olarak susturulmasının ve insanların imanının kurtarılmasının Hz. Mehdi'nin birinci görevi olduğunu belirtmiştir. </text:p>
      <text:p text:style-name="P28"><text:span text:style-name="T4">Bediüzzaman burada Hz. Mehdi'nin birinci göreviyle ilgili olarak </text:span><text:span text:style-name="T10">"fen ve felsefe"</text:span><text:span text:style-name="T4">nin etkisine özellikle dikkat çekmektedir. Bilim ve felsefe, iman şuuruyla yaklaşan insanların bakış açısıyla ilerlediğinde, büyük atılımlara, Allah'ın varlığının ve sıfatlarının daha iyi anlaşılmasına vesile olur. Bilimin, materyalizm savunucuları tarafından insanlar üzerinde oluşturulan yanlış yönlendirmelerini, Bediüzzaman'ın da belirttiği gibi Hz. Mehdi ortadan kaldıracaktır. Ahir zamanda teknolojinin hızla ilerlemesiyle birçok bilim dalında gelişmeler olacaktır. Allah'ın varlığının delilleri, yeryüzündeki iman hakikatleri bilimsel delilleriyle açıkça ortaya çıkacaktır. Hz. Mehdi bu gerçekleri insanlara en etkili yöntemlerle ulaştıracak ve bu konuda dünya çapında bir sonuç elde edecektir. Mesih Deccal'in ahir zaman fitnesi, ancak böyle güçlü yöntemlerle kırılacaktır.</text:span></text:p>
      <text:p text:style-name="P9"/>
      <text:p text:style-name="P52">2-Maddiyyun Ve Tabiiyyun Taunu (Materyalizm, Darwinizm ve Ateizm Hastalığı):</text:p>
      <text:p text:style-name="P28"><text:span text:style-name="T9">Materyalizm ve ateizm, insanlığa büyük felaketler getiren sapkın akımlardır. Darwinizm, materyalizm ve ateizme fikri dayanak oluşturur. Darwinizm'in iddiası, kainatın ve canlılığın kör tesadüfler sonucunda kendi </text:span><text:soft-page-break/><text:span text:style-name="T9">kendine yaşamı var ettiğidir. Son 150 yılın en büyük aldatmacası olan bu akımın fikren tam anlamıyla susturulması günümüze kadar mümkün olmamıştır. Darwinizm, modern bilimin son bulguları ve ilerleyen teknoloji vesilesiyle Hz. Mehdi döneminde tamamen ortadan kalkacaktır. İnsanlık tarihinin gördüğü bu en şiddetli fitnenin fikren susturulması Hz. Mehdi zamanında gerçekleştirilecektir. </text:span></text:p>
      <text:p text:style-name="P28"><text:span text:style-name="T4">Bediüzzaman bu sözlerinde Hz. Mehdi'nin, </text:span><text:span text:style-name="T10">"FELSEFEYİ VE MADDİYYUN FİKRİNİ TAM SUSTURACAK TARZDA"</text:span><text:span text:style-name="T4"> bir çalışma yürüterek insanların imanlarının kurtulmasına vesile olacağını belirtmiştir. Bediüzzaman, ahir zamanda ateist felsefelerin bir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 Bediüzzaman'ın burada kullandığı </text:span><text:span text:style-name="T10">"TAM SUSTURACAK TARZDA"</text:span><text:span text:style-name="T4"> ifadesi son derece önemlidir. Bilindiği gibi materyalizmin hem Türkiye'de hem de dünyada kuvvet bulması Bediüzzaman zamanında devam ettiği gibi, vefatından yani 1960 yıllarından sonra da günümüze kadar devam etmiştir. Televizyon ve radyo kanallarının gelişmesiyle, yazılı basının da desteğiyle etkileri giderek artmıştır. Yani Bediüzzaman'ın vefatından sonra da materyalizm propagandası artarak 21. yy'a kadar gelmiştir.</text:span></text:p>
      <text:p text:style-name="P28"><text:span text:style-name="T4">Dolayısıyla kendisinin de ifade ettiği gibi, Bediüzzaman'ın döneminde bu konuda tam bir sonuç elde edilememiştir. Bediüzzaman bu sözünde kullandığı </text:span><text:span text:style-name="T3">"TAM SUSTURACAK TARZDA"</text:span><text:span text:style-name="T4"> ifadesiyle bu gerçeğe dikkat çekmiştir. Materyalizm, ateizm ve Darwinizm'in çöküşüyle birlikte insanların imanını kurtarma görevi dünya çapında Hz. Mehdi'ye verilmiştir. Bediüzzaman'ın bizzat başladığı, ancak bütünüyle sona ermeyen bu akımla fikri mücadele, Hz. Mehdi ile devam edecek ve sonuca ulaştırılacaktır.</text:span></text:p>
      <text:p text:style-name="P28"><text:span text:style-name="T4">Bediüzzaman da </text:span><text:span text:style-name="T3">"TAM SUSTURACAK"</text:span><text:span text:style-name="T4"> ifadesiyle, ancak Hz. Mehdi'nin bu mücadelede </text:span><text:span text:style-name="T3">"tam bir üstünlük sağlayacağına"</text:span><text:span text:style-name="T4"> işaret etmektedir.</text:span></text:p>
      <text:p text:style-name="P28"><text:span text:style-name="T4">İkinci vazifesi: </text:span><text:span text:style-name="T3">HİLAFET-İ MUHAMMEDİYE (A.S.M.) ÜNVANI İLE </text:span><text:span text:style-name="T4">(Peygamberimiz (sav)'in halifesi ünvanı ile) </text:span><text:span text:style-name="T3">ŞEAİR-İ İSLAMİYEYİ </text:span><text:span text:style-name="T4">(İslam ahlakının esaslarını) </text:span><text:span text:style-name="T3">İHYA ETMEKTİR</text:span><text:span text:style-name="T4"> (yeniden canlandırmaktır) </text:span><text:span text:style-name="T3">ALEM-İ İSLAM'IN VAHDETİNİ </text:span><text:span text:style-name="T4">(İslam aleminin birliğini) </text:span><text:span text:style-name="T3">NOKTA-İ İSTİNAD EDİP </text:span><text:span text:style-name="T4">(dayanak noktası yapıp) beşeriyeti (insanlığı) maddi ve mânevi tehlikelerden ve gadab-ı İlâhi'den (Allah'ın azabından) kurtarmaktır. Bu vazifenin, nokta-i istinadı (dayanak noktası) ve hadimleri (hizmetkarları), </text:span><text:span text:style-name="T3">MİLYONLARLA EFRADI </text:span><text:span text:style-name="T4">(fertleri)</text:span><text:span text:style-name="T3"> BULUNAN ORDULAR</text:span><text:span text:style-name="T4"> lazımdır. </text:span><text:span text:style-name="T5">(Emirdağ Lahikası, s. 259)</text:span></text:p>
      <text:p text:style-name="P9">Bediüzzaman’ın bu açıklamalarına göre 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gazabından sakınmalarına vesile olacaktır:</text:p>
      <text:p text:style-name="P14"/>
      <text:p text:style-name="P14"/>
      <text:p text:style-name="P1">HİLAFET-İ MUHAMMEDİYE (A.S.M.) </text:p>
      <text:p text:style-name="P1">ÜNVANI İLE (PEYGAMBERİMİZ (SAV)'İN </text:p>
      <text:p text:style-name="P1">HALİFESİ ÜNVANI İLE):</text:p>
      <text:p text:style-name="P9"/>
      <text:p text:style-name="P28"><text:soft-page-break/><text:span text:style-name="T4">Bediüzzaman, </text:span><text:span text:style-name="T10">"HİLAFET-İ MUHAMMEDİYE ÜNVANI İLE"</text:span><text:span text:style-name="T4"> sözleriyle Hz. Mehdi'nin İslam dünyasının önderi olacağını belirtmektedir. Hz. Mehdi'nin, </text:span><text:span text:style-name="T10">"İSLAM TOPLUMUNUN LİDERİ VASFIYLA İslamiyet'i yeniden canlandırması, milyonları bulan bir topluluğun maddi ve manevi gücüyle hareket ederek tüm yeryüzünde İslam birliğini sağlaması"</text:span><text:span text:style-name="T4"> özellikleri, ne Bediüzzaman ne de ondan önceki müceddidlerin döneminde gerçekleşmemiş olaylardır. Bediüzzaman Said Nursi, yaşadığı dönem boyunca İslam dünyası ve Müslümanlar adına eşsiz hizmetlerde bulunmuş, pek çok insanın doğru yolu bulmasına, Allah'a yakınlaşmasına ve imanda derinleşmesine vesile olmuştur. Ardında halen Müslümanlar için önemli bir hidayet rehberi olan hikmet dolu eserler bırakmış, üstün ilim ve ferasetiyle tüm Müslümanlara ışık tutmuştur. Büyük mütefekkir Bediüzzaman, şüphesiz 13. asrın müceddididir. Ancak kendisinin de Peygamberimiz (sav)'in hadisleri doğrultusunda açıkladığı gibi, </text:span><text:span text:style-name="T10">"TÜM MÜSLÜMANLARIN LİDERİ"</text:span><text:span text:style-name="T4"> vasfını taşıması söz konusu olmamıştır. Allah'ın izniyle tüm İslam alemi için büyük müjdeler içeren bu olaylar, ahir zamanda Hz. Mehdi vesilesiyle yaşanacak ve bu ünvanı da Hz. Mehdi taşıyacaktır. Bediüzzaman, bu konuyu tüm bu delilleriyle birlikte anlatarak, kendisinin ahir zaman Mehdisi olmadığını açık bir şekilde ifade etmiştir.</text:span></text:p>
      <text:p text:style-name="P28"><text:span text:style-name="T4">Bugün dünyada 1 milyarın üzerinde Müslüman yaşamaktadır. Dünya tarihinde ilk defa Müslümanlar sayıca bu kadar çokturlar. Bu büyüklükte bir kitleye önderlik tarihte kimseye nasip olmamıştır. Bediüzzaman'ın da müjdelediği gibi, bu şerefli vasfı Allah'ın izniyle ahir zamanın </text:span><text:span text:style-name="T3">"Büyük Mehdisi"</text:span><text:span text:style-name="T4"> taşıyacaktır.</text:span></text:p>
      <text:p text:style-name="P9"/>
      <text:p text:style-name="P9"/>
      <text:p text:style-name="P1">ŞEAİR-İ İSLAMİYEYİ (İSLAM AHLAKININ </text:p>
      <text:p text:style-name="P1">ESASLARINI) İHYA ETMEKTİR</text:p>
      <text:p text:style-name="P1">(YENİDEN CANLANDIRMAKTIR):</text:p>
      <text:p text:style-name="P9"/>
      <text:p text:style-name="P28"><text:span text:style-name="T4">Bediüzzaman </text:span><text:span text:style-name="T3">"ŞEAİR-İ İSLAMİYEYİ İHYA ETMEKTİR"</text:span><text:span text:style-name="T4"> sözleriyle, Hz. Mehdi'nin ikinci vazifesinin İslam ahlakının esaslarını yeniden canlandırmak olduğunu belirtmiştir. Bediüzzaman'ın burada kullandığı </text:span><text:span text:style-name="T3">"İHYA ETMEK"</text:span><text:span text:style-name="T4"> kelimesi son derece önemlidir. Bu kelime </text:span><text:span text:style-name="T3">"yeniden hayata kavuşturmak"</text:span><text:span text:style-name="T4"> anlamındadır. Hz. Mehdi İslam ahlakının dünya çapında yaşanmasına vesile olacaktır. Bediüzzaman bu konunun tohumlarını atmıştır, ancak kendisinin de belirttiği gibi "yeniden hayata kavuşturma şeklinde bir canlanma", tam anlamıyla Hz. Mehdi vesilesiyle yerine getirilecektir.</text:span></text:p>
      <text:p text:style-name="P9"/>
      <text:p text:style-name="P9"/>
      <text:p text:style-name="P1">ALEM-İ İSLAM'IN VAHDETİNİ </text:p>
      <text:p text:style-name="P1">(İSLAM ALEMİNİN BİRLİĞİNİ) </text:p>
      <text:p text:style-name="P1">NOKTA-İ İSTİNAD EDİP </text:p>
      <text:p text:style-name="P1">(DAYANAK NOKTASI YAPIP):</text:p>
      <text:p text:style-name="P18"/>
      <text:p text:style-name="P28"><text:span text:style-name="T9">Bediüzzaman bu sözleriyle Hz. Mehdi'nin, daha önce hiçbir müceddid tarafından yerine getirilmemiş olan görevlerinden birinin </text:span><text:span text:style-name="T10">"İSLAM BİRLİĞİNİN SAĞLANMASI"</text:span><text:span text:style-name="T9"> olduğunu bildirmektedir. Bilindiği gibi bu birliktelik, dünya Müslümanlarının bir çatı altında yaşadıkları son devlet olan Osmanlı İmparatorluğu'nun </text:span><text:soft-page-break/><text:span text:style-name="T9">yıkılmasının ardından ortadan kalkmıştı. Hz. Mehdi bu birliğin tekrar kurulmasına vesile olacak, milyonlarca Müslümanı biraraya getirecektir. Bediüzzaman Hz. Mehdi'nin, bu birliği dayanak noktası edinerek insanlığı maddi ve manevi tehlikelerden koruyacağını ve Allah'ın gazabından sakınmalarına vesile olacağını bildirmiştir. Bediüzzaman'ın da vurguladığı gibi, İslam birliğinin sağlanması ve bu birliğin liderliği ü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Hz. Mehdi geldiğinde Bediüzzaman'ın da belirttiği gibi, vesile olacağı bu olaylarla Allah onu tüm insanlara tanıtacaktır.</text:span></text:p>
      <text:p text:style-name="P9"/>
      <text:p text:style-name="P9"/>
      <text:p text:style-name="P1">MİLYONLARLA EFRADI (FERTLERİ)</text:p>
      <text:p text:style-name="P1">BULUNAN ORDULAR:</text:p>
      <text:p text:style-name="P9"/>
      <text:p text:style-name="P28"><text:span text:style-name="T4">Bediüzzaman </text:span><text:span text:style-name="T3">"MİLYONLARLA EFRADI (FERTLERİ) BULUNAN ORDULAR"</text:span><text:span text:style-name="T4"> sözleriyle, Hz. Mehdi'nin bu birlikteliği sağlamasında, ona yardım edecek çok geniş bir kitlenin var olacağından söz etmektedir. Bediüzzaman Hz. Mehdi'nin hizmetinde, Allah'ın varlığı ve birliği konusunu, iman hakikatlerini tüm insanlığa anlatacak, geniş kapsamlı bir iman hizmeti yürütecek olan ilim ve iman toplulukları olacağını bildirmiştir. </text:span></text:p>
      <text:p text:style-name="P9">Bediüzzaman, eserlerinde yer verdiği diğer sözlerinde kendisinin de bu ilim ordusunun, onlara önceden hazırlık yapan bir neferi yani askeri olduğunu anlatmaktadır. Yaşadığı dönemde, Bediüzzaman'ın hizmetinde böyle geniş bir kitlenin desteği ve yardımı söz konusu olmamıştır. Bediüzzaman'ın da sözlerinde pek çok kez ifade ettiği gibi, sınırlı bir topluluk olan Nur talebeleri çok kısıtlı imkanlar içerisinde ve çok büyük fedakarlıklarla büyük bir iman hizmeti vermişlerdir. Bediüzzaman böyle büyük bir kitlenin desteğinin, ancak ahir zamanda söz konusu olacağını ve bunun da Hz. Mehdi'nin yerine getireceği bu büyük göreve nasip olacağını bildirmektedir. </text:p>
      <text:p text:style-name="P28"><text:span text:style-name="T4">Üçüncü vazifesi: </text:span><text:span text:style-name="T3">... O ZAT BÜTÜN EHL-İ İMANIN </text:span><text:span text:style-name="T4">(iman edenlerin) </text:span><text:span text:style-name="T3">MANEVİ YARDIMLARIYLA</text:span><text:span text:style-name="T4"> ve </text:span><text:span text:style-name="T3">İTTİHAD-I İSLAM'IN MUAVENETİYLE </text:span><text:span text:style-name="T4">(İslam birliğinin yardımlaşmasıyla) ve </text:span><text:span text:style-name="T3">BÜTÜN ULEMA VE EVLİYANIN</text:span><text:span text:style-name="T4"> (alimlerin ve velilerin) ve bilhassa </text:span><text:span text:style-name="T3">AL-İ BEYT'İN NESLİNDEN</text:span><text:span text:style-name="T4"> (Peygamberimiz (sav)'in soyundan) </text:span><text:span text:style-name="T3">HER ASIRDA KUVVETLİ VE KESRETLİ </text:span><text:span text:style-name="T4">(çok sayıda)</text:span><text:span text:style-name="T3"> BULUNAN MİLYONLAR FEDAKAR SEYYİDLERİN İLTİHAKLARIYLA</text:span><text:span text:style-name="T4"> (Peygamber soyundan gelen fedakar kimselerin katılımlarıyla) </text:span><text:span text:style-name="T3">O VAZİFE-İ UZMAYI</text:span><text:span text:style-name="T4"> (büyük görevi) </text:span><text:span text:style-name="T3">YAPMAYA ÇALIŞIR. </text:span><text:span text:style-name="T5">(Emirdağ Lahikası, s. 260)</text:span></text:p>
      <text:p text:style-name="P9">Bediüzzaman bu sözünde, Hz. Mehdi'nin üçüncü görevini açıklamıştır. Buna göre, Hz. Mehdi Kuran ahlakının göz ardı edildiği bir dönemde, insanların yeniden din ahlakına yönelmesine vesile olacak, İslam birliğini kuracak ve bu büyük görevleri yerine getirirken kendisine destekçi olan pek çok salih insan bulunacaktır.</text:p>
      <text:p text:style-name="P14"/>
      <text:p text:style-name="P1">O ZAT:</text:p>
      <text:p text:style-name="P28"><text:span text:style-name="T4">Bediüzzaman, Hz. Mehdi için </text:span><text:span text:style-name="T5">Risale-i Nur</text:span><text:span text:style-name="T4">'un birçok yerinde olduğu gibi, bu sözlerinde de Hz. Mehdi için </text:span><text:span text:style-name="T3">"O ZAT" </text:span><text:span text:style-name="T4">ifadesini kullanmıştır. Bediüzzaman, hem </text:span><text:span text:style-name="T3">"O"</text:span><text:span text:style-name="T4"> kelimesiyle hem de </text:span><text:span text:style-name="T3">"ZAT"</text:span><text:span text:style-name="T4"> ifadesiyle Hz. Mehdi'nin bir topluluk veya manevi bir kişi değil, bir </text:span><text:span text:style-name="T3">"ŞAHIS"</text:span><text:span text:style-name="T4"> olduğunu açıkça belirtmiştir.</text:span></text:p>
      <text:p text:style-name="P28"><text:soft-page-break/><text:span text:style-name="T4">Yüksek ilim ve hikmet sahibi Bediüzzaman hiç kuşkusuz ki bu vurguları da belirli bir hikmetle yapmakta ve tüm Müslümanları Hz. Mehdi'nin </text:span><text:span text:style-name="T10">"BİR ŞAHIS"</text:span><text:span text:style-name="T4"> olduğu konusunda en doğru şekilde bilgilendirmektedir.</text:span></text:p>
      <text:p text:style-name="P9"/>
      <text:p text:style-name="P3"/>
      <text:p text:style-name="P65">BÜTÜN EHL-İ İMANIN (İMAN EDENLERİN) </text:p>
      <text:p text:style-name="P1">MANEVİ YARDIMLARIYLA:</text:p>
      <text:p text:style-name="P18"/>
      <text:p text:style-name="P28"><text:span text:style-name="T9">Bediüzzaman, Hz. Mehdi'nin üçüncü görevini çok önemli ve geniş kitlelerin desteğiyle gerçekleştireceğini bildirmiştir. Bediüzzaman </text:span><text:span text:style-name="T10">"BÜTÜN EHL-İ İMANIN MANEVİ YARDIMLARIYLA" </text:span><text:span text:style-name="T9">sözleriyle, </text:span><text:span text:style-name="T10">"TÜM MÜSLÜMANLARIN"</text:span><text:span text:style-name="T9"> ittifak halinde oluşturacakları birliğin Hz. Mehdi'nin bu görevdeki yardımcıları olacağını bildirmiştir. </text:span></text:p>
      <text:p text:style-name="P9">Hz. Mehdi ve yardımcıları güçlerini Allah sevgisinden, iman coşkusundan alan cesur insanlar olacaktır. İmanlarının nuru tüm dünyanın aydınlanmasına vesile olacaktır. Tüm Müslümanların dahil olacağı böyle geniş çapta bir ittifakın desteği, Bediüzzaman'ın döneminde gerçekleşmiş değildir. Bediüzzaman'ın da müjdelediği gibi, bu geniş kitlenin manevi yardımları, ancak ahir zamanda Hz. Mehdi ile birlikte oluşacak ve onun üçüncü görevinin gerçekleştirilmesinde büyük bir rol oynayacaktır.</text:p>
      <text:p text:style-name="P9"/>
      <text:p text:style-name="P9"/>
      <text:p text:style-name="P1">İTTİHAD-I İSLAM'IN MUAVENETİYLE </text:p>
      <text:p text:style-name="P1">(İSLAM BİRLİĞİNİN YARDIMLAŞMASIYLA):</text:p>
      <text:p text:style-name="P9"/>
      <text:p text:style-name="P28"><text:span text:style-name="T4">Bediüzzaman </text:span><text:span text:style-name="T3">"İTTİHAD-I İSLAM'IN MUAVENETİYLE"</text:span><text:span text:style-name="T4"> sözleriyle, Hz. Mehdi'nin üçüncü görevini aynı zamanda </text:span><text:span text:style-name="T3">"İSLAM BİRLİĞİNİN YARDIMLAŞMASIYLA"</text:span><text:span text:style-name="T4"> yerine getireceğini de bildirmiştir. Böyle bir birlik Bediüzzaman'ın yaşadığı dönemde henüz oluşmamış, dolayısıyla da büyük bir ittifakın yardımı da söz konusu olmamıştır. Bediüzzaman İslam birliğinin bu yardımlaşmasının Hz. Mehdi döneminde gerçekleşeceğini ve onun üçüncü görevinde büyük bir destek sağlayacağını belirtmiştir.</text:span></text:p>
      <text:p text:style-name="P9"/>
      <text:p text:style-name="P9"/>
      <text:p text:style-name="P1">BÜTÜN ULEMA VE EVLİYANIN (ALİMLERİN </text:p>
      <text:p text:style-name="P1">VE VELİLERİN)... İLTİHAKLARIYLA </text:p>
      <text:p text:style-name="P1">(KATILIMLARIYLA):</text:p>
      <text:p text:style-name="P9"/>
      <text:p text:style-name="P28"><text:span text:style-name="T4">Bediüzzaman Hz. Mehdi'nin bu üçüncü görevindeki diğer bir desteğin de </text:span><text:span text:style-name="T3">"BÜTÜN ULEMA VE EVLİYANIN KATILIMLARIYLA" </text:span><text:span text:style-name="T4">gerçekleşeceğini bildirmiştir. Hz. Mehdi'nin gelişi 1400 senedir tüm İslam alimleri ve iman sahipleri tarafından büyük bir heyecanla beklenmektedir. Kuşkusuz ki bütün alimlerin ve velilerin katılımının sağlanacağı böyle büyük bir destek, Hz. Mehdi'nin mücadelesinde ve bu görevini yerine getirmesinde son derece önemli bir rol oynayacak ve büyük bir kolaylık sağlayacaktır. Dikkat edilirse Bediüzzaman burada </text:span><text:span text:style-name="T3">"BÜTÜN"</text:span><text:span text:style-name="T4"> kelimesini özellikle belirtmiş ve Hz. Mehdi'yi </text:span><text:span text:style-name="T3">"alimlerin tümünün birden"</text:span><text:span text:style-name="T4"> destekleyeceğini bildirmiştir. İslam alimlerinin böyle büyük bir ittifakla destek vermeleri Bediüzzaman'ın yaşadığı dönemde gerçekleşmemiştir. Bediüzzaman bu katılımın ancak Hz. Mehdi'nin yerine getireceği bu görev ile birlikte gerçekleşeceğini hatırlatmıştır.</text:span></text:p>
      <text:p text:style-name="P3"/>
      <text:p text:style-name="P65">AL-İ BEYTİN NESLİNDEN (PEYGAMBERİMİZ (SAV)'İN </text:p>
      <text:p text:style-name="P1">SOYUNDAN) HER ASIRDA KUVVETLİ </text:p>
      <text:p text:style-name="P1">VE KESRETLİ (ÇOK SAYIDA) BULUNAN </text:p>
      <text:p text:style-name="P1">MİLYONLAR FEDAKAR SEYYİDLERİN </text:p>
      <text:p text:style-name="P1">İLTİHAKLARIYLA (PEYGAMBER SOYUNDAN </text:p>
      <text:p text:style-name="P1">GELEN FEDAKAR KİMSELERİN KATILIMLARIYLA):</text:p>
      <text:p text:style-name="P9"/>
      <text:p text:style-name="P28"><text:span text:style-name="T4">Bediüzzaman bu sözüyle, Hz. Mehdi'nin Peygamber Efendimiz (sav)'in mübarek soyundan olacağına, ona destek verenler arasında da Ehl-i Beytten yani Peygamber soyundan gelen kimselerin bulunacağına dikkat çekmiştir. Bediüzzaman, tüm Müslümanlar, İslam alimleri ve evliyalar ile birlikte </text:span><text:span text:style-name="T3">"milyonlarca seyyidin de Hz. Mehdi'nin yanında yer alacağını ve bu kutlu zata destek vereceğini" </text:span><text:span text:style-name="T4">bildirmiştir. Hz. Mehdi'nin üçüncü görevindeki diğer yardımcılarında olduğu gibi, böyle bir destek de daha önce ne Bediüzzaman döneminde ne de ondan önceki müceddidlerin devrinde gerçekleşmemiştir. Bediüzzaman'ın açıkladığı gibi, </text:span><text:span text:style-name="T3">"PEYGAMBERİMİZ (SAV)'İN SOYUNDAN GELEN MİLYONLARCA SEYYİDİN KATILIMI" </text:span><text:span text:style-name="T4">ancak Hz. Mehdi döneminde gerçekleşecektir.</text:span></text:p>
      <text:p text:style-name="P9"/>
      <text:p text:style-name="P9"/>
      <text:p text:style-name="P1">O VAZİFE-İ UZMAYI (BÜYÜK GÖREVİ) </text:p>
      <text:p text:style-name="P1">YAPMAYA ÇALIŞIR:</text:p>
      <text:p text:style-name="P9"/>
      <text:p text:style-name="P28"><text:span text:style-name="T4">Bediüzzaman </text:span><text:span text:style-name="T3">"O VAZİFE-İ UZMAYI YAPMAYA ÇALIŞIR" </text:span><text:span text:style-name="T4">sözleriyle "Hz. Mehdi'nin bir şahs-ı manevi değil, </text:span><text:span text:style-name="T3">"BİR İNSAN OLARAK İŞ BAŞINDA OLACAĞINI" </text:span><text:span text:style-name="T4">ifade etmiştir. Zira bir şahs-ı manevinin bir görevi </text:span><text:span text:style-name="T3">"yapmaya çalışması"</text:span><text:span text:style-name="T4"> söz konusu değildir. Böyle bir çaba ancak bir insanın gerçekleştirebileceği bir fiildir. Bediüzzaman da bu gerçeği vurgulayarak Hz. Mehdi'nin bir şahıs olduğunu ifade etmiştir. </text:span></text:p>
      <text:p text:style-name="P28"><text:span text:style-name="T4">Bediüzzaman sözlerinde ayrıca Hz. Mehdi'nin yerine getireceği hizmeti </text:span><text:span text:style-name="T10">"BÜYÜK GÖREV"</text:span><text:span text:style-name="T4"> olarak nitelendirmiştir. Bediüzzaman'ın bu ifadesine göre Hz. Mehdi'nin yapacağı hizmetler, kendisinden önceki dönemlerde gelen müceddidlerin görevlerinden farklı, </text:span><text:span text:style-name="T10">"ÇOK BÜYÜK ÇAPLI"</text:span><text:span text:style-name="T4"> faaliyetlerdir. Hz. Mehdi İslam ahlakını dünya çapında hakim kılacak, İslam dünyasını biraraya getirecek ve tüm Müslümanların liderliğini üstlenecektir. Bediüzzaman'ın </text:span><text:span text:style-name="T10">"VAZİFE-İ UZMA"</text:span><text:span text:style-name="T4"> sözleriyle ifade ettiği bu olaylar Hz. Mehdi'nin tanınmasını sağlayacak en önemli alametlerinden olacaktır.</text:span></text:p>
      <text:p text:style-name="P28"><text:span text:style-name="T4">Gerçi </text:span><text:span text:style-name="T3">HER ASIRDA HİDAYET EDİCİ, BİR NEVİ MEHDÎ VE MÜCEDDİD GELİYOR VE GELMİŞ. Fakat HER BİRİ ÜÇ VAZİFELERDEN BİRİSİNİ BİR CİHETTE </text:span><text:span text:style-name="T4">(açıdan) </text:span><text:span text:style-name="T3">YAPMASI İTİBARIYLA </text:span><text:span text:style-name="T4">(nedeniyle) </text:span><text:span text:style-name="T3">AHİR ZAMANIN BÜYÜK MEHDÎ UNVANINI ALMAMIŞLAR.</text:span><text:span text:style-name="T5"> (Emirdağ Lahikası, s. 260)</text:span></text:p>
      <text:p text:style-name="P18">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3"/>
      <text:p text:style-name="P65">HER ASIRDA HİDAYET EDİCİ BİR NEVİ MEHDİ </text:p>
      <text:p text:style-name="P1">VE MÜCEDDİD GELİYOR VE GELMİŞ:</text:p>
      <text:p text:style-name="P9"/>
      <text:p text:style-name="P9">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 </text:p>
      <text:p text:style-name="P28"><text:span text:style-name="T4">Bediüzzaman burada ayrıca Hz. Mehdi'nin bir şahs-ı manevi olmadığını da açıklamıştır. Peygamberimiz (sav)'den bu yana 14. yy'a kadar gelen tüm müceddidler birer </text:span><text:span text:style-name="T3">"ŞAHIS"</text:span><text:span text:style-name="T4"> olarak gelmişlerdir. 14. yy'da bu durum değişmeyecek, Hz. Mehdi de bir şahıs olarak bizzat görev yapacaktır. Bediüzzaman </text:span><text:span text:style-name="T3">"GELİYOR VE GELMİŞ"</text:span><text:span text:style-name="T4"> sözleriyle bu sürekliliği ifade etmiş, </text:span><text:span text:style-name="T3">"GELİYOR" </text:span><text:span text:style-name="T4">kelimesiyle bu adetullahın halen devam etmekte olduğunu belirtmiştir.</text:span></text:p>
      <text:p text:style-name="P28"><text:span text:style-name="T9">Bediüzzaman bu sözüyle ayrıca geçmiş dönemlerde gönderilmiş olan müceddidler ile Hz. Mehdi arasındaki farkı açıklamış ve Hz. Mehdi'nin hangi özelliğiyle bu müceddidlerden ayırt edilebileceğini bildirmiştir. Bediüzzaman eserlerinde Hz. Mehdi'den önce gelen müceddidlerin, onun üç vazifesinden birini yerine getirdiklerini ve bu açıdan "bir nevi Mehdi ve müceddid görevi üstlendiklerini" söylemiştir. Ancak Bediüzzaman, yukarıda bahsettiği üç vazifenin üçünü birden yerine getirecek olan kişinin yalnızca </text:span><text:span text:style-name="T10">"BÜYÜK MEHDİ"</text:span><text:span text:style-name="T9"> olacağını ve bu özelliğiyle diğer müceddidlerden ayırt edileceğini belirtmiştir. Nitekim Bediüzzaman'ın kullandığı </text:span><text:span text:style-name="T10">"BİR NEVİ MEHDİ"</text:span><text:span text:style-name="T9"> ifadesi de bu durumu açıklamaktadır. Bediüzzaman geçmişte gelen ve Hz. Mehdi'nin üç büyük görevinden yalnızca bir tanesini yapan kimselerin gerçekte ahir zamanın beklenen Mehdisi olmadıklarını, bu kimseleri "bir nevi mehdi" olarak nitelendirerek ifade etmiştir.</text:span></text:p>
      <text:p text:style-name="P9"/>
      <text:p text:style-name="P1">HER BİRİ:</text:p>
      <text:p text:style-name="P28"><text:span text:style-name="T9">Bediüzzaman kullandığı </text:span><text:span text:style-name="T10">"HER BİRİ"</text:span><text:span text:style-name="T9"> ifadesiyle Hz. Mehdi'den önce gelmiş olan müceddidlerin de Hz. Mehdi gibi gerçek kişilikler olduklarına, şahs-ı manevi olmadıklarına dikkat çekmektedir. Bu açıklamada bahsi geçen önceki yüzyıllarda gönderilen müceddidlerin birer şahıs oldukları kabul görürken, Bediüzzaman'ın aynı açıklamalarında yine bir şahıs olacağını belirttiği "Büyük Mehdi"nin bir şahs-ı manevi olacağı düşüncesi elbette ki çelişkilidir. Bu düşünceye göre, ahir zaman Mehdisi'nden önce gelen tüm müceddidlerin de birer şahs-ı manevi olması gerekirdi. Ancak böyle bir şey söz konusu olmamıştır. Nitekim Bediüzzaman da sözlerinde bu gerçeği açıklamıştır. Bediüzzaman'ın da müjdelediği gibi, Peygamberimiz (sav)'in rivayetlerindeki özelliklere sahip olmasıyla tanınacak olan Büyük Mehdi ahir zamanda </text:span><text:span text:style-name="T10">"BİR ŞAHIS"</text:span><text:span text:style-name="T9"> olarak ortaya çıkacak ve Allah'ın izniyle Bediüzzaman'ın belirttiği üç görevi birden yerine getirecektir.</text:span></text:p>
      <text:p text:style-name="P9"/>
      <text:p text:style-name="P1"/>
      <text:p text:style-name="P1">ÜÇ VAZİFELERDEN BİRİSİNİ BİR CİHETTE </text:p>
      <text:p text:style-name="P1">(AÇIDAN) YAPMASI İTİBARIYLA (NEDENİYLE) </text:p>
      <text:p text:style-name="P1">AHİR ZAMANIN BÜYÜK MEHDİ ÜNVANINI ALMAMIŞLAR:</text:p>
      <text:p text:style-name="P18"/>
      <text:p text:style-name="P28"><text:span text:style-name="T9">Bediüzzaman sözlerinde, iki ayrı tür Mehdi olduğunu belirtmiştir. Bunlardan birincisini, "sabık (önceki) Mehdiler", diğerini ise ahir zamanda gelecek olan </text:span><text:span text:style-name="T10">"BÜYÜK MEHDİ"</text:span><text:span text:style-name="T9"> olarak adlandırmıştır. Bediüzzaman Said </text:span><text:soft-page-break/><text:span text:style-name="T9">Nursi, Hz. Mehdi'nin yapacağı faaliyetleri saymış ve bunları ondan başka kimsenin yapamayacağını belirtmiştir. Bu yüzden, bu önemli görevlerin yerine getirilmesine vesile olan kişiye </text:span><text:span text:style-name="T10">"BÜYÜK MEHDİ" </text:span><text:span text:style-name="T9">demiştir. Bediüzzaman eserlerinde, kendisi de dahil olmak üzere önceki dönemlerde gelen, sabık Mehdiler olarak adlandırdığı müceddidlerin bu üç görevi yerine getiremedikleri için Büyük Mehdi olamayacaklarını anlatmıştır. Bediüzzaman eserlerinde ayrıca söz konusu kimselerin Büyük Mehdi ünvanını alamamalarının bir diğer sebebinin ise, bu kişilerin Peygamberimiz (sav)'in hadislerinde belirttiği özelliklere uymamaları olduğunu bildirmiştir.</text:span></text:p>
      <text:p text:style-name="P28"><text:span text:style-name="T4">Hem bu </text:span><text:span text:style-name="T3">ÜÇ VEZAİFİ </text:span><text:span text:style-name="T4">(görevi) </text:span><text:span text:style-name="T3">BİRDEN</text:span><text:span text:style-name="T4"> </text:span><text:span text:style-name="T3">BİR ŞAHISTA YAHUT CEMAATTE BU ZAMANDA BULUNMASI VE MÜKEMMEL OLMASI VE BİRBİRİNİ CERHETMEMESİ </text:span><text:span text:style-name="T4">(birbirine engel olmaması, zarar vermemesi) PEK UZAK, ADETA KABİL (mümkün) </text:span><text:span text:style-name="T3">GÖRÜLMÜYOR.</text:span><text:span text:style-name="T4"> Ahir zamanda, </text:span><text:span text:style-name="T3">AL-İ BEYT-İ NEBEVİ'NİN (A.S.M.) </text:span><text:span text:style-name="T4">(Peygamberimiz (sav)'in soyunun) </text:span><text:span text:style-name="T3">CEMAAT-İ NURANİYESİNİ </text:span><text:span text:style-name="T4">(nurani cemaatini) </text:span><text:span text:style-name="T3">TEMSİL EDEN HAZRET-İ MEHDİ'DE VE CEMAATİNDEKİ ŞAHS-I MANEVİDE ANCAK İÇTİMA EDEBİLİR </text:span><text:span text:style-name="T4">(biraraya gelebilir, toplanabilir).</text:span><text:span text:style-name="T3"> </text:span><text:span text:style-name="T5">(Kastamonu Lahikası, s. 139) </text:span></text:p>
      <text:p text:style-name="P9">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9"/>
      <text:p text:style-name="P1"/>
      <text:p text:style-name="P1">ÜÇ VEZAİFİ (GÖREVİ) BİRDEN:</text:p>
      <text:p text:style-name="P9"/>
      <text:p text:style-name="P9">Bediüzzaman eserlerinin pek çok yerinde Hz. Mehdi'nin yerine getireceği üç görev olduğundan bahsetmiştir. Bediüzzaman, Hz. Mehdi'nin en önemli alametlerinden birinin bu üç görevi birden yerine getirmesi olduğunu belirtmekted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28"><text:span text:style-name="T4">Bediüzzaman eserlerinde Hz. Mehdi'nin aynı anda, </text:span><text:span text:style-name="T3">"SİYASET MEHDİSİ, SALTANAT MEHDİSİ VE DİYANET MEHDİSİ"</text:span><text:span text:style-name="T4">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3">"BÜYÜK MEHDİ"</text:span><text:span text:style-name="T4">si ünvanını alamadıklarını belirtmiştir.</text:span></text:p>
      <text:p text:style-name="P28"><text:span text:style-name="T4">Bediüzzaman bu anlamda, </text:span><text:span text:style-name="T5">Risale-i Nur</text:span><text:span text:style-name="T4">'un da Hz. Mehdi'nin üç görevinden birincisi olan "imanı kurtarmak" görevini yerine getirdiğini söylemiştir. Ancak bu hizmetin dar dairede sınırlı kaldığını, Hz. Mehdi'nin geniş dairedeki görevlerini ise ancak Büyük Mehdi'nin gerçekleştireceğini açıklamıştır. Hz. Mehdi ortaya çıktığı zaman, hadislerde de belirtildiği gibi, Mehdiliğini iddia etmeyecek ya da bunun </text:span><text:soft-page-break/><text:span text:style-name="T4">propagandasını yapmayacaktır. Hz. Mehdi'nin burada sayılan büyük icraatları, bu kutlu şahsın ortaya çıktığının en büyük ispatı ve delili olacaktır.</text:span></text:p>
      <text:p text:style-name="P28"><text:span text:style-name="T4">Bediüzzaman Hz. Mehdi'nin </text:span><text:span text:style-name="T3">"ÜÇ VEZAİFİ (GÖREVİ) BİRDEN" </text:span><text:span text:style-name="T4">yerine getireceğini belirttiği bu sözüyle konunun önemini bir kez daha hatırlatmaktadır. Kendisi de dahil olmak üzere, önceki müceddidlerin hiçbirinin bunların üçünü birarada gerçekleştirmediğine dikkat çekerek, Hz. Mehdi'nin o dönemde henüz gelmemiş olduğunu ifade etmektedir.</text:span></text:p>
      <text:p text:style-name="P9"/>
      <text:p text:style-name="P1"/>
      <text:p text:style-name="P1">BU ÜÇ VEZAİFİN (GÖREVİN) BİR ŞAHISTA </text:p>
      <text:p text:style-name="P1">YAHUT CEMAATTE BU ZAMANDA BULUNMASI VE </text:p>
      <text:p text:style-name="P1">MÜKEMMEL OLMASI VE BİRBİRİNİ </text:p>
      <text:p text:style-name="P1">CERHETMEMESİ (BİRBİRİNE ENGEL OLMAMASI, </text:p>
      <text:p text:style-name="P1">ZARAR VERMEMESİ) PEK UZAK, ADETA KABİL (MÜMKÜN) GÖRÜLMÜYOR: </text:p>
      <text:p text:style-name="P9"/>
      <text:p text:style-name="P28"><text:span text:style-name="T4">Bediüzzaman,</text:span><text:span text:style-name="T3"> "BU ZAMANDA"</text:span><text:span text:style-name="T4">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ne kadar güçlü olduğunu </text:span><text:span text:style-name="T3">"PEK UZAK"</text:span><text:span text:style-name="T4"> ve </text:span><text:span text:style-name="T3">"ADETA KABİL (MÜMKÜN) GÖRÜNMÜYOR"</text:span><text:span text:style-name="T4"> sözleriyle açıkça belirtmiştir. Bu da, 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1"/>
      <text:p text:style-name="P1"/>
      <text:p text:style-name="P1">AL-İ BEYT-İ NEBEVİNİN (PEYGAMBERİMİZ (SAV)'İN </text:p>
      <text:p text:style-name="P1">SOYUNUN) CEMAAT-İ NURANİYESİNİ (NURANİ CEMAATİNİ) TEMSİL EDEN:</text:p>
      <text:p text:style-name="P9"/>
      <text:p text:style-name="P28"><text:span text:style-name="T4">Bediüzzaman, eserlerinde birçok kez Hz. Mehdi'nin hadislerde bildirildiği üzere </text:span><text:span text:style-name="T10">"seyyid"</text:span><text:span text:style-name="T4"> yani </text:span><text:span text:style-name="T10">"Peygamberimiz (sav)'in soyundan gelen bir kimse"</text:span><text:span text:style-name="T4"> olacağını, </text:span><text:span text:style-name="T10">"kendisinin ise seyyid olmadığını"</text:span><text:span text:style-name="T4"> belirtmiştir. Bediüzzaman bu sözünde de bu konuya bir kez daha açıklık getirmekte, </text:span><text:span text:style-name="T10">"AL-İ BEYT'İ NEBEVİNİN CEMAAT-İ NURANİYESİNİ TEMSİL EDEN"</text:span><text:span text:style-name="T4"> sözleriyle Hz. Mehdi'nin "Peygamberimiz (sav)'in mübarek soyundan" olacağına dikkat çekmektedir. Bediüzzaman, Hz. Mehdi'nin bu önemli alametlerinden birini hatırlatarak kendisinin Hz. Mehdi olmadığını ifade etmektedir.</text:span></text:p>
      <text:p text:style-name="P9"/>
      <text:p text:style-name="P1"/>
      <text:p text:style-name="P1">HZ. MEHDİ VE CEMAATİNDEKİ </text:p>
      <text:p text:style-name="P1">ŞAHS-I MANEVİDE:</text:p>
      <text:p text:style-name="P9"/>
      <text:p text:style-name="P9">Bediüzzaman burada çok önemli bir gerçeği açıklamaktadır. Bu söz, Hz. Mehdi'nin manevi bir kişi değil, bir şahıs olacağını göstermektedir. </text:p>
      <text:p text:style-name="P28"><text:soft-page-break/><text:span text:style-name="T4">Zira Bediüzzaman, </text:span><text:span text:style-name="T3">"Hz. Mehdi VE cemaatindeki şahs-ı manevide"</text:span><text:span text:style-name="T4"> sözleriyle Hz. Mehdi'nin şahsından ve onun şahs-ı manevisini oluşturan cemaatinden ayrı kavramlar olarak bahsetmektedir. Aradaki </text:span><text:span text:style-name="T3">"VE" </text:span><text:span text:style-name="T4">kelimesi, </text:span><text:span text:style-name="T3">"Hz. Mehdi'nin ve cemaatinin iki farklı varlık olduğunu"</text:span><text:span text:style-name="T4"> ifade etmektedir. Hz. Mehdi'nin kutlu şahsıyla birlikte, bir de onun şahs-ı manevisini oluşturan bir cemaati olacaktır. Hz. Mehdi'nin şahsı olmadan, böyle bir şahs-ı maneviden söz etmek mümkün değildir. Bediüzzaman da bu gerçeği ifade etmekte ve Hz. Mehdi'nin bir şahıs olacağını müjdelemektedir.</text:span></text:p>
      <text:p text:style-name="P9"/>
      <text:p text:style-name="P1"/>
      <text:p text:style-name="P1">ANCAK İÇTİMA EDİLEBİLİR </text:p>
      <text:p text:style-name="P1">(BİRARAYA GELEBİLİR, TOPLANABİLİR:</text:p>
      <text:p text:style-name="P9"/>
      <text:p text:style-name="P28"><text:span text:style-name="T4">Bediüzzaman'ın açıkladığı üç büyük görev ancak ahir zamanda gelecek Hz. Mehdi'nin yerine getirebileceği görevlerdir. Bediüzzaman, burada kullandığı </text:span><text:span text:style-name="T3">"ANCAK"</text:span><text:span text:style-name="T4"> kelimesiyle bir başkasının bu görevleri başarmasının Allah'ın dilemesiyle </text:span><text:span text:style-name="T3">"İMKANSIZ"</text:span><text:span text:style-name="T4"> 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28"><text:span text:style-name="T3">BÜYÜK MEHDİ'NİN ÇOK VAZİFELERİ VAR</text:span><text:span text:style-name="T4"> </text:span><text:span text:style-name="T3">VE SİYASET ALEMİNDE, DİYANET ALEMİNDE, SALTANAT ALEMİNDE, MÜCADELE ALEMİNDE ÇOK DAİRELERDE İCRAATLARI </text:span><text:span text:style-name="T4">(işleri) </text:span><text:span text:style-name="T3">OLDUĞU GİBİ</text:span><text:span text:style-name="T4">... </text:span><text:span text:style-name="T5">(Şualar, s. 590)</text:span></text:p>
      <text:p text:style-name="P9">Bediüzzaman, ahir zamanda gelecek olan Hz. Mehdi'nin; </text:p>
      <text:p text:style-name="P9">-<text:tab/>Siyaset,</text:p>
      <text:p text:style-name="P9">-<text:tab/>Diyanet,</text:p>
      <text:p text:style-name="P9">-<text:tab/>Saltanat </text:p>
      <text:p text:style-name="P9">alanlarında büyük görevleri olacağını bildirmekte, ancak bu görevlerin hepsini birden tam olarak yerine getiren kişinin Hz. Mehdi olabileceğini ifade etmektedir:</text:p>
      <text:p text:style-name="P14"/>
      <text:p text:style-name="P1"/>
      <text:p text:style-name="P1">BÜYÜK MEHDİ'NİN ÇOK VAZİFELERİ VAR:</text:p>
      <text:p text:style-name="P9"/>
      <text:p text:style-name="P28"><text:span text:style-name="T4">Bediüzzaman "Büyük Mehdi"nin, sabık Mehdiler olarak adlandırdığı kişilerden en önemli farklarından birinin, onun yerine getireceği "büyük görevler" olduğunu bildirmiştir. Bediüzzaman </text:span><text:span text:style-name="T3">"ÇOK VAZİFELERİ VAR"</text:span><text:span text:style-name="T4"> diyerek, yerine getireceği bu görevlerin Hz. Mehdi'yi insanlara tanıtacak önemli bir alamet olduğunu vurgulamaktadır. Bediüzzaman, bu görevlerin tamamı birden yerine getirilmediği takdirde ise, bir kimsenin Hz. Mehdi olmasının söz konusu olamayacağını hatırlatmaktadır.</text:span></text:p>
      <text:p text:style-name="P9"/>
      <text:p text:style-name="P3"/>
      <text:p text:style-name="P65">VE SİYASET ALEMİNDE, DİYANET ALEMİNDE, </text:p>
      <text:p text:style-name="P1">SALTANAT ALEMİNDE, MÜCADELE ALEMİNDE </text:p>
      <text:p text:style-name="P1">ÇOK DAİRELERDE İCRAATLARI (İŞLERİ) </text:p>
      <text:p text:style-name="P1">OLDUĞU GİBİ:</text:p>
      <text:p text:style-name="P9"/>
      <text:p text:style-name="P28"><text:span text:style-name="T4">Bediüzzaman bu sözlerinde </text:span><text:span text:style-name="T3">"ÇOK VAZİFELERİ VAR"</text:span><text:span text:style-name="T4"> dediği Hz. Mehdi'nin bu görevlerinin neler olduğunu açıklamaktadır. Hz. Mehdi'nin, </text:span><text:span text:style-name="T3">"SİYASET MEHDİSİ, SALTANAT MEHDİSİ ve DİYANET MEHDİSİ olarak bu üç özelliğe birden sahip olacağını ve bu üç alanda birden Mehdilik yapacağını"</text:span><text:span text:style-name="T4"> söylemektedir. Dikkat edilirse Bediüzzaman bu görevleri "üç ayrı kişi"nin yerine getireceğinden bahsetmemiştir. Tam tersine Hz. Mehdi'nin bu </text:span><text:span text:style-name="T3">"ÜÇ KONUDA BİRDEN"</text:span><text:span text:style-name="T4"> müminlerin önderliğini üstleneceğini belirtmiştir. Bu sözleriyle ayrıca, "Mehdiliği üçe bölmenin, tek bir tanesinin Mehdilik için yeterli olacağını söylemenin" yanlışlığını ortaya koymaktadır.</text:span></text:p>
      <text:p text:style-name="P28"><text:span text:style-name="T4">Bediüzzaman verdiği bu bilgilerle, Hz. Mehdi'nin imkanlarının çok geniş olacağını ve bu görevlerin tam yapılmasının bu üç alanda birden güç sahibi olunmasıyla gerçekleştirileceğini açıklamaktadır. </text:span><text:span text:style-name="T3">"ÇOK DAİRELERDE İCRAATLARI OLDUĞU GİBİ"</text:span><text:span text:style-name="T4"> sözleriyle ise, Hz. Mehdi'nin bu </text:span><text:span text:style-name="T3">"faaliyetlerinin ve etki alanının çapının genişliğini"</text:span><text:span text:style-name="T4"> belirtmektedir. Bediüzzaman yaşadığı süre içerisinde çok büyük bir iman hizmeti yürütmüş ancak bu üç alanda birden imkan ve yetkilere sahip olmamıştır. Aksine kendisi ömrünü esaret, maddi sıkıntılar ve zorluklar altında geçirmiştir. Çeşitli haksızlıklara uğramış, eziyetlere tabi tutulmuş, yaşamının büyük bölümünü hapis ve sürgün gibi şartlar altında sürdürmüştür. Kuşkusuz ki eğer Bediüzzaman Mehdi olsa ve diyanet, saltanat ve siyaset alanlarındaki üç görevi yerine getirmiş olsaydı, böyle bir durum söz konusu olmazdı. Dolayısıyla Bediüzzaman, Hz. Mehdi hakkında verdiği bu bilgi ile, kendisinin Hz. Mehdi olamayacağını bizzat kendi sözleriyle bir kez daha delillendirmiştir.</text:span></text:p>
      <text:p text:style-name="P28"><text:span text:style-name="T4">Bediüzzaman bu sözleriyle ayrıca Hz. Mehdi'nin </text:span><text:span text:style-name="T3">"lider vasıflarını taşıyan üstün BİR ŞAHIS"</text:span><text:span text:style-name="T4"> olduğuna bir kez daha dikkat çekmiştir. Bediüzzaman'ın saydığı görevlerin her biri ancak </text:span><text:span text:style-name="T3">"BİR İNSAN"</text:span><text:span text:style-name="T4">ın üstlenebileceği sorumluluklardır. </text:span><text:span text:style-name="T3">"MEHDİ"</text:span><text:span text:style-name="T4"> kelimesi, </text:span><text:span text:style-name="T3">"HİDAYET BULAN VE HİDAYETE YÖNELTEN"</text:span><text:span text:style-name="T4"> anlamındadır. Bediüzzaman Hz. Mehdi'nin </text:span><text:span text:style-name="T3">"DİYANET"</text:span><text:span text:style-name="T4">, </text:span><text:span text:style-name="T3">"SİYASET"</text:span><text:span text:style-name="T4"> ve </text:span><text:span text:style-name="T3">"SALTANAT"</text:span><text:span text:style-name="T4"> aleminde bu </text:span><text:span text:style-name="T3">"MEHDİLİK VASFINI"</text:span><text:span text:style-name="T4"> taşıyarak büyük sorumluluklar üstleneceğini belirtmektedir. Bir şahs-ı manevinin diyanet, siyaset ve saltanat konularında yetki sahibi olması; bu alanlarda insanların sorumluluklarını üstlenerek adalet sağlaması hiçbir şekilde söz konusu değildir. Tüm bu sorumlulukların yerine getirilmesi Bediüzzaman'ın da belirttiği gibi, </text:span><text:span text:style-name="T3">"HİDAYET BULMUŞ BİR İNSANIN"</text:span><text:span text:style-name="T4">, </text:span><text:span text:style-name="T3">"iman, akıl ve vicdan kullanarak yerine getirebileceği görevler"</text:span><text:span text:style-name="T4">dir. Bediüzzaman da sözleriyle bu gerçeği vurgulamış, Hz. Mehdi'nin bir şahs-ı manevi olamayacağını ifade etmiştir. </text:span></text:p>
      <text:p text:style-name="P28"><text:span text:style-name="T3">"BÜYÜK MEHDİ"NİN DÖRT EHEMMİYETLİ VAZİFESİNİN VE DAHA EVVEL GELİP GEÇEN KÜÇÜK MEHDİLER "BÜYÜK MEHDİ"NİN BİR KISIM VAZİFELERİNİ BİR CİHETTE </text:span><text:span text:style-name="T4">(bir açıdan) </text:span><text:span text:style-name="T3">İCRA ETTİKLERİNİ </text:span><text:span text:style-name="T4">(yerine getirdiklerini) ve </text:span><text:span text:style-name="T3">ŞERİAT-I MUHAMMEDİYE'Yİ (A.S.M.) </text:span><text:span text:style-name="T4">(Peygamberimiz (sav)'in yolunu, Kuran ahlakını) </text:span><text:span text:style-name="T3">VE HAKİKAT-İ FURKANİYEYİ </text:span><text:span text:style-name="T4">(Kuran ahlakının esaslarını, hakikatlerini) </text:span><text:span text:style-name="T3">VE SÜNNETİ AHMEDİYEYİ (A.S.M.) </text:span><text:span text:style-name="T4">(Peygamberimiz (sav)'in sünnetini) </text:span><text:span text:style-name="T3">İHYA İLE</text:span><text:span text:style-name="T4"> (yeniden canlandırma ile), </text:span><text:span text:style-name="T3">İLAN VE İCRA İLE</text:span><text:span text:style-name="T4"> (herkese duyurarak ve uygulayarak), </text:span><text:span text:style-name="T3">BAŞKUMANDANLARI OLAN "BÜYÜK MEHDİ"NİN KEMAL-İ ADALETİNİ </text:span><text:span text:style-name="T4">(yüce adaletini) </text:span><text:span text:style-name="T3">VE HAKKANİYETİNİ </text:span><text:span text:style-name="T4">(haktan ve doğruluktan ayrılmayışını, doğruluğunu) </text:span><text:span text:style-name="T3">DÜNYAYA GÖSTERMELERİ</text:span><text:span text:style-name="T4"> gayet makul olmakla beraber, gayet lazım ve </text:span><text:soft-page-break/><text:span text:style-name="T4">zaruri ve hayat-i içtimaiye-i insaniyedeki düsturların (cemiyet hayatına ait kuralların) muktezasıdır (gereğidir). </text:span><text:span text:style-name="T5">(Şualar, s. 456)</text:span></text:p>
      <text:p text:style-name="P9">Bediüzzaman, Hz. Mehdi'nin İslam ahlakını yeniden yaşanır hale getireceğini, Peygamberimiz (sav)'in sünnetiyle hareket edeceğini, üstün bir adalet anlayışı olacağını anlatmaktadır:</text:p>
      <text:p text:style-name="P9"/>
      <text:p text:style-name="P1"/>
      <text:p text:style-name="P1">"BÜYÜK MEHDİ"NİN DÖRT EHEMMİYETLİ </text:p>
      <text:p text:style-name="P1">VAZİFESİNİN VE DAHA EVVEL GELİP GEÇEN </text:p>
      <text:p text:style-name="P1">KÜÇÜK MEHDİLER "BÜYÜK MEHDİ"NİN BİR </text:p>
      <text:p text:style-name="P1">KISIM VAZİFELERİNİ BİR CİHETTE (BİR AÇIDAN) </text:p>
      <text:p text:style-name="P1">İCRA ETTİKLERİNİ (YERİNE GETİRDİKLERİNİ):</text:p>
      <text:p text:style-name="P9"/>
      <text:p text:style-name="P28"><text:span text:style-name="T4">Bediüzzaman yukarıda yer alan sözlerinde, iki ayrı tür Mehdi olduğunu belirtmiştir. Bunlardan birini </text:span><text:span text:style-name="T3">"küçük Mehdiler"</text:span><text:span text:style-name="T4"> olarak adlandırmış, diğerinin ise ahir zamanda gelecek olan </text:span><text:span text:style-name="T3">"BÜYÜK MEHDİ"</text:span><text:span text:style-name="T4"> olduğunu belirtmiştir. Bediüzzaman </text:span><text:span text:style-name="T3">"BÜYÜK MEHDİ"</text:span><text:span text:style-name="T4">nin çok açıkça görülen ve taklit edilmesi mümkün olmayan bazı alametleri olduğunu belirtmiştir. Peygamberimiz (sav)'in sünnetinin yeniden canlandırılması ve İslam ahlakının tüm dünyada hakim olması, tüm Müslümanlar arasında İslam birliğinin oluşturulması, Hristiyanlarla Müslümanların ittifakının sağlanması, Hz. Mehdi'nin reddedilmesi mümkün olmayan alametleridir. Bediüzzaman, "küçük Mehdi" olarak bahsettiği, önceki asırlarda gelen Müslüman şahısların Hz. Mehdi'nin yapacağı hizmetlerden bazılarını bir açıdan yerine getirdiklerini, ancak hiçbirinin bu görevlerin hepsini birarada yerine getiremediklerini ifade etmiştir. Bediüzzaman bu sözleriyle, ahir zamanda gelmesi beklenen "Büyük Mehdi"nin, geçmişte gönderilen Müslüman şahıslarla karıştırılmaması gerektiğini; </text:span><text:span text:style-name="T3">"Büyük Mehdi"nin ancak sayılan tüm görevlerini birarada gerçekleştirmesiyle tanınacağını" </text:span><text:span text:style-name="T4">hatırlatmıştır. Peygamberimiz (sav)'in sünnetinin yeniden canlandırılarak İslam ahlakının tüm dünyaya hakim kılınması, İslam birliğinin oluşturulması, Hristiyan ve Müslüman ittifakının sağlanması ne Bediüzzaman'ın yaşadığı dönemde ne de ondan önceki devirlerde gerçekleştirilmemiş olaylardır. Bediüzzaman da bu gerçeğe dikkat çekerek Hz. Mehdi'nin kendisinden ilerideki bir tarihte geleceğini ve bu mübarek insanın, geçmişte İslam'a hizmet eden diğer Müslüman şahıslardan bu alametleriyle ayırt edilebileceğini belirtmiştir. </text:span></text:p>
      <text:p text:style-name="P28"><text:span text:style-name="T4">Bunun yanında Bediüzzaman bu açıklamalarıyla </text:span><text:span text:style-name="T3">"Hz. Mehdi'nin BİR ŞAHIS olduğunu"</text:span><text:span text:style-name="T4"> da bir kez daha vurgulamıştır. Ahir zamanın "Büyük Mehdi"sinden önce gelen tüm İslam büyükleri, müceddidler ve Bediüzzaman'ın "küçük Mehdi" olarak adlandırdığı kimseler hep birer şahıs olmuşlardır. Bediüzzaman, Allah'ın bu adetullahının ahir zamanda da değişmeyeceğine ve </text:span><text:span text:style-name="T3">"BÜYÜK MEHDİ"</text:span><text:span text:style-name="T4">nin de yine </text:span><text:span text:style-name="T3">"BİR ŞAHIS"</text:span><text:span text:style-name="T4"> olacağına dikkat çekmektedir.</text:span></text:p>
      <text:p text:style-name="P9"/>
      <text:p text:style-name="P3"/>
      <text:p text:style-name="P65">ŞERİAT-I MUHAMMEDİYE'Yİ (A.S.M.) </text:p>
      <text:p text:style-name="P1">(PEYGAMBERİMİZ (SAV)'İN YOLUNU, KURAN AHLAKINI) </text:p>
      <text:p text:style-name="P1">VE HAKİKAT-İ FURKANİYEYİ </text:p>
      <text:p text:style-name="P1">(KURAN AHLAKININ ESASLARINI, HAKİKATLERİNİ) VE </text:p>
      <text:p text:style-name="P1">SÜNNETİ AHMEDİYEYİ (A.S.M.) (PEYGAMBERİMİZ (SAV)'İN SÜNNETİNİ):</text:p>
      <text:p text:style-name="P9"/>
      <text:p text:style-name="P28"><text:span text:style-name="T4">Bediüzzaman </text:span><text:span text:style-name="T3">"ŞERİAT-I MUHAMMEDİYE'Yİ VE HAKİKAT-İ FURKANİYEYİ VE SÜNNETİ AHMEDİYEYİ (A.S.M.)"</text:span><text:span text:style-name="T4"> sözleriyle, pek çok hadiste de bildirildiği gibi, Hz. Mehdi'nin ahir zamanda Peygamber Efendimiz (sav)'in sünneti ile amel edeceğini ve dini, bidatlardan arındıracağını ve İslam dinini özüne döndüreceğini belirtmektedir. Peygamberimiz (sav)'in bu konuyu bildiren hadislerinden bazıları şöyledir: </text:span></text:p>
      <text:p text:style-name="P53">Hz. Mehdi hiçbir bidatı bırakmayacak. (El-Kavlu'l Muhtasar Fi Alamatil Mehdiyy-il Muntazar, s. 43)</text:p>
      <text:p text:style-name="P28"><text:span text:style-name="T11">Mehdi kaldırmadık bidat bırakmayacaktır. Ahir zamanda aynı Peygamber (sav) gibi dinin icablarını yerine getirecektir. (Kıyamet Alametleri, s. </text:span><text:span text:style-name="T9">163)</text:span></text:p>
      <text:p text:style-name="P9">Hz. Mehdi İslam dinini, Asr-ı Saadet olarak adlandırılan Peygamberimiz (sav)'in döneminde yaşanan ve Kuran'da bildirilen şekline döndürecektir. Bu görev İslam tarihinde diğer İslam alimlerine nasip olmamış, bugüne kadar böyle bir durum gerçekleşmemiştir. Bediüzzaman da bu açıklamasıyla, İslam dinini aslına döndürme görevinin ancak Hz. Mehdi'ye nasip olacağını ve bunun Hz. Mehdi'nin tanınmasını sağlayacak en önemli alametlerden olduğunu hatırlatmaktadır. </text:p>
      <text:p text:style-name="P1"/>
      <text:p text:style-name="P1"/>
      <text:p text:style-name="P1">İHYA İLE (YENİDEN CANLANDIRMA İLE), </text:p>
      <text:p text:style-name="P1">İLAN VE İCRA İLE (HERKESE DUYURARAK </text:p>
      <text:p text:style-name="P1">VE UYGULAYARAK):</text:p>
      <text:p text:style-name="P9"/>
      <text:p text:style-name="P9">Bediüzzaman bu sözlerinde Hz. Mehdi'nin izleyeceği yolu anlatmakta, insanları hak dine davet ederken kullanacağı yöntemleri açıklamaktadır:</text:p>
      <text:p text:style-name="P28"><text:span text:style-name="T9">Bediüzzaman'ın burada kullandığı </text:span><text:span text:style-name="T10">"İHYA" </text:span><text:span text:style-name="T9">kelimesinin anlamı, </text:span><text:span text:style-name="T10">"YENİDEN CANLANDIRMA"</text:span><text:span text:style-name="T9">dır. Bediüzzaman'ın da belirttiği gibi, Hz. Mehdi ahir zamanda Kuran'dan uzaklaşmış olan insanların yeniden Kuran ahlakına göre yaşamalarına vesile olacaktır. </text:span></text:p>
      <text:p text:style-name="P28"><text:span text:style-name="T3">"İLAN"</text:span><text:span text:style-name="T4"> kelimesinin anlamı ise, </text:span><text:span text:style-name="T3">"HERKESE DUYURMA"</text:span><text:span text:style-name="T4">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text:span></text:p>
      <text:p text:style-name="P28"><text:span text:style-name="T3">"İCRA" </text:span><text:span text:style-name="T4">kelimesinin anlamı da, </text:span><text:span text:style-name="T3">"UYGULAMA"</text:span><text:span text:style-name="T4">dır. Bediüzzaman bu sözleriyle de Hz. Mehdi'nin, Kuran ahlakını tüm dünyada hakim edeceğini ve tüm toplumlarda yaşanır hale getireceğini belirtmektedir.</text:span></text:p>
      <text:p text:style-name="P28"><text:span text:style-name="T4">Bediüzzaman'ın burada Hz. Mehdi'nin faaliyetleri hakkında üzerinde durduğu büyük çaplı hizmetler, tüm dünyanın gözleri önünde gerçekleşecek olaylardır. Bediüzzaman bunların hiçbirinin </text:span><text:soft-page-break/><text:span text:style-name="T4">kendisi hayatta iken gerçekleşmemiş olduğuna dikkat çekmekte, ancak bu alametlerin gerçekleşmesine vesile olan kişinin Hz. Mehdi olabileceğini belirtmektedir.</text:span></text:p>
      <text:p text:style-name="P28"><text:span text:style-name="T4">Bediüzzaman, dikkat çektiği bu önemli konuyla birlikte Hz. Mehdi'nin bir şahs-ı manevi olmadığını da vurgulamaktadır. Bediüzzaman, İslam dininin esaslarını, Peygamberimiz (sav)'in sünnetini </text:span><text:span text:style-name="T10">"İHYA, İLAN VE İCRA EDECEK BİR ŞAHSIN"</text:span><text:span text:style-name="T4"> varlığından söz etmektedir. Tüm bu icraatler "iman, akıl ve vicdan sahibi kutlu </text:span><text:span text:style-name="T10">BİR ZATIN </text:span><text:span text:style-name="T4">yerine getirebileceği" görevlerdir. Dolayısıyla Bediüzzaman bu açıklamalarıyla </text:span><text:span text:style-name="T10">"HZ. MEHDİ'NİN BİR ŞAHS-I MANEVİ OLAMAYACAĞI"</text:span><text:span text:style-name="T4"> konusunda da kesin bir delil daha ortaya koymaktadır.</text:span></text:p>
      <text:p text:style-name="P1"/>
      <text:p text:style-name="P1"/>
      <text:p text:style-name="P1">BAŞKUMANDANLARI OLAN "BÜYÜK </text:p>
      <text:p text:style-name="P1">MEHDİ"NİN KEMAL-İ ADALETİNİ (YÜCE </text:p>
      <text:p text:style-name="P1">ADALETİNİ) VE HAKKANİYETİNİ (HAKTAN VE DOĞRULUKTAN AYRILMAYIŞINI, </text:p>
      <text:p text:style-name="P1">DOĞRULUĞUNU) DÜNYAYA GÖSTERMELERİ):</text:p>
      <text:p text:style-name="P9"/>
      <text:p text:style-name="P9">Peygamber Efendimiz (sav)'den rivayet edilen birçok hadiste Hz. Mehdi döneminde yeryüzünün adaletle dolacağı haber verilmektedir:</text:p>
      <text:p text:style-name="P28"><text:span text:style-name="T5">Kıyametin kopması için zamanda sadece bir günden başka vakit kalmamış da olsa Allah, benim Ehl-i Beytimden (soyumdan) bir zatı gönderecek, yeryüzü zulümle dolduğu gibi, </text:span><text:span text:style-name="T6">o yeryüzünü adaletle dolduracak.</text:span><text:span text:style-name="T5"> (Sünen-i Ebu Davud, 5/92)</text:span></text:p>
      <text:p text:style-name="P28"><text:span text:style-name="T5">Mehdi bendendir, </text:span><text:span text:style-name="T6">yeryüzü zulüm ve işkence ile dolduğu gibi onu doğruluk ve adaletle doldurur.</text:span><text:span text:style-name="T5"> (Sünen-i Ebu Davud, 5/93)</text:span></text:p>
      <text:p text:style-name="P28"><text:span text:style-name="T5">Bu (Emir) de (Hz. Mehdi) insanlar yeryüzünü daha önce zulüm ile doldurdukları gibi, </text:span><text:span text:style-name="T6">yeryüzünü adaletle dolduracaktır.</text:span><text:span text:style-name="T5"> (Sünen-i İbn-i Mace, 10/348)</text:span></text:p>
      <text:p text:style-name="P28"><text:span text:style-name="T4">Hadislerde belirtilen, bu adalet ve huzur ortamı çok geniş çapta ve çok benzersiz olacaktır. Bediüzzaman da </text:span><text:span text:style-name="T3">"KEMAL-İ ADALETİ"</text:span><text:span text:style-name="T4"> ve </text:span><text:span text:style-name="T3">"HAKKANİYETİ"</text:span><text:span text:style-name="T4"> sözleriyle, Hz. Mehdi'nin adaletinin en mükemmel şekilde olacağını bildirmektedir. Bediüzzaman Hz. Mehdi'nin bu vasıflarını dile getirerek öncelikle onun bir şahs-ı manevi olmadığını, </text:span><text:span text:style-name="T3">"ADALET YAPABİLECEK, HAK VE DOĞRU YOLU İZLEYEBİLECEK BİR ŞAHIS"</text:span><text:span text:style-name="T4"> olduğunu ifade etmektedir. Bir şahs-ı manevinin "adaletli olması ya da hak yoldan ayrılmama vasfını taşıması" söz konusu değildir. Bediüzzaman da Hz. Mehdi'nin ahlakındaki bu </text:span><text:span text:style-name="T3">"MÜMİN VASIFLARI"</text:span><text:span text:style-name="T4">na dikkat çekerek, bu konuya açıklık kazandırmış ve onun mübarek </text:span><text:span text:style-name="T3">"BİR İNSAN"</text:span><text:span text:style-name="T4"> olduğunu hatırlatmıştır. </text:span></text:p>
      <text:p text:style-name="P28"><text:span text:style-name="T4">Bediüzzaman bu sözlerinin başında ise "Büyük Mehdi"nin </text:span><text:span text:style-name="T3">"BAŞKUMANDANLIK" </text:span><text:span text:style-name="T4">sıfatına dikkat çekmiştir. Bu, ancak </text:span><text:span text:style-name="T3">"BİR İNSAN"</text:span><text:span text:style-name="T4">ın sahip olabileceği bir özellik ve bir insanın üstlenebileceği bir görevdir. Çok açıktır ki Bediüzzaman burada bir şahs-ı manevinin müminlerin başkumandanı olacağından bahsetmemekte; </text:span><text:span text:style-name="T3">"BU GÖREVİ YERİNE GETİREBİLECEK ÖZELLİKLERE SAHİP BİR ŞAHSI"</text:span><text:span text:style-name="T4"> ifade etmektedir. </text:span></text:p>
      <text:p text:style-name="P28"><text:span text:style-name="T4">Bediüzzaman </text:span><text:span text:style-name="T3">"Başkumandanları olan "Büyük Mehdi"nin kemal-i adaletini ve hakkaniyetini DÜNYAYA GÖSTERMELERİ" </text:span><text:span text:style-name="T4">sözleriyle burada ayrıca Hz. Mehdi'nin yüce adaletinin, haktan ve doğruluktan ayrılmayışının mükemmelliğine </text:span><text:span text:style-name="T3">"BÜTÜN DÜNYANIN ŞAHİT OLACAĞINI"</text:span><text:span text:style-name="T4"> ifade </text:span><text:soft-page-break/><text:span text:style-name="T4">etmektedir. Tüm insanlar, bu mübarek zatı görüp tanıyacaklar, Allah'ın adil sıfatının yeryüzündeki tecellilerini Hz. Mehdi'de göreceklerdir. Hz. Mehdi'nin büyük fikri mücadelesi neticesinde, belki de tüm dünyada ilk kez zulüm ve kargaşa tamamen bitecek, dünya çapında barış, huzur ve adalet olacaktır. Bediüzzaman bu açıklamalarıyla, Hz. Mehdi'nin geçmiş dönemlerde gelmediğini, geldiğinde ise Allah'ın bu gelişmelerle onu insanlara tanıtacağını bildirmektedir.</text:span></text:p>
      <text:p text:style-name="P28"><text:span text:style-name="T4">Ümmetin beklediği, </text:span><text:span text:style-name="T3">AHİR ZAMANDA GELECEK</text:span><text:span text:style-name="T4"> </text:span><text:span text:style-name="T3">ZATIN</text:span><text:span text:style-name="T4"> </text:span><text:span text:style-name="T3">ÜÇ VAZİFESİNDEN</text:span><text:span text:style-name="T4"> </text:span><text:span text:style-name="T3">EN MÜHİMMİ</text:span><text:span text:style-name="T4"> (önemlisi) </text:span><text:span text:style-name="T3">VE EN BÜYÜĞÜ VE EN KIYMETDARI </text:span><text:span text:style-name="T4">(değerlisi) </text:span><text:span text:style-name="T3">OLAN İMAN-I TAHKİKİYİ</text:span><text:span text:style-name="T4"> (gerçek imanı) </text:span><text:span text:style-name="T3">NEŞR</text:span><text:span text:style-name="T4"> (yazma ve dağıtma yoluyla yaymak) </text:span><text:span text:style-name="T3">VE EHL-İ İMANI</text:span><text:span text:style-name="T4"> (iman edenleri) </text:span><text:span text:style-name="T3">DALALETTEN</text:span><text:span text:style-name="T4"> (sapkınlıktan) </text:span><text:span text:style-name="T3">KURTARMAK..</text:span><text:span text:style-name="T4"> </text:span><text:span text:style-name="T5">(Sikke-i Tasdik-i Gaybi, s. 9)</text:span></text:p>
      <text:p text:style-name="P9">Bediüzzaman, Hz. Mehdi'nin üç büyük görevinden birincisinin ve en önemlisinin gerçek imanı yayarak insanların sapkınlıktan kurtulmasına vesile olması olduğunu belirtmiştir:</text:p>
      <text:p text:style-name="P9"/>
      <text:p text:style-name="P1">AHİR ZAMANDA GELECEK:</text:p>
      <text:p text:style-name="P28"><text:span text:style-name="T4">Bediüzzaman </text:span><text:span text:style-name="T3">"AHİR ZAMANDA GELECEK"</text:span><text:span text:style-name="T4"> diyerek Hz. Mehdi'nin kendisinden sonraki bir dönemde geleceğini ifade etmiştir. Eğer Bediüzzaman, kendi yaşadığı dönemde ya da öncesinde Hz. Mehdi'nin gelip faaliyetlerine başladığı kanaatinde olsaydı, hiç şüphesiz </text:span><text:span text:style-name="T3">"GELECEK" </text:span><text:span text:style-name="T4">kelimesi yerine "gelmiş" ya da "geldi" gibi sözler kullanırdı. Ancak böyle bir durum henüz gerçekleşmediğinden, Bediüzzaman da Hz. Mehdi'nin geliş vaktinin </text:span><text:span text:style-name="T3">"İLERİDE"</text:span><text:span text:style-name="T4"> olacağını belirten bir kelime kullanmıştır.</text:span></text:p>
      <text:p text:style-name="P28"><text:span text:style-name="T4">Bediüzzaman </text:span><text:span text:style-name="T10">"GELECEK"</text:span><text:span text:style-name="T4"> kelimesini, bu kitapta yer alan Hz. Mehdi ile ilgili sözlerinde pek çok defa kullanmıştır. Bediüzzaman, aynı ifadeyi birçok defa tekrarlayarak bu konuya kesinlik kazandırmış ve Hz. Mehdi'nin kendisinden sonraki bir zamanda ortaya çıkacağı konusunda hiçbir şüpheye yer bırakmamıştır.</text:span></text:p>
      <text:p text:style-name="P28"><text:span text:style-name="T4">Bediüzzaman bu sözlerinde ayrıca Hz. Mehdi'nin </text:span><text:span text:style-name="T3">"GELECEK BİR ŞAHIS"</text:span><text:span text:style-name="T4"> olduğunu da ifade etmiştir. Zira bir şahs-ı manevinin </text:span><text:span text:style-name="T3">"GELMESİ"</text:span><text:span text:style-name="T4">nden değil, ancak </text:span><text:span text:style-name="T3">"OLUŞMASI"</text:span><text:span text:style-name="T4">ndan bahsedilebilir. Bediüzzaman da bu sebeple "ahir zamanda oluşacak" dememiş, </text:span><text:span text:style-name="T3">"ahir zamanda GELECEK" </text:span><text:span text:style-name="T4">sözlerini kullanarak, Hz. Mehdi'nin </text:span><text:span text:style-name="T3">"BİR ŞAHIS"</text:span><text:span text:style-name="T4"> olduğunu açıklamıştır.</text:span></text:p>
      <text:p text:style-name="P9"/>
      <text:p text:style-name="P1">ZATIN:</text:p>
      <text:p text:style-name="P28"><text:span text:style-name="T4">Bediüzzaman kullandığı </text:span><text:span text:style-name="T3">"ZAT" </text:span><text:span text:style-name="T4">ifadesi ile ise, Hz. Mehdi'nin "manevi bir varlık" değil, </text:span><text:span text:style-name="T3">"BİR ŞAHIS"</text:span><text:span text:style-name="T4"> olduğunu olabilecek en açık şekilde izah etmiştir. Bilindiği gibi </text:span><text:span text:style-name="T3">"ZAT" </text:span><text:span text:style-name="T4">kelimesinin sözlük anlamı, </text:span><text:span text:style-name="T3">"KİŞİ, KİMSE, ŞAHIS"</text:span><text:span text:style-name="T4">dır. Aynı zamanda da "tekil" yani </text:span><text:span text:style-name="T3">"BİR</text:span><text:span text:style-name="T4"> </text:span><text:span text:style-name="T3">KİŞİ</text:span><text:span text:style-name="T4">"den bahsedildiğini açıklayan bir ifadedir. Bilinen bir kişiyi belirtmek amacıyla kullanılır. Aynı zamanda da bir saygı ifadesidir. Onlarca risaleyi birbirinden hikmetli ifadelerle kaleme alan büyük İslam alimi Bediüzzaman da hiç şüphesiz ki bu kelimenin anlamını tüm detaylarıyla çok iyi bilmektedir. Eğer Bediüzzaman Hz. Mehdi'nin bir şahs-ı manevi olacağını anlatmak isteseydi, kuşkusuz ki bunu açıkça belirtecek kadar kesin anlamlar ile </text:span><text:span text:style-name="T3">"BİR İNSAN"</text:span><text:span text:style-name="T4">ı ifade eden </text:span><text:span text:style-name="T3">"ZAT"</text:span><text:span text:style-name="T4"> kelimesini kullanmazdı. Bunun yerine "şahs-ı manevi" kavramını ifade edecek birbirinden hikmetli çok çeşitli kelimeler seçebilirdi. Buna rağmen açıkça </text:span><text:span text:style-name="T3">"ZAT"</text:span><text:span text:style-name="T4"> kelimesini tercih etmiş olması, Bediüzzaman'ın Hz. Mehdi'nin bir şahıs olduğu konusundaki kanaatini çok açık bir şekilde ortaya koymaktadır. </text:span></text:p>
      <text:p text:style-name="P9"><text:soft-page-break/>Bediüzzaman gibi yüksek ilim sahibi bir şahsın, bir kelimeyi aynı konuda birçok kez tekrarlaması, elbette ki belirli bir hikmet üzerinedir. Hiç şüphe yok ki Bediüzzaman, Hz. Mehdi'nin bir şahıs olduğu konusunda çok kesin bir kanaate sahiptir ve bu kanaati doğrultusunda müminleri de en doğru şekilde bilgilendirmektedir.</text:p>
      <text:p text:style-name="P9"/>
      <text:p text:style-name="P3"/>
      <text:p text:style-name="P65">ÜÇ VAZİFESİNDEN:</text:p>
      <text:p text:style-name="P28"><text:span text:style-name="T4">Bediüzzaman, Müslümanların beklediği, ahir zamanda gelecek mübarek şahsın tek bir görevi olmayacağını bildirmiştir. Bu şahsın </text:span><text:span text:style-name="T3">"ÜÇ BÜYÜK VE KAPSAMLI GÖREVİ"</text:span><text:span text:style-name="T4"> olacağını ifade etmiştir. Bediüzzaman bu görevlerin; </text:span></text:p>
      <text:p text:style-name="P9">1) "İnsanların imanını kurtarmak, </text:p>
      <text:p text:style-name="P9">2) İslam Birliğini kurmak ve tüm dünya Müslümanlarının önderi olmak, </text:p>
      <text:p text:style-name="P18">3) Kuran ahlakını tüm dünyaya hakim kılmak ve Hristiyanlarla ittifak kurmak olduğunu" açıklamıştır. Peygamberimiz (sav)'den bu yana gönderilen müceddidler arasında, 1400 yıldır bu görevlerin birini yalnızca belirli açılardan yerine getirmiş İslam büyükleri olmuştur. İslam tarihinde insanların imanına vesile olan bir çok büyük âlim vardır. Osmanlı padişahları İslam Birliğini yönetmiş Müslüman önderlerdir. Fakat hiçbiri, bahsedilen üç önemli görevi birden ve dünya çapında yerine getirememişlerdir. Bediüzzaman da burada Hz. Mehdi'nin bu özelliğini vurgulayarak, bu üstün vasıflı şahsın geçmiş dönemlerde geldiğinden bahsedilemeyeceğini, bu görevlerin yapılmasının, onu insanlara tanıtan alameti olacağını belirtmiştir.</text:p>
      <text:p text:style-name="P9"/>
      <text:p text:style-name="P1"/>
      <text:p text:style-name="P1">EN MÜHİMMİ (ÖNEMLİSİ) VE EN BÜYÜĞÜ VE EN KIYMETDARI </text:p>
      <text:p text:style-name="P1">(DEĞERLİSİ) OLAN İMAN-I TAHKİKİYİ (GERÇEK İMANI) </text:p>
      <text:p text:style-name="P1">NEŞR (YAZMA VE DAĞITMA YOLUYLA YAYMAK) VE </text:p>
      <text:p text:style-name="P1">EHL-İ İMANI (İMAN EDENLERİ) DALALETTEN </text:p>
      <text:p text:style-name="P1">(SAPKINLIKTAN) KURTARMAK:</text:p>
      <text:p text:style-name="P9"/>
      <text:p text:style-name="P28"><text:span text:style-name="T4">Bediüzzaman </text:span><text:span text:style-name="T3">"İMANI KURTARMA GÖREVİ"</text:span><text:span text:style-name="T4">nin, ahir zamanda gelecek olan Hz. Mehdi'nin üç vazifesinden birincisi olduğunu belirtmiştir. Ve bu görevi, Hz. Mehdi'nin "en önemli ve en kıymetli vazifesi"olarak adlandırmıştır. Ahir zamanda gelecek olan bu mübarek şahsın kendi döneminde "çok büyük ve önemli bir iman hizmeti" gerçekleştireceğini bildirmiştir. Bu hizmetin çapı daha önce kimseye nasip olmamış büyüklükte olacaktır. Bediüzzaman burada kullandığı </text:span><text:span text:style-name="T3">"NEŞR" </text:span><text:span text:style-name="T4">kelimesiyle iman hakikatlerinin her türlü imkan kullanılarak, çeşitli kitle iletişim araçlarıyla yapılacağına dikkat çekmiştir. Doğal olarak bu şekilde imanı yayma çalışması da dünyadaki tüm insanlar tarafından bilinecektir. Ahir zamanda Mesih Deccal'in fitnesi tüm insanları çepeçevre sarmış olacak, bu büyüklükteki bir fitneyi etkisiz hale getirip inananların imanını korumak da Hz. Mehdi'nin en büyük vazifelerinden biri olacaktır. Bediüzzaman bugüne kadar böyle büyük çapta bir "imanı kurtarma görevi"nin hiçbir müceddid tarafından yerine getirilmediğine ve Hz. Mehdi'nin de bu görevini, böyle büyük bir etki bırakacak şekilde gerçekleştirmesiyle tanınacağına işaret etmiştir.</text:span></text:p>
      <text:p text:style-name="P28"><text:span text:style-name="T3">O</text:span><text:span text:style-name="T4"> </text:span><text:span text:style-name="T3">ZATIN</text:span><text:span text:style-name="T4"> </text:span><text:span text:style-name="T3">İKİNCİ VAZİFESİ, ŞERİATI</text:span><text:span text:style-name="T4"> (Kuran ahlakının esaslarını ve Peygamberimiz (sav)'in sünnetini) </text:span><text:span text:style-name="T3">İCRA VE TATBİK ETMEKTİR</text:span><text:span text:style-name="T4"> (uygulamak ve yerine getirmektir). </text:span><text:span text:style-name="T5">(Sikke-i Tasdik-i Gaybi, s. 9)</text:span></text:p>
      <text:p text:style-name="P9">Bediüzzaman, bu sözünde de Hz. Mehdi'nin ikinci görevinin Kuran ahlakının esaslarının tam olarak yaşanmasına vesile olmak olduğunu açıklamaktadır:</text:p>
      <text:p text:style-name="P9"/>
      <text:p text:style-name="P1">O:</text:p>
      <text:p text:style-name="P28"><text:soft-page-break/><text:span text:style-name="T4">Bediüzzaman burada da tekrar</text:span><text:span text:style-name="T3"> </text:span><text:span text:style-name="T4">Hz. Mehdi için, </text:span><text:span text:style-name="T3">"BİR ŞAHIS ZAMİRİ"</text:span><text:span text:style-name="T4"> olan </text:span><text:span text:style-name="T3">"O" </text:span><text:span text:style-name="T4">kelimesini kullanmıştır. Bediüzzaman sözlerinde sık sık tekrarladığı bu kelime ile, ahir zamanda ortaya çıkacak olan Hz. Mehdi'nin "manevi bir önder" değil, bizzat müminlerin başına geçerek, onları hidayete yöneltecek </text:span><text:span text:style-name="T3">"BİR ŞAHIS" </text:span><text:span text:style-name="T4">olduğunu belirtmektedir. </text:span></text:p>
      <text:p text:style-name="P28"><text:span text:style-name="T4">Bediüzzaman ayrıca burada "onlar" gibi çoğul bir topluluğu ifade eden bir kelime de kullanmamış, Hz. Mehdi'nin </text:span><text:span text:style-name="T3">"TEK BİR KİŞİ" </text:span><text:span text:style-name="T4">olduğunu ifade eden </text:span><text:span text:style-name="T3">"O" </text:span><text:span text:style-name="T4">sözcüğüne yer vermiştir. Bediüzzaman bu açıklamalarıyla, Hz. Mehdi'nin bir şahs-ı manevi olmadığı konusundaki kesin kanaatlerini delilleriyle birlikte ortaya koymuştur. </text:span></text:p>
      <text:p text:style-name="P9"/>
      <text:p text:style-name="P1">ZATIN:</text:p>
      <text:p text:style-name="P28"><text:span text:style-name="T4">Bediüzzaman buradaki </text:span><text:span text:style-name="T3">"ZAT" </text:span><text:span text:style-name="T4">kelimesiyle, aynı cümle içerisinde Hz. Mehdi'nin </text:span><text:span text:style-name="T3">"BİR ŞAHIS"</text:span><text:span text:style-name="T4"> olduğu konusuna açıklık getiren ikinci bir vurgulama daha yapmıştır. Bediüzzaman bu kadar çok tekrarladığı bu sözüyle, Hz. Mehdi'nin kesinlikle "manevi bir varlık" olmadığını açıklamış ve Müslümanların bu kutlu </text:span><text:span text:style-name="T3">"ŞAHIS"</text:span><text:span text:style-name="T4"> hakkında en doğru şekilde bilgilenmelerini sağlamıştır.</text:span></text:p>
      <text:p text:style-name="P9"/>
      <text:p text:style-name="P9"/>
      <text:p text:style-name="P1">İKİNCİ VAZİFESİ, ŞERİATI (KURAN AHLAKININ </text:p>
      <text:p text:style-name="P1">ESASLARINI VE PEYGAMBERİMİZ (SAV)'İN </text:p>
      <text:p text:style-name="P1">SÜNNETİNİ) İCRA VE TATBİK ETMEKTİR </text:p>
      <text:p text:style-name="P1">(UYGULAMAK VE YERİNE GETİRMEKTİR):</text:p>
      <text:p text:style-name="P14"/>
      <text:p text:style-name="P28"><text:span text:style-name="T3">"İCRA VE TATBİK ETMEK"</text:span><text:span text:style-name="T4">, </text:span><text:span text:style-name="T3">"uygulamak, yürürlüğe sokmak, yerine getirmek"</text:span><text:span text:style-name="T4"> 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liderliğini üstlenmesiyle gerçekleştirilecektir. Bediüzzaman da bu gerçeği hatırlatarak, bu vazifeyi daha kimsenin yerine getirmemiş olduğuna ve gerçekleştiğinde de bunun, Hz. Mehdi'nin en önemli alametlerinden biri olacağına dikkat çekmiştir.</text:span></text:p>
      <text:p text:style-name="P28"><text:span text:style-name="T4">Birinci vazife, maddi kuvvetle değil, belki kuvvetli itikad (güçlü ve samimi bir iman) ve ihlas (yalnızca Allah'ın hoşnutluğunu gözetme) ve sadakatle (kalpten bağlılıkla) olduğu halde, </text:span><text:span text:style-name="T3">BU İKİNCİ VAZİFE, GAYET BÜYÜK MADDİ BİR KUVVET VE HAKİMİYET LAZIM Kİ, O İKİNCİ VAZİFE TATBİK EDİLEBİLSİN</text:span><text:span text:style-name="T4"> (yerine getirilebilsin) </text:span><text:span text:style-name="T5">(Sikke-i Tasdik-i Gaybi, s. 9)</text:span></text:p>
      <text:p text:style-name="P9">Bediüzzaman, Hz. Mehdi'nin ikinci görevinin ancak "büyük bir maddi kuvvet ve hakimiyetle" gerçekleştirilebileceğini belirtmiştir:</text:p>
      <text:p text:style-name="P1"/>
      <text:p text:style-name="P1"/>
      <text:p text:style-name="P1">BU İKİNCİ VAZİFE, GAYET BÜYÜK MADDİ BİR KUVVET </text:p>
      <text:p text:style-name="P1">VE HAKİMİYET LAZIM Kİ, O İKİNCİ VAZİFE </text:p>
      <text:p text:style-name="P1">TATBİK EDİLEBİLSİN (YERİNE GETİRİLEBİLSİN):</text:p>
      <text:p text:style-name="P9"/>
      <text:p text:style-name="P28"><text:soft-page-break/><text:span text:style-name="T4">Bediüzzaman, Hz. Mehdi'nin ikinci görevini ancak </text:span><text:span text:style-name="T10">"BÜYÜK BİR MADDİ KUVVET VE HAKİMİYETLE"</text:span><text:span text:style-name="T4"> gerçekleştirilebileceğini vurgulamıştır. Bu güce sahip olacak tek kişi Hz. Mehdi'dir. Bediüzzaman, Hz. Mehdi'nin bu vazifesini dünya çapında gerçekleştireceğini hatırlatarak, onun sahip olacağı maddi kuvvet ve hâkimiyetin de çok büyük boyutlarda olacağına dikkat çekmiştir. Peygamberimiz (sav)'in döneminden bu yana böyle bir güç ve hakimiyet sağlanamamıştır. Bediüzzaman da yaşadığı süre içerisinde böyle bir güç ve hakimiyet sahibi olmamıştır. Tüm hayatını Kuran ahlakının tebliğine adamış, bu uğurda her türlü fedakarlığı göze almış ve çok büyük bir hizmet vermiştir. Ancak onun tebliği maddi bir kuvvet ve hakimiyet içerisinde değil, gayet zor maddi şartlarda ve benzersiz sıkıntılar içerisinde geçmiştir. Hem Bediüzzaman hem de talebeleri büyük iman hizmetlerini çok kısıtlı imkanlarla gerçekleştirmişlerdir. Tüm bu zorluklar içerisinde, Bediüzzaman şerefli mücadelesini sürdürmüş ve ihlasıyla, samimiyetiyle Müslümanlara önemli bir örnek teşkil etmiştir. Ancak bizzat kendisinin de belirttiği gibi, bu durum, Hz. Mehdi'nin elde edeceği "gayet büyük maddi kuvvet ve hakimiyet"in Bediüzzaman'ın hayatında söz konusu olmadığını açıkça ortaya koymuştur. Nitekim Bediüzzaman da, kendisine Mehdilik isnad eden kimselere Hz. Mehdi olmadığını bu delili de öne sürerek açıklamıştır.</text:span></text:p>
      <text:p text:style-name="P28"><text:span text:style-name="T3">O</text:span><text:span text:style-name="T4"> </text:span><text:span text:style-name="T3">ZATIN</text:span><text:span text:style-name="T4"> üçüncü vazifesi, </text:span><text:span text:style-name="T3">HİLAFET-İ İSLAMİYE'Yİ </text:span><text:span text:style-name="T4">(İslam halifeliğini) </text:span><text:span text:style-name="T3">İTTİHAD-I İSLAM'A BİNA EDEREK </text:span><text:span text:style-name="T4">(İslam birliği üzerine kurarak), </text:span><text:span text:style-name="T3">İSEVİ RUHANİLERİYLE </text:span><text:span text:style-name="T4">(dindar Hristiyanlarla ve Hristiyan alimleriyle) </text:span><text:span text:style-name="T3">İTTİFAK EDİP </text:span><text:span text:style-name="T4">(iş birliği ve dayanışma içerisine girerek) </text:span><text:span text:style-name="T3">DİN-İ İSLAM'A</text:span><text:span text:style-name="T4"> (İslam dinine) </text:span><text:span text:style-name="T3">HİZMET ETMEKTİR</text:span><text:span text:style-name="T4">. </text:span><text:span text:style-name="T3">BU VAZİFE, PEK BÜYÜK BİR SALTANAT</text:span><text:span text:style-name="T4"> ve </text:span><text:span text:style-name="T3">KUVVET</text:span><text:span text:style-name="T4"> ve </text:span><text:span text:style-name="T3">MİLYONLAR FEDAKARLARLA (MİLYONLARIN FEDAKARANE KATILIMIYLA) TATBİK EDİLEBİLİR</text:span><text:span text:style-name="T4">(yerine getirilebilir). </text:span><text:span text:style-name="T5">(Sikke-i Tasdik-i Gaybi, s. 9)</text:span></text:p>
      <text:p text:style-name="P9">Bediüzzaman, Hz. Mehdi'nin bir başka görevinin de İslam toplumunu birleştirmek ve Hristiyan alemiyle ittifak etmek olduğunu bildirmiştir:</text:p>
      <text:p text:style-name="P9"/>
      <text:p text:style-name="P1">O:</text:p>
      <text:p text:style-name="P28"><text:span text:style-name="T4">Bediüzzaman, bu sözünde </text:span><text:span text:style-name="T9">yine</text:span><text:span text:style-name="T10"> "O"</text:span><text:span text:style-name="T4"> zamirini kullanmış ve Hz. Mehdi'nin</text:span><text:span text:style-name="T10"> "BİR ŞAHIS"</text:span><text:span text:style-name="T4"> olduğunu bir kez daha tekrarlamıştır. Eğer Bediüzzaman, Hz. Mehdi'nin "manevi bir isim" ya da "birçok insandan oluşan bir topluluk" olduğunu düşünseydi, elbette ki tüm bu iddiaları reddedecek açıklıkta bir kelime kullanmaz, Hz. Mehdi'den </text:span><text:span text:style-name="T10">"O ZAT"</text:span><text:span text:style-name="T4"> sözleriyle bahsetmezdi. Çok açıktır ki Bediüzzaman, Hz. Mehdi'nin </text:span><text:span text:style-name="T10">"TEK BİR ŞAHIS"</text:span><text:span text:style-name="T4"> olduğunu belirtmiş ve aksi yöndeki tüm düşüncelerin geçersizliğini ortaya koymuştur.</text:span></text:p>
      <text:p text:style-name="P9"/>
      <text:p text:style-name="P1">ZATIN:</text:p>
      <text:p text:style-name="P28"><text:span text:style-name="T4">Bediüzzaman, </text:span><text:span text:style-name="T3">"KİŞİ, KİMSE YA DA ŞAHIS"</text:span><text:span text:style-name="T4"> anlamına gelen </text:span><text:span text:style-name="T3">"ZAT" </text:span><text:span text:style-name="T4">kelimesini bu sözlerinde tekrarlamış ve Hz. Mehdi'nin tüm dünya Müslümanlarının liderliğini üstlenecek, </text:span><text:span text:style-name="T3">"üstün vasıflı BİR İNSAN" </text:span><text:span text:style-name="T4">olduğunu yeniden vurgulamıştır.</text:span></text:p>
      <text:p text:style-name="P9"/>
      <text:p text:style-name="P1"/>
      <text:p text:style-name="P1">HİLAFET-İ İSLAMİYE'Yİ (İSLAM HALİFELİĞİNİ) </text:p>
      <text:p text:style-name="P1">İTTİHAD-I İSLAM'A BİNA EDEREK (İSLAM </text:p>
      <text:p text:style-name="P1">BİRLİĞİNİN ÜZERİNE KURARAK):</text:p>
      <text:p text:style-name="P19"><text:soft-page-break/></text:p>
      <text:p text:style-name="P19">Bediüzzaman Hz. Mehdi'nin üçüncü vazifesinin İslam toplumunu birleştirmek ve Hristiyan alemiyle ittifak yapmak olduğunu belirtmiştir.</text:p>
      <text:p text:style-name="P9">Hz. Mehdi'nin İslam birliğini kurup Hristiyan önderlerle ittifak etmesi ve bu vesileyle İslam'a hizmet etmesi Bediüzzaman'ın yaşadığı dönemde ve öncesinde de gerçekleşmemiş olaylardır. Bediüzzaman da bu vazifenin Allah'ın izniyle Hz. Mehdi tarafından yerine getirileceğini belirterek, kendisinin Hz. Mehdi olmadığını bir kez daha delillendirmiştir.</text:p>
      <text:p text:style-name="P1"/>
      <text:p text:style-name="P1"/>
      <text:p text:style-name="P1">İSEVİ RUHANİLERİYLE (DİNDAR </text:p>
      <text:p text:style-name="P1">HRİSTİYANLARLA VE HRİSTİYAN ALİMLERİYLE) </text:p>
      <text:p text:style-name="P1">İTTİFAK EDİP (İŞ BİRLİĞİ VE DAYANIŞMA </text:p>
      <text:p text:style-name="P1">İÇERİSİNE GİREREK) DİN-İ İSLAM'A </text:p>
      <text:p text:style-name="P1">(İSLAM DİNİNE) HİZMET ETMEKTİR:</text:p>
      <text:p text:style-name="P9"/>
      <text:p text:style-name="P28"><text:span text:style-name="T4">Bediüzzaman, Hz. Mehdi'nin İslam toplumunu birleştirip Hristiyan önderleriyle, İslam ve Hristiyanlığın ortak cephesi olan "materyalizm ve dinsizliğe" karşı ittifak edeceğini ve bu yolla İslam dinine hizmet edeceğini bildirmektedir. Bir Kuran ayetinde bildirildiği gibi, </text:span><text:span text:style-name="T13">"... iman edenlere sevgi bakımından en yakın olarak da: "Hristiyanlarız" diyenleri bulursun. Bu, onlardan (birtakım) papaz ve rahiplerin olması ve onların gerçekte büyüklük taslamamaları nedeniyledir." </text:span><text:span text:style-name="T4">(Maide Suresi, 82) samimi Müslümanlar ve samimi Hristiyanlar birbirlerinin doğal müttefikidirler. Dinsizliğe karşı ortak bir fikri mücadele yürütmeleri ve yardımlaşmaları gerekir. Ahir zamanda bu dayanışmanın en güzel örneği Hz. İsa ve Hz. Mehdi vesilesiyle yaşanacaktır. Bediüzzaman da bu sözleriyle Hz. Mehdi'nin bu önemli alametine dikkat çekmektedir. Bediüzzaman, kendisi hayatta iken henüz gerçekleşmemiş olan bu gelişmeleri hatırlatarak, Hz. Mehdi'nin kendisinden sonraki bir tarihte gelecek bir şahıs olduğunu müjdelemektedir.</text:span></text:p>
      <text:p text:style-name="P9"/>
      <text:p text:style-name="P9"/>
      <text:p text:style-name="P1">BU VAZİFE PEK BÜYÜK BİR </text:p>
      <text:p text:style-name="P1">SALTANAT ve KUVVET:</text:p>
      <text:p text:style-name="P9"/>
      <text:p text:style-name="P28"><text:span text:style-name="T4">Bediüzzaman, İslam birliği ile Müslüman ve Hristiyan dünyasının hak din adına ittifak etmesi gibi büyük bir olayın ancak üç şartın oluşmasıyla gerçekleşebileceğine dikkat çekmiştir. Bediüzzaman </text:span><text:span text:style-name="T10">"PEK BÜYÜK BİR SALTANAT VE KUVVET"</text:span><text:span text:style-name="T4"> sözleriyle bu şartlardan ikisini açıklamaktadır. </text:span><text:span text:style-name="T10">"Saltanat"</text:span><text:span text:style-name="T4"> kavramı, güç ve yetki ifade eden bir kelimedir. </text:span><text:span text:style-name="T10">"KUVVET" </text:span><text:span text:style-name="T4">kavramı ise "istediği şeyi icra edebilme gücü yani yetki"yi tanımlamaktadır. Bediüzzaman Hz. Mehdi'nin İslam birliğini oluşturup bu birliğin liderliğini üstleneceğini ve </text:span><text:span text:style-name="T10">"pek büyük bir kuvvet ve yetkiye sahip olacağını" </text:span><text:span text:style-name="T4">bildirmiştir. Bediüzzaman'ın </text:span><text:span text:style-name="T10">"PEK BÜYÜK" </text:span><text:span text:style-name="T4">sözleri, Hz. Mehdi'nin sahip olacağı bu kuvvetin ve saltanatın çapının büyüklüğünü ifade etmektedir. Böyle büyük bir kuvvetin Bediüzzaman ve ondan önceki müceddidlerin zamanında gerçekleşmediği bilinen bir gerçektir. Bediüzzaman da Hz. Mehdi'nin bu önemli alametini vurgulayarak, </text:span><text:soft-page-break/><text:span text:style-name="T4">bu mübarek zatın kendi yaşadığı dönemde henüz gelmediğini, ortaya çıktığında ise bu özellikleriyle tanınacağını hatırlatmıştır.</text:span></text:p>
      <text:p text:style-name="P9"/>
      <text:p text:style-name="P3"/>
      <text:p text:style-name="P65">MİLYONLAR FEDAKARLARLA (MİLYONLARIN </text:p>
      <text:p text:style-name="P1">FEDAKARANE KATILIMIYLA) TATBİK EDİLEBİLİR </text:p>
      <text:p text:style-name="P1">(YERİNE GETİRİLEBİLİR):</text:p>
      <text:p text:style-name="P9"/>
      <text:p text:style-name="P28"><text:span text:style-name="T4">Bediüzzaman </text:span><text:span text:style-name="T3">"MİLYONLAR FEDAKARLARLA TATBİK EDİLEBİLİR" </text:span><text:span text:style-name="T4">sözleriyle, Hz. Mehdi'nin üçüncü vazifesini yerine getirebilmesi için gerekli olan üçüncü şartın </text:span><text:span text:style-name="T3">"MİLYONLARCA FEDAKARLAR"</text:span><text:span text:style-name="T4"> olduğunu belirtmiştir. Bediüzzaman bu sözleriyle Hz. Mehdi'ye tabi olan, onu destekleyen milyonlarca kişi olacağını bildirmiştir. Böyle geniş çaplı bir destek Bediüzzaman'ın iman hizmetinde söz konusu olmamıştır. Dahası, Bediüzzaman Hz. Mehdi'nin bu görevini yerine getirebilmesi için sadece "milyonları aşan fedakarane bir destek" değil, aynı zamanda "büyük bir kuvvet, kudret ve hakimiyet"in de bununla birarada oluşması gerektiğini belirtmiştir. Bu gerçeği hatırlatarak da, Hz. Mehdi'nin kendi yaşadığı devirde gelmemiş olduğunu ortaya koymuştur.</text:span></text:p>
      <text:p text:style-name="P28"><text:span text:style-name="T4">Birinci vazife, o iki vazifeden üç-dört derece daha ziyade kıymetdardır (değerlidir), fakat </text:span><text:span text:style-name="T3">O İKİNCİ, ÜÇÜNCÜ VAZİFELER PEK PARLAK VE ÇOK GENİŞ BİR DAİREDE </text:span><text:span text:style-name="T4">(alanda) </text:span><text:span text:style-name="T3">VE ŞA'ŞALI </text:span><text:span text:style-name="T4">(gösterişli) </text:span><text:span text:style-name="T3">BİR TARZDA OLDUĞUNDAN</text:span><text:span text:style-name="T4"> </text:span><text:span text:style-name="T3">UMUMUN VE AVAMIN NAZARINDA </text:span><text:span text:style-name="T4">(genelin ve halkın gözünde) </text:span><text:span text:style-name="T3">DAHA EHEMMİYETLİ</text:span><text:span text:style-name="T4"> (önemli)</text:span><text:span text:style-name="T3"> GÖRÜNÜYORLAR.</text:span><text:span text:style-name="T5"> (Sikke-i Tasdik-i Gaybi, s. 9)</text:span></text:p>
      <text:p text:style-name="P9"/>
      <text:p text:style-name="P9">Bediüzzaman Hz. Mehdi'nin ikinci ve üçüncü görevlerinin, birincisine kıyasla çok daha geniş bir alanda etki oluşturacak büyük icraatlar olduğunu açıklamıştır.</text:p>
      <text:p text:style-name="P14"/>
      <text:p text:style-name="P1"/>
      <text:p text:style-name="P1">O İKİNCİ, ÜÇÜNCÜ VAZİFELER PEK PARLAK VE ÇOK </text:p>
      <text:p text:style-name="P1">GENİŞ BİR DAİREDE (ALANDA) VE ŞA'ŞALI (GÖSTERİŞLİ) </text:p>
      <text:p text:style-name="P1">BİR TARZDA OLDUĞUNDAN:</text:p>
      <text:p text:style-name="P9"/>
      <text:p text:style-name="P9">Bediüzzaman bu sözleriyle Hz. Mehdi'nin ikinci ve üçüncü görevlerinin çok geniş kitleleri ve coğrafyaları kapsayan gösterişli, görkemli ve geniş yankılar uyandıran icraatlar olduğunu belirtmektedir. Nitekim, İslam Birliğini kurmak, tüm Müslümanların liderliğini üstlenmek, Hristiyanlarla ittifak ve dayanışma içine girmek ve sonucunda İslam ahlakını yeryüzüne hakim kılmak, dünya tarihinin belki de en büyük ve en görkemli olaylarından olacaktır.</text:p>
      <text:p text:style-name="P9">Bediüzzaman'ın sözünü ettiği bu vazifeler Bediüzzaman'ın yaşadığı devirde ve İslam tarihinin hiçbir döneminde, Hz. Mehdi döneminde olacağı gibi yaşanmamıştır. Bediüzzaman'ın ihtişamlı faaliyetlerini bu derece detaylı tarif ettiği kişi, kendisinden sonra geleceğini ve bu üç vazifeyi en gösterişli biçimde yerine getireceğini ifade ettiği Hz. Mehdi'dir.</text:p>
      <text:p text:style-name="P9"/>
      <text:p text:style-name="P1"/>
      <text:p text:style-name="P3"/>
      <text:p text:style-name="P65">UMUMUN VE AVAMIN NAZARINDA (GENELİN VE </text:p>
      <text:p text:style-name="P1">HALKIN GÖZÜNDE) DAHA EHEMMİYETLİ (ÖNEMLİ) GÖRÜNÜYORLAR:</text:p>
      <text:p text:style-name="P9"/>
      <text:p text:style-name="P9">Bediüzzaman bu ifadeleriyle Hz. Mehdi'nin faaliyetlerinin, toplumun genelinin gözleri önünde, apaçık bir şekilde gerçekleşeceğini ve insanlarda takdir ve hayranlık uyandıracağını belirtmektedir. Bediüzzaman'ın da bildirdiği gibi, ahir zamanın son dönemindeki bu olaylar; Hz. Mehdi'nin iktidar ve hâkimiyeti çok açık delillerle ve tüm dünyanın şahit olacağı bir şekilde yaşanacaktır. Deccal'in fitnesi ortadan kalkacak, yeryüzünü huzur barış ve adalet dolduracaktır. Böylesine tüm dünyanın gözleri önünde seyreden büyük gelişmeler ve değişimler önceki müceddidlerin zamanında yaşanmamıştır. Bediüzzaman da bu önemli konuyu vurgulayarak, tüm bunların yakın bir gelecekte Hz. Mehdi döneminde gerçekleşeceğini müjdelemiştir.</text:p>
      <text:p text:style-name="P9"/>
      <text:p text:style-name="P9"/>
      <text:p text:style-name="P27"/>
      <text:p text:style-name="P58">Bediüzzaman Hz. Mehdi’nin Siyaset</text:p>
      <text:p text:style-name="P40">Ve Saltanat Alanlarındaki</text:p>
      <text:p text:style-name="P40">Görevlerini Nasıl Açıklamıştır?</text:p>
      <text:p text:style-name="P9"/>
      <text:p text:style-name="P9"/>
      <text:p text:style-name="P1">BEDİÜZZAMAN “HZ. MEHDİ’NİN </text:p>
      <text:p text:style-name="P1">HEM DİYANET, HEM SİYASET HEM DE </text:p>
      <text:p text:style-name="P1">SALTANAT ALANLARINDA MEHDİLİK </text:p>
      <text:p text:style-name="P1">YAPACAĞINI” BELİRTMİŞTİR</text:p>
      <text:p text:style-name="P9"/>
      <text:p text:style-name="P28"><text:span text:style-name="T4">Büyük İslam mütefekkiri Bediüzzaman Said Nursi eserlerinde, yüzyıllardır tüm İslam aleminin beklediği Hz. Mehdi'nin gelişi hakkında Peygamberimiz (sav)'in hadisleri doğrultusunda detaylı açıklamalarda bulunmuştur. Bediüzzaman hadislerde verilen bu bilgilere dayanarak, ahir zamanda gelecek olan Hz. Mehdi'nin üç ayrı alanda birden Mehdilik yapacağını yani, hem </text:span><text:span text:style-name="T17">“sİyaset mehdİsİ” </text:span><text:span text:style-name="T4">hem </text:span><text:span text:style-name="T17">“saltanat mehdİsİ”</text:span><text:span text:style-name="T4"> hem de </text:span><text:span text:style-name="T3">“</text:span><text:span text:style-name="T17">dİyanet mehdİsİ”</text:span><text:span text:style-name="T4"> olacağını belirtmiştir. Bediüzzaman’ın Hz. Mehdi'nin bu önemli özelliğini açıkladığı sözlerinden biri şöyledir:</text:span></text:p>
      <text:p text:style-name="P29"><text:span text:style-name="T3">“Büyük Mehdi'nin çok vazifeleri var. Ve </text:span><text:span text:style-name="T18">sİyaset alemİnde, dİyanet alemİnde, saltanat alemİnde, mücadele alemİnde</text:span><text:span text:style-name="T3"> çok dairede icraatları olduğu gibi...”</text:span><text:span text:style-name="T4"> (Şualar, s. 590)<text:tab/></text:span></text:p>
      <text:p text:style-name="P28"><text:span text:style-name="T4">Bediüzzaman'a göre Hz. Mehdi, Mehdilik görevini sadece tek bir alanda gerçekleştirmeyecek, </text:span><text:span text:style-name="T3">dört ayrı alanda birden büyük ve önemli faaliyetleri olacaktır”</text:span><text:span text:style-name="T4">. </text:span></text:p>
      <text:p text:style-name="P28"><text:span text:style-name="T4">Ancak Emirdağ Lahikası’na ait yayınlanmamış bir mektubunda, Bediüzzaman'ın </text:span><text:span text:style-name="T3">“Gerçi hakikat noktasında ahir zamanda gelecek büyük </text:span><text:span text:style-name="T7">Hz. Mehdi siyaseti tam dindar İsevilere bırakıp yalnız İslamiyet hakikatlarını isbata, izhara, icraya çalışır</text:span><text:span text:style-name="T3">...”</text:span><text:span text:style-name="T4"> şeklinde bir sözü yer almaktadır. Bediüzzaman'ın bu sözüyle ne kastetmiş olduğu ise, çeşitli çevreler tarafından tartışma konusu olmaktadır. Bediüzzaman'ın bu sözlerine dayanılarak, </text:span><text:span text:style-name="T3">“Hz. Mehdi'nin yalnızca iman hakikatleri yönünde bir çalışma yapacağı; ancak</text:span><text:span text:style-name="T4"> </text:span><text:span text:style-name="T3">siyaset ve saltanat alanlarında herhangi bir görev üstlenmeyeceği”</text:span><text:span text:style-name="T4"> şeklinde yorumlar öne sürülmektedir. </text:span></text:p>
      <text:p text:style-name="P28"><text:span text:style-name="T4">Ancak bu düşünce, Bediüzzaman'ın risalelerde yüzlerce sayfa boyunca anlattığı bilgilerle tamamen çelişmektedir. Zira Bediüzzaman eserlerinde Hz. Mehdi'nin yerine getireceği üç büyük görev hakkında geniş bilgi vermiş ve Hz. Mehdi'nin </text:span><text:span text:style-name="T3">“diyanet, siyaset, saltanat ve mücadele alanlarında Mehdilik görevini ne şekilde yerine getireceğini”</text:span><text:span text:style-name="T4"> detaylı olarak anlatmıştır. Bu sözlerinde Hz. Mehdi'nin </text:span><text:span text:style-name="T3">“İslam ahlakını tüm dünyaya hakim kılacağını, Müslümanların manevi liderliğini üstlenerek İslam Birliği’ni sağlayacağını, Hıristiyan dünyasıyla ittifak yapacağını”</text:span><text:span text:style-name="T4"> ayrıntılı olarak açıklamıştır. Bediüzzaman'ın tüm bu izahları hiçbir tartışma ya da tevile yer bırakmayacak kadar açıktır.</text:span></text:p>
      <text:p text:style-name="P28"><text:span text:style-name="T4">Çok açıktır ki eğer Bediüzzaman, Hz. Mehdi'nin sadece iman hakikatleri yönünde bir hizmet yapıp, siyaset ya da saltanat alanlarında görev yapmayacağını düşünseydi, risalelerde böyle bir açıklamaya yer vermez, Hz. Mehdi'nin bu yöndeki görevlerini Peygamberimiz (sav)'in hadislerine dayanarak bu kadar uzun ve ayrıntılı olarak izah etmezdi. Zira Bediüzzaman gibi derin imanlı büyük bir müceddidin, eserlerinde, düşündüğü ve inandığı şeylerin tam tersine açıklamalarda bulunması hiçbir şekilde söz </text:span><text:soft-page-break/><text:span text:style-name="T4">konusu değildir. Açıktır ki ortada bir yanlış anlama vardır ve Bediüzzaman'ın bu mektubundaki sözlerinin yanlış şekillerde yorumlanması söz konusudur. Bu durum Bediüzzaman'ın bahsi geçen mektubunu risalelere koydurtmamış olmasının hikmetlerini de açıkça ortaya koymaktadır. Bediüzzaman da bu konuyu şaibeli gördüğü, kafa karıştırıcı olabileceğini ve yanlış anlaşılabileceğini düşündüğü için söz konusu mektubunu risalelere koydurtmamıştır. Nitekim bu da Bediüzzaman'ın bir kerametidir. Bediüzzaman'ın endişe ettiği durum gerçekleşmiş ve yapılan bu yorum hatası, Bediüzzaman'ın sözlerinin yanlış anlaşılmasına neden olmuştur. Bu nedenle bu konunun açıklığa kavuşturulmasında ve Bediüzzaman'ın bu sözlerle gerçekte ne kastetmiş olduğunun ortaya konmasında fayda vardır. </text:span></text:p>
      <text:p text:style-name="P9"/>
      <text:p text:style-name="P1"/>
      <text:p text:style-name="P1">BEDİÜZZAMAN, HZ. MEHDİ İLE İLGİLİ </text:p>
      <text:p text:style-name="P1">OLARAK KULLANDIĞI “SİYASET”</text:p>
      <text:p text:style-name="P1">KAVRAMI İLE NE KASTETMEKTEDİR?</text:p>
      <text:p text:style-name="P9"/>
      <text:p text:style-name="P28"><text:span text:style-name="T4">Bediüzzaman'ın Hz. Mehdi'nin siyaset alanındaki görevine ilişkin sözlerinin daha iyi anlaşılabilmesi için öncelikle Bediüzzaman'ın </text:span><text:span text:style-name="T3">“siyaset”</text:span><text:span text:style-name="T4"> kavramını ne anlamda kullandığının ve </text:span><text:span text:style-name="T3">“Hz. Mehdi'nin siyaset alanında yerine getireceği icraatlar”</text:span><text:span text:style-name="T4"> ifadeleriyle ne kastettiğinin tam olarak açıklanması gerekmektedir.</text:span></text:p>
      <text:p text:style-name="P9"/>
      <text:p text:style-name="P9"/>
      <text:p text:style-name="P1">BEDİÜZZAMAN ESERLERİNDE </text:p>
      <text:p text:style-name="P1">“İKİ AYRI SİYASET KAVRAMI”NDAN </text:p>
      <text:p text:style-name="P1">BAHSETMEKTEDİR</text:p>
      <text:p text:style-name="P9"/>
      <text:p text:style-name="P28"><text:span text:style-name="T4">Bediüzzaman eserlerinde </text:span><text:span text:style-name="T3">“iki ayrı siyaset kavramı”</text:span><text:span text:style-name="T4">ndan bahsetmektedir. Bunlardan birincisi, Bediüzzaman'ın da hayatı boyunca uzak durduğunu bildirdiği </text:span><text:span text:style-name="T3">“dünya siyaseti”</text:span><text:span text:style-name="T4">dir. Bediüzzaman eserlerinde bu gerçeği pek çok defa dile getirmiştir. Bediüzzaman'ın bu konudaki sözlerinden bazıları şöyledir:</text:span></text:p>
      <text:p text:style-name="P28"><text:span text:style-name="T3">Bir zaman, bu garazkârane </text:span><text:span text:style-name="T4">(maksatlı, kötü niyetli)</text:span><text:span text:style-name="T3"> tarafgirlik </text:span><text:span text:style-name="T4">(taraf tutma) </text:span><text:span text:style-name="T3">neticesi olarak gördüm ki; mütedeyyin </text:span><text:span text:style-name="T4">(dindar, dini emirlere ve yasaklara uyan)</text:span><text:span text:style-name="T3"> bir ehl-i ilim </text:span><text:span text:style-name="T4">(ilim ehli)</text:span><text:span text:style-name="T3">, fikr-i siyasisine muhalif </text:span><text:span text:style-name="T4">(siyaset fikrine karşı)</text:span><text:span text:style-name="T3"> bir âlim-i sâlihi </text:span><text:span text:style-name="T4">(samimi bir alimi) </text:span><text:span text:style-name="T3">tekfir derecesinde </text:span><text:span text:style-name="T4">(küfürle kafirlikle, itham etme derecesinde) </text:span><text:span text:style-name="T3">tezyif etti </text:span><text:span text:style-name="T4">(rahatsız etti)</text:span><text:span text:style-name="T3">. Ve kendi fikrinde olan bir münafığı, hürmetkârane methetti. İşte, </text:span><text:span text:style-name="T7">siyasetin bu fena neticelerinden ürktüm, eûzü billâhi mine’ş- şeytâni ve’s-siyâse</text:span><text:span text:style-name="T4"> (şeytandan ve siyasetten Allah’a sığınırım.) </text:span><text:span text:style-name="T7">dedim. O zamandan beri hayat-ı siyasiyeden </text:span><text:span text:style-name="T8">(siyaset hayatından) </text:span><text:span text:style-name="T7">çekildim</text:span><text:span text:style-name="T4">. (Mektubat, 22.Mektup, 4.Vecih, 4.Düstur, s.247)</text:span></text:p>
      <text:p text:style-name="P29"><text:span text:style-name="T4">Hem iman ve hakikat noktasında bu çeşit merakların büyük zararları var. </text:span><text:span text:style-name="T3">Çünki gaflet verecek ve dünyaya boğduracak ve hakikî vazife-i insaniyeti</text:span><text:span text:style-name="T4"> (insanın gerçek vazifesini) </text:span><text:span text:style-name="T3">ve âhireti unutturacak olan en geniş daire ise, siyaset dairesidir</text:span><text:span text:style-name="T4">. (Emirdağ Lahikası, s.46)<text:tab/></text:span></text:p>
      <text:p text:style-name="P28"><text:span text:style-name="T4">Bediüzzaman'ın burada </text:span><text:span text:style-name="T3">“</text:span><text:span text:style-name="T7">şeytandan ve siyasetten Allah’a sığınırım</text:span><text:span text:style-name="T3">”</text:span><text:span text:style-name="T4"> sözleriyle bahsettiği </text:span><text:span text:style-name="T3">“</text:span><text:span text:style-name="T7">Kuran dışı bir siyaset anlayışı</text:span><text:span text:style-name="T3">”</text:span><text:span text:style-name="T4">dır. Nitekim Allah’a sığındığını söylemesi bu gerçeği açıkça ortaya koymaktadır. </text:span></text:p>
      <text:p text:style-name="P28"><text:soft-page-break/><text:span text:style-name="T4">Bediüzzaman eserlerinde Hz. Mehdi'nin de bu anlamda bir siyaset ile ilgilenmeyeceğini bildirmektedir. Ancak Bediüzzaman </text:span><text:span text:style-name="T3">“... Ve </text:span><text:span text:style-name="T18">sİyaset alemİnde, dİyanet alemİnde, saltanat alemİnde, mücadele aleminde</text:span><text:span text:style-name="T3"> çok dairede icraatları olduğu gibi...”</text:span><text:span text:style-name="T4"> (Şualar, s. 590) sözleriyle de, Hz. Mehdi'nin siyaset aleminde önemli görevler üstleneceğini belirtmektedir. Bediüzzaman'ın burada kullandığı siyaset kavramıyla kastettiği anlam, Bediüzzaman'ın kendisinin de Allah’a sığındığını belirttiği siyaset anlayışından çok farklıdır. Bediüzzaman Hz. Mehdi'nin, “Peygamberimiz (sav)'in halifesi” yani “Müslümanların manevi lideri” vasfını taşıyarak tüm dünya Müslümanları arasında İslam Birliği’ni kuracağını, Hıristiyan alemiyle ittifak oluşturacağını ve Hz. İsa ile birlikte, İslam ahlakını tüm dünyada hakim kılacağını belirtmiştir. Bediüzzaman'ın detaylı olarak açıkladığı Hz. Mehdi'nin üstleneceği tüm bu görevler, Hz. Mehdi'nin </text:span><text:span text:style-name="T3">“Peygamberimiz (sav)'in halifesi yani tüm dünya Müslümanlarının manevi lideri”</text:span><text:span text:style-name="T4"> vasfını taşıyacağını ve </text:span><text:span text:style-name="T3">“idareci”</text:span><text:span text:style-name="T4"> konumunda olacağını açıkça ortaya koymaktadır.</text:span></text:p>
      <text:p text:style-name="P28"><text:span text:style-name="T4">Ancak halife olması; yani Müslümanların manevi lideri sıfatını taşıması ayrı, siyaset ise ayrı bir konudur. Hz. Mehdi dünya siyasetiyle bizzat ilgilenmeyebilir ama </text:span><text:span text:style-name="T3">“Müslümanları ilgilendiren her konuda çözüm getirecek kişi olarak manevi liderleri Hz. Mehdi olacaktır”</text:span><text:span text:style-name="T4">. Hz. Mehdi'nin üstleneceği bu görevin ne şekilde adlandırıldığı önemli değildir. </text:span><text:span text:style-name="T3">“Hz. Mehdi'nin ilgileneceği siyaset, ‘</text:span><text:span text:style-name="T7">Kuran ahlakı içerisindeki siyaset</text:span><text:span text:style-name="T3">’ olacaktır”</text:span><text:span text:style-name="T4">. Önemli olan Hz. Mehdi'nin yerine getireceği bu vazifenin </text:span><text:span text:style-name="T3">“</text:span><text:span text:style-name="T7">Kuran’ın bir hükmü</text:span><text:span text:style-name="T3">”</text:span><text:span text:style-name="T4"> olmasıdır. </text:span><text:span text:style-name="T3">“Kuran ahlakına uygun siyaset”</text:span><text:span text:style-name="T4">in anlamı </text:span><text:span text:style-name="T3">“güzel ahlaklı, şefkatli, merhametli olmak, adaletli davranmak, müminler arasında birlik ve kardeşliği, barışı ve sosyal adaleti sağlamak, adaletsizliği gidermek, zenginlik ve refahı sağlamak”</text:span><text:span text:style-name="T4">tır. Kuran’da Hz. Mehdi'nin yerine getireceği bu görev </text:span><text:span text:style-name="T3">“</text:span><text:span text:style-name="T7">İslam ahlakının hakimiyeti</text:span><text:span text:style-name="T3">”</text:span><text:span text:style-name="T4"> olarak müjdelenmektedir:</text:span></text:p>
      <text:p text:style-name="P14"/>
      <text:p text:style-name="P1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9"/>
      <text:p text:style-name="P28"><text:span text:style-name="T4">Hz. Mehdi de Kuran’ın bu hükmü gereği, tüm Müslümanların huzurunu, birlik ve beraberliğini sağlayacak, İslam ahlakının güzelliğini tüm dünyada yerleşik kılacaktır. Bediüzzaman'ın da siyaset ve saltanat kavramlarıyla kastettiği ana konu budur; </text:span><text:span text:style-name="T3">“Hz. Mehdi'nin tüm dünya Müslümanlarının liderliğini üstlenmesi ve Kuran'da belirtilen bu hükme uygun olarak İslam dünyasının menfaatleri yönünde faaliyetlerde bulunması”</text:span><text:span text:style-name="T4">dır. Tüm bunlar Kuran ahlakının ve Kuran ayetlerinin bir gereğidir. Bediüzzaman'ın </text:span><text:span text:style-name="T3">“o zatın ikinci vazifesi, şeriatı</text:span><text:span text:style-name="T4"> (Kuran ahlakının esaslarını ve Peygamberimiz (sav)'in sünnetini) </text:span><text:span text:style-name="T7">icra ve tatbik etmektir</text:span><text:span text:style-name="T3">”</text:span><text:span text:style-name="T4"> (Sikke-i Tasdik-i Gaybi, s. 9) sözleriyle belirttiği gibi, Hz. Mehdi de, Kuran ahlakının gerekliliklerini uyguladığında, İslam Birliği’nin oluşmaması, Hz. Mehdi'nin idareci vasfını taşımaması, yetki sahibi olmaması ya da lider konumunda olmaması söz konusu değildir. Zira tüm bunlar Allah’ın tüm Müslümanları yaşamakla yükümlü kıldığı hükümlerdir. Nitekim Bediüzzaman da Hz. Mehdi'nin bu vasıfları taşıyacağını </text:span><text:span text:style-name="T3">“</text:span><text:span text:style-name="T7">Hilafet i Muhammediye (A.S.M.)</text:span><text:span text:style-name="T3"> </text:span><text:span text:style-name="T4">(Peygamberimiz (sav)'in halifesi) </text:span><text:span text:style-name="T7">ünvanı ile şeair-i İslamiyeyi</text:span><text:span text:style-name="T3"> </text:span><text:span text:style-name="T4">(İslam ahlakının esaslarını)</text:span><text:span text:style-name="T3"> </text:span><text:span text:style-name="T7">ihya etmektir</text:span><text:span text:style-name="T3"> </text:span><text:span text:style-name="T4">(yeniden canlandırmaktır)</text:span><text:span text:style-name="T3">.”</text:span><text:span text:style-name="T4"> (Emirdağ Lahikası, s. 259) sözleriyle ifade etmektedir.</text:span></text:p>
      <text:p text:style-name="P28"><text:span text:style-name="T4">Bir ayette Allah Müslümanlara, içlerindeki </text:span><text:span text:style-name="T3">“emir sahiplerine”</text:span><text:span text:style-name="T4"> uymalarını şöyle bildirmektedir:</text:span></text:p>
      <text:p text:style-name="P14"><text:soft-page-break/></text:p>
      <text:p text:style-name="P14">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9"/>
      <text:p text:style-name="P28"><text:span text:style-name="T4">Bu ayet gibi Kuran'da, Müslümanların, Allah’ın kendilerini dünyada ve ahirette kurtuluşa ulaştırması için göndermiş olduğu elçilere uymalarıyla ilgili çok fazla ayet yer almaktadır. İşte Bediüzzaman'ın, </text:span><text:span text:style-name="T3">“siyaset aleminde, diyanet aleminde, salatanat aleminde ve mücadele aleminde çok dairede icraatları olduğu gibi” </text:span><text:span text:style-name="T4">sözleriyle Hz. Mehdi için kastettiği siyaset anlayışı da budur. Bediüzzaman bu sözlerinde yer alan “siyaset ve saltanat” kavramlarıyla Hz. Mehdi'nin, Kuran’ın bu hükmünü ne şekilde yerine getireceğini açıklamaktadır. </text:span></text:p>
      <text:p text:style-name="P9">Nitekim risalelerdeki Hz. Mehdi'nin görevlerinin açıklandığı sözler dikkatlice incelendiğinde, Bediüzzaman'ın bu sözleriyle ne kastetmiş olduğu kolaylıkla anlaşılmakta; Hz. Mehdi'nin siyaset ve saltanat alanında pek çok görev üstleneceği açıkça görülmektedir. </text:p>
      <text:p text:style-name="P9"/>
      <text:p text:style-name="P9"/>
      <text:p text:style-name="P1">BEDİÜZZAMAN EMİRDAĞ LAHİKASI’NDAKİ YAYINLANMAMIŞ </text:p>
      <text:p text:style-name="P1">MEKTUBUNDA BAHSİ GEÇEN “DİNDAR İSEVİLER” SÖZLERİYLE </text:p>
      <text:p text:style-name="P1">KİMLERİ KASTETMEKTEDİR? </text:p>
      <text:p text:style-name="P15"/>
      <text:p text:style-name="P29"><text:span text:style-name="T3">“Gerçi hakikat noktasında ahir zamanda gelecek büyük </text:span><text:span text:style-name="T7">Hz. Mehdi siyaseti tam dindar İsevilere bırakıp yalnız İslamiyet hakikatlarını isbata, izhara </text:span><text:span text:style-name="T8">(açığa çıkarmaya, ortaya koymaya, göstermeye)</text:span><text:span text:style-name="T7">, icraya </text:span><text:span text:style-name="T8">(uygulamaya, tatbik etmeye, yerine getirmeye)</text:span><text:span text:style-name="T7"> çalışır</text:span><text:span text:style-name="T3">...”</text:span><text:span text:style-name="T4"> (Emirdağ Lahikası – 1)</text:span><text:span text:style-name="T3"><text:tab/></text:span></text:p>
      <text:p text:style-name="P28"><text:span text:style-name="T4">Bediüzzaman Emirdağ Lahikası’ndaki mektubunda Hz. Mehdi'nin </text:span><text:span text:style-name="T3">“siyaseti tam dindar İsevilere bırakacağını”</text:span><text:span text:style-name="T4"> ifade etmiştir. Bediüzzaman'ın bu sözlerinde </text:span><text:span text:style-name="T3">“dindar İseviler”</text:span><text:span text:style-name="T4"> sözleriyle kimleri kastettiğinin ortaya konulması, Hz. Mehdi'nin görevleri ile ilgili konunun en doğru şekilde anlaşılabilmesi açısından son derece önemlidir. Dikkat edilirse Bediüzzaman burada </text:span><text:span text:style-name="T3">“Müslümanlığa dönmüş İseviler”</text:span><text:span text:style-name="T4"> dememektedir. Demek ki bahsi geçen kişiler </text:span><text:span text:style-name="T3">“henüz Müslümanlığı kabul etmemiş Hıristiyanlar”</text:span><text:span text:style-name="T4">dır. Bu kişiler henüz Kuran’ı kabul etmemiş, İsevilikten dönerek Müslümanlığa tabi olmamış kişilerdir. Oysa ki Hz. İsa geldiğinde Kuran’a tabi olacak ve Müslüman olacaktır. Dolayısıyla İsevi değil, Muhammedi olacaktır. Ona bağlanan İseviler de, onun Müslüman olmasından dolayı, aynı şekilde Muhammedi olacaklardır. </text:span></text:p>
      <text:p text:style-name="P28"><text:span text:style-name="T4">Dolayısıyla Bediüzzaman'ın sözlerinden, burada </text:span><text:span text:style-name="T3">“bahsi geçen Hıristiyanların henüz Kuran’ın tebliğini kabul etmemiş ve Müslümanlığa dönmemiş kimseler oldukları”</text:span><text:span text:style-name="T4"> açıkça anlaşılmaktadır. Bediüzzaman'ın </text:span><text:span text:style-name="T3">“dindar İseviler”</text:span><text:span text:style-name="T4"> sözleriyle kastettiği </text:span><text:span text:style-name="T3">“İncil’e ve Hıristiyanlık dinine bağlı, dindar Hıristiyanlardır”</text:span><text:span text:style-name="T4">. </text:span></text:p>
      <text:p text:style-name="P28"><text:span text:style-name="T4">Bediüzzaman ahir zaman ile ilgili sözlerinde İseviler ile ilgili </text:span><text:span text:style-name="T3">“</text:span><text:span text:style-name="T7">iki aşama</text:span><text:span text:style-name="T3">”</text:span><text:span text:style-name="T4">dan bahsetmektedir. </text:span><text:span text:style-name="T3">“Bunlardan biri Hz. İsa gelmeden önceki, diğeri de Hz. İsa'nın ortaya çıkışından sonraki dönemdir”</text:span><text:span text:style-name="T4">. </text:span><text:span text:style-name="T7">Hz. İsa'nın ikinci kez yeryüzüne gelişinden önceki dönemde dindar İseviler ‘dünya siyaseti’ ile </text:span><text:soft-page-break/><text:span text:style-name="T7">ilgileneceklerdir</text:span><text:span text:style-name="T4">. Nitekim günümüzde de bu durum açıkça görülmektedir. Bediüzzaman da bu sözlerinde bu gerçeği dile getirmiştir. </text:span></text:p>
      <text:p text:style-name="P28"><text:span text:style-name="T4">Bunun yanı sıra önceki satırlarda bu konuya ilişkin olarak Hz. Mehdi'nin ilgileneceği siyasetin yalnızca, </text:span><text:span text:style-name="T3">“Kuran ahlakı içerisindeki bir siyaset”</text:span><text:span text:style-name="T4"> olacağı açıklanmıştı. </text:span><text:span text:style-name="T3">“İşte Hz. Mehdi'nin bu dönemde dindar İsevilere bıraktığı siyaset de ‘</text:span><text:span text:style-name="T7">Kuran dışı siyaset</text:span><text:span text:style-name="T3">’ olacaktır”</text:span><text:span text:style-name="T4">. Nitekim Hz. Mehdi'nin “Kuran’a uygun olmayan bir siyaseti” “Kuran’a tabi olmayan bir topluluğa” bırakması da çok normaldir. Demek ki İslam ahlakının hakim olmadığı bu dönemde güç ve imkanlar, Kuran’a tabi olmamış bu topluluk için müsait olacaktır.</text:span></text:p>
      <text:p text:style-name="P2"/>
      <text:p text:style-name="P2"/>
      <text:p text:style-name="P1">BEDİÜZZAMAN HZ. MEHDİ İÇİN KULLANDIĞI “ÇOK VAZİFELERİ VAR” </text:p>
      <text:p text:style-name="P1">SÖZLERİYLE NEYİ İFADE ETMEKTEDİR?</text:p>
      <text:p text:style-name="P9"/>
      <text:p text:style-name="P28"><text:span text:style-name="T4">Bediüzzaman Hz. Mehdi'nin görevlerini açıkladığı sözlerinde </text:span><text:span text:style-name="T3">“Büyük Mehdi'nin </text:span><text:span text:style-name="T18">çok vazİfelerİ var</text:span><text:span text:style-name="T3">...” </text:span><text:span text:style-name="T4">(Şualar, s. 590) şeklinde bildirmektedir. Bu sözlerinin devamında ise yine Hz. Mehdi için </text:span><text:span text:style-name="T3">“</text:span><text:span text:style-name="T18">çok daİrede İcraatlarI olduĞu gİbİ</text:span><text:span text:style-name="T3">...”</text:span><text:span text:style-name="T4"> ifadesini kullanmaktadır. </text:span></text:p>
      <text:p text:style-name="P28"><text:span text:style-name="T4">Bahsi geçen Emirdağ Lahikası’ndaki yayınlanmamış mektubunda ise Hz. Mehdi için</text:span><text:span text:style-name="T3">“... o zat-ı mübarek’in </text:span><text:span text:style-name="T4">(mübarek şahsın) </text:span><text:span text:style-name="T3">veyahut onun cemaat-i nuraniyesinin </text:span><text:span text:style-name="T4">(nurani cemaatinin)</text:span><text:span text:style-name="T3"> şahs-ı maneviyesinin </text:span><text:span text:style-name="T18">çok vazİfelerİnden</text:span><text:span text:style-name="T3"> en ehemmiyetli vazifesi olan hakaik-i imaniyenin </text:span><text:span text:style-name="T4">(iman hakikatlerinin)</text:span><text:span text:style-name="T3"> isbat ve neşrini </text:span><text:span text:style-name="T4">(yayılmasını)</text:span><text:span text:style-name="T3">...” </text:span><text:span text:style-name="T4">(Emirdağ Lahikası-1) sözlerine yer vermektedir. </text:span></text:p>
      <text:p text:style-name="P28"><text:span text:style-name="T4">Bediüzzaman'ın söz konusu mektubundaki sözlerine dayanılarak “Hz. Mehdi'nin siyaset ve saltanat alanlarındaki görevlerini dindar İsevilere bırakıp yalnızca birinci görevi olan iman hakikatlerine yönelik bir çalışma yapacağı” öne sürülmektedir. Ancak Bediüzzaman, yine bahsi geçen bu mektupta </text:span><text:span text:style-name="T17">“o zat-I mübarek”</text:span><text:span text:style-name="T4"> olarak bahsettiği Hz. Mehdi'nin </text:span><text:span text:style-name="T17">“çok vazİfelerİnden”</text:span><text:span text:style-name="T4"> söz etmektedir. </text:span></text:p>
      <text:p text:style-name="P14"/>
      <text:p text:style-name="P28"><text:span text:style-name="T3">1) Bediüzzaman'ın Emirdağ Lahikası’nda bahsettiği ve risalelerin diğer bölümlerinde de yer alan “</text:span><text:span text:style-name="T18">çok vazİfelerİ var</text:span><text:span text:style-name="T3">” sözleri ne anlama gelmektedir? </text:span></text:p>
      <text:p text:style-name="P28"><text:span text:style-name="T4">Bediüzzaman, Emirdağ Lahikası’ndaki mektubunda olduğu gibi, risalelerde yüzlerce sayfa boyunca Hz. Mehdi'nin </text:span><text:span text:style-name="T3">“çok vazifeleri olacağı”</text:span><text:span text:style-name="T4">, </text:span><text:span text:style-name="T3">“çok dairede icraatları olacağı”</text:span><text:span text:style-name="T4"> şeklinde açıklamalarda bulunmuş; </text:span><text:span text:style-name="T3">“Hz. Mehdi'nin birinci görevi”</text:span><text:span text:style-name="T4">, </text:span><text:span text:style-name="T3">“ikinci görevi”</text:span><text:span text:style-name="T4"> ve </text:span><text:span text:style-name="T3">“üçüncü görevi”</text:span><text:span text:style-name="T4"> olarak adlandırdığı pek çok sözüne yer vermiştir. Eğer Bediüzzaman </text:span><text:span text:style-name="T3">“çok vazifeleri var”</text:span><text:span text:style-name="T4"> diyorsa, bunun Hz. Mehdi'nin tek bir görevini ifade etmesi mümkün değildir. Demek ki </text:span><text:span text:style-name="T3">“Bediüzzaman'a göre </text:span><text:span text:style-name="T7">Hz. Mehdi'nin tek bir görevi yoktur; birden fazla görevi olacaktır</text:span><text:span text:style-name="T3">”</text:span><text:span text:style-name="T4">. </text:span></text:p>
      <text:p text:style-name="P14"/>
      <text:p text:style-name="P28"><text:span text:style-name="T3">2) Emirdağ Lahikası’na ait söz konusu mektubunda Bediüzzaman “en ehemmiyetli vazifesi olan hakaik-i imaniyenin </text:span><text:span text:style-name="T4">(iman hakikatlerinin)</text:span><text:span text:style-name="T3"> isbat ve neşri </text:span><text:span text:style-name="T4">(yayılması)</text:span><text:span text:style-name="T3">” </text:span><text:span text:style-name="T4">(Emirdağ Lahikası-I) </text:span><text:span text:style-name="T3">olduğunu belirtmektedir. Buradan birinci görevin ne olduğu anlaşılmaktadır.</text:span><text:span text:style-name="T4"> </text:span><text:span text:style-name="T3">Peki Hz. Mehdi'nin, Bediüzzaman'ın “çok vazifeleri” sözleriyle ifade ettiği diğer görevleri nelerdir?</text:span></text:p>
      <text:p text:style-name="P28"><text:soft-page-break/><text:span text:style-name="T4">Bediüzzaman bu sorunun cevaplarını risalelerde geniş ve ayrıntılı olarak izah etmiştir. Hz. Mehdi'nin </text:span><text:span text:style-name="T3">“</text:span><text:span text:style-name="T7">diyanet, siyaset, saltanat ve mücadele alemlerinde görevleri olduğunu</text:span><text:span text:style-name="T4">” açıklamıştır. İlerleyen satırlarda Hz. Mehdi'nin bu görevleri detaylı olarak anlatılacaktır.</text:span></text:p>
      <text:p text:style-name="P9">Bediüzzaman'ın risalelerde ele aldığı bir konuyu, sadece tek bir sözüyle değerlendirmek, yanlış yorumlara neden olabilir. Zira Bediüzzaman Risale-i Nur Külliyatı’nın çeşitli eserlerinde Mehdiyet konusuna yer vermiş, bu konularda birbirini tamamlayan önemli açıklamalarda bulunmuştur. Bu konuda da Bediüzzaman, Emirdağ Lahikası’na ait bu mektubundaki Hz. Mehdi'ye ilişkin açıklamalarını, risalalerin diğer bölümlerindeki izahlarıyla tamamlamaktadır. Bediüzzaman bu bölümlerde siyaset ve saltanat konularını çok geniş bir şekilde açıklamıştır.</text:p>
      <text:p text:style-name="P9">Dolayısıyla Bediüzzaman'ın bu mektubunda yer alan bu sözlerinin de, Bediüzzaman'ın risalelerde bu kadar uzun yer ayırdığı ve Peygamberimiz (sav)'in hadislerine dayanarak detaylı olarak anlattığı diğer sözlerinin ışığında değerlendirilmesi gerekmektedir. </text:p>
      <text:p text:style-name="P9"/>
      <text:p text:style-name="P9"/>
      <text:p text:style-name="P1">BEDİÜZZAMAN, HZ. MEHDİ’NİN </text:p>
      <text:p text:style-name="P1">GÖREVLERİNİ “ÜÇ AYRI DÖNEMDE” </text:p>
      <text:p text:style-name="P1">YERİNE GETİRECEĞİNİ AÇIKLAMIŞTIR</text:p>
      <text:p text:style-name="P15"/>
      <text:p text:style-name="P29"><text:span text:style-name="T3">Çok defa mektuplarımda işaret ettiğim gibi, </text:span><text:span text:style-name="T17">Mehdİ Al-i Resul’ün temsİl ettİĞİ kudsİ cemaatinin Şahs-I manevİsİnİn </text:span><text:span text:style-name="T18">üç vazİfesi var</text:span><text:span text:style-name="T3">. Eğer çabuk kıyamet kopmazsa ve beşer (insanlar) bütün bütün yoldan çıkmazsa, o vazifeleri onun cemiyeti ve seyyidler (Peygamberimiz (sav)'in soyundan gelenler) cemaati yapacağını rahmet-i İlahiyyeden (Allah’ın rahmetinden) bekliyoruz. Ve </text:span><text:span text:style-name="T18">onun üç büyük vazİfesİ olacak</text:span><text:span text:style-name="T4">. (Emirdağ Lahikası, sf. 259)<text:tab/></text:span></text:p>
      <text:p text:style-name="P22"/>
      <text:p text:style-name="P22">1. safha</text:p>
      <text:p text:style-name="P9">Hz. Mehdi'nin birinci görevi olan iman hakikatlerini tebliğ ederek inkarcı felsefelerle mücadele ettiği dönem<text:tab/></text:p>
      <text:p text:style-name="P22"/>
      <text:p text:style-name="P22">2. safha</text:p>
      <text:p text:style-name="P9">Hz. Mehdi'nin siyaset ve saltanat alanlarındaki ikinci görevlerini yerine getirdiği dönem<text:tab/></text:p>
      <text:p text:style-name="P22"/>
      <text:p text:style-name="P22">3. safha</text:p>
      <text:p text:style-name="P48">Hz. İsa'nın ikinci kez yeryüzüne geldiği ve Hz. Mehdi ile birlikte İslam ahlakını tüm dünyaya hakim kıldıkları dönem<text:tab/></text:p>
      <text:p text:style-name="P9"/>
      <text:p text:style-name="P28"><text:span text:style-name="T4">Bediüzzaman eserlerinde Hz. Mehdi'nin yerine getireceği görevleri açıklarken, bunların belirli bir sıra içerisinde gerçekleşeceğini de belirtmiştir. Bediüzzaman'a göre Hz. Mehdi'nin bu görevlerini yerine getirmesi </text:span><text:span text:style-name="T3">“</text:span><text:span text:style-name="T18">üç ayrI safha</text:span><text:span text:style-name="T3">”</text:span><text:span text:style-name="T4">da gerçekleşecektir.</text:span></text:p>
      <text:p text:style-name="P9"/>
      <text:p text:style-name="P28"><text:soft-page-break/><text:span text:style-name="T18">Bİrİncİ safha:</text:span><text:span text:style-name="T4"> Hz. Mehdi görevine başladığı ilk yıllarda, Bediüzzaman'ın </text:span><text:span text:style-name="T3">“en ehemmiyetli vazifesi olan hakaik-i imaniyenin </text:span><text:span text:style-name="T4">(iman hakikatlerinin)</text:span><text:span text:style-name="T3"> isbat ve neşri </text:span><text:span text:style-name="T4">(yayılması)</text:span><text:span text:style-name="T3">” </text:span><text:span text:style-name="T4">(Emirdağ Lahikası-I) sözleriyle bahsettiği birinci vazifesini yerine getirecektir. Bu dönemde Hz. Mehdi siyaset ve saltanat alanlarında görev yapmayacak, bunu, henüz Kuran’a tabi olmamış olan dindar İsevilere bırakacaktır. Bediüzzaman'ın kullandığı </text:span><text:span text:style-name="T3">"neşr"</text:span><text:span text:style-name="T4"> kelimesinden anlaşıldığı üzere neşriyat yoluyla yani kitap, dergi, CD ve diğer kitle iletişim araçları yoluyla geniş kitlelere iman hakikatleri tebliği yapacaktır. </text:span></text:p>
      <text:p text:style-name="P28"><text:span text:style-name="T7">İKİNCİ SAFHA:</text:span><text:span text:style-name="T4"> Hz. Mehdi ikinci devrede ise siyaset ve saltanat alanlarındaki görevlerine geçecek; İslam Birliği’ni sağlayacak ve inkarcı felsefelere karşı Hıristiyanlarla ittifak sağlayacaktır. Bu dönemde Hz. Mehdi, “Peygamberimiz (sav)'in halifesi” yani “tüm Müslümanların manevi lideri” vasfıyla İslam aleminin başına geçecektir.</text:span></text:p>
      <text:p text:style-name="P28"><text:span text:style-name="T7">ÜÇÜNCÜ SAFHA:</text:span><text:span text:style-name="T4"> Bu üçüncü safhaya geçilen dönem ise, Hz. İsa'nın ikinci kez yeryüzüne gelişi ve Hz. Mehdi ile birleşmelerinin başlangıç yılları olacaktır. Bu dönem, Hz. Mehdi'nin Hz. İsa'yla birleşerek İslam ahlakını tüm dünyaya hakim kılacakları bir devre olacaktır.</text:span></text:p>
      <text:p text:style-name="P9"/>
      <text:p text:style-name="P9"/>
      <text:p text:style-name="P1">BEDİÜZZAMAN HZ. MEHDİ’NİN, </text:p>
      <text:p text:style-name="P1">BİRİNCİ GÖREVİNİ YAPARKEN SİYASETLE </text:p>
      <text:p text:style-name="P1">İLGİLENMEYECEĞİNİ NASIL AÇIKLAMIŞTIR?</text:p>
      <text:p text:style-name="P9"/>
      <text:p text:style-name="P9">Bediüzzaman Hz. Mehdi'nin, görevlerine başladığı birinci safhada vazifesine birinci görevi olan iman hakikatleri konusunu esas alarak başlayacağını; siyaset ve saltanat alanlarındaki görevlerini ise daha sonraki zamanlarda gerçekleştireceğini açıklamıştır. Bediüzzaman'ın bu konudaki sözleri şöyledir: </text:p>
      <text:p text:style-name="P28"><text:span text:style-name="T3">... Bu zamanda öyle fevkalade hakim cereyanlar </text:span><text:span text:style-name="T4">(fikir akımları)</text:span><text:span text:style-name="T3"> var ki, herşeyi kendi hesabına aldığı için, faraza </text:span><text:span text:style-name="T4">(farz edelim)</text:span><text:span text:style-name="T3"> </text:span><text:span text:style-name="T7">hakiki beklenilen ve bir asır sonra gelecek </text:span><text:span text:style-name="T18">o zat dahi bu zamanda gelse</text:span><text:span text:style-name="T7">, harekâtını o cereyanlara kaptırmamak için</text:span><text:span text:style-name="T18"> siyaset âlemİndekİ vazİyetten feragat edecek ve hedefİnİ deĞİŞtİrecek dİye tahmİn ediyorum</text:span><text:span text:style-name="T7">.</text:span><text:span text:style-name="T3"> </text:span></text:p>
      <text:p text:style-name="P29"><text:span text:style-name="T4">Hem üç mes'ele var: </text:span><text:span text:style-name="T3">Biri hayat, biri şeriat </text:span><text:span text:style-name="T4">(Kuran ahlakının esasları)</text:span><text:span text:style-name="T3">, biriimandır. Hakikat noktasında en mühimmi ve en a'zamı </text:span><text:span text:style-name="T4">(büyüğü)</text:span><text:span text:style-name="T3">, iman mes'elesidir. Fakat şimdiki umumun nazarında </text:span><text:span text:style-name="T4">(toplumun gözünde) </text:span><text:span text:style-name="T3">ve hal-i âlem ilcaatında </text:span><text:span text:style-name="T4">(dünyanın şu anki durumunda) </text:span><text:span text:style-name="T3">en mühim mes'ele, hayat ve şeriat </text:span><text:span text:style-name="T4">(İslam dininin esasları)</text:span><text:span text:style-name="T3"> göründüğünden </text:span><text:span text:style-name="T7">o zât şimdi olsa da, üç mes'eleyi birden umum rûy-i zeminde</text:span><text:span text:style-name="T8"> (yeryüzündeki genel durumda) </text:span><text:span text:style-name="T7">vaziyetlerini değiştirmek nev'-i beşerdeki cârî olan </text:span><text:span text:style-name="T8">(bütün insanlar için geçerli olan)</text:span><text:span text:style-name="T7"> âdetullaha muvafık </text:span><text:span text:style-name="T8">(uygun) </text:span><text:span text:style-name="T7">gelmediğinden</text:span><text:span text:style-name="T3">, </text:span><text:span text:style-name="T18">herhalde en a'zam </text:span><text:span text:style-name="T8">(büyük)</text:span><text:span text:style-name="T18"> mes'eleyİ esas yapIp, ötekİ mes'elelerİ esas yapmayacak</text:span><text:span text:style-name="T4">. Tâ ki iman hizmeti safvetini (saflığını, halisliğini, samimiyetini) umumun nazarında bozmasın ve avamın (ilmi ve bilgisi az olan kimselerin) çabuk iğfal olunabilen (aldatılabilen) akıllarında, o hizmet başka maksadlara âlet olmadığı tahakkuk etsin (anlaşılsın, delilleriyle ispat edilsin). (Kastamonu Lahikası, s. 57)<text:tab/></text:span></text:p>
      <text:p text:style-name="P28"><text:span text:style-name="T4">Bediüzzaman </text:span><text:span text:style-name="T3">“... harekâtını o cereyanlara kaptırmamak için siyaset âlemindeki vaziyetten </text:span><text:span text:style-name="T7">feragat edecek</text:span><text:span text:style-name="T3"> ve </text:span><text:span text:style-name="T7">hedefini değiştirecek</text:span><text:span text:style-name="T3"> diye tahmin ediyorum...” </text:span><text:span text:style-name="T4">sözleriyle Hz. Mehdi'nin görevine başladığı ilk zamanlarda siyaset ve saltanat alanlarındaki ikinci ve üçüncü vazifelerinden feragat ederek bunları bir sonraki safhaya bırakacağını tahmin ettiğini ifade etmiştir. Bediüzzaman bu ilk safhada, ortamın Hz. </text:span><text:soft-page-break/><text:span text:style-name="T4">Mehdi'nin siyaset ve saltanat alanlarındaki görevlerini gerçekleştirebilmesi için müsait olmadığını belirtmiştir. Ancak ikinci safhada ortam değişecek ve Hz. Mehdi'nin siyaset ve saltanat alanlarındaki ikinci ve üçüncü görevlerini yerine getirebilmesi için uygun hale gelecektir. </text:span></text:p>
      <text:p text:style-name="P28"><text:span text:style-name="T4">Bediüzzaman </text:span><text:span text:style-name="T3">“Herhalde </text:span><text:span text:style-name="T7">en azam meseleyi esas yapıp</text:span><text:span text:style-name="T3">, </text:span><text:span text:style-name="T7">öteki meseleleri esas yapmayacak</text:span><text:span text:style-name="T3">” </text:span><text:span text:style-name="T4">ifadesiyle ise, Hz. Mehdi'nin en önemli konu olan iman hakikatlerini anlatarak dinsizliğe karşı fikri bir mücadele yürütme görevini </text:span><text:span text:style-name="T3">“birinci sıraya alacağını”</text:span><text:span text:style-name="T4"> belirtmiştir.</text:span></text:p>
      <text:p text:style-name="P28"><text:span text:style-name="T3"><text:s/>“</text:span><text:span text:style-name="T7">O zat dahi bu zamanda gelse</text:span><text:span text:style-name="T3">” </text:span><text:span text:style-name="T4">sözleriyle de, “</text:span><text:span text:style-name="T3">kendi yaşadığı dönemde Hz. Mehdi'nin siyaset, saltanat ve mücadele alemindeki görevlerinin yerine getirilebilmesinin mümkün olmadığını belirtmiş; Hz. Mehdi'nin bu vazifelerini yerine getirebilmesinin, bu şahsın ancak </text:span><text:span text:style-name="T18">ahİr zamanda gelmesİyle</text:span><text:span text:style-name="T3"> söz konusu olabileceğini” </text:span><text:span text:style-name="T4">bildirmiştir. Bediüzzaman'ın bu konuyu açıkladığı sözü şöyledir: </text:span></text:p>
      <text:p text:style-name="P29"><text:span text:style-name="T17">Hem bu üç vezaİf</text:span><text:span text:style-name="T4"> (görevin) </text:span><text:span text:style-name="T17">bİrden bİr ŞahIsta yahut bİr cemaatte </text:span><text:span text:style-name="T18">bu zamanda</text:span><text:span text:style-name="T17"> bulunmasI ve mükemmel olmasI ve bİrbİrİnİ cerhetmemesİ</text:span><text:span text:style-name="T4"> (birbirine engel olmaması, zarar vermemesi), </text:span><text:span text:style-name="T18">pek uzak, âdeta kabİl</text:span><text:span text:style-name="T4"> (mümkün) </text:span><text:span text:style-name="T18">görülmüyor</text:span><text:span text:style-name="T4">, </text:span><text:span text:style-name="T18">âhİr zamanda</text:span><text:span text:style-name="T3"> Al-i Beyt-i Nebevî’nin </text:span><text:span text:style-name="T4">(Peygamberimiz (sav)'in soyunun) </text:span><text:span text:style-name="T3">cemaat-ı nuraniyesini </text:span><text:span text:style-name="T4">(nurani cemaatini) </text:span><text:span text:style-name="T3">temsil eden Mehdi'de ve cemaatindeki şahs-ı mânevîde </text:span><text:span text:style-name="T18">ancak</text:span><text:span text:style-name="T19"> </text:span><text:span text:style-name="T18">İçtİma edebİlİr</text:span><text:span text:style-name="T3"> </text:span><text:span text:style-name="T4">(biraraya gelebilir, toplanabilir). (Kastamonu Lahikası, s. 139) <text:tab/></text:span></text:p>
      <text:p text:style-name="P28"><text:span text:style-name="T4">Bediüzzaman burada Hz. Mehdi'nin siyaset ve saltanat alanlarındaki görevlerini yerine getirebilmesinin, bu şahsın </text:span><text:span text:style-name="T3">“</text:span><text:span text:style-name="T7">ANCAK AHİR ZAMANDA GELMESİYLE</text:span><text:span text:style-name="T3">”</text:span><text:span text:style-name="T4"> mümkün olabileceğini belirtmektedir. </text:span><text:span text:style-name="T3">“Yalnızca, sadece” </text:span><text:span text:style-name="T4">anlamlarındaki </text:span><text:span text:style-name="T3">“</text:span><text:span text:style-name="T7">ancak</text:span><text:span text:style-name="T3">” </text:span><text:span text:style-name="T4">kelimesi, bu konuya çok kesin olarak açıklık kazandırmaktadır. Demek ki Hz. Mehdi bu görevlerini yerine getirebilmek için Peygamberimiz (sav)'in hadislerinde bildirildiği gibi ahir zamanda gelecek ve bu dönemde şartların değişmesi ile birlikte, zaman içerisinde sırasıyla ikinci ve üçüncü görevlerini de yerine getirebilecektir. Zira o dönemde artık siyaset ile ilgilenmesinin bir mahsuru olmayacaktır.</text:span></text:p>
      <text:p text:style-name="P9">Bu konu soru cevap şeklinde açıklandığında, Bediüzzaman'ın kastettiği anlam daha iyi anlaşılabilecektir:</text:p>
      <text:p text:style-name="P14">1) Bediüzzaman'a göre Hz. Mehdi'nin, diğer görevleri zarar görmeden, siyaset ve saltanat alanlarındaki görevlerini yerine getirebilmesi için nasıl bir ortam oluşmalıdır?</text:p>
      <text:p text:style-name="P28"><text:span text:style-name="T4">Bu dönem</text:span><text:span text:style-name="T3"> “</text:span><text:span text:style-name="T7">ahir zaman</text:span><text:span text:style-name="T3">” </text:span><text:span text:style-name="T4">olmalıdır</text:span><text:span text:style-name="T3">. </text:span></text:p>
      <text:p text:style-name="P14">2) Hz. Mehdi'nin üç görevini birarada yerine getirebilmesi için ne gereklidir?</text:p>
      <text:p text:style-name="P28"><text:span text:style-name="T3">“</text:span><text:span text:style-name="T7">Hz. Mehdi'nin ahir zamanda gelmesi</text:span><text:span text:style-name="T3">” </text:span><text:span text:style-name="T4">gerekmektedir.</text:span></text:p>
      <text:p text:style-name="P14">3) Hz. Mehdi'nin siyaset ve saltanat alanlarındaki görevlerini gerçekleştirebilmesi ancak ne şekilde mümkün olabilecektir?</text:p>
      <text:p text:style-name="P28"><text:span text:style-name="T3">“</text:span><text:span text:style-name="T7">Ancak Hz. Mehdi'nin ahir zamanda gelmesiyle</text:span><text:span text:style-name="T3">” </text:span><text:span text:style-name="T4">mümkün olabilecektir.</text:span></text:p>
      <text:p text:style-name="P14">4) Bediüzzaman “ancak Mehdi’de ve cemaatindeki şahs-ı manevide içtima edebilir” sözleriyle ne ifade etmektedir?</text:p>
      <text:p text:style-name="P28"><text:span text:style-name="T4">Bediüzzaman bu sözleriyle </text:span><text:span text:style-name="T3">“</text:span><text:span text:style-name="T7">Hz. Mehdi ve cemaati dışında başka hiç kimsenin bu üç görevi aynı anda yerine getiremeyeceğini</text:span><text:span text:style-name="T3">”</text:span><text:span text:style-name="T4"> açıklamaktadır.</text:span></text:p>
      <text:p text:style-name="P38"/>
      <text:p text:style-name="P38"/>
      <text:p text:style-name="P64">Bedİüzzaman “Hz. Mehdİ'nİn, sİyasetİ hangİ </text:p>
      <text:p text:style-name="P64"><text:soft-page-break/>dönemde tam anlamIyla dİndar İsevİlere </text:p>
      <text:p text:style-name="P64">bIrakacaĞInI” söylemektedİr?</text:p>
      <text:p text:style-name="P9"/>
      <text:p text:style-name="P28"><text:span text:style-name="T4">Bediüzzaman'ın Emirdağ Lahikası’na ait, yayınlanmamış mektubunda bahsettiği </text:span><text:span text:style-name="T3">“Hz. Mehdi'nin siyaseti dindar İsevilere bıraktığı dönem; Hz. Mehdi'nin siyaset ve saltanatla ilgilenmediği, iman hakikatlerini neşr ile uğraştığı </text:span><text:span text:style-name="T18">bİrİncİ safha</text:span><text:span text:style-name="T3">”dır</text:span><text:span text:style-name="T4">. Bediüzzaman'a göre Hz. Mehdi bu devrede siyaseti tam olarak dindar İsevilere, yani henüz Müslüman olmamış Hıristiyanlara bırakacaktır. </text:span></text:p>
      <text:p text:style-name="P28"><text:span text:style-name="T4">Nitekim Bediüzzaman da sözlerinde </text:span><text:span text:style-name="T3">“Hz. Mehdi'nin siyaseti tam dindar İsevilere bıraktığı bu dönemde yalnız iman hakikatlerini </text:span><text:span text:style-name="T18">İspata</text:span><text:span text:style-name="T3">, </text:span><text:span text:style-name="T18">İzhara</text:span><text:span text:style-name="T3"> ve </text:span><text:span text:style-name="T18">İcraya </text:span><text:span text:style-name="T3">çalışmakla ilgileneceğini”</text:span><text:span text:style-name="T4"> bildirmektedir. Bediüzzaman'ın, Hz. Mehdi'nin bu dönemde, </text:span><text:span text:style-name="T7">“İslamiyetin esaslarını ispat, izhar ve icraya çalışacağını”</text:span><text:span text:style-name="T8"> söylemesi, bu dönemin Hz. Mehdi'nin birinci görevini yerine getirdiği </text:span><text:span text:style-name="T7">“’ilk dönem’</text:span><text:span text:style-name="T8"> olduğunu göstermektedir</text:span><text:span text:style-name="T4">. Zira </text:span><text:span text:style-name="T3">“</text:span><text:span text:style-name="T17">İspat</text:span><text:span text:style-name="T3">” </text:span><text:span text:style-name="T4">sözünün kelime anlamı </text:span><text:span text:style-name="T3">“doğruyu delil gööstererek meydana koymak, delil ve şahitle bir şeyin sıhhatini göstermek”</text:span><text:span text:style-name="T4">tir. </text:span><text:span text:style-name="T3">“</text:span><text:span text:style-name="T17">İzhar</text:span><text:span text:style-name="T3">”</text:span><text:span text:style-name="T4"> kelimesi ise </text:span><text:span text:style-name="T3">“açığa kavuşturma, ortaya koyma, gösterme”</text:span><text:span text:style-name="T4"> anlamına gelmektedir. Bediüzzaman'ın bu sözlerinden, Hz. Mehdi'nin siyaseti tam dindar İsevilere bıraktığı bu dönemde, birinci görevi olan iman hakikatlerini anlattığı, tebliğ aşamasını yerine getirdiği açıkça anlaşılmaktadır.</text:span></text:p>
      <text:p text:style-name="P9"/>
      <text:p text:style-name="P1"/>
      <text:p text:style-name="P1">BEDİÜZZAMAN “ÇOK VAZİFELERİ VAR” </text:p>
      <text:p text:style-name="P1">SÖZLERİYLE İFADE ETTİĞİ HZ. MEHDİ’NİN </text:p>
      <text:p text:style-name="P1">GÖREVLERİNİ NASIL AÇIKLAMIŞTIR?</text:p>
      <text:p text:style-name="P1"/>
      <text:p text:style-name="P1">HZ. MEHDİ’NİN BİRİNCİ GÖREVİ: </text:p>
      <text:p text:style-name="P9"/>
      <text:p text:style-name="P28"><text:span text:style-name="T4">Bediüzzaman, ateist felsefelerin ahir zamanda tehlike oluşturacağını bildirmiş, özellikle Darwinist, materyalist felsefelerin ateizmle güç bulacaklarını ve Allah'ın varlığını inkar edecek tehlikeli bir çizgiye geleceklerini ifade etmiştir. Bu nedenle </text:span><text:span text:style-name="T3">“Hz. Mehdi’nin birinci vazifesinin, maddecilik fikri yani Allah’ı inkar üzerine kurulmuş materyalist, Darwinist ve ateist felsefelerle fikren mücadele etmek ve bu felsefelerin insanlar üzerindeki etkisini tam anlamıyla kaldırmak olacağını”</text:span><text:span text:style-name="T4"> belirtmiştir:</text:span></text:p>
      <text:p text:style-name="P29"><text:span text:style-name="T4">Birincisi: Fen ve felsefenin tasallutiyle (etkisiyle) ve maddiyun ve tabiiyyun taunu (materyalizm, Darwinizm ve ateizm hastalığı), beşer içine intişar etmesiyle (insanlar arasında yayılmasıyla, her şeyden evvel </text:span><text:span text:style-name="T3">felsefeyi ve maddiyun fikrini </text:span><text:span text:style-name="T4">(materyalizm, Darwinizm ve ateizm gibi Allah’ı inkar eden dinsiz akımları) </text:span><text:span text:style-name="T18">tam susturacak bİr tarzda</text:span><text:span text:style-name="T3"> imanı kurtarmaktır. Ehl-i imanı dalâletten muhafaza etmek </text:span><text:span text:style-name="T4">(iman edenleri sapkınlıktan korumak)... (Emirdağ Lahikası, 259) </text:span></text:p>
      <text:p text:style-name="P29"><text:span text:style-name="T3">Ümmetin beklediği, ahir zamanda gelecek zatın üç vazifesinden en mühimi ve en büyüğü ve en kıymetdarı</text:span><text:span text:style-name="T4"> (kıymetlisi) </text:span><text:span text:style-name="T3">olan</text:span><text:span text:style-name="T4"> </text:span><text:span text:style-name="T7">iman-ı tahkikiyi neşr</text:span><text:span text:style-name="T4"> (delillere dayalı imanı yaymak) </text:span><text:span text:style-name="T7">ve ehl-i imanı delaletten kurtarmak</text:span><text:span text:style-name="T4"> (iman edenleri sapkınlıktan korumak). (Sikke-i Tasdik-i Gaybi, s. 9) <text:tab/></text:span></text:p>
      <text:p text:style-name="P28"><text:span text:style-name="T4">Bediüzzaman eserleriyle büyük bir iman hizmeti vermiş pek çok insanın iman etmesine ve imanda derinleşmesine vesile olmuştur. Ancak Bediüzzaman'ın </text:span><text:span text:style-name="T17">“tam susturacak bİr tarzda”</text:span><text:span text:style-name="T4"> sözleriyle belirttiği </text:span><text:span text:style-name="T3">"</text:span><text:span text:style-name="T7">materyalizmi tüm dünyada, tam anlamıyla etkisiz hale getirme</text:span><text:span text:style-name="T3">" görevi Bediüzzaman </text:span><text:soft-page-break/><text:span text:style-name="T3">tarafından tam anlamıyla yapılmamış; dünya çapında insanların imanını kurtarma görevi Hz. Mehdi’ye verilmiştir</text:span><text:span text:style-name="T4">.</text:span></text:p>
      <text:p text:style-name="P9"><text:s/>Bilindiği gibi materyalizmin kuvvet bulması Bediüzzaman zamanında devam ettiği gibi, vefatından yani 1960 yıllarından sonra da günümüze kadar devam etmiştir. Televizyon ve radyo kanallarının gelişmesiyle, yazılı basının da desteğiyle etkisi giderek artmıştır. Yani Bediüzzaman'ın vefatından sonra da materyalizm propagandası artarak 21. yy'a kadar gelmiştir.</text:p>
      <text:p text:style-name="P28"><text:span text:style-name="T4">Dolayısıyla kendisinin de ifade ettiği gibi, Bediüzzaman'ın döneminde bu konuda tam bir sonuç elde edilememiştir. Bediüzzaman da </text:span><text:span text:style-name="T3">"tam susturacak tarzda"</text:span><text:span text:style-name="T4"> sözleriyle bu gerçeğe dikkat çekmiştir. Materyalizm, ateizm ve Darwinizm'in çöküşüyle birlikte insanların imanını kurtarma görevi dünya çapında Hz. Mehdi'ye verilmiştir. Bediüzzaman'ın bizzat başladığı, ancak bütünüyle sona ermeyen bu akımla fikri mücadele, Allah’ın izniyle Hz. Mehdi ile devam edecek ve sonuca ulaştırılacaktır.</text:span></text:p>
      <text:p text:style-name="P9"/>
      <text:p text:style-name="P9"/>
      <text:p text:style-name="P1">HZ. MEHDİ’NİN SİYASET </text:p>
      <text:p text:style-name="P1">VE SALTANAT ALANLARINDAKİ</text:p>
      <text:p text:style-name="P1">İKİNCİ VE ÜÇÜNCÜ GÖREVLERİ: </text:p>
      <text:p text:style-name="P9"/>
      <text:p text:style-name="P9">Bediüzzaman'ın, Hz. Mehdi'nin ikinci ve üçüncü görevlerinden bahsettiği sözlerinde Hz. Mehdi'nin, Diyanet Mehdisi olmasının yanında aynı zamanda Siyaset Mehdisi ve Saltanat Mehdisi olarak da üç görevi birarada yapacağı açıkça görülmektedir. Bediüzzaman'ın bu konuyu delilleriyle birlikte açıklayan sözlerinden bazıları şöyledir: </text:p>
      <text:p text:style-name="P29"><text:span text:style-name="T3">O zatın ikinci vazifesi, şeriatı </text:span><text:span text:style-name="T4">(Kuran ahlakının esaslarını ve Peygamberimiz (sav)'in sünnetini)</text:span><text:span text:style-name="T3"> </text:span><text:span text:style-name="T17">İcra ve tatbİk etmektİr</text:span><text:span text:style-name="T3"> </text:span><text:span text:style-name="T4">(uygulamak ve yerine getirmektir)</text:span><text:span text:style-name="T3">. </text:span><text:span text:style-name="T4">(Sikke-i Tasdik-i Gaybi, s. 9)<text:tab/></text:span></text:p>
      <text:p text:style-name="P9"/>
      <text:p text:style-name="P30"><text:span text:style-name="T3">1)<text:tab/></text:span><text:span text:style-name="T7">İCRA VE TATBİK ETMEK: </text:span></text:p>
      <text:p text:style-name="P28"><text:span text:style-name="T4">Bediüzzaman, Hz. Mehdi'nin ikinci vazifesinin, “İslam ahlak ve faziletini, Peygamberimiz (sav)'in gerçek sünnetlerini canlandırmak olduğunu” belirtmiştir. </text:span><text:span text:style-name="T3">“İCRA VE TATBİK ETMEK”</text:span><text:span text:style-name="T4">, </text:span><text:span text:style-name="T3">“uygulamak, yürürlüğe sokmak, yerine getirmek”</text:span><text:span text:style-name="T4"> 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manevi liderliğini üstlenmesiyle gerçekleştirilecektir. </text:span></text:p>
      <text:p text:style-name="P14">-Hz. Mehdi “icra ve tatbik etme” görevini nasıl yerine getirecektir?</text:p>
      <text:p text:style-name="P28"><text:span text:style-name="T4">Çok açıktır ki bunun için Hz. Mehdi'nin </text:span><text:span text:style-name="T3">“bu uygulamaları gerçekleştirebilecek bir “</text:span><text:span text:style-name="T7">yetki</text:span><text:span text:style-name="T3">ye” sahip olması” </text:span><text:span text:style-name="T4">gerekmektedir. Bu da </text:span><text:span text:style-name="T3">“Hz. Mehdi'nin siyaset ve saltanat alanında görev yapacağını, tüm Müslümanlara yönelik ‘</text:span><text:span text:style-name="T7">idareci bir vasfı</text:span><text:span text:style-name="T3">’ olacağını”</text:span><text:span text:style-name="T4"> açıkça ortaya koymaktadır.</text:span></text:p>
      <text:p text:style-name="P9"/>
      <text:p text:style-name="P29"><text:span text:style-name="T3">İkinci vazifesi: </text:span><text:span text:style-name="T18">Hİlafet-İ Muhammedİye</text:span><text:span text:style-name="T4"> (a.s.m.) </text:span><text:span text:style-name="T18">ünvanI İle</text:span><text:span text:style-name="T4"> (Peygamberimiz (sav)'in halifesi ünvanı ile) </text:span><text:span text:style-name="T3">şeair-i İslamiyeyi</text:span><text:span text:style-name="T4"> (İslam ahlakının esaslarını) </text:span><text:span text:style-name="T3">ihya etmektir</text:span><text:span text:style-name="T4"> (yeniden canlandırmaktır) </text:span><text:span text:style-name="T18">alem-İ İslam’In vahdetİnİ</text:span><text:span text:style-name="T4"> (İslam aleminin birliğini) </text:span><text:span text:style-name="T18">nokta-i İstİnad edİp</text:span><text:span text:style-name="T4"> (dayanak noktası yapıp) </text:span><text:span text:style-name="T3">beşeriyeti</text:span><text:span text:style-name="T4"> (insanlığı) </text:span><text:span text:style-name="T3">maddi ve mânevi tehlikelerden ve gadab-ı İlâhi'den</text:span><text:span text:style-name="T4"> (Allah'ın azabından) </text:span><text:soft-page-break/><text:span text:style-name="T3">kurtarmaktır. Bu vazifenin, nokta-i istinadı</text:span><text:span text:style-name="T4"> (dayanak noktası) </text:span><text:span text:style-name="T3">ve hadimleri </text:span><text:span text:style-name="T4">(hizmetkarları), </text:span><text:span text:style-name="T18">mİlyonlarla efradI</text:span><text:span text:style-name="T4"> (fertleri) </text:span><text:span text:style-name="T18">bulunan ordular</text:span><text:span text:style-name="T17"> </text:span><text:span text:style-name="T3">lazımdır</text:span><text:span text:style-name="T4">. (Emirdağ Lahikası, s. 259)<text:tab/></text:span></text:p>
      <text:p text:style-name="P23"/>
      <text:p text:style-name="P28"><text:span text:style-name="T18">2) hİlafet-İ Muhammedİye </text:span><text:span text:style-name="T8">(Peygamberimiz (sav)'in halifesi) </text:span><text:span text:style-name="T18">ünvanI İle: </text:span></text:p>
      <text:p text:style-name="P9">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rızasına uygun bir hayat yaşayarak Allah’ın azabından sakınmalarına vesile olacaktır. </text:p>
      <text:p text:style-name="P28"><text:span text:style-name="T4">Bediüzzaman Hz. Mehdi'nin bu ikinci görevini </text:span><text:span text:style-name="T3">“Peygamberimiz (sav)'in halifesi”</text:span><text:span text:style-name="T4"> yani “</text:span><text:span text:style-name="T3">Müslümanların manevi lideri”</text:span><text:span text:style-name="T4"> sıfatıyla yerine getireceğini belirtmiştir. Kuşkusuz ki </text:span><text:span text:style-name="T3">Hz. Mehdi'nin, "İslam toplumunun lideri vasfıyla” İslamiyet'i yeniden canlandırması, milyonları bulan bir topluluğun maddi ve manevi gücüyle hareket ederek tüm yeryüzünde İslam birliğini sağlaması" özellikleri, onun “</text:span><text:span text:style-name="T7">siyaset ve saltanat alanında yapacağı faaliyetleri”</text:span><text:span text:style-name="T3"> ifade etmektedir</text:span><text:span text:style-name="T4">.</text:span></text:p>
      <text:p text:style-name="P23"/>
      <text:p text:style-name="P23">3) alem-İ İslam’In vahdetİnİ nokta-i İstİnad edİp </text:p>
      <text:p text:style-name="P28"><text:span text:style-name="T8">(İslam aleminin birliğini dayanak noktası yapıp)</text:span><text:span text:style-name="T18">:</text:span></text:p>
      <text:p text:style-name="P28"><text:span text:style-name="T4">Bediüzzaman Hz. Mehdi'nin, daha önce hiçbir müceddid tarafından yerine getirilmemiş olan görevlerinden birinin </text:span><text:span text:style-name="T3">"İslam Birliği’nin sağlanması"</text:span><text:span text:style-name="T4"> olduğunu bildirmektedir. Hz. Mehdi bu birliğin kurulmasına vesile olacak, milyonlarca Müslümanı biraraya getirecektir. İslam Birliği’nin sağlanması ve bu birliğin liderliği ü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text:span></text:p>
      <text:p text:style-name="P28"><text:span text:style-name="T4">Bediüzzaman'ın Hz. Mehdi'nin ikinci görevi hakkında vermiş olduğu bu bilgiler de yine </text:span><text:span text:style-name="T3">“Hz. Mehdi'nin ‘</text:span><text:span text:style-name="T7">idareci</text:span><text:span text:style-name="T3">’ konumda olacağını ve </text:span><text:span text:style-name="T7">siyaset alanında önemli görevler üstleneceğini</text:span><text:span text:style-name="T3">” </text:span><text:span text:style-name="T4">hiçbir tevile yer bırakmayacak bir şekilde açıklamaktadır. Zira Hz. Mehdi bu birliği sağlayan kişi olarak </text:span><text:span text:style-name="T3">“</text:span><text:span text:style-name="T7">lider</text:span><text:span text:style-name="T3">”</text:span><text:span text:style-name="T4"> vasfıyla İslam birliğinin başında bulunacaktır. </text:span></text:p>
      <text:p text:style-name="P9"/>
      <text:p text:style-name="P28"><text:span text:style-name="T18">4) mİlyonlarla efradI </text:span><text:span text:style-name="T8">(fertleri)</text:span><text:span text:style-name="T18"> </text:span></text:p>
      <text:p text:style-name="P23">bulunan ordular:</text:p>
      <text:p text:style-name="P28"><text:span text:style-name="T4">Bediüzzaman bu sözleriyle, Hz. Mehdi'nin bu birlikteliği sağlamasında, ona yardım edecek çok geniş bir kitlenin var olacağından söz etmektedir. Bediüzzaman, Hz. Mehdi'nin hizmetinde, Allah'ın varlığı ve birliği konusunu, iman hakikatlerini tüm insanlığa anlatacak, geniş kapsamlı bir iman hizmeti yürütecek olan ilim ve iman toplulukları olacağını bildirmiştir. Kuşkusuz sayıları milyonlarla ifade edilen böylesine geniş bir kitlenin yönlendirilmesi Hz. Mehdi'nin </text:span><text:span text:style-name="T3">“</text:span><text:span text:style-name="T7">yönetici vasfını</text:span><text:span text:style-name="T3">”</text:span><text:span text:style-name="T4"> taşıyacağını açıkça ortaya koymaktadır. </text:span></text:p>
      <text:p text:style-name="P29"><text:span text:style-name="T3">Birinci vazife, maddi kuvvetle değil, belki kuvvetli itikad</text:span><text:span text:style-name="T4"> (güçlü ve samimi bir iman) </text:span><text:span text:style-name="T3">ve ihlas </text:span><text:span text:style-name="T4">(yalnızca Allah'ın hoşnutluğunu gözetme)</text:span><text:span text:style-name="T3"> ve sadakatle olduğu halde, bu ikinci vazife, </text:span><text:span text:style-name="T7">GAYET BÜYÜK MADDİ BİR KUVVET VE HAKİMİYET</text:span><text:span text:style-name="T3"> lazım ki, o ikinci vazife tatbik edilebilsin </text:span><text:span text:style-name="T4">(yerine getirilebilsin). (Sikke-i Tasdik-i Gaybi, s. 9)<text:tab/></text:span></text:p>
      <text:p text:style-name="P9"/>
      <text:p text:style-name="P23"><text:soft-page-break/>5) gayet büyük maddİ </text:p>
      <text:p text:style-name="P23">bİr kuvvet ve hakİmİyet:</text:p>
      <text:p text:style-name="P28"><text:span text:style-name="T4">Bediüzzaman, Hz. Mehdi'nin ikinci görevinin ancak </text:span><text:span text:style-name="T3">"büyük bir maddi kuvvet ve hakimiyetle"</text:span><text:span text:style-name="T4"> gerçekleştirilebileceğini belirtmiştir. Hz. Mehdi'nin bu vazifesini dünya çapında gerçekleştireceğini hatırlatarak, </text:span><text:span text:style-name="T3">“Hz. Mehdi'nin sahip olacağı maddi kuvvet ve hâkimiyetin de çok büyük boyutlarda olacağına” </text:span><text:span text:style-name="T4">dikkat çekmiştir. </text:span></text:p>
      <text:p text:style-name="P14">-Hz. Mehdi'nin büyük bir kuvvet ve hakimiyete sahip olması neyi ifade etmektedir?</text:p>
      <text:p text:style-name="P28"><text:span text:style-name="T3">“Kuvvet ve hakimiyet” </text:span><text:span text:style-name="T4">kavramları </text:span><text:span text:style-name="T3">“</text:span><text:span text:style-name="T7">çok büyük bir yetki ve iktidarın varlığını</text:span><text:span text:style-name="T3">”</text:span><text:span text:style-name="T4"> ifade etmektedir. Hz. Mehdi'nin böylesine büyük bir yetki gücüne sahip olması, </text:span><text:span text:style-name="T3">“</text:span><text:span text:style-name="T7">lider vasfıyla yönetici</text:span><text:span text:style-name="T8"> </text:span><text:span text:style-name="T7">konumunda olacağını</text:span><text:span text:style-name="T3">”</text:span><text:span text:style-name="T4"> açıkça ortaya koymaktadır.</text:span></text:p>
      <text:p text:style-name="P28"><text:span text:style-name="T4">Peygamberimiz (sav)'in döneminden bu yana böyle bir güç ve hakimiyet sağlanamamıştır. Bediüzzaman böylesine geniş çaplı bir maddi güç ve hakimiyetin Hz. Mehdi döneminde yaşanacağını belirterek, Hz. Mehdi'nin siyaset ve saltanat alanında gerçekleştireceği görevlerin ehemmiyetini açıkça ifade etmektedir.</text:span><text:span text:style-name="T3"> </text:span></text:p>
      <text:p text:style-name="P29"><text:span text:style-name="T3">O ZATIN üçüncü vazifesi, </text:span><text:span text:style-name="T7">HİLAFET-İ İSLAMİYE'Yİ</text:span><text:span text:style-name="T3"> </text:span><text:span text:style-name="T4">(İslam halifeliğini)</text:span><text:span text:style-name="T3"> </text:span><text:span text:style-name="T7">İTTİHAD-I İSLAM'A BİNA EDEREK</text:span><text:span text:style-name="T3"> </text:span><text:span text:style-name="T4">(İslam birliği üzerine kurarak),</text:span><text:span text:style-name="T3"> </text:span><text:span text:style-name="T7">İSEVİ RUHANİLERİYLE</text:span><text:span text:style-name="T3"> </text:span><text:span text:style-name="T4">(dindar Hıristiyanlarla ve Hıristiyan alimleriyle)</text:span><text:span text:style-name="T3"> </text:span><text:span text:style-name="T7">İTTİFAK EDİP</text:span><text:span text:style-name="T3"> </text:span><text:span text:style-name="T4">(iş birliği ve dayanışma içerisine girerek) </text:span><text:span text:style-name="T7">DİN-İ İSLAM'A</text:span><text:span text:style-name="T3"> </text:span><text:span text:style-name="T4">(İslam dinine)</text:span><text:span text:style-name="T3"> </text:span><text:span text:style-name="T7">HİZMET ETMEKTİR</text:span><text:span text:style-name="T3">. Bu vazife, </text:span><text:span text:style-name="T7">PEK BÜYÜK BİR SALTANAT ve KUVVET</text:span><text:span text:style-name="T3"> ve milyonlar fedakarlarla </text:span><text:span text:style-name="T4">(milyonların fedakarane katılımlarıyla) </text:span><text:span text:style-name="T3">tatbik edilebilir </text:span><text:span text:style-name="T4">(yerine getirilebilir). (Sikke-i Tasdik-i Gaybi, s. 9)<text:tab/></text:span></text:p>
      <text:p text:style-name="P14"/>
      <text:p text:style-name="P28"><text:span text:style-name="T18">6) hİlafet-İ İslamİye’yİ </text:span><text:span text:style-name="T8">(İslam’ın halifeliğini)</text:span><text:span text:style-name="T18">:</text:span></text:p>
      <text:p text:style-name="P9">Bediüzzaman, Hz. Mehdi'nin bir başka görevinin de İslam toplumunu birleştirmek ve Hıristiyan alemiyle ittifak etmek olduğunu bildirmiştir. Hz. Mehdi'nin bu görevini, iman sahiplerinin, Peygamberimiz (sav)’in soyundan gelen fedakar seyyidlerin ve diğer tüm Müslümanların desteğiyle gerçekleştireceğini bildirmiştir.</text:p>
      <text:p text:style-name="P28"><text:span text:style-name="T4">Bediüzzaman bu sözüyle </text:span><text:span text:style-name="T3">“Hz. Mehdi'nin dünya çapında tüm Müslümanların manevi liderliğini üstleneceğini”</text:span><text:span text:style-name="T4"> bir kez daha belirterek, </text:span><text:span text:style-name="T3">“Hz. Mehdi'nin siyaset ve saltanat alanlarında görevlerini”</text:span><text:span text:style-name="T4"> açıklamıştır. </text:span></text:p>
      <text:p text:style-name="P9">Bediüzzaman'ın Hz. Mehdi ile ilgili izahlarında defalarca tekrarladığı Hz. Mehdi'nin bu özelliğini görmezden gelerek, yalnızca iman hakikatleri yönünde faaliyet yaparak, siyaset ve saltanat alanlarında bir görev üstlenmeyeceğini iddia edebilmek hiçbir şekilde söz konusu değildir. Bediüzzaman çok açık delillerle Hz. Mehdi'nin bu alanlarda çeşitli faaliyetlerde bulunacağını açıklamış ve tüm bunların Hz. Mehdi'nin tanınmasında en önemli alametlerden olacağını belirtmiştir.</text:p>
      <text:p text:style-name="P23"/>
      <text:p text:style-name="P28"><text:span text:style-name="T18">7) İttİhad-I İslam’a </text:span><text:span text:style-name="T8">(İslam birliğine)</text:span><text:span text:style-name="T18"> </text:span></text:p>
      <text:p text:style-name="P23">bİna ederek:</text:p>
      <text:p text:style-name="P28"><text:span text:style-name="T4">Bediüzzaman, Hz. Mehdi'nin </text:span><text:span text:style-name="T3">“siyaset, saltanat ve mücadele alanlarında”</text:span><text:span text:style-name="T4"> yapacağı faaliyetlerden birinin İslam Birliği’ni oluşturmak olduğunu belirtmiştir. Bediüzzaman Hz. Mehdi'nin bu göreviyle, onun </text:span><text:span text:style-name="T3">“</text:span><text:span text:style-name="T7">idareci</text:span><text:span text:style-name="T3">” </text:span><text:span text:style-name="T4">konumunda olacağını ve </text:span><text:span text:style-name="T3">“</text:span><text:span text:style-name="T7">Müslümanların manevi liderliğini</text:span><text:span text:style-name="T3">” </text:span><text:span text:style-name="T4">üstleneceğini ifade etmektedir. </text:span></text:p>
      <text:p text:style-name="P9"/>
      <text:p text:style-name="P28"><text:soft-page-break/><text:span text:style-name="T18">8) İsevİ ruhanİlerİyle </text:span><text:span text:style-name="T8">(dindar Hıristiyanlarla ve Hıristiyan alimleriyle)</text:span><text:span text:style-name="T7"> </text:span><text:span text:style-name="T18">İttİfak edİp </text:span><text:span text:style-name="T8">(işbirliği ve dayanışma içerisine girerek) </text:span><text:span text:style-name="T18">dİn-i İslam’a</text:span><text:span text:style-name="T8"> (İslam dinine) </text:span><text:span text:style-name="T18">hİzmet etmektİr</text:span><text:span text:style-name="T7">:</text:span></text:p>
      <text:p text:style-name="P28"><text:span text:style-name="T4">Bediüzzaman, Hz. Mehdi'nin İslam toplumunu birleştirip Hıristiyan önderleriyle, İslam ve Hıristiyanlığın ortak cephesi olan "materyalizm ve dinsizliğe" karşı ittifak edeceğini ve bu yolla İslam dinine hizmet edeceğini bildirmektedir. Bediüzzaman, </text:span><text:span text:style-name="T3">“Hz. Mehdi'nin tüm Müslümanların manevi lideri vasfıyla”</text:span><text:span text:style-name="T4"> Hıristiyanlarla kuracağı bu ittifakı anlatarak Hz. Mehdi'nin </text:span><text:span text:style-name="T3">“siyaset alanında”</text:span><text:span text:style-name="T4"> yürüteceği faaliyetler hakkında bilgi vermektedir. Bediüzzaman tüm bu açıklamalarıyla, Hz. Mehdi'nin yalnızca iman hakikatleri yönünde bir görevi olmayacağını, aksine tüm dünyaya barış ve huzur getirecek çok geniş çaplı hizmetlerde bulunacağını ortaya koymaktadır.</text:span></text:p>
      <text:p text:style-name="P23"/>
      <text:p text:style-name="P23">9) pek büyük bİr saltanat ve kuvvet:</text:p>
      <text:p text:style-name="P28"><text:span text:style-name="T4">Bediüzzaman, İslam birliği ile Müslüman ve Hıristiyan dünyasının ittifakı gibi büyük bir olayın ancak üç şartın oluşmasıyla gerçekleşebileceğine dikkat çekmiştir. Bediüzzaman </text:span><text:span text:style-name="T3">“PEK BÜYÜK BİR SALTANAT VE KUVVET”</text:span><text:span text:style-name="T4"> sözleriyle bu şartlardan ikisini açıklamaktadır.</text:span></text:p>
      <text:p text:style-name="P28"><text:span text:style-name="T3">“Saltanat”</text:span><text:span text:style-name="T4"> kavramı, güç ve yetki ifade eden bir kelimedir. </text:span><text:span text:style-name="T3">“Kuvvet”</text:span><text:span text:style-name="T4"> kavramı ise </text:span><text:span text:style-name="T3">"istediği şeyi icra edebilme gücü yani yetki"</text:span><text:span text:style-name="T4">yi tanımlamaktadır. Bediüzzaman Hz. Mehdi'nin İslam birliğini oluşturup bu birliğin liderliğini üstleneceğini ve </text:span><text:span text:style-name="T3">"</text:span><text:span text:style-name="T7">pek büyük bir kuvvet ve yetkiye sahip olacağını</text:span><text:span text:style-name="T3">"</text:span><text:span text:style-name="T4"> bildirmiştir. Bediüzzaman'ın </text:span><text:span text:style-name="T3">"PEK BÜYÜK" </text:span><text:span text:style-name="T4">sözleri, Hz. Mehdi'nin sahip olacağı bu kuvvetin ve saltanatın çapının büyüklüğünü ifade etmektedir. </text:span></text:p>
      <text:p text:style-name="P9">Bediüzzaman, Hz. Mehdi'nin ikinci görevinde olduğu gibi, üçüncü görevini de yine çok büyük bir saltanat ve kuvvet ile gerçekleştireceğini belirtmiştir. Hz. Mehdi'nin İslam birliği ve Hıristiyan alemi arasında sağlayacağı ittifak dünya çapında bir hizmet olacak; bu vazifenin gerektirdiği güç ve saltanat da aynı şekilde dünya çapında çok büyük bir hakimiyetle gerçekleştirilecektir. </text:p>
      <text:p text:style-name="P28"><text:span text:style-name="T4">Bediüzzaman'ın Hz. Mehdi'nin üçüncü görevi hakkında sayfalar boyunca yapmış olduğu bu açıklamalar, </text:span><text:span text:style-name="T3">“Hz. Mehdi'nin sadece Diyanet Mehdisi olarak hizmet etmeyeceğini, </text:span><text:span text:style-name="T7">hem siyaset hem de saltanat alanında dünya çapında çok büyük görevler üstleneceğini</text:span><text:span text:style-name="T3">”</text:span><text:span text:style-name="T4"> ortaya koymaktadır.</text:span></text:p>
      <text:p text:style-name="P29"><text:span text:style-name="T3">Üçüncü Vazifesi: ... o zat, bütün ehl-i imanın </text:span><text:span text:style-name="T4">(iman edenlerin) </text:span><text:span text:style-name="T3">mânevi yardımlarıyla ve </text:span><text:span text:style-name="T18">İttİhad-I İslâm’In muavenetİyle</text:span><text:span text:style-name="T3"> </text:span><text:span text:style-name="T4">(İslam birliğinin yardımlaşmasıyla) </text:span><text:span text:style-name="T3">ve bütün ulema ve evliyanın </text:span><text:span text:style-name="T4">(alimlerin ve velilerin) </text:span><text:span text:style-name="T3">ve bilhassa Al-i Beyt’in neslinden </text:span><text:span text:style-name="T4">(Peygamberimiz (sav)'in soyundan) </text:span><text:span text:style-name="T3">her asırda kuvvetli ve kesretli </text:span><text:span text:style-name="T4">(çok sayıda) </text:span><text:span text:style-name="T3">bulunan milyonlar fedakâr seyyidlerin iltihaklarıyla </text:span><text:span text:style-name="T4">(peygamber soyundan gelen fedakar kimselerin katılımıyla) </text:span><text:span text:style-name="T3">o vazife-i uzmâyı </text:span><text:span text:style-name="T4">(büyük görevi) </text:span><text:span text:style-name="T3">yapmaya çalışır. </text:span><text:span text:style-name="T4">(Emirdağ Lahikası, s. 260)</text:span></text:p>
      <text:p text:style-name="P23"/>
      <text:p text:style-name="P28"><text:span text:style-name="T18">10) İttİhad-I İslam’In muavenetİyle </text:span><text:span text:style-name="T8">(İslam birliğinin yardımlaşmasıyla)</text:span><text:span text:style-name="T18">:</text:span></text:p>
      <text:p text:style-name="P28"><text:span text:style-name="T4">Bediüzzaman burada bir kez daha Hz. Mehdi'nin İslam birliğini oluşturacağından bahsetmiştir. Ancak hiç kuşkusuz ki önceki satırlarda da açıklandığı gibi, Hz. Mehdi bu birliğin başında tüm </text:span><text:span text:style-name="T3">“</text:span><text:span text:style-name="T7">Müslümanların manevi lideri</text:span><text:span text:style-name="T3">”</text:span><text:span text:style-name="T4"> olarak bizzat bulunacaktır. Bediüzzaman verdiği bu bilgilerde </text:span><text:span text:style-name="T3">“siyaset aleminde görevleri olmasıyla ne kastedildiğini ve Hz. Mehdi'nin bu alanda nasıl bir faaliyet yürüteceğini”</text:span><text:span text:style-name="T4"> açıkça ifade etmektedir.</text:span></text:p>
      <text:p text:style-name="P29"><text:soft-page-break/><text:span text:style-name="T3">Birinci vazife, o iki vazifeden üç-dört derece daha ziyade kıymetdardır </text:span><text:span text:style-name="T4">(değerlidir),</text:span><text:span text:style-name="T3"> fakat o ikinci, üçüncü vazifeler </text:span><text:span text:style-name="T18">pek parlak ve çok genİŞ bİr daİrede</text:span><text:span text:style-name="T3"> </text:span><text:span text:style-name="T4">(alanda) </text:span><text:span text:style-name="T18">ve Şa’ŞalI</text:span><text:span text:style-name="T3"> </text:span><text:span text:style-name="T4">(gösterişli)</text:span><text:span text:style-name="T3"> </text:span><text:span text:style-name="T18">bİr tarzda</text:span><text:span text:style-name="T3"> olduğundan umumun ve avamın nazarında </text:span><text:span text:style-name="T4">(genelin ve halkın gözünde)</text:span><text:span text:style-name="T3"> daha ehemmiyetli </text:span><text:span text:style-name="T4">(önemli)</text:span><text:span text:style-name="T3"> görünüyorlar. </text:span><text:span text:style-name="T4">(Sikke-i Tasdik-i Gaybi, s. 9)<text:tab/></text:span></text:p>
      <text:p text:style-name="P9"/>
      <text:p text:style-name="P28"><text:span text:style-name="T18">11) o İkİncİ, üçüncü vazİfeler pek parlak ve çok genİŞ bİr daİrede </text:span><text:span text:style-name="T8">(alanda) </text:span><text:span text:style-name="T18">ve Şa’ŞalI </text:span><text:span text:style-name="T8">(gösterişli) </text:span><text:span text:style-name="T18">bİr tarzda olduĞundan:</text:span></text:p>
      <text:p text:style-name="P28"><text:span text:style-name="T4">Bediüzzaman bu sözleriyle Hz. Mehdi'nin ikinci ve üçüncü görevlerinin </text:span><text:span text:style-name="T3">“çok geniş kitleleri ve coğrafyaları kapsayan gösterişli, görkemli ve geniş yankılar uyandıran icraatlar olduğunu”</text:span><text:span text:style-name="T4"> belirtmektedir. Nitekim, İslam Birliğini kurmak, tüm Müslümanların liderliğini üstlenmek, Hıristiyanlarla ittifak ve dayanışma içine girmek ve sonucunda İslam ahlakını yeryüzüne hakim kılmak, dünya tarihinin belki de en büyük ve en görkemli olaylarından olacaktır. Bediüzzaman tüm bu açıklamalarıyla, “</text:span><text:span text:style-name="T3">Hz. Mehdi'nin yerine getireceği hizmetlerin yalnızca birinci görevi olan iman hakikatleriyle sınırlı olmayacağını, ‘</text:span><text:span text:style-name="T7">Müslümanların manevi lideri</text:span><text:span text:style-name="T3">’ olarak dünya çapında çok büyük hizmetler vereceğini” </text:span><text:span text:style-name="T4">ortaya koymaktadır. </text:span></text:p>
      <text:p text:style-name="P29"><text:span text:style-name="T4">... </text:span><text:span text:style-name="T7">Hazret-i Mehdi’nin, o vazifesini bizzat kendisi görmeğe vakit ve hal müsaade edemez</text:span><text:span text:style-name="T3">. </text:span><text:span text:style-name="T7">Çünkü </text:span><text:span text:style-name="T18">hİlâfet-i Muhammedİye (ASM) </text:span><text:span text:style-name="T8">(Peygamberimiz (sav)'in halifeliği)</text:span><text:span text:style-name="T7"> </text:span><text:span text:style-name="T18">cİhetİndekİ </text:span><text:span text:style-name="T8">(yönündeki) </text:span><text:span text:style-name="T18">saltanatI, onun ile İŞtİgale </text:span><text:span text:style-name="T8">(ilgilenmeye) </text:span><text:span text:style-name="T18">vakİt bIrakmIyor</text:span><text:span text:style-name="T4">. </text:span><text:span text:style-name="T3">Herhalde o vazifeyi ondan evvel bir taife </text:span><text:span text:style-name="T4">(topluluk) </text:span><text:span text:style-name="T3">bir cihette </text:span><text:span text:style-name="T4">(yönüyle) </text:span><text:span text:style-name="T3">görecek. O zat, o taifenin </text:span><text:span text:style-name="T4">(topluluğun) </text:span><text:span text:style-name="T3">uzun tedkikatı ile </text:span><text:span text:style-name="T4">(incelemelerle) </text:span><text:span text:style-name="T3">yazdıkları eseri kendine hazır bir program yapacak, onun ile o birinci vazifeyi tam yapmış olacak</text:span><text:span text:style-name="T4">... (Emirdağ Lahikası, s. 259)<text:tab/></text:span></text:p>
      <text:p text:style-name="P23"/>
      <text:p text:style-name="P28"><text:span text:style-name="T18">12) hİlâfet-i Muhammedİye (ASM) </text:span><text:span text:style-name="T8">(Peygamberimiz (sav)'in halifeliği)</text:span><text:span text:style-name="T7"> </text:span><text:span text:style-name="T18">cİhetİndekİ </text:span><text:span text:style-name="T8">(yönündeki) </text:span><text:span text:style-name="T18">saltanatI, onun İle İŞtİgale </text:span><text:span text:style-name="T8">(ilgilenmeye) </text:span><text:span text:style-name="T18">vakİt bIrakmIyor:</text:span></text:p>
      <text:p text:style-name="P28"><text:span text:style-name="T4">Bediüzzaman Hz. Mehdi'nin çalışmalarından önce, Hz. Mehdi'nin birinci vazifesi olan iman hakikatlerini yayma ve materyalizmi fikren yıkma yönünde kullanacağı ilmi malzemeleri hazırlayacak olan bir topluluk olacağından bahsetmektedir. Bediüzzaman “</text:span><text:span text:style-name="T3">bir cihette</text:span><text:span text:style-name="T4">” yani </text:span><text:span text:style-name="T3">“bir yönüyle” </text:span><text:span text:style-name="T4">sözleriyle ise bu ilmi topluluğun, materyalizmi fikren etkisiz hale getirilmesi çalışmalarını yalnızca bir açıdan yürüteceklerini, dolayısıyla </text:span><text:span text:style-name="T3">“Hz. Mehdi'nin de kendisine program yaparak bu topluluğun çalışmalarından bu yönüyle faydalanacağını”</text:span><text:span text:style-name="T4"> belirtmektedir. Önceki sayfalarda da belirtildiği gibi, materyalist felsefenin </text:span><text:span text:style-name="T3">“tam anlamıyla etkisiz hale getirilmesi”</text:span><text:span text:style-name="T4"> ise ancak Hz. Mehdi'nin yerine getireceği hizmetler neticesinde gerçekleştirilecektir.</text:span></text:p>
      <text:p text:style-name="P31"><text:span text:style-name="T4">Bediüzzaman Hz. Mehdi için burada </text:span><text:span text:style-name="T3">“o vazifesini bizzat kendisi görmeğe vakit ve hal müsaade edemez”</text:span><text:span text:style-name="T4"> sözlerini kullanmıştır. Bunun nedeninin ise, </text:span><text:span text:style-name="T3">“Hz. Mehdi'nin dünya çapında tüm ‘</text:span><text:span text:style-name="T7">Müslümanların manevi lideri</text:span><text:span text:style-name="T3">’ olarak ‘</text:span><text:span text:style-name="T7">siyaset ve saltanat alanında gerçekleştireceği büyük görevleri</text:span><text:span text:style-name="T3">’ nedeniyle vakti olmaması olduğunu</text:span><text:span text:style-name="T4">” belirtmiştir.</text:span></text:p>
      <text:p text:style-name="P31"><text:span text:style-name="T4">Bediüzzaman'ın bu açıklamaları </text:span><text:span text:style-name="T3">“Hz. Mehdi'nin tüm dünya Müslümanlarının manevi lideri olarak siyaset ve saltanat alanlarında dünya çapında pek çok hizmette bulunacağını”</text:span><text:span text:style-name="T4"> açıkça ortaya koymaktadır. </text:span></text:p>
      <text:p text:style-name="P29"><text:soft-page-break/><text:span text:style-name="T4">... Ahir zamanda </text:span><text:span text:style-name="T3">şeriat-i Muhammediyeyi</text:span><text:span text:style-name="T4"> (Peygamberimiz (sav)'in yolunu, Kuran ahlakını) </text:span><text:span text:style-name="T3">ve hakikat-i Furkaniyeyi</text:span><text:span text:style-name="T4"> (Kuran ahlakının esaslarını, hakikatlerini) </text:span><text:span text:style-name="T3">ve sünnet-i Ahmediyeyi</text:span><text:span text:style-name="T4"> (ASM) (Peygamberimiz (sav)'in sünnetini) </text:span><text:span text:style-name="T18">İhya İle </text:span><text:span text:style-name="T8">(yeniden canlandırma ile)</text:span><text:span text:style-name="T18">, İlan ve İcra İle </text:span><text:span text:style-name="T8">(herkese duyurarak ve uygulayarak)</text:span><text:span text:style-name="T4">, </text:span><text:span text:style-name="T18">baŞkumandanlarI olan "Büyük Mehdİ"nİn kemal-İ adaletİnİ </text:span><text:span text:style-name="T8">(yüce adaletini)</text:span><text:span text:style-name="T18"> ve hakkanİyetİnİ </text:span><text:span text:style-name="T8">(haktan ve doğruluktan ayrılmayışını, doğruluğunu)</text:span><text:span text:style-name="T3"> dünyaya göstermeleri gayet makul olmakla beraber</text:span><text:span text:style-name="T4">, </text:span><text:span text:style-name="T3">gayet lazım ve zaruri ve hayat-i içtimaiye-i insaniyedeki düsturların </text:span><text:span text:style-name="T4">(cemiyet hayatına ait kuralların) </text:span><text:span text:style-name="T3">muktezasıdır</text:span><text:span text:style-name="T4"> (gereğidir)...” (Şualar, s. 456) <text:tab/></text:span></text:p>
      <text:p text:style-name="P23"/>
      <text:p text:style-name="P28"><text:span text:style-name="T18">13) ŞERİAT-I MUHAMMEDİYE’Yİ </text:span><text:span text:style-name="T19">(A.S.M.) </text:span><text:span text:style-name="T8">(Peygamberimiz (sav)'in yolunu, Kuran ahlakını)</text:span><text:span text:style-name="T18"> VE HAKİKAT-İ FURKANİYEYİ </text:span><text:span text:style-name="T8">(Kuran ahlakının esaslarını, hakikatlerini)</text:span><text:span text:style-name="T7"> </text:span><text:span text:style-name="T18">VE SÜNNETİ AHMEDİYEYİ </text:span><text:span text:style-name="T19">(A.S.M.)</text:span><text:span text:style-name="T18"> </text:span><text:span text:style-name="T8">(Peygamberimiz (sav)'in sünnetini)</text:span><text:span text:style-name="T18"> İhya İle </text:span><text:span text:style-name="T8">(yeniden canlandırma ile)</text:span><text:span text:style-name="T18">, İlan ve İcra İle </text:span><text:span text:style-name="T8">(herkese duyurarak ve uygulayarak)</text:span><text:span text:style-name="T18">:</text:span></text:p>
      <text:p text:style-name="P31"><text:span text:style-name="T4">Bediüzzaman bu sözlerinde Hz. Mehdi’nin siyaset ve saltanat alanında izleyeceği yolu anlatmakta, ikinci ve üçüncü görevlerini yerine getirirken kullanacağı yöntemleri açıklamaktadır. Bediüzzaman’ın burada kullandığı </text:span><text:span text:style-name="T3">“İHYA”</text:span><text:span text:style-name="T4"> kelimesinin anlamı, </text:span><text:span text:style-name="T3">“YENİDEN CANLANDIRMA”</text:span><text:span text:style-name="T4">dır. Bediüzzaman'ın da belirttiği gibi, Hz. Mehdi ahir zamanda Kuran’dan uzaklaşmış olan insanların yeniden Kuran ahlakına ve Peygamberimiz (sav)'in sünnetine göre yaşamalarına vesile olacaktır. </text:span></text:p>
      <text:p text:style-name="P31"><text:span text:style-name="T3"><text:s/>“İLAN”</text:span><text:span text:style-name="T4"> kelimesinin anlamı ise, </text:span><text:span text:style-name="T3">“HERKESE DUYURMA”</text:span><text:span text:style-name="T4">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 </text:span></text:p>
      <text:p text:style-name="P31"><text:span text:style-name="T3">“İCRA”</text:span><text:span text:style-name="T4"> kelimesinin anlamı da, </text:span><text:span text:style-name="T3">“UYGULAMA”</text:span><text:span text:style-name="T4">dır. Bediüzzaman bu sözleriyle de Hz. Mehdi'nin, Kuran ahlakını tüm dünyada hakim edeceğini ve tüm toplumlarda yaşanır hale getireceğini belirtmektedir.</text:span></text:p>
      <text:p text:style-name="P44">-Hz. Mehdi'nin “ihya, ilan ve icra etme” vasıfları neyi ifade etmektedir?</text:p>
      <text:p text:style-name="P31"><text:span text:style-name="T4">Bediüzzaman'ın burada kullandığı </text:span><text:span text:style-name="T3">“ihya, ilan ve icra ile” </text:span><text:span text:style-name="T4">sözleri, bir kez daha Hz. Mehdi'nin </text:span><text:span text:style-name="T3">“</text:span><text:span text:style-name="T7">idareci vasfını</text:span><text:span text:style-name="T3">” </text:span><text:span text:style-name="T4">ifade etmektedir. Bediüzzaman Hz. Mehdi'nin, tüm dünyanın şahit olacağı şekilde çok geniş çaplı faaliyetlerde bulunacağını ve bunları gerçekleştirirken </text:span><text:span text:style-name="T3">“</text:span><text:span text:style-name="T7">büyük bir yetki</text:span><text:span text:style-name="T3">”</text:span><text:span text:style-name="T4"> ve </text:span><text:span text:style-name="T3">“</text:span><text:span text:style-name="T7">yönetim gücü</text:span><text:span text:style-name="T3">”</text:span><text:span text:style-name="T4">ne sahip olacağını ifade etmektedir.</text:span></text:p>
      <text:p text:style-name="P23"/>
      <text:p text:style-name="P28"><text:span text:style-name="T18">14) baŞkumandanlarI olan ‘büyük mehdİ’nİn kemal-İ adaletini </text:span><text:span text:style-name="T8">(yüce adaletini)</text:span><text:span text:style-name="T18"> ve hakkanİyetİnİ </text:span><text:span text:style-name="T8">(haktan ve doğruluktan ayrılmayışını, doğruluğunu) </text:span><text:span text:style-name="T18">dünyaya göstermelerİ:</text:span></text:p>
      <text:p text:style-name="P28"><text:span text:style-name="T4">Bediüzzaman, Peygamberimiz (sav)'in hadislerinde de bildirildiği gibi, Hz. Mehdi'nin İslam ahlakını tüm dünyaya hakim kılmasıyla birlikte yeryüzünde görülmemiş bir adalet, huzur ve barış ortamının yaşanacağını belirtmektedir. Hz. Mehdi'nin bu yüce adaletine ve hakkaniyetine tüm dünya şahit olacaktır. Bediüzzaman, Hz. Mehdi'nin dünya çapında gerçekleştireceği bu görevi </text:span><text:span text:style-name="T3">“başkumandanlık”</text:span><text:span text:style-name="T4"> sıfatıyla gerçekleştireceğini ifade etmiştir. Bediüzzaman bu sözleriyle Hz. Mehdi'nin </text:span><text:span text:style-name="T3">“</text:span><text:span text:style-name="T7">tüm dünya Müslümanlarının liderliğini</text:span><text:span text:style-name="T3">”</text:span><text:span text:style-name="T4"> üstleneceğini bir kez daha açıklamaktadır. Bu konuda sorulacak birkaç soruya verilecek cevaplar, Hz. Mehdi'nin bu özelliğinin çok açık bir şekilde anlaşılmasını sağlayacaktır:</text:span></text:p>
      <text:p text:style-name="P14"><text:soft-page-break/>-Hz. Mehdi'nin “başkumandanlık” sıfatını taşıması ne anlama gelmektedir?</text:p>
      <text:p text:style-name="P28"><text:span text:style-name="T4">Bediüzzaman Hz. Mehdi'nin bu sıfatını hatırlatarak, Hz. Mehdi'nin tüm dünya Müslümanları üzerinde </text:span><text:span text:style-name="T3">“</text:span><text:span text:style-name="T7">yönetici</text:span><text:span text:style-name="T3">” </text:span><text:span text:style-name="T4">konumunda olacağını bir kez daha açıkça ifade etmektedir.</text:span></text:p>
      <text:p text:style-name="P14">-Hz. Mehdi'nin tüm dünyaya kemal-i adaletini ve hakkaniyetini göstermesi nasıl gerçekleşecektir?</text:p>
      <text:p text:style-name="P28"><text:span text:style-name="T4">Yüce bir adalet anlayışının ve haktan ayrılmayışın tüm dünyaya gösterilmesi ancak </text:span><text:span text:style-name="T3">“</text:span><text:span text:style-name="T7">dünya çapında bir idare gücüyle</text:span><text:span text:style-name="T3">”</text:span><text:span text:style-name="T4"> söz konusu olabilir. Tüm insanların Hz. Mehdi'nin adalet anlayışına şahit olmaları, Hz. Mehdi'nin </text:span><text:span text:style-name="T3">“</text:span><text:span text:style-name="T7">adalet sağlayabilecek yetkilere sahip bir konumda olacağını</text:span><text:span text:style-name="T3">”</text:span><text:span text:style-name="T4"> göstermektedir.</text:span></text:p>
      <text:p text:style-name="P9"/>
      <text:p text:style-name="P9"/>
      <text:p text:style-name="P3"/>
      <text:p text:style-name="P65">HZ. İSA YERYÜZÜNE İKİNCİ KEZ GELDİĞİNDE, </text:p>
      <text:p text:style-name="P1">TÜM MÜSLÜMAN VE HIRİSTİYAN ALEMİNİN </text:p>
      <text:p text:style-name="P1">MANEVİ LİDERi HZ. MEHDİ OLACAKTIR</text:p>
      <text:p text:style-name="P9"/>
      <text:p text:style-name="P28"><text:span text:style-name="T4">Hz. İsa'nın ikinci kez yeryüzüne gelişi, yukarıda açıklandığı gibi Hz. Mehdi'nin görevlerini yerine getirdiği </text:span><text:span text:style-name="T7">“</text:span><text:span text:style-name="T18">üçüncü safha</text:span><text:span text:style-name="T7">”</text:span><text:span text:style-name="T4">da gerçekleşecektir. Bu dönemde Hz. Mehdi, Peygamberimiz (sav)'in halifesi yani İslam aleminin manevi lideri sıfatıyla dünya çapındaki tüm Müslümanlar arasında İslam Birliği'ni sağlamış olacak ve lider konumunda olacaktır. Aynı dönemde iki ayrı şahsın Peygamberimiz (sav)'in halifesi yani Müslümanların manevi lideri vasfını taşıması ise söz konusu değildir. Nitekim Hz. İsa geldiğinde, Hz. Mehdi'nin bu durumunda bir değişiklik olmayacak, Hz. İsa da Hz. Mehdi'ye yardımcı olacaktır. </text:span></text:p>
      <text:p text:style-name="P28"><text:span text:style-name="T4">Peygamberimiz (sav)'in hadislerinde bu durum açıkça ifade edilmiş; Hz. Mehdi ve Hz. İsa'nın birlikte namaz kılacakları ve Hz. İsa'nın </text:span><text:span text:style-name="T3">“imamlık sana verilmiştir”</text:span><text:span text:style-name="T4"> diyerek Hz. Mehdi'yi imamlığa bizzat kendisinin geçireceği bildirilmiştir. Bu hadislerden bazıları şöyledir:</text:span></text:p>
      <text:p text:style-name="P28"><text:span text:style-name="T3">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text:span><text:span text:style-name="T18">Hz. İsa onun omuzlarIna elİnİ koyar ve ona der kİ, "Geç öne namazI kIldIr. Zİra kamet</text:span><text:span text:style-name="T7"> </text:span><text:span text:style-name="T8">(namaza başlama işareti)</text:span><text:span text:style-name="T7"> </text:span><text:span text:style-name="T18">senİn İçİn getİrİlmİŞtİr</text:span><text:span text:style-name="T7">."</text:span><text:span text:style-name="T4"> (Ebu Rafi'den rivayet edilmiştir; İmam Şarani, Ölüm, Kıyamet, Ahiret ve Ahir Zaman Alametleri, Bedir Yayınevi, s. 495-496)</text:span></text:p>
      <text:p text:style-name="P28"><text:span text:style-name="T4">... </text:span><text:span text:style-name="T3">Nihayet Meryem oğlu İsa Müslümanların emiri</text:span><text:span text:style-name="T4"> (Hz. Mehdi) </text:span><text:span text:style-name="T3">ona: Gel bize namaz kıldır, der. Bunun üzerine </text:span><text:span text:style-name="T7">İsa: Hayır, Allah’ın bu ümmete bir ikramı olarak sizin bir kısmınız diğer bir kısım üzerine emirlersiniz</text:span><text:span text:style-name="T3">, der.</text:span><text:span text:style-name="T4"> (Sahih-i Müslim, c. 1, s. 209)</text:span></text:p>
      <text:p text:style-name="P9">Peygamberimiz (sav)'in bu hadisleri son derece anlaşılırdır. Açıktır ki Allah’ın takdiri gereği Hz. İsa, Hz. Mehdi de bir eftaliyet yani üstünlük görmekte ve ona tabi olmaktadır. Bu durum, Peygamberimiz (sav)'in hadislerinde önemle vurgulanmıştır. Bediüzzaman da eserlerinde bu konuyu açıklamış; yeryüzüne ikinci kez gelişinde Hz. İsa’nın Hz. Mehdi'ye tabi olacağını ifade etmiştir:</text:p>
      <text:p text:style-name="P29"><text:span text:style-name="T3">... Hattâ "Hazret-i İsa Aleyhisselâm gelir. Hazret-i Mehdi'ye namazda iktida eder </text:span><text:span text:style-name="T4">(uyar)</text:span><text:span text:style-name="T3">, tâbi' olur." diye rivayeti, bu ittifaka </text:span><text:span text:style-name="T4">(birleşmeye)</text:span><text:span text:style-name="T3"> ve hakikat-i Kur'aniyenin metbuiyetine </text:span><text:span text:style-name="T4">(Kur'an hakikatlerine uyulmasına, tabi olunmasına)</text:span><text:span text:style-name="T3"> ve hâkimiyetine işaret eder. </text:span><text:span text:style-name="T4">(Şualar, s. 587)<text:tab/></text:span></text:p>
      <text:p text:style-name="P28"><text:span text:style-name="T4">Bediüzzaman bu sözlerinde Peygamberimiz (sav)'in bahsi geçen hadisinde anlatılanların açıklamasını yapmıştır. Hz. İsa'nın namazda imamlığı Hz. Mehdi'ye vermesinin, </text:span><text:span text:style-name="T3">“Hz. Mehdi'nin üçüncü görevi gereği Hıristiyan dünyasıyla yapacağı ittifakın, Hıristiyan dünyasının Müslümanlığa dönmesi ve Kuran’a tabi olmasıyla sonuçlanacağını”</text:span><text:span text:style-name="T4"> açıklamıştır. </text:span></text:p>
      <text:p text:style-name="P28"><text:span text:style-name="T4">Bediüzzaman'ın yaptığı açıklamalara göre </text:span><text:span text:style-name="T3">“bu ittifak sırasında Hz. Mehdi İslam aleminin, Hz. İsa da Müslümanlığa dönmüş olan Hıristiyan aleminin manevi lideri olacaktır. Ama Hıristiyanlığın Kuran’a tabi olmasından dolayı, Peygamberimiz (sav)'in halifesi yani tüm Müslümanların manevi liderliği vasfını Hz. Mehdi taşıyacaktır</text:span><text:span text:style-name="T4">. </text:span><text:span text:style-name="T3">Dolayısıyla “</text:span><text:span text:style-name="T7">Hz. Mehdi, bu dönemde “hem Müslüman aleminin hem de Müslüman olmuş Hıristiyan dünyasının manevi lideri olacaktır</text:span><text:span text:style-name="T3">”</text:span><text:span text:style-name="T4">. </text:span></text:p>
      <text:p text:style-name="P1"/>
      <text:p text:style-name="P3"><text:soft-page-break/></text:p>
      <text:p text:style-name="P65">BEDİÜZZAMAN KENDİ YAŞADIĞI DÖNEMDE, </text:p>
      <text:p text:style-name="P1">HZ. MEHDİ’NİN ÜÇ GÖREVİNİN BİRARADA</text:p>
      <text:p text:style-name="P1">YERİNE GETİRİLMESİNİN MÜMKÜN </text:p>
      <text:p text:style-name="P1">OLMADIĞINI BELİRTMİŞTİR </text:p>
      <text:p text:style-name="P9"/>
      <text:p text:style-name="P28"><text:span text:style-name="T4">Bediüzzaman'ın yukarıda ele alınan sözleri, Hz. Mehdi'nin, siyaset ve saltanat alanında yerine getireceği çok büyük ve önemli faaliyetler olduğunu delilleriyle birlikte ispat etmektedir. Hz. Mehdi'yi, önceki müceddidlerden ayıracak ve insanlara tanıtacak en önemli alametlerden biri, </text:span><text:span text:style-name="T3">“</text:span><text:span text:style-name="T7">Hz. Mehdi'nin bu görevlerin tümünü birarada gerçekleştirmesi</text:span><text:span text:style-name="T3">”</text:span><text:span text:style-name="T4"> olacaktır. Peygamberimiz (sav)'in hadislerinde ve Bediüzzaman'ın eserlerinde tüm bunlar delilleriyle birlikte çok detaylı olarak açıklanmıştır. </text:span></text:p>
      <text:p text:style-name="P9">Bediüzzaman eserlerinde Hz. Mehdi'nin üç büyük görevinin kendi yaşadığı dönemde henüz gerçekleştirilmediğini ve hatta o dönemde ne bir şahıs ne de şahsı manevi olarak bir topluluk tarafından bu görevlerin yerine getirilmesinin mümkün olmadığını belirtmiştir. Bediüzzaman bu konuyu şöyle açıklamıştır:</text:p>
      <text:p text:style-name="P29"><text:span text:style-name="T17">Hem bu üç vezaİf</text:span><text:span text:style-name="T4"> (görevin) </text:span><text:span text:style-name="T17">bİrden bir ŞahIsta yahut bİr cemaatte </text:span><text:span text:style-name="T18">bu zamanda</text:span><text:span text:style-name="T17"> bulunmasI ve mükemmel olmasI ve bİrbİrİnİ cerhetmemesİ</text:span><text:span text:style-name="T4"> (birbirine engel olmaması, zarar vermemesi), </text:span><text:span text:style-name="T18">pek uzak, âdeta kabİl</text:span><text:span text:style-name="T4"> (mümkün) </text:span><text:span text:style-name="T18">görülmüyor</text:span><text:span text:style-name="T4">, </text:span><text:span text:style-name="T3">âhir zamanda Al-i Beyt-i Nebevî’nin </text:span><text:span text:style-name="T4">(Peygamberimiz (sav)'in soyunun) </text:span><text:span text:style-name="T3">cemaat-ı nuraniyesini </text:span><text:span text:style-name="T4">(nurani cemaatini) </text:span><text:span text:style-name="T3">temsil eden Mehdi'de ve cemaatindeki şahs-ı mânevîde ancak</text:span><text:span text:style-name="T4"> </text:span><text:span text:style-name="T3">içtima' edebilir </text:span><text:span text:style-name="T4">(biraraya gelebilir, toplanabilir). (Kastamonu Lahikası, s. 139) <text:tab/></text:span></text:p>
      <text:p text:style-name="P28"><text:span text:style-name="T4">Bediüzzaman </text:span><text:span text:style-name="T3">“BU ZAMANDA”</text:span><text:span text:style-name="T4">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ne kadar güçlü olduğunu </text:span><text:span text:style-name="T3">“PEK UZAK”</text:span><text:span text:style-name="T4"> ve </text:span><text:span text:style-name="T3">“ADETA KABİL (MÜMKÜN) GÖRÜNMÜYOR”</text:span><text:span text:style-name="T4"> sözleriyle açıkça belirtmiştir. Bu da, Bediüzzaman'ın yaşadığı dönemde Hz. Mehdi'nin henüz gelmemiş olduğunu gösteren önemli bir delildir. Bediüzzaman'ın yaşadığı dönemde, üç görevin birden yerine getirilmesine imkan olmamıştır. Bediüzzaman ancak kendisinden bir asır sonra gelecek Büyük Mehdi'nin bu görevleri birarada yerine getirebileceğini bildirmektedir (Kastamonu Lahikası, s. 57). </text:span></text:p>
      <text:p text:style-name="P1"/>
      <text:p text:style-name="P1"/>
      <text:p text:style-name="P1">BEDİÜZZAMAN, “DİYANET, SALTANAT VE </text:p>
      <text:p text:style-name="P1">SİYASET ALANLARINDAKİ GÖREVLERİ BİRARADA </text:p>
      <text:p text:style-name="P1">YERİNE GETİREMEDİKLERİ İÇİN” ÖNCEKİ MÜCEDDİDLERİN </text:p>
      <text:p text:style-name="P1">AHİR ZAMANIN BÜYÜK MEHDİSİ OLAMADIKLARINI BELİRTMİŞTİR</text:p>
      <text:p text:style-name="P9"/>
      <text:p text:style-name="P9">Bediüzzaman sözlerinde pek çok kez, ne önceki yüzyıllarda gelen müceddidler zamanında ne de kendi yaşadığı dönemde, Hz. Mehdi'nin üç görevinin birarada yerine getirilemediğini ve bunu ancak Hz. Mehdi'nin gerçekleştirebileceğini belirtmiştir. Bediüzzaman'ın bu konuyu açıklayan sözlerinden biri şöyledir:</text:p>
      <text:p text:style-name="P29"><text:soft-page-break/><text:span text:style-name="T3">Gerçi her asırda hidayet edici, bir nevi Hz. Mehdi ve müceddid geliyor ve gelmiş. Fakat </text:span><text:span text:style-name="T18">her bİrİ üç vazİfelerden bİrİnİ bİr cİhette</text:span><text:span text:style-name="T3"> </text:span><text:span text:style-name="T4">(açıdan</text:span><text:span text:style-name="T20">)</text:span><text:span text:style-name="T17"> </text:span><text:span text:style-name="T18">yapmasI İtİbarIyla</text:span><text:span text:style-name="T3"> </text:span><text:span text:style-name="T4">(nedeniyle)</text:span><text:span text:style-name="T3"> AHİR </text:span><text:span text:style-name="T17">zamanIn Büyük Mehdİsİ unvanInI almamIŞlar</text:span><text:span text:style-name="T3">. </text:span><text:span text:style-name="T4">(Emirdağ Lahikası, s. 260) <text:tab/></text:span></text:p>
      <text:p text:style-name="P1">BEDİÜZZAMAN TALEBELERİNİN, </text:p>
      <text:p text:style-name="P1">HZ. MEHDİ’NİN YALNIZCA BİRİNCİ GÖREVİNİ DİKKATE </text:p>
      <text:p text:style-name="P1">ALDIKLARI İÇİN KENDİSİNE MEHDİLİK KONUSUNDA HÜSN-Ü ZAN </text:p>
      <text:p text:style-name="P1">BESLEDİKLERİNİ; ANCAK İKİNCİ VE ÜÇÜNCÜ </text:p>
      <text:p text:style-name="P1">GÖREVLERİNİ GÖZARDI ETTİKLERİ İÇİN </text:p>
      <text:p text:style-name="P1">“YANILDIKLARINI” BELİRTMEKTEDİR</text:p>
      <text:p text:style-name="P10"/>
      <text:p text:style-name="P29"><text:span text:style-name="T4">Ve </text:span><text:span text:style-name="T3">ONUN ÜÇ BÜYÜK VAZİFESİ OLACAK</text:span><text:span text:style-name="T4">. (Emirdağ Lahikası, s. 260)<text:tab/></text:span></text:p>
      <text:p text:style-name="P28"><text:span text:style-name="T4">Bediüzzaman eserlerinde </text:span><text:span text:style-name="T3">“Hz. Mehdi'nin </text:span><text:span text:style-name="T7">bir veya iki görevi değil</text:span><text:span text:style-name="T3">, tam olarak </text:span><text:span text:style-name="T18">üç görevi</text:span><text:span text:style-name="T3"> olduğunu”</text:span><text:span text:style-name="T4"> bildirmektedir. Bu üç görevi birarada yerine getirmeyen şahısların ise ahir zamanın Büyük Mehdisi olamayacağını ifade etmiştir. </text:span></text:p>
      <text:p text:style-name="P28"><text:span text:style-name="T4">Bediüzzaman'ın bu konudaki detaylı açıklamalarına rağmen, bu önemli gerçek gözardı edilerek Bediüzzaman'ın Mehdi olabileceği yönünde bazı fikirler öne sürülmektedir. Halbuki Bediüzzaman eserlerinde bu konuya bizzat açıklık getirmiş, Mehdi olmadığını sayfalar boyunca delilleriyle birlikte açıklamıştır. Bu konudaki tüm bu açık beyanlarına rağmen Risale-i Nur’a ve bu eserin yazarı olarak kendisine Mehdilik konusunda hüsn-ü zan besleyenlere ise, bu düşüncelerinin </text:span><text:span text:style-name="T3">“karıştırmadan kaynaklanan bir yanlışlık olduğunu”</text:span><text:span text:style-name="T4"> söylemiştir:</text:span></text:p>
      <text:p text:style-name="P29"><text:span text:style-name="T3">“Risale-i Nur’un şahs-ı manevisini </text:span><text:span text:style-name="T4">(cemaatini) </text:span><text:span text:style-name="T3">haklı olarak Hz. Mehdi telakki ediyorlar</text:span><text:span text:style-name="T4"> (şahsi bir görüş olarak kabul ediyorlar).</text:span><text:span text:style-name="T3"> O şahs-ı manevinin de bir mümessili </text:span><text:span text:style-name="T4">(temsilcisi)</text:span><text:span text:style-name="T3">, Nur şakirdlerinin </text:span><text:span text:style-name="T4">(talebelerinin) </text:span><text:span text:style-name="T3">tesanüdünden </text:span><text:span text:style-name="T4">(dayanışmasından) </text:span><text:span text:style-name="T3">gelen bir şahs-ı manevisi ve o şahs-ı maneviden bir nevi mümessili </text:span><text:span text:style-name="T4">(temsilcisi) </text:span><text:span text:style-name="T3">olan BİÇARE TERCÜMANINI ZANNETTİKLERİNDEN, BAZEN O İSMİ </text:span><text:span text:style-name="T4">(Hz. Mehdi ismini)</text:span><text:span text:style-name="T3"> O’NA VERİYORLAR. Gerçi BU, BİR İLTİBAS </text:span><text:span text:style-name="T4">(karıştırma) </text:span><text:span text:style-name="T3">BİR SEHİVDİR </text:span><text:span text:style-name="T4">(hatadır, yanılmadır), fakat onlar onda mes'ul değiller. </text:span><text:span text:style-name="T17">Çünkİ zİyade hüsn-ü zan, eskiden berİ cereyan edİyor ve İtİraz edİlmez. </text:span><text:span text:style-name="T4">Ben de o kardeşlerimin pek ziyade hüsn-ü zanlarını bir nevi dua ve bir temenni ve Nur talebelerinin kemal-i itikadlarının (imanlarının faziletinin) bir tereşşuhu (yansıması) gördüğümden onlara çok ilişmezdim... (Tılsımlar Mecmuası, s. 201) (Emirdağ Lahikası, s. 248) <text:tab/></text:span></text:p>
      <text:p text:style-name="P28"><text:span text:style-name="T4">Bediüzzaman Risale-i Nur’un şahsı manevisinin ve bu eserlerin yazarı olarak kendisinin kimi zaman Hz. Mehdi olabileceğinin düşünüldüğünü, ancak bunun bir karıştırma ve hata olduğunu belirtmiştir. Bir başka sözünde ise bu düşünceye sahip olan kimselerin iman hakikatlerini anlatma konusu yönünde bir değerlendirme yaptıklarını, ancak Hz. Mehdi'nin diğer iki vazifesi olan </text:span><text:span text:style-name="T3">“İslam birliğinin sağlanması, tüm İslam dünyasının lideri olması ve Hz. İsa ile birlikte İslam ahlakının dünyaya hakim kılınmasının kendisinde görünmediği hususunu dikkate almadıklarını”</text:span><text:span text:style-name="T4"> söylemiştir. Bundan dolayı da </text:span><text:span text:style-name="T3">Risale-i Nur’a ve kendisine yapılan Mehdilik yakıştırmasının yalnızca bir “zan”dan ibaret olduğunu belirtmiştir</text:span><text:span text:style-name="T4">: </text:span></text:p>
      <text:p text:style-name="P29"><text:span text:style-name="T3">... O GELECEK ZATA DAİR HABERLERİ VE İŞARETLERİ, RİSALE-İ NUR’UN ŞAHS-I MANEVİSİNE HATTA BAZEN TERCÜMANINA DA TATBİKE</text:span><text:span text:style-name="T4"> (uydurmaya) </text:span><text:span text:style-name="T3">ÇALIŞMIŞLAR</text:span><text:span text:style-name="T4"> ve Şeriatı ihya (Kuran ahlakının esaslarını hatırlatarak yeniden hayata geçirme) ve hilafeti tatbik olan </text:span><text:span text:style-name="T7">ÇOK GENİŞ </text:span><text:soft-page-break/><text:span text:style-name="T7">DAİREDE HÜKMEDEN BU MÜHİM VAZİFESİNİ NAZARA ALMAMIŞLAR</text:span><text:span text:style-name="T4"> (göz önünde bulundurmamışlar). (Tılsımlar Mecmuası, s. 168)<text:tab/></text:span></text:p>
      <text:p text:style-name="P9">Bediüzzaman, bu sözüyle Hz. Mehdi'ye dair haber ve işaretlerin Risale-i Nur cemaatiyle özdeşleştirilmeye çalışıldığını ancak bu benzetmenin Hz. Mehdi ile ilgili verilen bilgilere uygun düşmediğini belirtmiştir. Bediüzzaman bu benzetmeyi yapan kimselerin Hz. Mehdi'nin iki büyük ve önemli vazifesini gözardı ettikleri için böyle yanlış bir kanaate vardıklarını ifade etmektedir. İslam birliğinin sağlanması ve Hz. Mehdi'nin tüm Müslümanların liderliğini üstlenmesi, Hıristiyanlarla ittifak sağlanması ve Hz. İsa ile birlikt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flandıranların yanıldıklarını ifade etmektedir. Nitekim bir konuda bir kişiye hüsn-ü zan beslenmesi, bu düşüncenin gerçeği yansıttığını gösteren bir delil değildir. Nitekim Bediüzzaman da risalelerinde bunu dile getirmiştir. </text:p>
      <text:p text:style-name="P27"/>
      <text:p text:style-name="P58">Bediüzzaman, Kendisine Mehdilik</text:p>
      <text:p text:style-name="P40">Zannında Bulunan Nur Talebeleri’nin</text:p>
      <text:p text:style-name="P40">Yanıldıklarını Nasıl Açıklıyor?</text:p>
      <text:p text:style-name="P9"/>
      <text:p text:style-name="P9"/>
      <text:p text:style-name="P28"><text:span text:style-name="T4">Bazı ayat-ı kerime (ayetler) ve ehadis-i şerife (hadisler) </text:span><text:span text:style-name="T3">AHİR ZAMANDA GELECEK</text:span><text:span text:style-name="T1"> </text:span><text:span text:style-name="T3">BİR MÜCEDDİD-İ EKBERİ </text:span><text:span text:style-name="T4">(en büyük müceddidi)</text:span><text:span text:style-name="T1"> </text:span><text:span text:style-name="T4">mana-yı işari ile (işari anlamda) haber veriyorlar. Fakat</text:span><text:span text:style-name="T3"> O</text:span><text:span text:style-name="T1"> </text:span><text:span text:style-name="T3">GELECEK ZATIN</text:span><text:span text:style-name="T4"> </text:span><text:span text:style-name="T3">VE</text:span><text:span text:style-name="T1"> </text:span><text:span text:style-name="T3">CEMİYETİNİN</text:span><text:span text:style-name="T4"> </text:span><text:span text:style-name="T3">ÜÇ VAZİFESİNDEN</text:span><text:span text:style-name="T1"> </text:span><text:span text:style-name="T4">en ehemmiyetlisi (önemlisi) olan ve zahiren (görünüşte) en küçüğü görünen imanı kurtarmak ve hakaik-i imaniyeyi (iman hakikatlerini) güneş gibi göstermek vazifesini Risale-i Nur ve şakirdlerinin (talebelerinin) şahs-ı manevisi tam yaptıklarından;</text:span><text:span text:style-name="T3"> O GELECEK</text:span><text:span text:style-name="T1"> </text:span><text:span text:style-name="T3">ZATA</text:span><text:span text:style-name="T1"> </text:span><text:span text:style-name="T4">dair </text:span><text:span text:style-name="T3">HABERLERİ VE İŞARETLERİ, RİSALE-İ NUR’UN ŞAHS-I MANEVİSİNE</text:span><text:span text:style-name="T1"> </text:span><text:span text:style-name="T3">HATTA BAZEN TERCÜMANINA DA TATBİKE </text:span><text:span text:style-name="T4">(uydurmaya)</text:span><text:span text:style-name="T3"> ÇALIŞMIŞLAR </text:span><text:span text:style-name="T4">ve Şeriatı ihya (Kuran ahlakının esaslarını hatırlatarak yeniden hayata geçirme) ve hilafeti tatbik olan </text:span><text:span text:style-name="T3">ÇOK GENİŞ DAİREDE HÜKMEDEN BU MÜHİM VAZİFESİNİ NAZARA ALMAMIŞLAR </text:span><text:span text:style-name="T4">(göz önünde bulundurmamışlar).</text:span><text:span text:style-name="T5">(Tılsımlar Mecmuası, s. 168)</text:span></text:p>
      <text:p text:style-name="P9">Bediüzzaman, Hz. Mehdi'nin üç büyük görevi olacağından bahsetmiş ve onun diğer müceddidlerden bu özellikleriyle ayırt edilebileceğini hatırlatmıştır:</text:p>
      <text:p text:style-name="P28"><text:span text:style-name="T4">Bediüzzaman Hz. Mehdi'den bahsederken </text:span><text:span text:style-name="T3">“AHİR ZAMANDA GELECEK”</text:span><text:span text:style-name="T4"> ifadesini kullanmıştır. Eğer, Hz. Mehdi, Bediüzzaman’ın döneminde veya daha önce gelmiş olsaydı, Bediüzzaman </text:span><text:span text:style-name="T3">“gelecek”</text:span><text:span text:style-name="T4"> kelimesini değil, “geldi” veya “gelmiş” gibi ifadeler kullanırdı. Ancak Bediüzzaman burada çok açık bir şekilde zaman bildirmiş ve Hz. Mehdi'nin </text:span><text:span text:style-name="T3">“İLERİKİ BİR TARİHTE GELECEK BİR ŞAHIS”</text:span><text:span text:style-name="T4"> olduğunu belirtmiştir. Ve bu ifadeyi eserlerinde ısrarla ve defalarca tekrarlamıştır. Bu, Hz. Mehdi'nin gelişinin Bediüzzaman'ın kendi döneminde ya da öncesinde gerçekleşmemiş; ancak ahir zamanda gerçekleşmesi beklenen bir olay olduğunu ortaya koymaktadır.</text:span></text:p>
      <text:p text:style-name="P28"><text:span text:style-name="T4">Bediüzzaman burada </text:span><text:span text:style-name="T3">“O gelecek zatın ve cemiyetinin”</text:span><text:span text:style-name="T4"> ifadesini kullanmıştır. </text:span><text:span text:style-name="T3">“O GELECEK ZAT”</text:span><text:span text:style-name="T4"> ve </text:span><text:span text:style-name="T3">“BU ZATIN CEMİYETİ”</text:span><text:span text:style-name="T4"> iki ayrı kavramdır. Bediüzzaman “VE” kelimesini kullanarak bu ikisinin ayrı şeyleri ifade ettiğini açıkça belirtmiştir. Eğer Hz. Mehdi bir şahsı manevi olsaydı ya da bu cemiyet Mehdilik görevini üstlenmiş olsaydı, Bediüzzaman burada </text:span><text:span text:style-name="T3">“O gelecek cemiyet”</text:span><text:span text:style-name="T4"> ya da “Mehdilik görevini üstlenecek cemiyet” gibi bu konuyu netleştiren açık ifadeler kullanırdı. Ancak Bediüzzaman hiçbir itiraza yer bırakmayacak şekilde açıkça “O gelecek zat ve cemiyeti” sözlerini kullanmış ve Hz. Mehdi'nin, kendisini izleyenlerden oluşan bir topluluğun başında bulunan bir şahıs olduğunu belirtmiştir. Bediüzzaman'ın vurguladığı bu gerçek birkaç soru sorulduğunda da açıkça görülebilmektedir:</text:span></text:p>
      <text:p text:style-name="P14">1- <text:tab/>Bediüzzaman ahir zamanda gelecek bu şahsın tek başına mı olduğunu belirmiştir?</text:p>
      <text:p text:style-name="P14"><text:tab/>Hayır, Bediüzzaman Hz. Mehdi'nin beraberinde bir cemiyetinin de olacağını açıklamıştır.</text:p>
      <text:p text:style-name="P28"><text:span text:style-name="T3">2- <text:tab/>Bediüzzaman, bahsettiği bu cemiyetin başında herhangi bir şahsın olacağını belirtmiş midir?</text:span><text:span text:style-name="T4"> </text:span></text:p>
      <text:p text:style-name="P28"><text:span text:style-name="T3"><text:tab/>Evet, Bediüzzaman bu cemiyetin başında Hz. Mehdi'nin bizzat bulunacağını bildirmiştir.</text:span><text:span text:style-name="T4"> </text:span></text:p>
      <text:p text:style-name="P9"/>
      <text:p text:style-name="P28"><text:soft-page-break/><text:span text:style-name="T4">Bediüzzaman burada bir cemiyetin varlığından bahsetmiştir. Bu cemiyet, Bediüzzaman'ın </text:span><text:span text:style-name="T3">“o gelecek zat”</text:span><text:span text:style-name="T4"> sözleriyle müjdelediği Hz. Mehdi'nin yardımcılarının ve destekçilerinin oluşturduğu bir cemiyettir. Bediüzzaman eserlerinin pek çok yerinde Peygamberimiz (sav)'in hadisleri doğrultusunda Hz. Mehdi'nin bir cemaati olacağını ve cemaatin Hz. Mehdi'nin yapacağı faaliyetlerde onun yardımcıları olacağını belirtmiştir. Ancak Hz. Mehdi'nin bu hareketin önderi ve lideri olarak, bizzat bu topluluğun başında bulunacağını da ifade etmiştir. Bediüzzaman, Hz. Mehdi'ye tabi olan ve onun tebliğini izleyen bu kitle ve hareketi “Hz. Mehdi'nin şahsı manevisi” olarak adlandırmıştır. Ancak Bediüzzaman'ın da ifade ettiği gibi şu çok açık bir gerçektir ki, başında bulunan bir şahıs, bir liderleri olmadan bir şahsı maneviden bahsetmek mümkün değildir. Hz. Mehdi de bu cemiyetinin başında, onlara önderlik etmek üzere bizzat yer alacaktır. Dolayısıyla Bediüzzaman'ın bu açıklamalarına göre </text:span><text:span text:style-name="T3">“HZ. MEHDİ KENDİSİNİ İZLEYEN BİR CEMAATİ OLAN VE ONLARA LİDERLİK EDEN TEK BİR ŞAHISTIR”</text:span><text:span text:style-name="T4">.</text:span></text:p>
      <text:p text:style-name="P28"><text:span text:style-name="T3">HABERLERİ VE İŞARETLERİ, RİSALE-İ NUR’UN ŞAHS-I MANEVİSİNE </text:span><text:span text:style-name="T4">sözüyle Bediüzzaman yaygın olarak yapılan bir yorum hatasına işaret etmektedir. Bediüzzaman Hz. Mehdi'ye dair haber ve işaretlerin Risale-i Nur cemaatiyle özdeşleştirilmeye çalışıldığını ancak bu yakıştırmanın Hz. Mehdi ile ilgili verilen bilgilere uygun düşmediğini belirtmiştir. Bediüzzaman bu yakıştırmayı yapan kimselerin Hz.Mehdi'nin iki büyük ve önemli vazifesini gözardı ettikleri için böyle yanlış bir kanaate</text:span><text:span text:style-name="T3"> </text:span><text:span text:style-name="T4">vardıklarını ifade etmektedir. </text:span></text:p>
      <text:p text:style-name="P28"><text:span text:style-name="T9">İslam birliğinin sağlanması ve Hz. Mehdi'nin tüm Müslümanların</text:span><text:span text:style-name="T4"> liderliğini üstlenmesi, Hıristiyanlarla ittifak sağlanması v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flandıranların yanıldıklarını ifade etmektedir.</text:span></text:p>
      <text:p text:style-name="P9">Bediüzzaman, risalelerin yazarı olması nedeniyle, bazı çevreler tarafından kendisinin de Hz. Mehdi olarak nitelendirildiğini belirtmiştir. Ancak yukarıda da açıklandığı gibi Bediüzzaman, Hz. Mehdi'nin yerine getireceği iki büyük görev dikkate alınmadığı için böyle yanlış bir yorumda bulunulduğunu ifade etmiştir. Dolayısıyla Mehdilik konusundaki bu düşüncenin asılsızlığını bir kez daha belirtmiştir. </text:p>
      <text:p text:style-name="P28"><text:span text:style-name="T4">Bediüzzaman bu düşüncenin yanlışlığını kullandığı </text:span><text:span text:style-name="T3">“HATTA”</text:span><text:span text:style-name="T4"> kelimesiyle bir kez daha vurgulamıştır. Bediüzzaman </text:span><text:span text:style-name="T3">“hatta”</text:span><text:span text:style-name="T4"> kelimesini burada, </text:span><text:span text:style-name="T3">“bundan daha da garip ve daha da acaip olanı”</text:span><text:span text:style-name="T4"> anlamında kullanmıştır. Risale-i Nur’un Mehdi olduğunun zannedildiğini, bundan daha da garip olarak kendisine yönelik de böyle bir iddiada bulunulduğunu belirtmiştir. Bediüzzaman bu ifadesiyle, öne sürülen bu Mehdilik iddiasının yanlışlığını bir kez daha vurgulamaktadır.</text:span></text:p>
      <text:p text:style-name="P28"><text:span text:style-name="T4">Bediüzzaman bu sözünde ayrıca kendisine Mehdilik iddiasında bulunulmasının </text:span><text:span text:style-name="T3">“sürekli olarak devam eden bir iddia olmadığını”</text:span><text:span text:style-name="T4"> kullandığı </text:span><text:span text:style-name="T3">“BAZEN”</text:span><text:span text:style-name="T4"> kelimesiyle ifade etmiştir.</text:span></text:p>
      <text:p text:style-name="P28"><text:span text:style-name="T4">Bediüzzaman Hz. Mehdi'nin yerine getireceği üç görevden bahsettiği kimi sözlerinde Hz. Mehdi’nin ayırt edici bir özelliği olarak </text:span><text:span text:style-name="T3">“ÇOK GENİŞ DAİREDE HÜKMETMESİ”</text:span><text:span text:style-name="T4">ne dikkat çekmiştir. Hz. Mehdi'nin bu özelliği son derece önemlidir. Hz. Mehdi görevlerini sadece belirli bir bölgede yerine getirmeyecek, onun etki alanı çok geniş bir dairede, yani dünya çapında olacaktır. Bediüzzaman, “dar daire” olarak ifade ettiği “küçük çaplı” uygulamaların Müslümanları yanıltmaması gerektiğini belirtmektedir. Hz. Mehdi’nin ikinci ve üçüncü görevlerini geniş dairede gerçekleştireceğini hatırlatarak, </text:span><text:soft-page-break/><text:span text:style-name="T4">Risale-i Nur’un şahsı manevisine yapılan Mehdilik yakıştırmasının yanlışlığını delilleriyle birlikte açıklamaktadır. </text:span></text:p>
      <text:p text:style-name="P28"><text:span text:style-name="T4">Bediüzzaman'ın Hz. Mehdi'nin yerine getireceğini belirttiği görevler konusunda </text:span><text:span text:style-name="T3">“ÇOK GENİŞ ÇAPLI BİR HÜKMETME” </text:span><text:span text:style-name="T4">yani </text:span><text:span text:style-name="T3">“DÜNYA ÇAPINDA”</text:span><text:span text:style-name="T4"> bir sonuç ise bugüne kadar gerçekleşmiş değildir. Bu da Hz. Mehdi'nin geçmiş dönemde ortaya çıkmış bir şahıs ya da şahsı manevi olmadığını açıkça ortaya koymaktadır. Söz konusu üç görevin dünya çapında yerine getirilmesi, Allah’ın izniyle Hz. Mehdi'nin en önemli alametlerinden olacak ve onu tüm insanlara tanıtacaktır.</text:span></text:p>
      <text:p text:style-name="P9">Bediüzzaman, Hz. Mehdi’nin dünya çapında gerçekleşecek olan ikinci (İslam Birliği’ni kurmak) ve üçüncü (Kuran ahlakını tüm dünyaya yaymak ) görevlerinin, onun ayırt edici ve tanıtıcı özellikleri olduğunu hatırlatmıştır. Çünkü bu görevleri dünya çapında yapacak olan tek şahıs Hz. Mehdi’dir. Dolayısıyla eğer bu görevler bu özellikleriyle birlikte gerçekleşmemişse, bu durumda Mehdilik konusunda herhangi bir iddiada bulunabilmek de söz konusu değildir.</text:p>
      <text:p text:style-name="P9">Çünkü böyle bir iddia Peygamberimiz (sav)'in hadisleriyle, İslam alimlerinin ve Bediüzzaman'ın bu doğrultuda yaptıkları açıklamaların tümüyle çelişecektir. </text:p>
      <text:p text:style-name="P28"><text:span text:style-name="T4">Bediüzzaman da bu sözleriyle, Hz. Mehdi konusunda bir iddiada bulunabilmek için dünya çapında gerçekleşmesi gereken bu iki büyük görevin yerine getirilip getirilmediğinin dikkate alınması gerektiğini hatırlatmaktadır. Bediüzzaman bu delillerin oluşmadığı bir durumda yapılacak bir Mehdiyet benzetmesinin hatalı bir çıkarım olacağını belirtmektedir. Bediüzzaman kulllandığı </text:span><text:span text:style-name="T3">“NAZARA ALMAMIŞLAR”</text:span><text:span text:style-name="T4"> ifadesiyle, kendisini veya Risale-i Nur’u Hz. Mehdi zannedenlerin bu önemli hususu gözden kaçırdıklarını ve bu sebeple de yanıldıklarını ifade etmiştir. </text:span></text:p>
      <text:p text:style-name="P28"><text:span text:style-name="T3">“RİSALE-İ NUR’UN ŞAHS-I MANEVİSİNİ </text:span><text:span text:style-name="T4">(cemaatini)</text:span><text:span text:style-name="T3"> HAKLI OLARAK HZ. MEHDİ TELAKKİ EDİYORLAR </text:span><text:span text:style-name="T4">(şahsi bir görüş olarak kabul ediyorlar). O şahs-ı manevinin de bir mümessili (temsilcisi), Nur şakirdlerinin (talebelerinin) tesanüdünden (dayanışmasından) gelen bir şahs-ı manevisi ve o şahs-ı maneviden bir nevi mümessili olan</text:span><text:span text:style-name="T3"> BİÇARE TERCÜMANINI ZANNETTİKLERİNDEN, BAZEN O İSMİ </text:span><text:span text:style-name="T4">(Hz. Mehdi ismini)</text:span><text:span text:style-name="T3"> O’NA VERİYORLAR.</text:span><text:span text:style-name="T1"> </text:span><text:span text:style-name="T4">Gerçi </text:span><text:span text:style-name="T3">BU, BİR İLTİBAS </text:span><text:span text:style-name="T4">(karıştırma) </text:span><text:span text:style-name="T3">BİR SEHİVDİR </text:span><text:span text:style-name="T4">(hatadır yanılmadır)...</text:span><text:span text:style-name="T3"> </text:span><text:span text:style-name="T5">(Tılsımlar Mecmuası, s. 201)</text:span></text:p>
      <text:p text:style-name="P9">Bediüzzaman, Risale-i Nur’un ve bu eserin yazarı olarak kendisinin Hz. Mehdi olabileceğinin düşünüldüğünü ancak bunun bir hata ve karıştırma olduğunu belirtmiştir:</text:p>
      <text:p text:style-name="P28"><text:span text:style-name="T4">Bediüzzaman burada </text:span><text:span text:style-name="T3">“HAKLI OLARAK”</text:span><text:span text:style-name="T4"> deyimini, Risale-i Nur cemaati’nin Mehdi kabul edilmesini haklı bulduğunu vurgulamak için değil, böyle bir kabulün kolayca düşülebilecek ve mazur görülmesi gereken bir hata olduğunu vurgulamak için kullanmıştır. Konunun geliş ve gidişinden, bu mana kolayca anlaşılmaktadır. Nitekim Bediüzzaman önceki satırlarda açıklanan sözlerinde de bu yanılgının Hz. Mehdi'nin dünya çapında yerine getireceği iki büyük görevinin gözardı edilmesinden kaynaklandığını belirterek bunun </text:span><text:span text:style-name="T3">“HAKLI BİR GÖRÜŞ OLMADIĞINI”</text:span><text:span text:style-name="T4"> açıklamıştır.</text:span></text:p>
      <text:p text:style-name="P28"><text:span text:style-name="T4">Bediüzzaman, Risaleleri kaleme alan kişi olarak, Risale-i Nurlar gibi kendisinin de Hz. Mehdi olarak değerlendirildiğini, ancak bunun </text:span><text:span text:style-name="T3">“BİR ZAN”</text:span><text:span text:style-name="T4"> olduğunu ifade etmiştir. </text:span><text:span text:style-name="T3">“Zannetme” </text:span><text:span text:style-name="T4">kelimesi gerçeklik değil, bir yanılgı ve aldanışın söz konusu olduğunu ifade eden bir kelimedir. Bediüzzaman, talebelerinin sadece Hz. Mehdi'nin önemli bir vazifesi olan iman hakikatlerini anlatma konusu yönünde bir değerlendirme yaptıklarını, ancak Hz. Mehdi'nin diğer iki vazifesi olan “İslam birliğinin sağlanması, tüm İslam dünyasının lideri olması ve İslam ahlakının dünyaya hakim kılınması”nın kendisinde görünmediği </text:span><text:soft-page-break/><text:span text:style-name="T4">hususunu dikkate almadıklarını söylemiştir. Bundan dolayı da Risale-i Nur’a ve kendisine yapılan Mehdilik yakıştırmasının yalnızca bir </text:span><text:span text:style-name="T3">“zan”</text:span><text:span text:style-name="T4">dan ibaret olduğunu belirtmiştir. </text:span></text:p>
      <text:p text:style-name="P28"><text:span text:style-name="T4">Bunun yanı sıra Bediüzzaman </text:span><text:span text:style-name="T3">“zannediyorlar”</text:span><text:span text:style-name="T4"> diyerek burada bir kez daha kendisini bu düşüncedeki insanlara dahil etmediğini, kendisinin onlarla aynı fikri paylaşmadığını ifade etmektedir.</text:span></text:p>
      <text:p text:style-name="P28"><text:span text:style-name="T4">Bediüzzaman, kendisinin veya Risale-i Nur’un Mehdi olarak kabul edilmesinin bir </text:span><text:span text:style-name="T3">“İLTİBAS”</text:span><text:span text:style-name="T4"> olduğunu ifade etmiştir. </text:span><text:span text:style-name="T3">“İltibas”</text:span><text:span text:style-name="T4"> kelimesinin anlamı </text:span><text:span text:style-name="T3">“BİRBİRİNE BENZEYEN ŞEYLERİ ŞAŞIRIP BİRBİRİNE KARIŞTIRMAK”</text:span><text:span text:style-name="T4">tır. </text:span><text:span text:style-name="T5">(Yeni Lugat, sf. 267)</text:span><text:span text:style-name="T4"> Dolayısıyla burada, birbirine karıştırılan ancak aslında birbirinden farklı olan iki kavram vardır. Bediüzzaman Risale-i Nur ya da kendisinin Hz. Mehdi olabileceğinin </text:span><text:span text:style-name="T3">“zannedildiğini”</text:span><text:span text:style-name="T4">; ancak gerçekte bu </text:span><text:span text:style-name="T3">“bir şaşırma ve bir karıştırma”</text:span><text:span text:style-name="T4"> olduğunu belirtmektedir. </text:span></text:p>
      <text:p text:style-name="P28"><text:span text:style-name="T4">Bediüzzaman bu karışıklığın, Risale-i Nur’un, Hz. Mehdi’nin üç temel görevinden biri olan “imanı kurtarmak” vazifesini üstlenmiş olmasından kaynaklandığını açıklamıştır. Bediüzzaman'ın açıkladığı gibi, tarih boyunca gönderilmiş olan tüm müceddidler Hz. Mehdi'nin görevlerinden bir tanesi yapmışlardır. Ancak Bediüzzaman da dahil olmak üzere </text:span><text:span text:style-name="T3">“üç görev, hiçbir müceddid tarafından aynı anda yerine getirilmemiştir”</text:span><text:span text:style-name="T4">. Dolayısıyla tarihte Mehdilik konusunda bunun gibi benzetmeler pekçok kişiye yapılmıştır. </text:span></text:p>
      <text:p text:style-name="P28"><text:span text:style-name="T4">Ancak Bediüzzaman, </text:span><text:span text:style-name="T3">“Hz. Mehdi'nin, </text:span><text:span text:style-name="T7">hepsini birarada ve dünya çapında</text:span><text:span text:style-name="T3"> gerçekleştireceği görevlerini”</text:span><text:span text:style-name="T4"> anlatarak, bu Mehdilik iddialarının hiçbirinin doğru olmadığını ve Hz. Mehdi'nin ileride gelecek bir şahıs olduğunu açıklamıştır. </text:span></text:p>
      <text:p text:style-name="P28"><text:span text:style-name="T4">Risale-i Nur’a ve Bediüzzaman'a yapılan bu benzetmede de aynı durum söz konusudur. Bediüzzaman, Hz. Mehdi ile ilgili Peygamberimiz (sav)'in hadislerindeki ve İslam alimlerinin açıklamalarındaki izahlar ve özelliklerine dair verilen bilgiler dikkate alınmadığı için </text:span><text:span text:style-name="T3">“bir şaşırma ve karıştırma”</text:span><text:span text:style-name="T4"> yapıldığını belirtmektedir.</text:span></text:p>
      <text:p text:style-name="P28"><text:span text:style-name="T14">Bediüzzaman, kendisinin veya Risale-i Nur’un Mehdi olarak kabul edilmesinin aynı zamanda bir </text:span><text:span text:style-name="T15">“SEHİV”</text:span><text:span text:style-name="T14"> olduğunu söylemiştir. </text:span><text:span text:style-name="T15">“SEHİV”</text:span><text:span text:style-name="T14">in kelime anlamı </text:span><text:span text:style-name="T15">“HATA, YANLIŞ, YANILMA”</text:span><text:span text:style-name="T14">dır. </text:span><text:span text:style-name="T16">(Yeni Lugat, sf. 617)</text:span><text:span text:style-name="T14"> Bediüzzaman, kendisine ve Risale-i Nur’a Hz. Mehdi isminin verilmesinin bir </text:span><text:span text:style-name="T15">“karıştırma”</text:span><text:span text:style-name="T14"> olacağını belirtmekle yetinmemekte, cümlesinin devamında bunun bir </text:span><text:span text:style-name="T15">“sehiv” </text:span><text:span text:style-name="T14">yani </text:span><text:span text:style-name="T15">“hata” </text:span><text:span text:style-name="T14">olacağını da ayrıca vurgulamaktadır. Bu son derece açık bir ifadedir. Eğer Bediüzzaman kendisine ve Risale-i Nur’un şahsı manevisine yapılan Mehdilik iddialarında herhangi bir doğruluk payı görseydi, kuşkusuz ki bunu bir </text:span><text:span text:style-name="T15">“hata”</text:span><text:span text:style-name="T14"> olarak nitelendirmezdi. Açıkça bu iddiaların yerinde olduğunu ifade eden sözler kullanırdı. Bunun hata olduğunu belirtmiş olması, Bediüzzaman'ın bu konudaki kanaatini çok açık ve hiçbir itiraza yer bırakmayacak şekilde ortaya koymaktadır. Bediüzzaman Risale-i Nur’un ya da kendisinin Hz. Mehdi olabileceği görüşünü kabul etmemektedir.</text:span></text:p>
      <text:p text:style-name="P14"/>
      <text:p text:style-name="P14"/>
      <text:p text:style-name="P1">BAZI NUR TALEBELERİNİN BEDİÜZZAMAN’I MEHDİ </text:p>
      <text:p text:style-name="P1">ZANNETMELERİNİ ÜSTAD BİR İLTİBAS (Yanlışlık-Karışıklık) </text:p>
      <text:p text:style-name="P1">ve BİR SEHİV (Hata, Yanlış, Yanılma) OLARAK NİTELEMEKTEDİR</text:p>
      <text:p text:style-name="P9"/>
      <text:p text:style-name="P28"><text:span text:style-name="T4">Üçüncü Vazifesi: </text:span><text:span text:style-name="T3">... O ZAT BÜTÜN EHL-İ İMANIN </text:span><text:span text:style-name="T4">(iman edenlerin) </text:span><text:span text:style-name="T3">MANEVİ YARDIMLARIYLA</text:span><text:span text:style-name="T4"> ve</text:span><text:span text:style-name="T3">İTTİHAD-I İSLAM'IN MUAVENETİYLE </text:span><text:span text:style-name="T4">(İslam birliğinin yardımlaşmasıyla) ve </text:span><text:span text:style-name="T3">BÜTÜN ULEMA VE </text:span><text:soft-page-break/><text:span text:style-name="T3">EVLİYANIN</text:span><text:span text:style-name="T4"> (alimlerin ve velilerin) ve bilhassa </text:span><text:span text:style-name="T3">AL-İ BEYT'İN NESLİNDEN</text:span><text:span text:style-name="T4"> (Peygamberimiz (sav)'in soyundan) </text:span><text:span text:style-name="T3">HER ASIRDA KUVVETLİ VE KESRETLİ </text:span><text:span text:style-name="T4">(çok sayıda)</text:span><text:span text:style-name="T3"> BULUNAN MİLYONLAR FEDAKAR SEYYİDLERİN İLTİHAKLARIYLA</text:span><text:span text:style-name="T4"> (Peygamber soyundan gelen fedakar kimselerin katılımlarıyla) </text:span><text:span text:style-name="T3">O VAZİFE-İ UZMAYI</text:span><text:span text:style-name="T4"> (büyük görevi) </text:span><text:span text:style-name="T3">YAPMAYA ÇALIŞIR.</text:span><text:span text:style-name="T4"> </text:span><text:span text:style-name="T3">RİSALE-İ NUR'UN ŞAHS-I MANEVİSİNİ HAKLI OLARAK HZ. MEHDİ TELAKKİ EDİYORLAR </text:span><text:span text:style-name="T4">(şahsi bir görüş olarak kabul ediyorlar). O şahs-ı manevinin de bir mümessili (temsilcisi), Nur şakirdlerinin (talebelerinin) tesanüdünden (dayanışmasından) gelen bir şahs-ı manevisi ve o şahs-ı maneviden bir nevi mümessili (temsilcisi) olan </text:span><text:span text:style-name="T3">BİÇARE TERCÜMANINI ZANNETTİKLERİNDEN, BAZEN O İSMİ </text:span><text:span text:style-name="T4">(Hz. Mehdi ismini) </text:span><text:span text:style-name="T3">ONA VERİYORLAR.</text:span><text:span text:style-name="T4"> Gerçi bu, </text:span><text:span text:style-name="T3">BİR İLTİBAS</text:span><text:span text:style-name="T4"> (karıştırma) </text:span><text:span text:style-name="T3">BİR SEHİVDİR</text:span><text:span text:style-name="T4"> (hatadır, yanılmadır)... (Emirdağ Lahikası, 266)</text:span></text:p>
      <text:p text:style-name="P28"><text:span text:style-name="T4">Çünki ziyade </text:span><text:span text:style-name="T3">hüsn-ü zan, eskiden beri cereyan ediyor ve itiraz edilmez</text:span><text:span text:style-name="T4">. Ben de o </text:span><text:span text:style-name="T3">kardeşlerimin pek ziyade hüsn-ü zanlarını bir nevi dua ve bir temenni</text:span><text:span text:style-name="T4"> ve </text:span><text:span text:style-name="T3">Nur talebelerinin kemal-i itikadlarının bir tereşşuhu</text:span><text:span text:style-name="T4"> gördüğümden onlara </text:span><text:span text:style-name="T3">çok ilişmezdim</text:span><text:span text:style-name="T4">. Hattâ eski evliyaların bir kısmı, keramet-i gaybiyelerinde Risale-i Nur'u aynı o âhirzamanın hidayet edicisi olduğu diye keşifleri, bu tahkikat ile tevili anlaşılır. Demek iki noktada bir iltibas var, tevil lâzımdır: </text:span></text:p>
      <text:p text:style-name="P28"><text:span text:style-name="T4">Birincisi : Ahirde iki vazife, gerçi hakikat noktasında birinci vazife derecesinde değiller; fakat hilafet-i Muhammediye (A.S.M.) ve ittihad-ı İslâm, avamda ve ehl-i siyasette, hususan bu asrın efkârında o birinci vazifeden bin derece geniş görünüyor. Gerçi her asırda hidayet edici bir nevi Mehdi ve müceddid geliyor ve gelmiş, </text:span><text:span text:style-name="T3">fakat her biri üç vazifeden birisini bir cihetle yapması itibarıyla, âhirzamanın büyük Mehdisi ünvanını almamışlar</text:span><text:span text:style-name="T4">. </text:span></text:p>
      <text:p text:style-name="P28"><text:span text:style-name="T4">İkincisi : </text:span><text:span text:style-name="T3">Ahirzamanın o büyük şahsı, Âl-i Beyt'ten olacak</text:span><text:span text:style-name="T4">. Gerçi manen ben Hazret-i Ali'nin (R.A.) bir veled-i manevisi hükmündeyim. Ondan hakikat dersi aldım. Âl-i Muhammed (A.S.M.) bir manada hakiki Nur Şakirdlerine şamil olmasından, ben de Âl-i Beyt'ten sayılabilirim. Fakat Nur'un mesleğinde hiçbir cihette benlik, şahsiyet, şahsî makamları arzu etmek, şan ve şeref kazanmak olmaz. Nur'da ihlası bozmamak için, uhrevi makamat dahi bana verilse bırakmağa kendimi mecbur bilirim.</text:span><text:span text:style-name="T5"> (Emirdağ Lahikası, 248) </text:span></text:p>
      <text:p text:style-name="P28"><text:span text:style-name="T3">"Ben, kendimi seyyid bilemiyorum. Bu zamanda nesiller bilinmiyor. Halbuki âhir zamanın o büyük şahsı, Âl-i Beyt'ten olacaktır</text:span><text:span text:style-name="T4">. </text:span><text:span text:style-name="T5">(Emirdağ Lahikası, 249) </text:span><text:span text:style-name="T4"><text:tab/>Bazı ayet-ı kerime (ayetler) ve ehadis-i şerife (hadisler) </text:span><text:span text:style-name="T3">AHİR ZAMANDA GELECEK</text:span><text:span text:style-name="T4"> </text:span><text:span text:style-name="T3">BİR MÜCEDDİD-İ EKBERİ</text:span><text:span text:style-name="T4"> (en büyük müceddidi) mana-yı işari ile (işari anlamda) haber veriyorlar. Fakat </text:span><text:span text:style-name="T3">O</text:span><text:span text:style-name="T4"> </text:span><text:span text:style-name="T3">GELECEK</text:span><text:span text:style-name="T4"> </text:span><text:span text:style-name="T3">ZATIN</text:span><text:span text:style-name="T4"> </text:span><text:span text:style-name="T3">VE</text:span><text:span text:style-name="T4"> </text:span><text:span text:style-name="T3">CEMİYETİNİN</text:span><text:span text:style-name="T4"> </text:span><text:span text:style-name="T3">ÜÇ VAZİFESİNDEN</text:span><text:span text:style-name="T4"> en ehemmiyetlisi (önemlisi) olan ve zahiren (görünüşte) en küçüğü görünen imanı kurtarmak ve hakaik-i imaniyeyi (iman hakikatlerini) güneş gibi göstermek vazifesini Risale-i Nur ve şakirdlerinin (talebelerinin) şahs-ı manevisi tam yaptıklarından; </text:span><text:span text:style-name="T3">O</text:span><text:span text:style-name="T4"> </text:span><text:span text:style-name="T3">GELECEK</text:span><text:span text:style-name="T4"> </text:span><text:span text:style-name="T3">ZAT</text:span><text:span text:style-name="T4"> dair </text:span><text:span text:style-name="T3">HABERLERİ VE İŞARETLERİ, RİSALE-İ NUR'UN ŞAHS-I MANEVİSİNE</text:span><text:span text:style-name="T4"> </text:span><text:span text:style-name="T3">HATTA BAZEN TERCÜMANINA DA TATBİKE </text:span><text:span text:style-name="T4">(uydurmaya) </text:span><text:span text:style-name="T3">ÇALIŞMIŞLAR</text:span><text:span text:style-name="T4"> ve Şeriatı ihya (Kuran ahlakının esaslarını hatırlatarak yeniden hayata geçirme) ve hilafeti tatbik olan </text:span><text:span text:style-name="T3">ÇOK GENİŞ DAİREDE HÜKMEDEN</text:span><text:span text:style-name="T4"> </text:span><text:span text:style-name="T3">BU MÜHİM VAZİFESİNİ NAZARA ALMAMIŞLAR</text:span><text:span text:style-name="T4"> (göz önünde bulundurmamışlar). Onların kanaatleri, onların </text:span><text:span text:style-name="T3">Risale-i Nur’dan istifade cihetinde faidelidir, zarasızdır</text:span><text:span text:style-name="T4">; fakat Nur’un mesleğindeki ihlasa ve hiçbir şeye alet olmamasına ve dünyevi ve manevi makamatı aramamasına zarar verdiği gibi, Nurların muhafızları her taifenin hususan siyasi taifenin tenkidine ve hücumuna vesile olabilir. </text:span><text:span text:style-name="T5">(Tılsımlar Mecmuası, 168)</text:span></text:p>
      <text:p text:style-name="P14"/>
      <text:p text:style-name="P24"><text:soft-page-break/></text:p>
      <text:p text:style-name="P59">BEDİÜZZAMAN’IN </text:p>
      <text:p text:style-name="P14">YUKARIDAKİ İZAHLARINA GÖRE;</text:p>
      <text:p text:style-name="P14"/>
      <text:p text:style-name="P14">Nur Talebeleri Bediüzzaman'ı Neden Mehdi Zannetmektedirler?</text:p>
      <text:p text:style-name="P49">-<text:tab/>Hz. Mehdi'nin üç büyük vazifesinden ilki olan imanı kurtarmak konusunu Risale-i Nur'da gördüklerinden dolayı,</text:p>
      <text:p text:style-name="P32"><text:span text:style-name="T4">-<text:tab/>Hz. Mehdi'nin ikinci ve üçüncü önemli vazifeleri olan, </text:span><text:span text:style-name="T9">İslam Birliği'nin sağlanması ve Hz. Mehdi'nin tüm Müslümanların</text:span><text:span text:style-name="T4"> liderliğini üstlenmesi ile Hıristiyanlarla ittifak sağlanması ve Kuran ahlakının tüm yeryüzüne hakim olması vazifelerinin iman vazifesine göre ikinci ve üçüncü derecede görüp değerlendirmeye almadıklarından dolayı.</text:span></text:p>
      <text:p text:style-name="P14"/>
      <text:p text:style-name="P14">Bediüzzaman'a Mehdilik Hüsn-ü Zannı Yeni Bir Konu Mudur ve Neden Süregelmektedir?</text:p>
      <text:p text:style-name="P14"/>
      <text:p text:style-name="P49">-<text:tab/>Said Nursi kendisine gereğinden fazla olan bu hüsn-ü zannın çok eskiden beri sürdüğünü ve buna itiraz edilmediğini söylemektedir. Bu konuya itiraz edilmediğinden ve Bediüzzaman'ın da talebelerinin şevkini kırmamak için onlara pek fazla bir şey söylememesinden dolayı bu zan süregelmektedir.</text:p>
      <text:p text:style-name="P28"><text:span text:style-name="T4">Çünki ziyade </text:span><text:span text:style-name="T3">hüsn-ü zan, eskiden beri cereyan ediyor ve itiraz edilmez</text:span><text:span text:style-name="T4">. Ben de o </text:span><text:span text:style-name="T3">kardeşlerimin pek ziyade hüsn-ü zanlarını bir nevi dua ve bir temenni</text:span><text:span text:style-name="T4"> ve </text:span><text:span text:style-name="T3">Nur talebelerinin kemal-i itikadlarının bir tereşşuhu</text:span><text:span text:style-name="T4"> gördüğümden onlara </text:span><text:span text:style-name="T3">çok ilişmezdim</text:span><text:span text:style-name="T4">. </text:span><text:span text:style-name="T5"><text:tab/>(Emirdağ Lahikası, 248) </text:span></text:p>
      <text:p text:style-name="P14"/>
      <text:p text:style-name="P14">Bediüzzaman Talebelerinin Bu Hüsn-ü Zanlarına Neden Çok Karışmamıştır?</text:p>
      <text:p text:style-name="P50">-<text:tab/>Bunu bir dua ve temenni olarak addettiğinden,</text:p>
      <text:p text:style-name="P11">-<text:tab/>Talebelerinin Risale-i Nur'dan istifade etmelerine bu zannı faydalı görüp, zararlı görmediğinden dolayı.</text:p>
      <text:p text:style-name="P14"/>
      <text:p text:style-name="P14">Bediüzzaman Kendisine Yapılan Mehdilik Hüsn-ü Zannını Nasıl Değerlendiriyor?</text:p>
      <text:p text:style-name="P32"><text:span text:style-name="T4">-<text:tab/>Bu düşüncenin bir </text:span><text:span text:style-name="T3">İLTİBAS</text:span><text:span text:style-name="T4"> ve bir </text:span><text:span text:style-name="T3">SEHİV</text:span><text:span text:style-name="T4"> olduğu şeklinde değerlendirmektedir.</text:span></text:p>
      <text:p text:style-name="P14"/>
      <text:p text:style-name="P28"><text:span text:style-name="T3">İLTİBAS</text:span><text:span text:style-name="T4">: Birbirine benzeyen şeyleri şaşırıp, birbirine karıştırmak. Yanlışlık. Karışıklık </text:span><text:span text:style-name="T3">SEHV</text:span><text:span text:style-name="T4">: Hata, yanlış, yanılma.</text:span></text:p>
      <text:p text:style-name="P14"/>
      <text:p text:style-name="P14">Bediüzzaman bu Hüsn-ü Zannın Yanlışlığını Neyle Açıklamaktadır?</text:p>
      <text:p text:style-name="P49">-<text:tab/>Ahirzaman Mehdisinin üç büyük vazifesinin olduğunu, kendisi dahil, şimdiye kadar gelen müceddidlerin bu 3 vazifeden sadece 1'ini bir yönüyle yerine getirdiklerini, dolayısıyla bu üç vazifeyi yapmamış olanın Mehdi olamayacağını ifade etmiştir.</text:p>
      <text:p text:style-name="P32"><text:span text:style-name="T4">-<text:tab/>Mehdi’nin Al-i Beyt’ten (Peygamber Efendimiz (sav)'in soyundan) olacağının bildirilmiş olması ama kendisini nesil olarak seyyid bilmediğini açıklamıştır. </text:span><text:span text:style-name="T5">(Emirdağ Lahikası, 249)</text:span></text:p>
      <text:p text:style-name="P28"><text:soft-page-break/><text:span text:style-name="T3">BEN, KENDİMİ SEYYİD </text:span><text:span text:style-name="T4">(Peygamberimiz (sav)'in soyundan)</text:span><text:span text:style-name="T3"> BİLEMİYORUM.</text:span><text:span text:style-name="T4">Bu zamanda nesiller bilinmiyor. Halbuki </text:span><text:span text:style-name="T3">AHİR ZAMANIN O BÜYÜK ŞAHSI</text:span><text:span text:style-name="T1"> </text:span><text:span text:style-name="T3">AL-İ BEYT'TEN </text:span><text:span text:style-name="T4">(Peygamberimiz (sav)'in soyundan) </text:span><text:span text:style-name="T3">OLACAKTIR.</text:span><text:span text:style-name="T5"> (Emirdağ Lahikası, s. 249)</text:span></text:p>
      <text:p text:style-name="P28"><text:span text:style-name="T4">Hz. Mehdi'nin hadislerde bildirilen en önemli özelliklerinden biri de, </text:span><text:span text:style-name="T17">“seyyİd”</text:span><text:span text:style-name="T4"> yani Peygamber Efendimiz (sav)'in soyundan olmasıdır:</text:span></text:p>
      <text:p text:style-name="P28"><text:span text:style-name="T5">Kıyametin kopması için zamanda sadece bir günden başka vakit kalmamış da olsa Allah </text:span><text:span text:style-name="T6">BENİM EHL-İ BEYT’İMDEN (SOYUMDAN) BİR ZATI </text:span><text:span text:style-name="T5">(Hz. Mehdi'yi) gönderecek. (Sünen-i Ebu Davud, 5/92)</text:span></text:p>
      <text:p text:style-name="P9">Bediüzzaman da bu sözünde, kendisinin Peygamberimiz (sav)'in soyundan olmadığını, Hz. Mehdi'nin ise bu mübarek soydan olacağını belirtmiştir:</text:p>
      <text:p text:style-name="P28"><text:span text:style-name="T4">Bediüzzaman seyyid değildir ve, seyyid olmamasının, kendisinin Mehdi ol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3">“Hayır, ben Mehdi değilim”</text:span><text:span text:style-name="T4"> diyorsa ve bunun onlarca delilini öne sürüyorsa buna inanmak gerekir. Zira Bediüzzaman çok açık bir şekilde bu konuya cevap vermiş ve </text:span><text:span text:style-name="T3">“ben seyyid değilim”</text:span><text:span text:style-name="T4"> demiştir. </text:span></text:p>
      <text:p text:style-name="P28"><text:span text:style-name="T4">Ayrıca Bediüzzaman eğer seyyid olmuş olsaydı, bunu gizlemesi için hiçbir sebep yoktur.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hadisini hatırlatarak </text:span><text:span text:style-name="T3">“seyyid olan bir kişinin seyyidliğini gizlemesinin Kuran ahlakına uygun olmadığını”</text:span><text:span text:style-name="T4"> belirtmiştir.</text:span></text:p>
      <text:p text:style-name="P28"><text:span text:style-name="T6">Seyyid olmayan seyyidim ve seyyid olan değilim diyenler, ikisi de günahkar ve duhul ve huruc (isyan) haram oldukları gibi... hadis ve Kuran’da dahi, ziyade veya noksan etmek memnu’dur</text:span><text:span text:style-name="T4"> (yasaklanmıştır). (Muhakemat, s. 52)</text:span></text:p>
      <text:p text:style-name="P9">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her seyyid olan kişi, mutlaka Mehdi olacak diye bir durum da söz konusu değildir. Dünya üzerinde milyonlarca seyyid olan insan bulunmaktadır. Bir kişinin seyyid olması Mehdi olmasını gerektirmediği için, her insan bu gerçeği rahatlıkla dile getirebilir. Dahası Bediüzzaman “Benim bu konudaki tek eksikliğim seyyidliğim, eğer seyyid olsaydım Mehdi olurdum” da dememiştir. Tam aksine Bediüzzaman Hz. Mehdi'nin tüm özelliklerini, yapacağı benzersiz faaliyetleri uzun uzun açıklamış ve bunların hiçbirinin kendi yaşadığı dönemde henüz gerçekleşmediğini belirtmiştir.</text:p>
      <text:p text:style-name="P28"><text:span text:style-name="T4">Bediüzzaman </text:span><text:span text:style-name="T3">“AL-İ BEYT’TEN OLACAKTIR”</text:span><text:span text:style-name="T4"> sözleriyle Hz. Mehdi’nin Peygamberimiz (sav)'in soyundan gelen seyyid bir kimse olacağını belirtmiştir. Bediüzzaman eserlerinin çeşitli bölümlerinde Hz. Mehdi'nin bu özelliğine dikkat çekerek, Hz. Mehdi'nin manevi bir varlık olmadığını, belirli bir soydan gelecek olan </text:span><text:span text:style-name="T3">“BİR ŞAHIS”</text:span><text:span text:style-name="T4"> olduğunu vurgulamıştır. Peygamberimiz (sav)'in de Hz. Mehdi'nin bu özelliğini bildirdiği çok sayıda hadisi vardır. Bir şahsı manevinin peygamber soyundan gelmesi elbette ki söz </text:span><text:soft-page-break/><text:span text:style-name="T4">konusu değildir. Ayrıca böyle bir düşünce hem Peygamberimiz (sav)'in hadisleriyle hem de Bediüzzaman'ın sözleriyle çok açık bir şekilde çelişmektedir. Bediüzzaman'ın da belirttiği gibi, Hz. Mehdi </text:span><text:span text:style-name="T3">“PEYGAMBERİMİZ (SAV)'İN SOYUNDAN GELEN BİR ŞAHIS”</text:span><text:span text:style-name="T4"> olacaktır.</text:span></text:p>
      <text:p text:style-name="P28"><text:span text:style-name="T4">Gerçi </text:span><text:span text:style-name="T3">HER ASIRDA HİDAYET EDİCİ, BİR NEVİ MEHDÎ VE MÜCEDDİD GELİYOR VE GELMİŞ.</text:span><text:span text:style-name="T1"> </text:span><text:span text:style-name="T4">Fakat </text:span><text:span text:style-name="T3">HER BİRİ</text:span><text:span text:style-name="T1"> </text:span><text:span text:style-name="T3">ÜÇ VAZİFELERDEN BİRİSİNİ BİR CİHETTE </text:span><text:span text:style-name="T4">(açıdan)</text:span><text:span text:style-name="T3"> YAPMASI İTİBARIYLA </text:span><text:span text:style-name="T4">(nedeniyle)</text:span><text:span text:style-name="T3"> AHİR ZAMANIN BÜYÜK MEHDÎ UNVANINI ALMAMIŞLAR.</text:span><text:span text:style-name="T4"> </text:span><text:span text:style-name="T5">(Emirdağ Lahikası, s. 260)</text:span></text:p>
      <text:p text:style-name="P9">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9">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 </text:p>
      <text:p text:style-name="P28"><text:span text:style-name="T4">Bediüzzaman bu sözüyle ayrıca geçmiş dönemlerde gönderilmiş olan müceddidler ile Hz. Mehdi arasındaki farkı açıklamış ve Hz. Mehdi'nin hangi özelliğiyle bu müceddidlerden ayırt edilebileceğini bildirmiştir. Bediüzzaman eserlerinde Hz. Mehdi'den önce gelen müceddidlerin, onun üç vazifesinden birini yerine getirdiklerini ve bu açıdan “bir nevi Mehdi ve müceddid görevi üstlendiklerini” söylemiştir. Ancak Bediüzzaman, yukarıda bahsettiği üç vazifenin üçünü birden yerine getirecek olan kişinin yalnızca </text:span><text:span text:style-name="T3">“BÜYÜK MEHDİ”</text:span><text:span text:style-name="T4"> olacağını ve bu özelliğiyle diğer müceddidlerden ayırt edileceğini belirtmiştir. Nitekim Bediüzzaman'ın kullandığı </text:span><text:span text:style-name="T3">“BİR NEVİ MEHDİ”</text:span><text:span text:style-name="T4"> ifadesi de bu durumu açıklamaktadır. Bediüzzaman geçmişte gelen ve Hz. Mehdi'nin üç büyük görevinden yalnızca bir tanesini yapan kimselerin gerçekte ahir zamanın beklenen Mehdisi olmadıklarını, bu kimseleri “bir nevi mehdi” olarak nitelendirerek ifade etmiştir.</text:span></text:p>
      <text:p text:style-name="P28"><text:span text:style-name="T4">Bediüzzaman kullandığı </text:span><text:span text:style-name="T3">“HER BİRİ”</text:span><text:span text:style-name="T4"> ifadesiyle Hz. Mehdi'den önce gelmiş olan müceddidlerin de Hz. Mehdi gibi gerçek kişilikler olduklarına, şahs-ı manevi olmadıklarına dikkat çekmektedir. Bu açıklamada bahsi geçen önceki yüzyıllarda gönderilen müceddidlerin birer şahıs oldukları kabul görürken, Bediüzzaman'ın aynı açıklamalarında yine bir şahıs olacağını belirttiği “Büyük Mehdi”nin bir şahsı manevi olacağı düşüncesi elbette ki çelişkilidir. Bu düşünceye göre, ahir zaman Mehdisi’nden önce gelen tüm müceddidlerin de birer şahsı manevi olması gerekirdi. Ancak böyle bir şey söz konusu olmamıştır. Nitekim Bediüzzaman da sözlerinde bu gerçeği açıklamıştır. Bediüzzaman'ın da müjdelediği gibi, Peygamberimiz (sav)'in rivayetlerindeki özelliklere sahip olmasıyla tanınacak olan Büyük Mehdi ahir zamanda </text:span><text:span text:style-name="T3">“BİR ŞAHIS”</text:span><text:span text:style-name="T4"> olarak ortaya çıkacak ve Allah’ın izniyle Bediüzzaman'ın belirttiği üç görevi birden yerine getirecektir.</text:span></text:p>
      <text:p text:style-name="P28"><text:span text:style-name="T4">Bediüzzaman sözlerinde, iki ayrı tür Mehdi olduğunu belirtmiştir. Bunlardan birincisini, “sabık (önceki) Mehdiler”, diğerini ise ahir zamanda gelecek olan </text:span><text:span text:style-name="T3">“BÜYÜK MEHDİ”</text:span><text:span text:style-name="T4"> olarak adlandırmıştır. Bediüzzaman Said Nursi, Hz. Mehdi'nin yapacağı faaliyetleri saymış ve bunları ondan başka kimsenin yapamayacağını belirtmiştir. Bu yüzden, bu önemli görevlerin yerine getirilmesine vesile olan kişiye </text:span><text:span text:style-name="T3">“BÜYÜK MEHDİ” </text:span><text:span text:style-name="T4">demiştir. Bediüzzaman eserlerinde, kendisi de dahil olmak üzere önceki dönemlerde gelen, sabık Mehdiler olarak adlandırdığı müceddidlerin bu üç görevi yerine getiremedikleri için Büyük Mehdi olamayacaklarını anlatmıştır. Bediüzzaman eserlerinde ayrıca söz konusu kimselerin Büyük </text:span><text:soft-page-break/><text:span text:style-name="T4">Mehdi ünvanını alamamalarının bir diğer sebebinin ise, bu kişilerin Peygamberimiz (sav)'in hadislerinde belirttiği özelliklere uymamaları olduğunu bildirmiştir.</text:span></text:p>
      <text:p text:style-name="P28"><text:span text:style-name="T4">Hem bu </text:span><text:span text:style-name="T3">ÜÇ VEZAİF </text:span><text:span text:style-name="T4">(görevin)</text:span><text:span text:style-name="T3"> BİRDEN BİR ŞAHISTA YAHUT CEMAATTE BU ZAMANDA BULUNMASI VE MÜKEMMEL OLMASI VE BİRBİRİNİ CERHETMEMESİ </text:span><text:span text:style-name="T4">(birbirine engel olmaması, zarar vermemesi)</text:span><text:span text:style-name="T3"> PEK UZAK, ADETA KABİL </text:span><text:span text:style-name="T4">(mümkün)</text:span><text:span text:style-name="T3"> GÖRÜLMÜYOR.</text:span><text:span text:style-name="T4"> Ahir zamanda, </text:span><text:span text:style-name="T3">AL-İ BEYT-İ NEBEVİ'NİN (A.S.M.) CEMAAT-İ NURANİYESİNİ </text:span><text:span text:style-name="T4">(Peygamberimiz (sav)'in soyunun nurani cemaatini) </text:span><text:span text:style-name="T3">TEMSİL EDEN</text:span><text:span text:style-name="T4"> </text:span><text:span text:style-name="T3">HAZRET-İ MEHDİ'DE VE CEMAATİNDEKİ ŞAHS-I MANEVİDE ANCAK İÇTİMA EDEBİLİR </text:span><text:span text:style-name="T4">(bir araya gelebilir, toplanabilir)</text:span><text:span text:style-name="T3"> </text:span><text:span text:style-name="T4">(Sikke-i Tasdik-i Gaybi, s. 156)</text:span></text:p>
      <text:p text:style-name="P9">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9">Bediüzzaman eserlerinin pek çok yerinde Hz. Mehdi'nin yerine getireceği üç görev olduğundan bahsetmiştir. Bediüzzaman, Hz. Mehdi'nin en önemli alametlerinden birinin bu üç görevi birden yerine getirmesi olduğunu belirtmekted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28"><text:span text:style-name="T4">Bediüzzaman eserlerinde Hz. Mehdi’nin aynı anda, </text:span><text:span text:style-name="T3">“SİYASET MEHDİSİ, SALTANAT MEHDİSİ VE DİYANET MEHDİSİ”</text:span><text:span text:style-name="T4">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3">“BÜYÜK MEHDİSİ”</text:span><text:span text:style-name="T4"> ünvanını alamadıklarını belirtmiştir. </text:span></text:p>
      <text:p text:style-name="P28"><text:span text:style-name="T4">Bediüzzaman Hz. Mehdi'nin </text:span><text:span text:style-name="T3">“ÜÇ VEZAİF (GÖREVİN) BİRDEN”</text:span><text:span text:style-name="T4"> yerine getireceğini hatırlattığı bu sözüyle bu konunun önemini bir kez daha hatırlatmaktadır. Kendisi de dahil olmak üzere, önceki müceddidlerin hiçbirinin bunların üçünü birarada gerçekleştirmediğini belirterek Hz. Mehdi'nin o dönemde henüz gelmemiş olduğunu ifade etmektedir.</text:span></text:p>
      <text:p text:style-name="P28"><text:span text:style-name="T4">Bediüzzaman </text:span><text:span text:style-name="T3">“BU ZAMANDA”</text:span><text:span text:style-name="T4"> sözleriyle kendi yaşadığı dönemden bahsetmektedir. Ve kendi zamanında, Hz. Mehdi'nin yerine getireceği üç görevi birden mükemmel bir biçimde, hakkıyla ve biri diğerine mani olmadan, zarar vermeden, eksiksiz ve kusursuz olarak başarabilecek bir şahıs ya da cemaat bulunmadığını belirtmektedir. Bediüzzaman bu kanaatinin ne kadar güçlü olduğunu </text:span><text:span text:style-name="T3">“PEK UZAK”</text:span><text:span text:style-name="T4"> ve </text:span><text:span text:style-name="T3">“ADETA KABİL (MÜMKÜN) GÖRÜNMÜYOR”</text:span><text:span text:style-name="T4"> sözleriyle açıkça belirtmiştir. Bu da,</text:span></text:p>
      <text:p text:style-name="P9">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p>
      <text:p text:style-name="P28"><text:soft-page-break/><text:span text:style-name="T4">Bediüzzaman, eserlerinde birçok kez Hz. Mehdi'nin hadislerde bildirildiği üzere </text:span><text:span text:style-name="T3">“seyyid”</text:span><text:span text:style-name="T4"> yani </text:span><text:span text:style-name="T3">“Peygamberimiz (sav)'in soyundan gelen bir kimse”</text:span><text:span text:style-name="T4"> olacağını, </text:span><text:span text:style-name="T3">“kendisinin ise seyyid olmadığını”</text:span><text:span text:style-name="T4"> belirtmiştir. Bediüzzaman bu sözünde de bu konuya bir kez daha açıklık getirmekte, </text:span><text:span text:style-name="T3">“AL-İ BEYT’İ NEBEVİNİN CEMAAT-İ NURANİYESİNİ TEMSİL EDEN”</text:span><text:span text:style-name="T4"> sözleriyle Hz. Mehdi'nin Peygamberimiz (sav)'in mübarek soyundan olacağına dikkat çekmektedir. Bediüzzaman, Hz. Mehdi'nin bu önemli alametlerinden birini hatırlatarak kendisinin Hz. Mehdi olmadığını ifade etmektedir.</text:span></text:p>
      <text:p text:style-name="P28"><text:span text:style-name="T4">Bediüzzaman'ın açıkladığı üç büyük görev ancak ahir zamanda gelecek Hz. Mehdi'nin yerine getirebileceği görevlerdir. Bediüzzaman, burada kullandığı </text:span><text:span text:style-name="T3">"ANCAK"</text:span><text:span text:style-name="T4"> kelimesiyle bir başkasının bu görevleri başarmasının Allah’ın dilemesiyle </text:span><text:span text:style-name="T3">“İMKANSIZ” </text:span><text:span text:style-name="T4">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28"><text:span text:style-name="T4">Ahir zamanın en büyük fesadı zamanında, elbette </text:span><text:span text:style-name="T3">EN BÜYÜK BİR MÜÇTEHİD </text:span><text:span text:style-name="T4">(ihtiyaç oluştuğunda ayetlerden hüküm çıkaran büyük İslam alimi) hem </text:span><text:span text:style-name="T3">EN BÜYÜK BİR MÜCEDDİD </text:span><text:span text:style-name="T4">(her yüzyıl başında dini hakikatleri devrin ihtiyacına göre ders vermek üzere gönderilen büyük İslam alimi, yenileyen, yenileyici), hem </text:span><text:span text:style-name="T3">HAKİM,</text:span><text:span text:style-name="T4"> hem </text:span><text:span text:style-name="T3">MEHDİ</text:span><text:span text:style-name="T4"> hem </text:span><text:span text:style-name="T3">MÜRŞİD </text:span><text:span text:style-name="T4">(doğru yolu gösteren kişi) hem </text:span><text:span text:style-name="T3">KUTB-U AZAM </text:span><text:span text:style-name="T4">(Müslümanların kendisine bağlandıkları büyük evliyalardan, zamanın en büyük mürşidi) olarak </text:span><text:span text:style-name="T3">BİR ZAT-I NURANİYİ </text:span><text:span text:style-name="T4">(nurlu bir zatı) </text:span><text:span text:style-name="T3">GÖNDERECEK</text:span><text:span text:style-name="T4"> ve </text:span><text:span text:style-name="T3">O ZAT </text:span><text:span text:style-name="T4">da, </text:span><text:span text:style-name="T3">EHL-İ BEYT-İ NEBEVİDEN </text:span><text:span text:style-name="T4">(Peygamberimiz (sav)’in soyundan) </text:span><text:span text:style-name="T3">OLACAKTIR.</text:span><text:span text:style-name="T4"> Cenab-ı Hak bir dakika zarfında beyn-es sema vel-arz alemini (yer ile gök arasındaki alemi) bulutlarla doldurup boşalttığı gibi bir saniyede denizin fırtınalarını teskin eder (dindirir) ve bahar içinde bir saatte yaz mevsiminin numunesini (örneğini) ve yazda bir saatte kış fırtınasını icad eden </text:span><text:span text:style-name="T3">KADİR-İ ZÜLCELAL </text:span><text:span text:style-name="T4">(herşeye muktedir olan Yüce Allah) </text:span><text:span text:style-name="T3">HZ. MEHDİ İLE DE, ALEM-İ İSLAM’IN </text:span><text:span text:style-name="T4">(İslam aleminin)</text:span><text:span text:style-name="T3"> ZULÜMATINI </text:span><text:span text:style-name="T4">(zulüm devrini, karanlığını) </text:span><text:span text:style-name="T3">DAĞITABİLİR. VE VA’DETMİŞTİR VAADİNİ ELBETTE YAPACAKTIR. </text:span><text:span text:style-name="T5">(Mektubat, s. 411-412)</text:span></text:p>
      <text:p text:style-name="P9">Bediüzzaman ahir zaman alametlerinin şiddetlendiği dönemde Allah’ın insanların kurtuluşuna vesile olması için Peygamberimiz (sav)'in soyundan nurani bir şahıs olan Hz. Mehdi'yi göndereceğini bildirmiş ve bu kutlu zatı geçmiş dönemlerdeki müceddidlerden ayıran özellikleri anlatmıştır:</text:p>
      <text:p text:style-name="P9">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Hicri 1193 (Miladi 1779) yılında doğmuş, Hicri 1242 yılında (Miladi 1827) vefat etmiştir. Dolayısıyla bu mübarek insan ittifakla Hicri 12. ve 13. asırlar arasındaki müceddiddir. Bediüzzaman Said Nursi ise Mevlana Halid-i Bağdadi’den tam 100 sene sonra, Hicri 1293 (Miladi 1878) yılında doğmuştur. Vefatı ise Hicri 1379 (Miladi 1960) yılıdır. Bediüzzaman da Hicri 12. asrın müceddidi Mevlana Halid’den tam yüz sene sonra yayınlanan Risale-i Nur’un müellifi (yazarı) olması sebebiyle kendisinin de 13. ve 14. asırlar arasındaki müceddid olduğunu belirtmiştir.</text:p>
      <text:p text:style-name="P28"><text:span text:style-name="T4">Bediüzzaman, Hz. Mehdi’nin ise kendisinden sonra geleceğini -tarih vererek- bildirmiş, Hicri 14. ve 15. yüzyıllar arasındaki "müceddid"in Hz. Mehdi olacağını müjdelemiştir. Bediüzzaman bu sözünde de Hz. Mehdi için </text:span><text:span text:style-name="T3">"EN BÜYÜK MÜCEDDİD</text:span><text:span text:style-name="T4"> ve </text:span><text:span text:style-name="T3">EN BÜYÜK MÜÇTEHİD"</text:span><text:span text:style-name="T4"> sıfatlarını kullanmaktadır. </text:span><text:soft-page-break/><text:span text:style-name="T3">"MÜCEDDİD"</text:span><text:span text:style-name="T4"> dini hakikatleri devrin ihtiyaçlarına göre açıklayan, </text:span><text:span text:style-name="T3">"MÜÇTEHİD"</text:span><text:span text:style-name="T4"> de ihtiyaç oluştuğunda ayetlerden hüküm çıkaran büyük İslam alimi ve önderidir. Bu vasıftaki büyük zatlar, İslam toplumlarına örnek olmuş, yol göstermiş, zamanın kutbu olmuş önderlerdir. Bu önderlerden kimi içtihat etme </text:span><text:span text:style-name="T5">(hükümleri usulüne uygun olarak Kuran ve hadislerden istifade ile ortaya koyma)</text:span><text:span text:style-name="T4"> ve hüküm verme vasıflarından dolayı "mezhep önderleri" olmuşlardır; Müslümanlar da onlara uymuşlardır.</text:span></text:p>
      <text:p text:style-name="P28"><text:span text:style-name="T4">İmam Hanefi, İmam Şafi, İmam Hanbeli, İmam Maliki bu önderlerden olup 4 mezhebin kurucularıdır. Bütün ehl-i sünnet onların verdiği hükümlerle amel etmektedir. Bediüzzaman bu "müçtehid ve müceddid"lerin en büyüklerinin ise Hz. Mehdi olacağını ifade etmiştir. Bu da Hz. Mehdi'nin içtihat etme </text:span><text:span text:style-name="T5">(hükümleri usulüne uygun olarak Kuran ve hadislerden istifade ile ortaya koyma)</text:span><text:span text:style-name="T4"> ve hüküm vermeye en yetkili kişi olarak, kendisinin de </text:span><text:span text:style-name="T3">“tüm mezhepleri kaldıracağını”</text:span><text:span text:style-name="T4"> göstermektedir. Zira en büyük mezhep imamı olduğuna göre zaten tüm diğer mezhepleri kaldırması gerekir. Zamanında herkesin ona uyacağının bildirilmiş olması da bunu doğrulamaktadır. </text:span></text:p>
      <text:p text:style-name="P28"><text:span text:style-name="T4">Bediüzzaman Hz. Mehdi'nin </text:span><text:span text:style-name="T3">“en büyük müceddid ve müçtehid” </text:span><text:span text:style-name="T4">olduğunu söyleyerek onun tüm mezheplerin üstünde olacağını ifade etmiştir. Geçmişten günümüze pek çok İslam alimi eserlerinde bu konuya değinmişlerdir. İslam tarihinin en büyük alimlerinden biri olan Muhyiddin Arabi ise </text:span><text:span text:style-name="T5">"Fütühat-ül Mekkiye"</text:span><text:span text:style-name="T4"> isimli eserinde bu konuda şöyle bilgi vermiştir:</text:span></text:p>
      <text:p text:style-name="P28"><text:span text:style-name="T6"><text:s/>... MEHDİ, DİNİ PEYGAMBER'İN ZAMANINDA OLDUĞU GİBİ AYNEN UYGULAYACAK. YERYÜZÜNDE MEZHEPLERİ KALDIRACAK. HALİS HAKİKİ DİNDEN BAŞKA HİÇBİR MEZHEP KALMAYACAK.</text:span><text:span text:style-name="T5"> (Muhammed B. Resul El Hüseyin El Berzenci, Kıyamet Alametleri, sf. 186-187)</text:span></text:p>
      <text:p text:style-name="P28"><text:span text:style-name="T4">Hüseyin Hilmi Işık ise, </text:span><text:span text:style-name="T5">Saadet-i Ebediye</text:span><text:span text:style-name="T4"> adlı eserinde Hz. Mehdi'nin bu özelliğini şöyle haber vermiştir:</text:span></text:p>
      <text:p text:style-name="P28"><text:span text:style-name="T6">HAZRET-İ MEHDİ, AHİR ZAMANDA DÜNYAYA GELECEKTİR.</text:span><text:span text:style-name="T5"> Resullulah Efendimizin (sav) soyundan olacaktır. İsa</text:span><text:span text:style-name="T4"> </text:span><text:span text:style-name="T5">Aleyhisselam’la buluşacak, </text:span><text:span text:style-name="T6">MEZHEPLERİ KALDIRACAK, YALNIZ ONUN MEZHEBİ KALACAK.</text:span><text:span text:style-name="T5"> (H. Hilmi Işık, Saadeti Ebediye, s. 35)</text:span></text:p>
      <text:p text:style-name="P9">Bediüzzaman Said Nursi bilindiği gibi Şafi mezhebindendir. Bir mezhep sahibi değildir ve bir başka mezhep kurucusuna tabi olmuştur; İmam Şafi’yi imamı olarak kabul etmiştir. Bediüzzaman bu konuyu eserlerinde şöyle ifade etmiştir:</text:p>
      <text:p text:style-name="P28"><text:span text:style-name="T5"><text:s/>“Evvelâ: </text:span><text:span text:style-name="T6">Ben Şafiî’yim</text:span><text:span text:style-name="T5">...” (Emirdağ Lahikası, s. 38)</text:span></text:p>
      <text:p text:style-name="P28"><text:span text:style-name="T5"><text:s/>“... </text:span><text:span text:style-name="T6">hem hususî Şafiîce ibadetime</text:span><text:span text:style-name="T5">.” (Büyük Tarihçe-i Hayat, s. 202) </text:span></text:p>
      <text:p text:style-name="P28"><text:span text:style-name="T5">“Yalnız bu kadar var. </text:span><text:span text:style-name="T6">Ben Şafiîyim</text:span><text:span text:style-name="T5">...” (Büyük Tarihçe-i Hayat, s. 206)</text:span></text:p>
      <text:p text:style-name="P28"><text:span text:style-name="T5">“</text:span><text:span text:style-name="T6">Hattâ Şafiî mezhebinde olduğu için</text:span><text:span text:style-name="T5">...” (Emirdağ Lahikası, s. 573)</text:span></text:p>
      <text:p text:style-name="P9">Oysa ki Hz. Mehdi tüm mezhepleri kaldıracak ve tüm mezheplerin üzerinde olacaktır. Bir mezhebe bağlı olan Bediüzzaman da, bu özelliğin Hz. Mehdi'ye ait olacağını belirterek kendisinin Hz. Mehdi olmadığını açıklamıştır. </text:p>
      <text:p text:style-name="P28"><text:span text:style-name="T4">Ayrıca Bediüzzaman bu sözüyle Hz. Mehdi'nin bir şahıs olduğunu bir kez daha çok açık deliller vererek ortaya koymuştur. Bediüzzaman Hz. Mehdi'nin aynı zamanda hem </text:span><text:span text:style-name="T3">“BİR MÜCEDDİD”</text:span><text:span text:style-name="T4"> hem de </text:span><text:span text:style-name="T3">“BİR MÜÇTEHİD”</text:span><text:span text:style-name="T4"> olacağını söylemiştir. Hz. Mehdi'nin bu sıfatlarına uygun olarak “dini devrin ihtiyaçlarına göre açıklayabilmesi ve ihtiyaç olduğunda ayetlerden hüküm çıkarabilmesi, bir İslam alimi ve önderi olabilmesi” için çok açıktır ki </text:span><text:span text:style-name="T3">“BİR İNSAN”</text:span><text:span text:style-name="T4"> olması gerekmektedir. Bir şahsı manevinin </text:span><text:soft-page-break/><text:span text:style-name="T4">“açıklama yapabilmesi, hüküm çıkarabilmesi ya bir İslam alimi ve önderi olabilmesi” mümkün değildir. Bediüzzaman da bu özelliklerini vurgulayarak </text:span><text:span text:style-name="T3">“HZ. MEHDİ'NİN BİR ŞAHIS OLDUĞUNU”</text:span><text:span text:style-name="T4"> ifade etmiştir.</text:span></text:p>
      <text:p text:style-name="P28"><text:span text:style-name="T4">Tüm elçiler ve peygamberler gibi, Peygamberimiz (sav)’den sonra gelen ve İslam tarihinde yer alan hiçbir müceddid veya müçtehid bir şahsı manevi olarak gönderilmemiştir. Allah’ın Kuran’da bildirdiği adetullahına uygun olarak tüm müceddidler, insanları uyarıp korkutacak, onları Allah’ın rızası, rahmeti ve cennetiyle müjdeleyebilecek, onlara doğruyu yanlıştan ayıran, hidayet rehberi olabilecek </text:span><text:span text:style-name="T3">“BİRER İNSAN”</text:span><text:span text:style-name="T4"> olarak gelmişlerdir. Örneğin Mevlana Halid-i Bağdadi ve Bediüzzaman gibi müceddidler yaşadıkları yüzyıllarda birer şahıs olarak gelmiş büyük İslam alimleridir. Bediüzzaman’ın da dikkat çektiği gibi, 1400 senedir heyecanla beklenen Hz. Mehdi de Allah’ın izniyle bu adetullaha uygun olarak müceddid ve müçtehid sıfatlarını taşıyabilecek </text:span><text:span text:style-name="T3">“BİR ŞAHIS”</text:span><text:span text:style-name="T4"> olarak gelecektir.</text:span></text:p>
      <text:p text:style-name="P28"><text:span text:style-name="T4">Bediüzzaman’ın kullandığı </text:span><text:span text:style-name="T3">“HAKİM”</text:span><text:span text:style-name="T4"> kelimesinin sözlük anlamı, "Haklı ve haksızı ayırıp adalet üzere hükmeden, idare eden"dir. Bediüzzaman eserlerinde Hz. Mehdi'nin yerine getireceği görevlerinden bahsetmiş, halihazırda dağınık halde bulunan tüm İslam dünyasını birleştirip bu birlikteliğin liderliğini üstlenmenin de Hz. Mehdi'nin bu görevlerinden biri olduğunu belirtmiştir. Bediüzzaman Hz. Mehdi'nin, burada belirttiği </text:span><text:span text:style-name="T3">“HAKİM”</text:span><text:span text:style-name="T4">lik sıfatını kullanarak, tüm İslam aleminin başında olacağını ve Müslümanların meselelerine çözüm getireceğini bildirmiştir. Buna göre, Hz. Mehdi karar mekanizmasının başında olacak, onun adil hükümleri ve yönlendirmesiyle İslam dünyası idare edilecektir. Böyle bir gelişme şu ana kadar gerçekleşmemiştir. Nitekim Bediüzzaman da bu gerçeği hatırlatarak Hz. Mehdi'nin henüz gelmediğini dile getirmiş; ortaya çıktığında Hz. Mehdi'nin bu </text:span><text:span text:style-name="T3">“HAKİMLİK VASFINI TAŞIMASIYLA TANINABİLECEĞİNE”</text:span><text:span text:style-name="T4"> dikkat çekmiştir. </text:span></text:p>
      <text:p text:style-name="P28"><text:span text:style-name="T4">Hz. Mehdi, Bediüzzaman’ın da ifade ettiği gibi “hakim” olacaktır; hükmeden yani adaleti sağlayan mekanizmanın başında olacaktır. Bediüzzaman Said Nursi ise, hayatının 28 yılını </text:span><text:span text:style-name="T3">“mahkum”</text:span><text:span text:style-name="T4"> olarak büyük fedakarlıklarla geçirmiş, </text:span><text:span text:style-name="T3">“hakim”</text:span><text:span text:style-name="T4"> konumda olmamıştır.</text:span></text:p>
      <text:p text:style-name="P28"><text:span text:style-name="T4">Bunun yanı sıra Bediüzzaman bu sözüyle Hz. Mehdi'nin bir şahsı manevi olmadığı konusuna da kesin ifadelerle açıklık getirmiştir. Bir şahsı manevinin “hakimlik” sıfatını taşıması, Müslümanların liderliğini üstlenerek adalet konusunda hüküm verebilmesi, bir topluluğu idare edebilmesi hiç şüphe yok ki imkansızdır. Tüm bunlar ancak bir insanın sahip olabileceği özelliklerdir. Yine bunlar ancak imanla, akıl, muhakeme ve vicdan kullanarak yerine getirilebilecek sorumluluklardır. Bir şahsı manevinin ise bu özelliklerin hiçbirine sahip olmadığı, dolayısıyla da hakim vasfıyla Müslümanları yönetemeyeceği son derece açık bir gerçektir. Bediüzzaman da sözlerinde bu gerçeği açıkça ifade etmiş, Hz. Mehdi'nin </text:span><text:span text:style-name="T3">“BİR ŞAHIS”</text:span><text:span text:style-name="T4"> olduğunu açıklamıştır.</text:span></text:p>
      <text:p text:style-name="P28"><text:span text:style-name="T4">Bediüzzaman Rabbimiz'in, ahir zamanın en zorlu ortamında, tüm insanların kurtuluşuna vesile olması için göndereceği mübarek zatın ayrıca </text:span><text:span text:style-name="T3">“MEHDİ”</text:span><text:span text:style-name="T4"> vasfını da taşıyacağını bildirmiştir. </text:span><text:span text:style-name="T3">“MEHDİ”</text:span><text:span text:style-name="T4"> kelimesi, </text:span><text:span text:style-name="T3">“HİDAYETE EREN, HİDAYETE VESİLE OLAN VE HİDAYETE YÖNELTEN”</text:span><text:span text:style-name="T4"> anlamlarındadır. Mehdi sıfatı, özel bir lütuf olarak Allah'ın hidayetine mazhar olan ve Allah’ın kendisine yol gösterdiği kişiyi tanımlamaktadır. Ahir zamanda gelecek olan Hz. Mehdi de ismini bu özelliğinden almaktadır. Bir şahsı manevinin “Mehdi vasfını taşıması” ise hiçbir şekilde söz konusu değildir. Allah’tan bir lütuf olarak verilen </text:span><text:span text:style-name="T3">“HİDAYET BULMA”</text:span><text:span text:style-name="T4"> özelliğinin </text:span><text:span text:style-name="T3">“BİR İNSANI”</text:span><text:span text:style-name="T4"> tanımladığı çok açıktır. Bir şahsı manevinin “hidayet bulma” ve “insanların hidayetlerine vesile olma” özellikleri olamaz. Bediüzzaman da burada bu </text:span><text:soft-page-break/><text:span text:style-name="T4">gerçeği vurgulamış, Hz. Mehdi'nin </text:span><text:span text:style-name="T3">“MEHDİ”</text:span><text:span text:style-name="T4"> vasfını belirterek, onun </text:span><text:span text:style-name="T3">“BİR ŞAHIS”</text:span><text:span text:style-name="T4"> olduğunu bir kez daha vurgulamıştır. </text:span></text:p>
      <text:p text:style-name="P28"><text:span text:style-name="T4">Bediüzzaman Hz. Mehdi'nin özelliklerinden bazılarını saydığı bu sözünde onun aynı zamanda hem </text:span><text:span text:style-name="T3">“MÜRŞİD”</text:span><text:span text:style-name="T4"> hem de </text:span><text:span text:style-name="T3">“KUTB-U AZAM”</text:span><text:span text:style-name="T4"> olacağını bildirmiştir. </text:span><text:span text:style-name="T3">“MÜRŞİD”</text:span><text:span text:style-name="T4"> kelimesi </text:span><text:span text:style-name="T3">“DOĞRU YOLU GÖSTEREN KİMSE”</text:span><text:span text:style-name="T4"> anlamına gelmektedir. </text:span><text:span text:style-name="T3">“KUTB-U AZAM”</text:span><text:span text:style-name="T4"> ifadesi ise </text:span><text:span text:style-name="T3">“MÜSLÜMANLARIN KENDİSİNE BAĞLANDIKLARI BÜYÜK EVLİYALARDAN, ZAMANIN EN BÜYÜK MÜRŞİDİ”</text:span><text:span text:style-name="T4"> anlamındadır. Bediüzzaman bu sözünün başındaki “ahir zamanın en büyük fesadı zamanında” ifadesiyle, Hz. Mehdi'nin dünyanın belki de en buhranlı devresi olan ahir zamanda, dünya çapında yapacağı çalışmalarla, imandan ve doğru yoldan, din ahlakından uzaklaşmış insanlığı gafletten uyandırıp hidayete yönelteceğini bildirmiştir. Hz. Mehdi, Müslümanların kendisine bağlandığı, zamanın en büyük yol göstericisi olacaktır. </text:span></text:p>
      <text:p text:style-name="P28"><text:span text:style-name="T4">Bediüzzaman'ın bu sözünde kullandığı yukarıdaki vasıflar, anlamlarından da anlaşılacağı gibi </text:span><text:span text:style-name="T3">“TEK BİR KİŞİ”</text:span><text:span text:style-name="T4">ye ait olacak özelliklerdir. Bir şahsı manevinin “mürşid” ve “kutb-u azam” olması düşünülemez. Bediüzzaman açıkça Hz. Mehdi'nin yaşadığı dönemde </text:span><text:span text:style-name="T3">“tüm Müslümanların kendisine bağlandığı en büyük evliyalardan, zamanının doğru yolu gösteren en büyük mürşidi olan BİR ŞAHIS”</text:span><text:span text:style-name="T4"> olacağını ifade etmiştir.</text:span></text:p>
      <text:p text:style-name="P28"><text:span text:style-name="T4">Bediüzzaman burada Hz. Mehdi’nin </text:span><text:span text:style-name="T3">“BİR ZAT-I NURANİ”</text:span><text:span text:style-name="T4"> olduğundan bahsetmektedir. Eğer Bediüzzaman Hz. Mehdi’nin bir şahsı manevi olduğunu vurgulamak isteseydi burada </text:span><text:span text:style-name="T3">“bir zat-ı nuraniden”</text:span><text:span text:style-name="T4"> değil, “bir şahsı manevi-i nuraniden” bahsederdi. Ancak çok açık olarak Hz. Mehdi için </text:span><text:span text:style-name="T3">“BİR ZAT”</text:span><text:span text:style-name="T4"> ifadesini kullanmıştır. Ayrıca </text:span><text:span text:style-name="T3">“NURANİ”</text:span><text:span text:style-name="T4"> kelimesiyle de bu mübarek zatın bir özelliğini de vurgulamış, onun </text:span><text:span text:style-name="T3">“NURLU BİR ŞAHIS”</text:span><text:span text:style-name="T4"> olduğunu belirtmiştir. Bir şahsı manevinin </text:span><text:span text:style-name="T3">“NURLU”</text:span><text:span text:style-name="T4"> olmasından söz edebilmek mümkün değildir. Bu bir insanda görülebilecek bir özelliktir. Bediüzzaman da tüm bu vurguları ve açıklamalarıyla Hz. Mehdi'nin bir şahsı manevi olmadığını, mübarek </text:span><text:span text:style-name="T3">“BİR İNSAN”</text:span><text:span text:style-name="T4"> olduğunu açıkça belirtmiştir.</text:span></text:p>
      <text:p text:style-name="P28"><text:span text:style-name="T4">Ayrıca Bediüzzaman burada “iki zat” ya da “üç zat” gibi ifadelere yer vermemiş, kullandığı </text:span><text:span text:style-name="T3">“BİR ZAT-I NURANİ”</text:span><text:span text:style-name="T4"> ifadesiyle Hz. Mehdi'nin yalnızca </text:span><text:span text:style-name="T3">“TEK BİR ŞAHIS”</text:span><text:span text:style-name="T4"> olduğunu da ifade etmiştir.</text:span></text:p>
      <text:p text:style-name="P28"><text:span text:style-name="T4">Bediüzzaman bunun yanı sıra bu sözündeki </text:span><text:span text:style-name="T3">“GÖNDERECEK”</text:span><text:span text:style-name="T4"> ifadesiyle de Hz. Mehdi'nin gelişinin Allah’ın izniyle kesin olarak gerçekleşeceğini umduğunu belirtmektedir. Bediüzzaman bu sözüyle aynı zamanda Hz. Mehdi'nin gelişinin geçmişte ya da kendi döneminde henüz gerçekleşmemiş olduğunu da belirtmektedir. Eğer böyle bir kanaati olsaydı hiç kuşkusuz ki Bediüzzaman “Cenab-ı Hak... gönderdi” ya da “göndermiş” gibi, geçmiş zamanı ifade eden bir fiil kullanırdı. Ancak Bediüzzaman bu ifadelerin hiçbirine yer vermemiş ve gelecek zamana işaret ederek Rabbimiz'in Hz. Mehdi'yi kendisinden </text:span><text:span text:style-name="T3">“İLERİDEKİ BİR ZAMANDA GÖNDERECEĞİNİ”</text:span><text:span text:style-name="T4"> bildirmiştir.</text:span></text:p>
      <text:p text:style-name="P28"><text:span text:style-name="T4">Bediüzzaman </text:span><text:span text:style-name="T3">“HZ. MEHDİ'NİN PEYGAMBERİMİZ (SAV)'İN SOYUNDAN GELEN BİR ŞAHIS OLACAĞINI”</text:span><text:span text:style-name="T4"> belirtmektedir. Bediüzzaman eserlerinde bu konuyu da çok sık olarak vurgulamaktadır. Bediüzzaman bir şahsı manevinin, peygamber soyundan gelemeyeceğini kuşkusuz ki çok iyi bilmektedir. Bu özelliğini hatırlatarak Hz. Mehdi'nin mübarek bir soydan gelen </text:span><text:span text:style-name="T3">“BİR İNSAN”</text:span><text:span text:style-name="T4"> olacağını ifade etmektedir. Bunun yanı sıra Bediüzzaman risalelerde birçok kez kendisinin Peygamberimiz (sav)'in soyundan olmadığını belirtmiş ve Hz. Mehdi geldiğinde, diğer müceddidlerden bu özelliğiyle ayırt edilebileceğine dikkat çekmiştir.</text:span></text:p>
      <text:p text:style-name="P9"><text:soft-page-break/>Bediüzzaman, Celal ve Kudret sahibi olan Rabbimiz'in, Hz. Mehdi ile dinsizlik ve zulüm devrini ortadan kaldıracağını belirtmiştir. Rabbimiz'in, yer ile gök arasındaki tüm alemi bulutlarla bir dakika içinde doldurup boşalttığı, bir saniyede denizin fırtınalarını durdurduğu ve bahar mevsiminde bir saatte yaz mevsiminin örneğini ve yazın da bir saatte kış fırtınasını yarattığı gibi, bu olayı da hemen gerçekleştirmeye kadir olduğunu hatırlatmıştır. Bediüzzaman, Allah’ın bu vaadinin hak olduğunu ve vaadini mutlaka gerçekleştireceğini ifade etmiştir. </text:p>
      <text:p text:style-name="P9">Hz. Mehdi Allah’ın izniyle İslam dünyasının karşı karşıya kaldığı zulüm ve zorluklara son vermekle görevli kişi olacak ve çalışmalarıyla tüm dünya çapında etkili olacaktır. Ancak böylesine tüm dünyanın gözleri önünde gerçekleşecek bir durum ne Bediüzzaman'ın yaşadığı dönemde, ne de daha önce gerçekleşmemiştir. Bediüzzaman'ın döneminde bu zulüm devam etmekteydi; komünizm dahi henüz yıkılmamış durumdaydı. Müslümanlara yapılan zulüm ise tüm dünyanın gözleri önünde gerçekleşmekteydi. Çok yakın tarihe kadar Bosna'da, günümüzde hala Keşmir'de, Moro'da, Filistin'de ve daha dünyanın birçok yerinde Müslümanların en temel haklarının bile elinden alındığı, haksız yere öldürüldükleri bilinmektedir. </text:p>
      <text:p text:style-name="P9">Dolayısıyla Bediüzzaman'ın yaşadığı dönemde zulüm ve esaretin ortadan kaldırılması hiçbir şekilde söz konusu olmamıştır. Hatta Bediüzzaman'ın bizzat kendisi bu şartlar nedeniyle hayatının çok büyük bir bölümünü zulüm ve esaret altında geçirmiştir. Bediüzzaman, hadislerde bildirildiği gibi, İslam dünyasının üzerindeki bu zulmü kaldıracak kişinin ancak Hz. Mehdi olacağını belirtmiştir. Kendisinin böyle bir olaya vesile olmadığını ve bu görevi yerine getirecek olanın Hz. Mehdi olduğunu ifade etmiştir.</text:p>
      <text:p text:style-name="P27"/>
      <text:p text:style-name="P58">Bediüzzaman Eserlerinde,</text:p>
      <text:p text:style-name="P40">Kendisinin “Son Müceddid”</text:p>
      <text:p text:style-name="P40">Ve “Mehdi” Olmadığını</text:p>
      <text:p text:style-name="P40">Delilleriyle Birlikte Açıklamıştır</text:p>
      <text:p text:style-name="P14"/>
      <text:p text:style-name="P14"/>
      <text:p text:style-name="P1">RİSALE-İ NUR’UN GELECEK ASIRLARA IŞIK </text:p>
      <text:p text:style-name="P1">TUTAN BİR ESER OLMASI, BEDİÜZZAMAN’IN SON </text:p>
      <text:p text:style-name="P1">MÜCEDDİD YA DA MEHDİ OLDUĞUNU GÖSTEREN BİR DELİL </text:p>
      <text:p text:style-name="P1">DEĞİLDİR; TÜM İSLAM ALİMLERİNİN ESERLERİ </text:p>
      <text:p text:style-name="P1">GELECEK ASIRLARI AYDINLATMAKTADIR</text:p>
      <text:p text:style-name="P9"/>
      <text:p text:style-name="P28"><text:span text:style-name="T4">Büyük İslam alimi Bediüzzaman Said Nursi Risale-i Nur Külliyatı’nda, sahih hadislerle bildirilen Hz. Mehdi'nin çıkışı ve İslam ahlakını tüm dünyaya hakim kılması konusuna geniş yer vermiştir. Bediüzzaman bu açıklamalarında kendisinin Mehdi olmadığını da açıkça ifade etmiştir. Mehdiyet konusunda kendisine hüsn-ü zan besleyen kimselere </text:span><text:span text:style-name="T3">“kendisinin Hz. Mehdi olmadığını”</text:span><text:span text:style-name="T4"> </text:span><text:span text:style-name="T5">(Emirdağ Lahikası, s. 266)</text:span><text:span text:style-name="T4">, </text:span><text:span text:style-name="T3">“Hz. Mehdi'nin yalnızca bir eri, neferi ve öncüsü olduğunu”</text:span><text:span text:style-name="T4"> </text:span><text:span text:style-name="T5">(Barla Lahikası, s. 162)</text:span><text:span text:style-name="T4">, </text:span><text:span text:style-name="T3">“eserleri ve yaptığı çalışmalar ile Hz. Mehdi'ye zemin hazırladığını”</text:span><text:span text:style-name="T4"> </text:span><text:span text:style-name="T5">(Sikke-i Tasdik-i Gaybi, s. 189), </text:span><text:span text:style-name="T3">“Hz. Mehdi'nin kendisinden bir yüzyıl sonra geleceğini” </text:span><text:span text:style-name="T5">(Kastamonu Lahikası, s. 57)</text:span><text:span text:style-name="T4"> belirterek bu konuya açıklık kazandırmıştır.</text:span></text:p>
      <text:p text:style-name="P28"><text:span text:style-name="T4">Ancak Bediüzzaman eserlerinde bu konuyu hiçbir şüphe bırakmayacak şekilde, delilleriyle birlikte açıkladığı halde, Bediüzzaman'ın </text:span><text:span text:style-name="T6">“...Bu hakikatdan anlaşılıyor ki; sonra gelecek o mübarek zat Risale-i Nur’u bir programı olarak neşr ve tatbik edecek </text:span><text:span text:style-name="T5">(yazma ve dağıtma yoluyla yayacak ve uygulayacak). (Sikke-i Tasdik-i Gaybi, s. 9)</text:span><text:span text:style-name="T4"> sözleri doğrultusunda “</text:span><text:span text:style-name="T8">Hz. Mehdi'nin Risale-i Nur’u kendisine bir program yapmasının, Bediüzzaman'ın “son müceddid” olduğunu gösterdiği</text:span><text:span text:style-name="T4">” şeklinde bazı yanlış fikirler öne sürülmektedir. Bediüzzaman'ın </text:span><text:span text:style-name="T6">“Risale-i Nur, bu asrı ve gelecek asırları tenvir edecek </text:span><text:span text:style-name="T5">(aydınlatacak, nurlandıracak)</text:span><text:span text:style-name="T6"> olan bir mucize-i Kur'âniyedir </text:span><text:span text:style-name="T5">(Kuran mucizesidir)</text:span><text:span text:style-name="T6">."</text:span><text:span text:style-name="T4"> </text:span><text:span text:style-name="T5">(Tarihçe-i Hayat, s. 463)</text:span><text:span text:style-name="T4"> sözleri de bu doğrultuda yanlış şekillerde yorumlanmakta; “</text:span><text:span text:style-name="T8">Risale-i Nur’un gelecek asırlara yol gösterici özellikte olmasının, Bediüzzaman'ın Mehdi olabileceğinin işareti olduğu</text:span><text:span text:style-name="T4">” dile getirilmektedir. Oysa ki </text:span><text:span text:style-name="T3">“Hz. Mehdi'nin görevlerini yerine getirirken Risale-i Nur’dan istifade etmesi, Bediüzzaman'ın ya da Risale-i Nur’un Mehdiyet görevini üstlenmiş olduğunun bir göstergesi değildir.”</text:span><text:span text:style-name="T4"> </text:span></text:p>
      <text:p text:style-name="P9">Bediüzzaman'ın kaleme aldığı, hem çok derin bir Kuran tefsiri, hem de materyalist felsefeyi reddeden ve iman hakikatlerini en iyi şekilde ortaya koyan çok önemli bir eser olan Risale-i Nur Külliyatı, yüzlerce insanın iman etmesine, Allah’a yakınlaşmasına ve doğru yolu görmesine vesile olmuştur. Bediüzzaman, samimi ve hikmetli üslubuyla ahiret, kader, iman gibi birçok konuyu ülfet kırıcı ve düşündürücü bir üslupla anlatmış ve bu yolla yaratılış hakikatlerinin, akıllara ve vicdanlara yerleşmesine vesile olmuştur. Bediüzzaman Said Nursi’nin eserleri Müslümanlara yol gösterici bu nitelikleriyle son derece önemlidir.</text:p>
      <text:p text:style-name="P28"><text:soft-page-break/><text:span text:style-name="T4">Hz. Mehdi, görevlerini yerine getirirken hak kitabımız Kuran Kerim-i ve Peygamberimiz (sav)'in hadislerini kendisine rehber edinecektir. Ancak bunun yanı sıra, Peygamberimiz (sav)'den bu yana gelmiş geçmiş tüm büyük İslam alimlerinin, bugüne kadar yaşamış olan müceddidlerin eserlerinden ve fikirlerinden istifade edecektir. İmam Gazali, İmam Rabbani, Mevlana Halid, İmam Suyuti, Bediüzzaman Said Nursi gibi büyük İslam alimleri arkalarında Müslümanlara yol gösterici nitelikte önemli eserler bırakmışlardır. Hz. Mehdi, Risale-i Nur Külliyatı’ndan olduğu kadar, bu değerli mütefekkirlerin çalışmalarından da aynı şekilde faydalanacaktır. Bu eserlerin her biri Risale-i Nur Külliyatı gibi gelecek asırları tenvir edecek yani Müslümanlara ışık tutacak, yol gösterecek eserlerdir. Hz. Mehdi geldiğinde tüm bu eserlerin yürürlükten kalkması için hiçbir sebep yoktur. Elbette ki Müslümanlığın esasları hakkında derin tefekkürler içeren tüm bu eserlerden istifade edilecektir. Ancak </text:span><text:span text:style-name="T3">“Hz. Mehdi'nin, İmam Gazali’nin, İmam Rabbani’nin ya da Mevlana Halid’in eserlerinden istifade etmesi bu İslam alimlerinin son müceddid ya da Mehdi olduklarını nasıl göstermez ise, Risale-i Nur Külliyatı’ndan istifade etmesi de Bediüzzaman'ın son müceddid olduğunu gösteren bir delil değildir”</text:span><text:span text:style-name="T4">. </text:span></text:p>
      <text:p text:style-name="P9">Hz. Mehdi olmak ayrı, bir eserin gelecek nesillere ışık tutması, yol göstermesi ayrı bir konudur. Nitekim Hz. Mehdi görevlerini yerine getirirken, dünyadaki tüm bilimsel eserlerden; biyoloji ya da felsefe üzerine hazırlanmış çalışmalardan da faydalanacaktır. Ya da Materyalizmin geçersizliğini ortaya koyarken materyalist felsefe aleyhinde yazılmış bilimsel çalışmaları veya Darwinizm ile ilgili eserleri de kullanacaktır. Hz. Mehdi'nin bu bilimsel eserlerden faydalanması da herhangi bir şeyin göstergesi değildir. Önemli olan Hz. Mehdi'nin dünya çapında yapacağı icraatlardır.</text:p>
      <text:p text:style-name="P9">Bir şahsın Hz. Mehdi olabileceğinden bahsedilmek için, bu şahsın herşeyden önce Peygamberimiz (sav)'in hadislerinde belirtilen özelliklere uyması ve yerine getireceği bildirilen görevleri yerine getirmesi gerekmektedir. Peygamberimiz (sav)'in hadislerinde ve Bediüzzaman gibi büyük İslam alimlerinin eserlerinde Hz. Mehdi ortaya çıktığında gerçekleşmiş olması gereken pek çok alemet sayılmaktadır. Hz. Mehdi'nin soyu, fiziksel özellikleri, icraatları yüzlerce sahih hadis ile bildirilmiştir. Hz. Mehdi ortaya çıktığında tüm Müslümanlar arasında İslam Birliği'ni kuracak, Hıristiyan dünyasıyla ittifak yapacak, Hz. İsa'yla buluşacak ve birlikte namaz kılacak, Hz. İsa'yla beraber İslam ahlakını tüm dünyaya hakim kılacaktır. Bu özellikleri taşımayan ve bu büyük görevlerin hepsini birarada yerine getirmemiş bir şahsın Hz. Mehdi olmasından bahsedebilmek mümkün değildir. Bediüzzaman da yaşadığı yüzyılın kutbu olarak çok büyük bir iman hizmeti vermiştir ancak bu görevleri yerine getirmemiştir. Bu nedenle Hz. Mehdi olduğundan bahsedebilmek söz konusu değildir. Nitekim kendisi de eserlerinde bunu çok açık bir şekilde ifade etmiştir. </text:p>
      <text:p text:style-name="P1"/>
      <text:p text:style-name="P1"/>
      <text:p text:style-name="P1">BEDİÜZZAMAN, RİSALE-İ NUR’UN </text:p>
      <text:p text:style-name="P1">HZ. MEHDİ’NİN “BİRİNCİ VAZİFESİNE </text:p>
      <text:p text:style-name="P1">BAZI CİHETLERDE YALNIZCA ÖNCÜLÜK </text:p>
      <text:p text:style-name="P1">ETTİĞİNİ” BELİRTMİŞTİR; </text:p>
      <text:p text:style-name="P1">HZ. MEHDİ’NİN BU ESERLERDEN İSTİFADE </text:p>
      <text:p text:style-name="P1">ETMESİ BEDİÜZZAMAN’IN MEHDİ </text:p>
      <text:p text:style-name="P1">OLDUĞUNUN BİR GÖSTERGESİ DEĞİLDİR</text:p>
      <text:p text:style-name="P9"><text:soft-page-break/></text:p>
      <text:p text:style-name="P29"><text:span text:style-name="T3">Kardeşlerimin ikinci iltibası</text:span><text:span text:style-name="T4"> (yanlışlığı): </text:span><text:span text:style-name="T3">Fâni </text:span><text:span text:style-name="T4">(geçici)</text:span><text:span text:style-name="T3"> ve çürütülebilir bir şahsiyeti, </text:span><text:span text:style-name="T18">bâzI cİhetlerle</text:span><text:span text:style-name="T3"> </text:span><text:span text:style-name="T4">(yönleriyle) </text:span><text:span text:style-name="T18">bİrİncİ vazİfede pİŞdarlIk</text:span><text:span text:style-name="T3"> </text:span><text:span text:style-name="T4">(öncülük) </text:span><text:span text:style-name="T18">eden</text:span><text:span text:style-name="T17"> </text:span><text:span text:style-name="T3">Nur Şâkirdlerinin</text:span><text:span text:style-name="T4"> (talebelerinin) </text:span><text:span text:style-name="T3">şahs-ı mânevîsini temsil eden o âciz kardeşine veriyorlar. Halbuki bu iki iltibas </text:span><text:span text:style-name="T4">(yanlışlık, karıştırma) </text:span><text:span text:style-name="T3">da Risale-i Nurun hakikî ihlâsına ve hiçbir şey'e, hattâ mânevî ve uhrevî makamata dahi âlet olmamasına bir cihette </text:span><text:span text:style-name="T4">(yönden) </text:span><text:span text:style-name="T3">zarar verdiği gibi, ehl-i siyaseti de </text:span><text:span text:style-name="T4">(siyaset ehlini de) </text:span><text:span text:style-name="T3">evhama </text:span><text:span text:style-name="T4">(kuruntuya, vehime, olmayan bir şeyi olur zannı ile endişeye) </text:span><text:span text:style-name="T3">düşürüp Risale-i Nur’un neşrine </text:span><text:span text:style-name="T4">(yayınlanmasına, dağıtılmasına, duyurulmasına) </text:span><text:span text:style-name="T3">zarar gelir. Bu zaman, şahs-ı mânevi zamanı olduğu için, böyle büyük ve bâki </text:span><text:span text:style-name="T4">(ebedi) </text:span><text:span text:style-name="T3">hakikatlar, fâni </text:span><text:span text:style-name="T4">(geçici)</text:span><text:span text:style-name="T3"> ve âciz ve sukut edebilir </text:span><text:span text:style-name="T4">(kusur işleyebilen) </text:span><text:span text:style-name="T3">şahsiyetlere bina edilmez.</text:span></text:p>
      <text:p text:style-name="P28"><text:span text:style-name="T4">Bediüzzaman Nur talebelerinin Mehdilik konusunda kendisine hüsn-ü zan beslediklerini ancak bunun, </text:span><text:span text:style-name="T3">“karıştırmadan kaynaklanan bir yanlışlık olduğunu”</text:span><text:span text:style-name="T4"> dile getirmektedir. Bu sebeple de </text:span><text:span text:style-name="T3">kendisi için, “bu şekilde söylemeyin; böyle bir Mehdilik iddiasında bulunmayın”</text:span><text:span text:style-name="T4"> demektedir. Bediüzzaman böyle yanlış bir hüsn-ü zanda bulunulmasının Mehdiyet konusunda </text:span><text:span text:style-name="T3">“yanlış bir zan” </text:span><text:span text:style-name="T4">oluşmasına ve böylece iman ehlinin yanlış yönlendirilmesine neden olacağını; sonuçta da bu durumun, Müslümanların gerçek Hz. Mehdi'yi fark etmelerine engel olabileceğini söylemektedir.</text:span></text:p>
      <text:p text:style-name="P28"><text:span text:style-name="T4">Dikkat edilirse Bediüzzaman bu sözlerinde ne kendisinin ne de Nur şakirtlerinin, Hz. Mehdi'nin birinci vazifesini yerine getirdiklerini söylememektedir. Kendisinin </text:span><text:span text:style-name="T3">“Hz. Mehdi'nin birinci vazifesi olan iman hakikatleri konusunda </text:span><text:span text:style-name="T18">Hz. Mehdİ'ye sadece öncülük ettİĞİnİ</text:span><text:span text:style-name="T3"> ve </text:span><text:span text:style-name="T18">bunu da yalnIzca “bazI cİhetlerde </text:span><text:span text:style-name="T19">(</text:span><text:span text:style-name="T8">yönlerde</text:span><text:span text:style-name="T19">)</text:span><text:span text:style-name="T18">” yerİne getİrdİĞİnİ</text:span><text:span text:style-name="T3">”</text:span><text:span text:style-name="T4"> ifade etmektedir. Hz. Mehdi'nin birinci vazifesi olan materyalist felsefenin </text:span><text:span text:style-name="T3">“</text:span><text:span text:style-name="T7">TÜM DÜNYADA</text:span><text:span text:style-name="T3"> VE </text:span><text:span text:style-name="T18">tam anlamIyla</text:span><text:span text:style-name="T17"> etkİsİz hale getİrİlEREK YIKILMASI</text:span><text:span text:style-name="T3">”</text:span><text:span text:style-name="T4">nın ise ancak Hz. Mehdi'nin yerine getireceği hizmetler neticesinde gerçekleştirileceğini belirtmektedir </text:span><text:span text:style-name="T5">(Emirdağ Lahikası, 259)</text:span><text:span text:style-name="T4">.</text:span></text:p>
      <text:p text:style-name="P28"><text:span text:style-name="T4">Önceki satırlarda da açıklandığı gibi Hz. Mehdi'ye birinci vazifesinde öncülük edecek olan bu çalışmalar, Hz. Mehdi'nin yararlanacağı pek çok ilmi eserden biri olacaktır. </text:span><text:span text:style-name="T7">Ancak nasıl ki İslam alimlerinin eserlerinden, bilimsel ya da felsefi çalışmalardan istifade etmesi, bu çalışmaların Mehdilik görevini üstlendiğinin bir delili değilse,</text:span><text:span text:style-name="T8"> </text:span><text:span text:style-name="T7">“Hz. Mehdi'nin Risale-i Nur’u kendine bir program yapması ve bunlardan yararlanması da bu eserlerin Mehdiyet görevini gördüğünün bir ifadesi değildir”</text:span><text:span text:style-name="T4">.</text:span></text:p>
      <text:p text:style-name="P9"/>
      <text:p text:style-name="P9"/>
      <text:p text:style-name="P1">BEDİÜZZAMAN’IN NEDEN MEHDİ </text:p>
      <text:p text:style-name="P1">OLAMAYACAĞINI YÜZLERCE SAYFA BOYUNCA </text:p>
      <text:p text:style-name="P1">DELİLLERİYLE BİRLİKTE AÇIKLAMIŞ OLMASI, </text:p>
      <text:p text:style-name="P1">“BEN MEHDİ DEĞİLİM” SÖZLERİNİ </text:p>
      <text:p text:style-name="P1">“USULEN” SÖYLEMEDİĞİNİ AÇIKÇA </text:p>
      <text:p text:style-name="P1">ORTAYA KOYMAKTADIR</text:p>
      <text:p text:style-name="P9"/>
      <text:p text:style-name="P28"><text:span text:style-name="T4">Yaşadığı dönemde yakın çevresinde Bediüzzaman'a Hz. Mehdi olup olmadığı yönünde sorular yöneltilmiştir. Bediüzzaman kendisine sorulan bu soruya “Hayır, ben Mehdi değilim” diyerek cevap vermiş, ancak bunun yanında yüzlerce sayfa boyunca neden Mehdi olamayacağını gerekçeleriyle birlikte </text:span><text:soft-page-break/><text:span text:style-name="T4">delillendirerek açıklamıştır. Açıktır ki eğer Bediüzzaman Mehdi olsaydı, sadece “ben Mehdi değilim” derdi ve böylece konu kapanırdı. Aksini ispatlamak için yüzlerce sayfa boyunca uzun uzun açıklama yapmaya hiçbir şekilde ihtiyaç duymazdı. Onu böyle detaylı bir açıklamaya yapmaya ne zorlayabilirdi ki? Peygamberimiz (sav)'in hadislerinde, Hz. Mehdi'nin “Mehdilik iddiasıyla ortaya çıkmayacağı” belirtilmiştir. Ancak böyle bir şeyin gizlenmesi gerekiyorsa, bunun için sadece tek bir cümle ile “ben Mehdi değilim” demek yeterlidir. Bu sözler neden ikna edici olmasın; reddetmek için uzun uzun yüzlerce sayfa yalan söylenmesine neden gerek olsun? Nitekim İmam Rabbani, Mevlana Halid gibi tarih boyunca yaşamış olan birçok İslam alimine ve müceddide Hz. Mehdi olup olmadıkları sorulduğunda, bu kişiler de “Ben Mehdi değilim” demişlerdir. Eserlerinde de Peygamberimiz (sav)’in hadisleri doğrultusunda ahir zamanda gelecek Hz. Mehdi’nin özellikleri detaylı olarak anlatmışlardır. </text:span></text:p>
      <text:p text:style-name="P9">Ancak Hz. Mehdi geldiğinde, ona da böyle bir soru yöneltildiğinde “ben Mehdilik iddiasında bulunmuyorum” diyecektir. Ama yüzlerce sayfa boyunca açıklama yapıp bunun aksini ispatlamaya da çalışmayacaktır. Hz. Mehdi seyyid olacak, ancak, “ben seyyid değilim, Hz. Mehdi şu özelliklere sahip olacak, şu görevleri yerine getirecek ben bu özellikleri taşımıyorum” gibi izahlar yapmayacaktır.</text:p>
      <text:p text:style-name="P28"><text:span text:style-name="T4">Ama eğer bu durumu açıklayabilmek için, “ben Hz. Mehdi değilim” denmesi yeterli değildir, yüzlerce sayfa yalan söylenmesi gerekiyor” deniyorsa, bunun mantığının da açıklanması gerekir. Bediüzzaman'ın risalelerdeki “Hz. Mehdi'nin kendisinden bir yüzyıl sonra geleceği, kendisinin Hz. Mehdi'nin sadece bir eri, neferi ve öncüsü olduğu, yaptığı çalışmalarla Hz. Mehdi'nin hizmetleri için zemin hazırladığı, Hz. Mehdi'nin üç büyük vazifesini birarada yerine getirmesiyle tanınacağını, kendisinin ise bunu gerçekleştirmediği” yönündeki yüzlerce sayfa açıklamalarının tümünün yalnızca “Mehdiliğini kabul etmemek için usulen söylenmiş sözler” olduğunu iddia etmenin hiçbir mantığı yoktur. </text:span><text:span text:style-name="T3">Bediüzzaman gibi büyük bir İslam aliminin, ‘</text:span><text:span text:style-name="T7">sırf usulen söylenmiş olması için</text:span><text:span text:style-name="T3">’ yüzlerce sayfa boyunca tüm İslam ümmetini aldatacak izahlara yer vermesi, üstelik de tüm bunları Peygamberimiz (sav)'in sahih hadislerine dayandırması hiçbir şekilde söz konusu değildir.</text:span><text:span text:style-name="T4"> Bediüzzaman'ın Mehdiliğini kabul etmemek için yüzlerce sayfa boyunca yalan söylediğini ve Müslümanları yanlış bilgilendirdiğini iddia etmek, çok açıktır ki, derin bir Allah korkusuna ve güçlü bir imana sahip böyle değerli bir İslam alimine karşı çok büyük bir bühtan ve iftira olur. Vefatından yıllar sonra böyle bir iddia ile ortaya çıkılması ise, her ne kadar iyilik adına ve Bediüzzaman’a duyulan sevgi adına da yapılmış olsa, vicdanen hiçbir şekilde kabul edilemez. Bu nedenle Bediüzzaman'ın Mehdiyet konusundaki gerçek düşüncelerinin tam anlamıyla ortaya konmasında fayda vardır. </text:span></text:p>
      <text:p text:style-name="P9">Bu kitap boyunca yer verilen, Bediüzzaman'ın eserlerinde yüzlerce sayfa boyunca anlattığı Mehdiyet konusuyla ilgili tüm izahları, Bediüzzaman'ın Hz. Mehdi olmadığını delilleriyle birlikte ortaya koymaktadır. Bu gerçeğin anlaşılması için Bediüzzaman'ın bu konuda verdiği delillerden bazılarını kısaca şöyle sıralayabiliriz:</text:p>
      <text:p text:style-name="P11"/>
      <text:p text:style-name="P33"><text:span text:style-name="T4">1.<text:tab/>Bediüzzaman </text:span><text:span text:style-name="T3">“Hz. Mehdi'nin seyyid olacağını; kendisinin ise seyyid değil Kürt olduğunu”</text:span><text:span text:style-name="T4"> </text:span><text:span text:style-name="T5">(Emirdağ Lâhikası, s. 266)</text:span><text:span text:style-name="T4">, </text:span><text:span text:style-name="T5">(Tenvir, Şualar, s. 365)</text:span><text:span text:style-name="T4"> </text:span><text:span text:style-name="T5">(Münazarat, s.84; Tarihçe-i Hayat, s.228; Bediüzzaman ve Talebelerinin Mahkeme Müdafaları, s.18);</text:span></text:p>
      <text:p text:style-name="P33"><text:span text:style-name="T3">2.<text:tab/> “kendisinin Hz. Mehdi'nin bir eri, neferi ve öncüsü olduğunu”</text:span><text:span text:style-name="T4"> </text:span><text:span text:style-name="T5">(Barla Lâhikası, s. 162)</text:span><text:span text:style-name="T4">;</text:span></text:p>
      <text:p text:style-name="P33"><text:soft-page-break/><text:span text:style-name="T3">3.<text:tab/> “eserleri ve yaptığı çalışmalar ile Hz. Mehdi'ye zemin hazırladığını”</text:span><text:span text:style-name="T4"> </text:span><text:span text:style-name="T5">(Sikke-i Tasdik-ı Gaybî, s. 189);</text:span></text:p>
      <text:p text:style-name="P33"><text:span text:style-name="T3">4.<text:tab/>“Hz. Mehdi'nin kendi yaşadığı dönemden bir yüz yıl sonra geleceğini”</text:span><text:span text:style-name="T4"> </text:span><text:span text:style-name="T5">(Kastamonu Lâhikası, s. 57);</text:span></text:p>
      <text:p text:style-name="P33"><text:span text:style-name="T3">5.<text:tab/>“Hz. Mehdi geldiğinde kendisinin vefat etmiş olacağını” </text:span><text:span text:style-name="T5">(Sikke-i Tasdik-i Gaybi, sf. 172) </text:span></text:p>
      <text:p text:style-name="P33"><text:span text:style-name="T3">6.<text:tab/> “kendisinin ve Risale-i Nur’un Mehdi sanılmasının bir hata ve karıştırma olduğunu”</text:span><text:span text:style-name="T4"> </text:span><text:span text:style-name="T5">(Emirdağ Lahikası, s. 266)</text:span><text:span text:style-name="T4"> </text:span><text:span text:style-name="T3">açıklayarak Mehdi olmadığını ifade etmiştir.</text:span></text:p>
      <text:p text:style-name="P33"><text:span text:style-name="T3">7.<text:tab/>“Hz. Mehdi'nin siyaset, saltanat ve diyanet aleminde üç büyük vazifeyi birarada yerine getireceğini”</text:span><text:span text:style-name="T4"> </text:span><text:span text:style-name="T5">(Şualar, s. 456), (Şualar, s. 590), (Emirdağ Lahikası, s. 259-260) </text:span><text:span text:style-name="T3">belirtmiştir; ancak</text:span><text:span text:style-name="T4"> </text:span><text:span text:style-name="T3">kendisi bu üç görevi birarada yerine getirmemiştir.</text:span></text:p>
      <text:p text:style-name="P33"><text:span text:style-name="T3">8.<text:tab/> “Hz. Mehdi'nin “materyalizm, ateizm ve Darwinizm gibi temeli Allah’ı inkar etme üzerine kurulmuş olan dinsiz akımları “</text:span><text:span text:style-name="T7">tam anlamıyla</text:span><text:span text:style-name="T3">” etkisiz hale getirerek insanların imanını kurtaracağını” </text:span><text:span text:style-name="T5">(Sikke-i Tasdik-i Gaybi, s. 9), (Emirdağ Lahikası, s. 259)</text:span><text:span text:style-name="T3"> belirtmiştir; ancak bu dinsiz akımların ortadan kalkması Bediüzzaman hayattayken “</text:span><text:span text:style-name="T7">tam anlamıyla</text:span><text:span text:style-name="T3">” gerçekleşmemiştir.</text:span></text:p>
      <text:p text:style-name="P33"><text:span text:style-name="T3">9.<text:tab/>“Hz. Mehdi'nin, “Peygamberimiz (sav)’in halifesi ve tüm Müslümanların manevi lideri” ünvanını taşıyarak İslam ahlakının esaslarını yeniden canlandıracağını” </text:span><text:span text:style-name="T5">(Sikke-i Tasdik-i Gaybi, s. 9)</text:span><text:span text:style-name="T4">, </text:span><text:span text:style-name="T3">açıklamıştır;</text:span><text:span text:style-name="T4"> </text:span><text:span text:style-name="T3">ancak kendisi tüm inananların halifesi (manevi lideri) vasfını taşımamıştır.</text:span></text:p>
      <text:p text:style-name="P33"><text:span text:style-name="T3">10.<text:tab/> “Hz. Mehdi'nin tüm dünyaya barış, adalet ve hakkaniyet getireceğini ve İslam alemi üzerindeki zulmü kaldıracağını” </text:span><text:span text:style-name="T5">(Emirdağ Lahikası, s. 259), (Mektubat, s. 411-412),</text:span><text:span text:style-name="T4"> </text:span><text:span text:style-name="T5">(Mektubat, s. 440), (Şualar, s. 456) </text:span><text:span text:style-name="T3">belirtmiştir; ancak</text:span><text:span text:style-name="T4"> </text:span><text:span text:style-name="T3">bu durum Bediüzzaman hayattayken gerçekleşmemiştir.</text:span></text:p>
      <text:p text:style-name="P33"><text:span text:style-name="T3">11.<text:tab/> “Hz. Mehdi'nin ‘Müceddid-i Ekber’ yani ‘en büyük müceddid’ vasfını taşıyacağını”</text:span><text:span text:style-name="T4"> </text:span><text:span text:style-name="T5">(Tılsımlar Mecmuası, s. 168) </text:span><text:span text:style-name="T3">bildirmiştir; ancak</text:span><text:span text:style-name="T4"> </text:span><text:span text:style-name="T3">Bediüzzaman bu ünvana sahip olmamıştır.</text:span></text:p>
      <text:p text:style-name="P33"><text:span text:style-name="T3">12.<text:tab/> “Hz. Mehdi'nin tüm mezhepleri kaldıracağını ve “en büyük müçtehid” </text:span><text:span text:style-name="T5">(ihtiyaç oluştuğunda ayetlerden hüküm çıkaran büyük İslam alimi ve önderi)</text:span><text:span text:style-name="T3"> olarak içtihad yapacağını </text:span><text:span text:style-name="T5">(Tılsımlar Mecmuası, s. 168), (Mektubat, s. 411-412) </text:span><text:span text:style-name="T3">belirtmiştir</text:span><text:span text:style-name="T4">; </text:span><text:span text:style-name="T3">ancak Bediüzzaman mezhepleri kaldırmamış, Şafi mezhebine uymuştur.</text:span><text:span text:style-name="T4"> </text:span><text:span text:style-name="T5">(Emirdağ Lahikası, s. 38), (Büyük Tarihçe-İ Hayat, s.202), (Büyük Tarihçe-İ Hayat, s. 206) (Emirdağ Lahikası, s.573)</text:span></text:p>
      <text:p text:style-name="P33"><text:span text:style-name="T3">13.<text:tab/>“Hz. Mehdi'nin İslam Birliği’ni sağlayacağını” </text:span><text:span text:style-name="T5">(Emirdağ Lahikası, s. 260)</text:span><text:span text:style-name="T4"> </text:span><text:span text:style-name="T3">belirtmiştir; ancak Bediüzzaman yaşadığı dönemde</text:span><text:span text:style-name="T4"> </text:span><text:span text:style-name="T3">tüm dünya Müslümanlarını tek bir çatı altında toplayarak İslam Birliği’ni oluşturmamıştır.</text:span></text:p>
      <text:p text:style-name="P33"><text:span text:style-name="T3">14.<text:tab/> “Hz. Mehdi'nin, tüm İslam alimlerinin, Peygamberimiz (sav)'in soyundan gelen seyyidlerin ve tüm Müslümanların desteğini alacağını” </text:span><text:span text:style-name="T5">(Emirdağ Lahikası, s. 260) </text:span><text:span text:style-name="T3">açıklamıştır; ancak</text:span><text:span text:style-name="T4"> </text:span><text:span text:style-name="T3">Bediüzzaman yaşadığı dönemde böyle geniş bir kesimin desteğini almamıştır.</text:span><text:span text:style-name="T5"> </text:span></text:p>
      <text:p text:style-name="P33"><text:span text:style-name="T3">15.<text:tab/> “Hz. Mehdi'nin “üç büyük vazifesini” yerine getirirken çok büyük bir maddi güç ve hakimiyet sahibi olacağını” </text:span><text:span text:style-name="T5">(Sikke-i Tasdik-i Gaybi, sf. 9) </text:span><text:span text:style-name="T3">belirtmiştir; ancak Bediüzzaman böyle büyük bir maddi kuvvet ve hakimiyet elde etmemiştir.</text:span></text:p>
      <text:p text:style-name="P33"><text:span text:style-name="T3">16.<text:tab/> “Hz. Mehdi'nin Hıristiyan dünyasıyla ittifak yapacağını” </text:span><text:span text:style-name="T5">(Sikke-i Tasdik-i Gaybi, s. 9)</text:span><text:span text:style-name="T4"> </text:span><text:span text:style-name="T3">bildirmiştir; ancak</text:span><text:span text:style-name="T4"> </text:span><text:span text:style-name="T3">Bediüzzaman böyle bir ittifakı gerçekleştirmemiştir.</text:span></text:p>
      <text:p text:style-name="P33"><text:span text:style-name="T3">17.<text:tab/> “Hz. Mehdi'nin Hz. İsa’yla birlikte namaz kılacaklarını” </text:span><text:span text:style-name="T5">(Şualar, s. 493)</text:span><text:span text:style-name="T4"> </text:span><text:span text:style-name="T3">belirtmiştir; ancak</text:span><text:span text:style-name="T4"> </text:span><text:span text:style-name="T3">Bediüzzaman yaşadığı süre içerisinde Hz. İsa'yla birlikte olmamış ve birlikte namaz kılmamıştır.</text:span></text:p>
      <text:p text:style-name="P33"><text:soft-page-break/><text:span text:style-name="T3">18.<text:tab/>“Hz. Mehdi'nin Kuran ahlakını tüm dünyaya yerleşik kılacağını ve tüm insanları doğru yola sevk edeceğini” </text:span><text:span text:style-name="T5">(Sikke-i Tasdik-i Gaybi, s. 9) (Mektubat, s. 473) </text:span><text:span text:style-name="T3">söylemiştir; ancak</text:span><text:span text:style-name="T4"> </text:span><text:span text:style-name="T3">İslam ahlakının dünya hakimiyeti de Bediüzzaman hayattayken gerçekleşmemiştir.</text:span></text:p>
      <text:p text:style-name="P45">19.<text:tab/>“Hz. Mehdi'nin, Hz. İsa ile birlikte Süfyaniyet ve Deccaliyet’in fikir sistemini etkisiz hale getireceklerini” açıklamıştır; ancak Bediüzzaman Hz. İsa ile biraraya gelmemiş ve bu fikir sistemleri etkisiz hale getirilmemiştir.</text:p>
      <text:p text:style-name="P9"/>
      <text:p text:style-name="P1">BEDİÜZZAMAN’IN SÖZLERİ AÇIKTIR; </text:p>
      <text:p text:style-name="P1">TÜM BUNLARIN “BATINİ TEFSİR” ADI ALTINDA </text:p>
      <text:p text:style-name="P1">FARKLI ŞEKİLLERDE YORUMLANMASI </text:p>
      <text:p text:style-name="P1">GEREKTİĞİ MANTIĞI, BEDİÜZZAMAN’IN </text:p>
      <text:p text:style-name="P1">İZAHLARIYLA ÇELİŞMEKTEDİR</text:p>
      <text:p text:style-name="P9"/>
      <text:p text:style-name="P28"><text:span text:style-name="T4">Bir kimsenin Hz. Mehdi olabileceğinden bahsedebilmek için Bediüzzaman'ın yukarıda sayılan sözlerindeki tüm özelliklerin </text:span><text:span text:style-name="T3">“tek bir şahıs”</text:span><text:span text:style-name="T4"> üzerinde görülmesi gerekmektedir. Bediüzzaman hayatını İslam ahlakının tebliğine adamış, bu doğrultuda çok büyük ve şerefli bir mücadele vermiştir. Ancak Hz. Mehdi'nin bu özelliklerine sahip olmamış, dünya çapında yerine getireceği görevleri yerine getirmemiştir.</text:span></text:p>
      <text:p text:style-name="P28"><text:span text:style-name="T4">Bediüzzaman'ın sözleri ve Hz. Mehdi'ye dair henüz gerçekleşmemiş alametler, Bediüzzaman'ın Mehdi olmadığını açıkça ortaya koymaktadır. Ancak bu gerçek, zaman zaman çeşitli şekillerde tevil edilmeye çalışılmakta; Bediüzzaman'ın sözlerine gerçek anlamlarının dışında birtakım yorumlar eklenerek farklı düşünceler gündeme getirilebilmektedir. Hatta bu bakış açısı öyle bir dereceye gelebilmektedir ki, Bediüzzaman'a büyük bir sevgi ve saygı duyan kimseler dahi, Bediüzzaman’ın söylediklerinin anlaşılabilmesi için </text:span><text:span text:style-name="T3">“risalelerdeki sözlerinin yeterli olmayacağını” </text:span><text:span text:style-name="T4">öne sürebilmektedirler. Bu sözleri, yalnızca özel sırlara vakıf, özel tefsir gücü olan, özel yeteneklere ve hislere sahip bazı özel kişilerin </text:span><text:span text:style-name="T3">“batıni tefsir”</text:span><text:span text:style-name="T4"> yaparak anlayabileceğini savunmaktadırlar. Oysa bu gibi iddialar, böylesine değerli bir müceddidin kaleme aldığı risalelerin tümünü şüpheli hale getirecek son derece tehlikeli girişimlerdir. </text:span></text:p>
      <text:p text:style-name="P28"><text:span text:style-name="T4">Bediüzzaman’ın bizzat kendisi eserlerinde pek çok kez bu konunun önemini ifade etmiş; böylesi bir anlayışa karşı olduğu yönündeki fikirlerini beyan etmiştir. Eğer risalelerdeki metinlerin tefsire ihtiyacı varsa, bunu yine bu metinler üzerinde yapılacak ek açıklamalarla açıklamanın uygun olacağını belirtmiştir. Bu sözlerinden birinde </text:span><text:span text:style-name="T3">“Bediüzzaman böyle bir tefsir anlayışına gidilecek olunursa, bunun nasıl suistimale açık hale geleceğini ve bu yolla risalelerde anlatılan hakikatlerin nasıl aslından uzaklaşıp değişeceğini”</text:span><text:span text:style-name="T4"> şöyle hatırlatmıştır:</text:span></text:p>
      <text:p text:style-name="P28"><text:span text:style-name="T7">Nur’un metni, izaha ihtiyacı olsa</text:span><text:span text:style-name="T4">, </text:span><text:span text:style-name="T7">ya satırın üstünde, ya kenarda hâşiyecikler</text:span><text:span text:style-name="T4"> (açıklamalar) </text:span><text:span text:style-name="T7">yazılsa daha münasiptir</text:span><text:span text:style-name="T4"> (uygundur). Çünkü metin içine girse, teksir edilen nüshalar ayrı ayrı olur, tashih (düzeltme) lazım gelir. </text:span><text:span text:style-name="T7">Hem </text:span><text:span text:style-name="T18">su-İ İstİ’male kapI açIlIr, muarIzlar</text:span><text:span text:style-name="T19"> </text:span><text:span text:style-name="T8">(karşı çıkanlar)</text:span><text:span text:style-name="T7"> istifade ederler. Hem herkes senin gibi muhakkik </text:span><text:span text:style-name="T8">(hakikati araştırıp inceleyip bulan) </text:span><text:span text:style-name="T7">müdakkik </text:span><text:span text:style-name="T8">(inceden inceye tetkik eden, en ufak gizli şeyleri bile görmeye çalışan) </text:span><text:span text:style-name="T7">olmaz, </text:span><text:span text:style-name="T18">yanlIŞ mana verİr</text:span><text:span text:style-name="T7">, </text:span><text:span text:style-name="T18">bİr kelİme İlave </text:span><text:soft-page-break/><text:span text:style-name="T18">eder, ehemmİyetlİ bİr hakİkatI kaybetmeye sebeb olur</text:span><text:span text:style-name="T4">. Ben tashihatımda (düzeltmelerimde) böyle zararlı ilaveleri çok gördüm... (Emirdağ Lâhikası Elyazma, s. 661)</text:span></text:p>
      <text:p text:style-name="P9">Yaşadığı yüzyılın müceddidi olan böyle mübarek bir şahsın, tüm dünya Müslümanlarını yakından ilgilendiren Mehdiyet konusundaki önemli açıklamalarının da batıni tefsir adı altında yanlış yorumlanmaması son derece önemlidir. Böyle bir bakış açısı, Risalelerin orijinal halinden uzaklaşmasına ve Müslümanların yanlış bilgilendirilmelerine neden olacaktır. Bu da, Bediüzzaman’ın hikmetli sözlerinin ve kıymetli açıklamalarının gereği gibi takdir edilememesine yol açacaktır.</text:p>
      <text:p text:style-name="P28"><text:span text:style-name="T4">Bediüzzaman eserlerinde</text:span><text:span text:style-name="T6"> “Risale-i Nur’un her bir kitabı bir Said’dir. Siz hangi kitaba baksanız benimle karşı karşıya görüşmekten on defa ziyade hem faydalanır, hem hakiki bir surette benimle görüşmüş olursunuz. Risale-i Nur bana hiçbir ihtiyaç bırakmıyor</text:span><text:span text:style-name="T5">.” (Emirdağ Lahikası, s. 159)</text:span><text:span text:style-name="T4"> şeklinde bildirmiştir. Demek ki risaleler, herhangi bir konuda Bediüzzaman'ın tüm kanaatlerini en açık ve doğru şekilde yansıtmaktadır. Mehdiyet konusunda da Bediüzzaman çok anlaşılır açıklamalarda bulunmuş, </text:span><text:span text:style-name="T3">“kendisinin ya da onun şahsı manevisi olarak Risale-i Nur’un Mehdiyet vazifesini üstlenmemiş olduğunu; ahir zamanın “Büyük Mehdi”sinin, Peygamberimiz (sav)'in hadislerinde ve risalelerde yüzlerce sayfa boyunca anlatılan özelliklere sahip olmasıyla tanınacağını”</text:span><text:span text:style-name="T4"> hiçbir tartışmaya yer bırakmayacak şekilde izah etmiştir.</text:span></text:p>
      <text:p text:style-name="P27"/>
      <text:p text:style-name="P58">EK BÖLÜM:</text:p>
      <text:p text:style-name="P40">EVRİM TEORİSİNİN SONU</text:p>
      <text:p text:style-name="P8"/>
      <text:p text:style-name="P8"/>
      <text:p text:style-name="P6"><text:span text:style-name="T4">Darwinizm; ara fosil olmadığı halde varmış telkini yapar… Geçersiz deliller sunar… Bulunan bütün fosiller yaratılışı ispat ettiği halde bunun tam aksini savunur… Tesadüfler sonucu oluşma ihtimali ancak 10 </text:span><text:span text:style-name="T2">950</text:span><text:span text:style-name="T4">'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4">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4"/>
      <text:p text:style-name="P7"><text:span text:style-name="T3">1.<text:tab/>Darwinizm artık proteinlerin evrimle oluşabileceğini iddia edemiyor. </text:span><text:span text:style-name="T4">Çünkü tek bir proteinin bile tesadüfen doğru dizilimle oluşma ihtimali teorik olarak 10</text:span><text:span text:style-name="T2">950</text:span><text:span text:style-name="T4">'de 1 dir. Bu ise gerçekleşmesi matematiksel olarak imkansız bir ihtimaldir.</text:span></text:p>
      <text:p text:style-name="P5"/>
      <text:p text:style-name="P7"><text:span text:style-name="T3">2.<text:tab/>Darwinizm artık fosilleri evrime delil olarak gösteremiyor.</text:span><text:span text:style-name="T4">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 </text:span></text:p>
      <text:p text:style-name="P5"/>
      <text:p text:style-name="P7"><text:span text:style-name="T3">3.<text:tab/>Evrimciler bugüne kadar bulunmuş olan sayısız fosil karşısında çaresiz kalmışlardır.</text:span><text:span text:style-name="T4"> Çünkü bulunan tüm fosiller yaratılışı destekler, ispat eder mahiyettedir.</text:span></text:p>
      <text:p text:style-name="P5"/>
      <text:p text:style-name="P7"><text:span text:style-name="T3">4.<text:tab/>Evrimciler artık Archaopteryx'in kuşların atası olduğunu iddia edemiyor.</text:span><text:span text:style-name="T4"> 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5"/>
      <text:p text:style-name="P7"><text:span text:style-name="T3">5.<text:tab/>Darwinizm artık "At Serisi" diye ortaya konulan sahte dizilimi kullanamıyor.</text:span><text:span text:style-name="T4"> Çünkü bu sahte serinin dizilimi kullanamıyor. Çünkü bu sahte serinin geçmişte farklı devirlerde ve farklı coğrafyalarda yaşamış bağımsız canlı türlerinden ibaret olduğu anlaşıldı.</text:span></text:p>
      <text:p text:style-name="P5"/>
      <text:p text:style-name="P7"><text:span text:style-name="T3">6.<text:tab/>Darwinizm artık sudan karaya çıkış hikayesi için Coelecanth isimli fosili kullanamıyor.</text:span><text:span text:style-name="T4"> Çünkü soyu tükenmiş bir ara-form olduğu iddia edilen bu canlının halen yaşamakta olan bir dip balığı olduğu ortaya çıkmıştır ve bu canlı bugüne kadar 200'den fazla sayıda -canlı olarak- yakalanmıştır.</text:span></text:p>
      <text:p text:style-name="P5"><text:soft-page-break/></text:p>
      <text:p text:style-name="P7"><text:span text:style-name="T3">7.<text:tab/>Darwinizm, Ramapithecus, Australopithecus Serisi (</text:span><text:span text:style-name="T6">A. Bosei, A Robustus, A. Aferensis, Africanus vb.</text:span><text:span text:style-name="T3">) gibi canlıların insanların ataları oldukları iddiasını artık savunamıyor.</text:span><text:span text:style-name="T4"> Çünkü bu fosiller üzerinde yapılan araştırmalar, bunların insan ile hiçbir ilgisi olmadığını ve tamamının geçmişte yaşamış maymun türlerinden ibaret olduğunu ortaya koymuştur.</text:span></text:p>
      <text:p text:style-name="P5"/>
      <text:p text:style-name="P7"><text:span text:style-name="T3">8.<text:tab/>Darwinizm rekonstrüksiyon (canlandırma) çizimlerle artık insanları kandıramayacak.</text:span><text:span text:style-name="T4"> Çünkü eskiden yaşamış hayvanların kalıntılarına dayanılarak yapılan bu canlandırmaların (rekonstrüksiyon) hiçbir bilimsel değere sahip olmadığı ve tamamen güvenilmez oldukları bilim adamlarınca açıkça ortaya konmuştur.</text:span></text:p>
      <text:p text:style-name="P5"/>
      <text:p text:style-name="P7"><text:span text:style-name="T3">9.<text:tab/>Darwinizm artık "Piltdown Adamı"nı evrime delil olarak gösteremiyor.</text:span><text:span text:style-name="T4"> Çünkü, yapılan araştırmalar "Piltdown Adamı" diye bir fosilin hiçbir zaman var olmadığını, insana ait bir kafatasına orangutan çenesi eklenerek insanların 40 yıl boyunca kandırıldığını ortaya çıkardı.</text:span></text:p>
      <text:p text:style-name="P5"/>
      <text:p text:style-name="P7"><text:span text:style-name="T3">10. Darwinizm "Nebraska Adamı"nın ve sözde ailesinin evrimi ispatladığını artık savunamıyor.</text:span><text:span text:style-name="T4"> Çünkü "Nebraska Adamı" hikayesinin dayandırıldığı azı diş kalıntısının aslında soyu tükenmiş yabani bir domuza ait olduğu tespit edildi.</text:span></text:p>
      <text:p text:style-name="P5"/>
      <text:p text:style-name="P7"><text:span text:style-name="T3">11. Darwinizm artık "Doğal Seleksiyonun evrime sebep olduğu iddiasını savunamıyor.</text:span><text:span text:style-name="T4"> Çünkü, söz konusu mekanizmanın canlıları evrimleştiremeyeceği, onlara yeni özellikler kazandırmayacağı bilimsel olarak ispatlanmıştır.</text:span></text:p>
      <text:p text:style-name="P5">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5"/>
      <text:p text:style-name="P25"/>
      <text:p text:style-name="P35"/>
      <text:p text:style-name="P12"/>
      <text:p text:style-name="P12"/>
      <text:p text:style-name="P12">Derin bilgiler içeren beş bin sayfalık Risale-i Nur Külliyatı ile milyonlarca insanın hidayetine vesile olan büyük mütefekkir Bediüzzaman Said Nursi, Kuran ahlakını en güzel şekilde yaşamış, mücadelesiyle tüm Müslümanlara örnek olmuştur.</text:p>
      <text:p text:style-name="P12">Eserlerinde pek çok konuya yer veren hicri 13. asrın müceddidi Bediüzzaman’ın, üzerinde ehemmiyetle durduğu konulardan biri de Ahir Zaman’dır. Bediüzzaman, Müslümanlar için müjdeli olan bu dönemin alametlerini ve önemli şahıslarını sayfalarca ve çok detaylı olarak açıklamıştır.</text:p>
      <text:p text:style-name="P12">Ahir Zaman’ın önemli şahıslarından olan Hz. Mehdi’nin tanınmasına vesile olacak özellikler de Bediüzzaman’ın önemle üzerinde durduğu konulardandır.</text:p>
      <text:p text:style-name="P12">Bediüzzaman eserlerinin pek çok yerinde sadece Hz. Mehdi’nin yerine getirebileceği “Üç vazife” olduğunu açıklamıştır. Elinizdeki kitapçığın birinci bölümünde Bediüzzaman’ın ayrıntılı olarak açıkladığı “Hz. Mehdi’nin Üç Büyük Görevi” konusu ele alınmaktadır.</text:p>
      <text:p text:style-name="P12">Kitapçığın ikinci bölümünde, “Bediüzzaman, Hz. Mehdi’nin Siyaset ve Saltanat Alanlarındaki Görevlerini Nasıl Açıklamıştır” konusu ele alınmaktadır.</text:p>
      <text:p text:style-name="P12">Üçüncü bölüm, “Bediüzzaman, Kendisine Mehdilik Zannında Bulunan Nur Talebeleri’nin Yanıldıklarını Nasıl Açıklıyor?” başlığını taşımaktadır.</text:p>
      <text:p text:style-name="P12">Kitapçığın son bölümünün başlığı ise: “Bediüzzaman Eserlerinde, Kendisinin “Son Müceddid” ve “Mehdi” Olmadığını Delilleriyle Birlikte Açıklamıştır”.</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3cm" fo:margin-bottom="0.101cm" loext:contextual-spacing="false" fo:text-align="center" style:justify-single-word="false" fo:keep-with-next="always"/>
      <style:text-properties fo:color="#000000" fo:font-size="16pt" fo:font-weight="bold" style:font-size-asian="16pt" style:font-weight-asian="bold" style:font-size-complex="16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font-size-complex="9pt"/>
    </style:style>
    <style:style style:name="_30_0_20_KONU_20_GIRISI2" style:display-name="00 KONU GIRISI2" style:family="paragraph" style:parent-style-name="Standard" style:default-outline-level="">
      <style:paragraph-properties fo:margin-left="0cm" fo:margin-right="0cm" fo:line-height="0.459cm" fo:text-align="justify" style:justify-single-word="false" fo:text-indent="0.499cm" style:auto-text-indent="false"/>
      <style:text-properties fo:font-size="10pt" fo:font-weight="bold" style:font-size-asian="10pt" style:font-weight-asian="bold" style:font-size-complex="10pt" style:font-weight-complex="bold"/>
    </style:style>
    <style:style style:name="_30__20_KELIMELER" style:display-name="0 KELIMELER" style:family="paragraph" style:parent-style-name="Standard" style:default-outline-level="">
      <style:paragraph-properties fo:margin-left="0.499cm" fo:margin-right="0cm" fo:line-height="0.459cm" fo:text-indent="0cm" style:auto-text-indent="false">
        <style:tab-stops>
          <style:tab-stop style:position="1.588cm"/>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EDİÜZZAMAN AHİR ZAMAN'I ANLATIYOR</dc:title>
    <meta:creation-date>2005-08-02T16:57:00</meta:creation-date>
    <dc:date>2019-10-12T15:02:33.365958037</dc:date>
    <meta:editing-cycles>13</meta:editing-cycles>
    <meta:editing-duration>PT1M35S</meta:editing-duration>
    <meta:generator>LibreOffice/6.3.2.2$Linux_X86_64 LibreOffice_project/ddcf6633b674837c71d3649d97a9cb3c0d392a84</meta:generator>
    <dc:subject>BEDİÜZZAMAN AHİR ZAMAN'I ANLATIYOR</dc:subject>
    <meta:document-statistic meta:table-count="0" meta:image-count="0" meta:object-count="0" meta:page-count="75" meta:paragraph-count="680" meta:word-count="23641" meta:character-count="188885" meta:non-whitespace-character-count="165621"/>
    <meta:user-defined meta:name="Operator">2001</meta:user-defined>
  </office:meta>
</office:document-meta>
</file>